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50K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</table:table-row>
        <table:table-row table:style-name="ro1">
          <table:table-cell office:value-type="string">
            <text:p>200-71+04.tif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5">
            <text:p>5</text:p>
          </table:table-cell>
          <table:table-cell table:formula="of:=([.E2]-[.C2])/[.G2]" office:value-type="float" office:value="5">
            <text:p>5</text:p>
          </table:table-cell>
        </table:table-row>
        <table:table-row table:style-name="ro1">
          <table:table-cell office:value-type="string">
            <text:p>200-01+05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5">
            <text:p>5</text:p>
          </table:table-cell>
          <table:table-cell table:formula="of:=([.E3]-[.C3])/[.G3]" office:value-type="float" office:value="5">
            <text:p>5</text:p>
          </table:table-cell>
        </table:table-row>
        <table:table-row table:style-name="ro1">
          <table:table-cell office:value-type="string">
            <text:p>200-02+06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5">
            <text:p>5</text:p>
          </table:table-cell>
          <table:table-cell table:formula="of:=([.E4]-[.C4])/[.G4]" office:value-type="float" office:value="5">
            <text:p>5</text:p>
          </table:table-cell>
        </table:table-row>
        <table:table-row table:style-name="ro1">
          <table:table-cell office:value-type="string">
            <text:p>200-03+07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5">
            <text:p>5</text:p>
          </table:table-cell>
          <table:table-cell table:formula="of:=([.E5]-[.C5])/[.G5]" office:value-type="float" office:value="5">
            <text:p>5</text:p>
          </table:table-cell>
        </table:table-row>
        <table:table-row table:style-name="ro1">
          <table:table-cell office:value-type="string">
            <text:p>200-78+08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625000">
            <text:p>6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5">
            <text:p>5</text:p>
          </table:table-cell>
          <table:table-cell table:formula="of:=([.E6]-[.C6])/[.G6]" office:value-type="float" office:value="5">
            <text:p>5</text:p>
          </table:table-cell>
        </table:table-row>
        <table:table-row table:style-name="ro1">
          <table:table-cell office:value-type="string">
            <text:p>200-73.tif</text:p>
          </table:table-cell>
          <table:table-cell office:value-type="float" office:value="60000">
            <text:p>6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7]-[.B7])/[.F7]" office:value-type="float" office:value="5">
            <text:p>5</text:p>
          </table:table-cell>
          <table:table-cell table:formula="of:=([.E7]-[.C7])/[.G7]" office:value-type="float" office:value="5">
            <text:p>5</text:p>
          </table:table-cell>
        </table:table-row>
        <table:table-row table:style-name="ro1">
          <table:table-cell office:value-type="string">
            <text:p>200-09+14.tif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5">
            <text:p>5</text:p>
          </table:table-cell>
          <table:table-cell table:formula="of:=([.E8]-[.C8])/[.G8]" office:value-type="float" office:value="5">
            <text:p>5</text:p>
          </table:table-cell>
        </table:table-row>
        <table:table-row table:style-name="ro1">
          <table:table-cell office:value-type="string">
            <text:p>200-10+15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5">
            <text:p>5</text:p>
          </table:table-cell>
          <table:table-cell table:formula="of:=([.E9]-[.C9])/[.G9]" office:value-type="float" office:value="5">
            <text:p>5</text:p>
          </table:table-cell>
        </table:table-row>
        <table:table-row table:style-name="ro1">
          <table:table-cell office:value-type="string">
            <text:p>200-11+16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5">
            <text:p>5</text:p>
          </table:table-cell>
          <table:table-cell table:formula="of:=([.E10]-[.C10])/[.G10]" office:value-type="float" office:value="5">
            <text:p>5</text:p>
          </table:table-cell>
        </table:table-row>
        <table:table-row table:style-name="ro1">
          <table:table-cell office:value-type="string">
            <text:p>200-12+17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5">
            <text:p>5</text:p>
          </table:table-cell>
          <table:table-cell table:formula="of:=([.E11]-[.C11])/[.G11]" office:value-type="float" office:value="5">
            <text:p>5</text:p>
          </table:table-cell>
        </table:table-row>
        <table:table-row table:style-name="ro1">
          <table:table-cell office:value-type="string">
            <text:p>200-13+18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5">
            <text:p>5</text:p>
          </table:table-cell>
          <table:table-cell table:formula="of:=([.E12]-[.C12])/[.G12]" office:value-type="float" office:value="5">
            <text:p>5</text:p>
          </table:table-cell>
        </table:table-row>
        <table:table-row table:style-name="ro1">
          <table:table-cell office:value-type="string">
            <text:p>200-72+24.tif</text:p>
          </table:table-cell>
          <table:table-cell office:value-type="float" office:value="60000">
            <text:p>6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5">
            <text:p>5</text:p>
          </table:table-cell>
          <table:table-cell table:formula="of:=([.E13]-[.C13])/[.G13]" office:value-type="float" office:value="5">
            <text:p>5</text:p>
          </table:table-cell>
        </table:table-row>
        <table:table-row table:style-name="ro1">
          <table:table-cell office:value-type="string">
            <text:p>200-19+25.tif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5">
            <text:p>5</text:p>
          </table:table-cell>
          <table:table-cell table:formula="of:=([.E14]-[.C14])/[.G14]" office:value-type="float" office:value="5">
            <text:p>5</text:p>
          </table:table-cell>
        </table:table-row>
        <table:table-row table:style-name="ro1">
          <table:table-cell office:value-type="string">
            <text:p>200-20+26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5">
            <text:p>5</text:p>
          </table:table-cell>
          <table:table-cell table:formula="of:=([.E15]-[.C15])/[.G15]" office:value-type="float" office:value="5">
            <text:p>5</text:p>
          </table:table-cell>
        </table:table-row>
        <table:table-row table:style-name="ro1">
          <table:table-cell office:value-type="string">
            <text:p>200-21+27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5">
            <text:p>5</text:p>
          </table:table-cell>
          <table:table-cell table:formula="of:=([.E16]-[.C16])/[.G16]" office:value-type="float" office:value="5">
            <text:p>5</text:p>
          </table:table-cell>
        </table:table-row>
        <table:table-row table:style-name="ro1">
          <table:table-cell office:value-type="string">
            <text:p>200-22+28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5">
            <text:p>5</text:p>
          </table:table-cell>
          <table:table-cell table:formula="of:=([.E17]-[.C17])/[.G17]" office:value-type="float" office:value="5">
            <text:p>5</text:p>
          </table:table-cell>
        </table:table-row>
        <table:table-row table:style-name="ro1">
          <table:table-cell office:value-type="string">
            <text:p>200-23+29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5">
            <text:p>5</text:p>
          </table:table-cell>
          <table:table-cell table:formula="of:=([.E18]-[.C18])/[.G18]" office:value-type="float" office:value="5">
            <text:p>5</text:p>
          </table:table-cell>
        </table:table-row>
        <table:table-row table:style-name="ro1">
          <table:table-cell office:value-type="string">
            <text:p>200-30+37.tif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5">
            <text:p>5</text:p>
          </table:table-cell>
          <table:table-cell table:formula="of:=([.E19]-[.C19])/[.G19]" office:value-type="float" office:value="5">
            <text:p>5</text:p>
          </table:table-cell>
        </table:table-row>
        <table:table-row table:style-name="ro1">
          <table:table-cell office:value-type="string">
            <text:p>200-31+38.tif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5">
            <text:p>5</text:p>
          </table:table-cell>
          <table:table-cell table:formula="of:=([.E20]-[.C20])/[.G20]" office:value-type="float" office:value="5">
            <text:p>5</text:p>
          </table:table-cell>
        </table:table-row>
        <table:table-row table:style-name="ro1">
          <table:table-cell office:value-type="string">
            <text:p>200-32+39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5">
            <text:p>5</text:p>
          </table:table-cell>
          <table:table-cell table:formula="of:=([.E21]-[.C21])/[.G21]" office:value-type="float" office:value="5">
            <text:p>5</text:p>
          </table:table-cell>
        </table:table-row>
        <table:table-row table:style-name="ro1">
          <table:table-cell office:value-type="string">
            <text:p>200-33+40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5">
            <text:p>5</text:p>
          </table:table-cell>
          <table:table-cell table:formula="of:=([.E22]-[.C22])/[.G22]" office:value-type="float" office:value="5">
            <text:p>5</text:p>
          </table:table-cell>
        </table:table-row>
        <table:table-row table:style-name="ro1">
          <table:table-cell office:value-type="string">
            <text:p>200-34+41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5">
            <text:p>5</text:p>
          </table:table-cell>
          <table:table-cell table:formula="of:=([.E23]-[.C23])/[.G23]" office:value-type="float" office:value="5">
            <text:p>5</text:p>
          </table:table-cell>
        </table:table-row>
        <table:table-row table:style-name="ro1">
          <table:table-cell office:value-type="string">
            <text:p>200-35+42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5">
            <text:p>5</text:p>
          </table:table-cell>
          <table:table-cell table:formula="of:=([.E24]-[.C24])/[.G24]" office:value-type="float" office:value="5">
            <text:p>5</text:p>
          </table:table-cell>
        </table:table-row>
        <table:table-row table:style-name="ro1">
          <table:table-cell office:value-type="string">
            <text:p>200-43+49.tif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5">
            <text:p>5</text:p>
          </table:table-cell>
          <table:table-cell table:formula="of:=([.E25]-[.C25])/[.G25]" office:value-type="float" office:value="5">
            <text:p>5</text:p>
          </table:table-cell>
        </table:table-row>
        <table:table-row table:style-name="ro1">
          <table:table-cell office:value-type="string">
            <text:p>200-44+50.tif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5">
            <text:p>5</text:p>
          </table:table-cell>
          <table:table-cell table:formula="of:=([.E26]-[.C26])/[.G26]" office:value-type="float" office:value="5">
            <text:p>5</text:p>
          </table:table-cell>
        </table:table-row>
        <table:table-row table:style-name="ro1">
          <table:table-cell office:value-type="string">
            <text:p>200-45+51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5">
            <text:p>5</text:p>
          </table:table-cell>
          <table:table-cell table:formula="of:=([.E27]-[.C27])/[.G27]" office:value-type="float" office:value="5">
            <text:p>5</text:p>
          </table:table-cell>
        </table:table-row>
        <table:table-row table:style-name="ro1">
          <table:table-cell office:value-type="string">
            <text:p>200-46+52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5">
            <text:p>5</text:p>
          </table:table-cell>
          <table:table-cell table:formula="of:=([.E28]-[.C28])/[.G28]" office:value-type="float" office:value="5">
            <text:p>5</text:p>
          </table:table-cell>
        </table:table-row>
        <table:table-row table:style-name="ro1">
          <table:table-cell office:value-type="string">
            <text:p>200-47+53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5">
            <text:p>5</text:p>
          </table:table-cell>
          <table:table-cell table:formula="of:=([.E29]-[.C29])/[.G29]" office:value-type="float" office:value="5">
            <text:p>5</text:p>
          </table:table-cell>
        </table:table-row>
        <table:table-row table:style-name="ro1">
          <table:table-cell office:value-type="string">
            <text:p>200-55.tif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0]-[.B30])/[.F30]" office:value-type="float" office:value="5">
            <text:p>5</text:p>
          </table:table-cell>
          <table:table-cell table:formula="of:=([.E30]-[.C30])/[.G30]" office:value-type="float" office:value="5">
            <text:p>5</text:p>
          </table:table-cell>
        </table:table-row>
        <table:table-row table:style-name="ro1">
          <table:table-cell office:value-type="string">
            <text:p>200-56.tif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1]-[.B31])/[.F31]" office:value-type="float" office:value="5">
            <text:p>5</text:p>
          </table:table-cell>
          <table:table-cell table:formula="of:=([.E31]-[.C31])/[.G31]" office:value-type="float" office:value="5">
            <text:p>5</text:p>
          </table:table-cell>
        </table:table-row>
        <table:table-row table:style-name="ro1">
          <table:table-cell office:value-type="string">
            <text:p>200-57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2]-[.B32])/[.F32]" office:value-type="float" office:value="5">
            <text:p>5</text:p>
          </table:table-cell>
          <table:table-cell table:formula="of:=([.E32]-[.C32])/[.G32]" office:value-type="float" office:value="5">
            <text:p>5</text:p>
          </table:table-cell>
        </table:table-row>
        <table:table-row table:style-name="ro1">
          <table:table-cell office:value-type="string">
            <text:p>200-58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3]-[.B33])/[.F33]" office:value-type="float" office:value="5">
            <text:p>5</text:p>
          </table:table-cell>
          <table:table-cell table:formula="of:=([.E33]-[.C33])/[.G33]" office:value-type="float" office:value="5">
            <text:p>5</text:p>
          </table:table-cell>
        </table:table-row>
        <table:table-row table:style-name="ro1">
          <table:table-cell office:value-type="string">
            <text:p>200-59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/>
          <table:table-cell table:formula="of:=([.D34]-[.B34])/[.F34]" office:value-type="float" office:value="5">
            <text:p>5</text:p>
          </table:table-cell>
          <table:table-cell table:formula="of:=([.E34]-[.C34])/[.G34]" office:value-type="float" office:value="5">
            <text:p>5</text:p>
          </table:table-cell>
        </table:table-row>
        <table:table-row table:style-name="ro1">
          <table:table-cell office:value-type="string">
            <text:p>200-36+64.tif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5">
            <text:p>5</text:p>
          </table:table-cell>
          <table:table-cell table:formula="of:=([.E35]-[.C35])/[.G35]" office:value-type="float" office:value="5">
            <text:p>5</text:p>
          </table:table-cell>
        </table:table-row>
        <table:table-row table:style-name="ro1">
          <table:table-cell office:value-type="string">
            <text:p>200-66+70.tif</text:p>
          </table:table-cell>
          <table:table-cell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5">
            <text:p>5</text:p>
          </table:table-cell>
          <table:table-cell table:formula="of:=([.E36]-[.C36])/[.G36]" office:value-type="float" office:value="5">
            <text:p>5</text:p>
          </table:table-cell>
        </table:table-row>
        <table:table-row table:style-name="ro1">
          <table:table-cell office:value-type="string">
            <text:p>200-65+67.tif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5">
            <text:p>5</text:p>
          </table:table-cell>
          <table:table-cell table:formula="of:=([.E37]-[.C37])/[.G37]" office:value-type="float" office:value="5">
            <text:p>5</text:p>
          </table:table-cell>
        </table:table-row>
        <table:table-row table:style-name="ro1">
          <table:table-cell office:value-type="string">
            <text:p>200-74+76.tif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5">
            <text:p>5</text:p>
          </table:table-cell>
          <table:table-cell table:formula="of:=([.E38]-[.C38])/[.G38]" office:value-type="float" office:value="5">
            <text:p>5</text:p>
          </table:table-cell>
        </table:table-row>
        <table:table-row table:style-name="ro1">
          <table:table-cell office:value-type="string">
            <text:p>200-68+69.tif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5">
            <text:p>5</text:p>
          </table:table-cell>
          <table:table-cell table:formula="of:=([.E39]-[.C39])/[.G39]" office:value-type="float" office:value="5">
            <text:p>5</text:p>
          </table:table-cell>
        </table:table-row>
        <table:table-row table:style-name="ro1">
          <table:table-cell office:value-type="string">
            <text:p>200-75+77.tif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5">
            <text:p>5</text:p>
          </table:table-cell>
          <table:table-cell table:formula="of:=([.E40]-[.C40])/[.G40]" office:value-type="float" office:value="5">
            <text:p>5</text:p>
          </table:table-cell>
        </table:table-row>
      </table:table>
      <table:table table:name="50K jpg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</table:table-row>
        <table:table-row table:style-name="ro1">
          <table:table-cell office:value-type="string">
            <text:p>150-71.jpg</text:p>
          </table:table-cell>
          <table:table-cell office:value-type="float" office:value="100000">
            <text:p>100000</text:p>
          </table:table-cell>
          <table:table-cell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office:value-type="float" office:value="625000">
            <text:p>6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]-[.B2])/[.F2]" office:value-type="float" office:value="6.66666666666667">
            <text:p>6,6666666667</text:p>
          </table:table-cell>
          <table:table-cell table:formula="of:=([.E2]-[.C2])/[.G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1.jpg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office:value-type="float" office:value="625000">
            <text:p>6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]-[.B3])/[.F3]" office:value-type="float" office:value="6.66666666666667">
            <text:p>6,6666666667</text:p>
          </table:table-cell>
          <table:table-cell table:formula="of:=([.E3]-[.C3])/[.G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2.jpg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office:value-type="float" office:value="625000">
            <text:p>6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]-[.B4])/[.F4]" office:value-type="float" office:value="6.66666666666667">
            <text:p>6,6666666667</text:p>
          </table:table-cell>
          <table:table-cell table:formula="of:=([.E4]-[.C4])/[.G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3.jpg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office:value-type="float" office:value="625000">
            <text:p>6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]-[.B5])/[.F5]" office:value-type="float" office:value="6.66666666666667">
            <text:p>6,6666666667</text:p>
          </table:table-cell>
          <table:table-cell table:formula="of:=([.E5]-[.C5])/[.G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8.jpg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office:value-type="float" office:value="625000">
            <text:p>62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6]-[.B6])/[.F6]" office:value-type="float" office:value="6.66666666666667">
            <text:p>6,6666666667</text:p>
          </table:table-cell>
          <table:table-cell table:formula="of:=([.E6]-[.C6])/[.G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4.jpg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7]-[.B7])/[.F7]" office:value-type="float" office:value="6.66666666666667">
            <text:p>6,6666666667</text:p>
          </table:table-cell>
          <table:table-cell table:formula="of:=([.E7]-[.C7])/[.G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5.jpg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8]-[.B8])/[.F8]" office:value-type="float" office:value="6.66666666666667">
            <text:p>6,6666666667</text:p>
          </table:table-cell>
          <table:table-cell table:formula="of:=([.E8]-[.C8])/[.G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6.jpg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9]-[.B9])/[.F9]" office:value-type="float" office:value="6.66666666666667">
            <text:p>6,6666666667</text:p>
          </table:table-cell>
          <table:table-cell table:formula="of:=([.E9]-[.C9])/[.G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7.jpg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0]-[.B10])/[.F10]" office:value-type="float" office:value="6.66666666666667">
            <text:p>6,6666666667</text:p>
          </table:table-cell>
          <table:table-cell table:formula="of:=([.E10]-[.C10])/[.G1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8.jpg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600000">
            <text:p>60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11]-[.B11])/[.F11]" office:value-type="float" office:value="6.66666666666667">
            <text:p>6,6666666667</text:p>
          </table:table-cell>
          <table:table-cell table:formula="of:=([.E11]-[.C11])/[.G1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09.jpg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2]-[.B12])/[.F12]" office:value-type="float" office:value="6.66666666666667">
            <text:p>6,6666666667</text:p>
          </table:table-cell>
          <table:table-cell table:formula="of:=([.E12]-[.C12])/[.G1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0.jpg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3]-[.B13])/[.F13]" office:value-type="float" office:value="6.66666666666667">
            <text:p>6,6666666667</text:p>
          </table:table-cell>
          <table:table-cell table:formula="of:=([.E13]-[.C13])/[.G1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1.jpg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4]-[.B14])/[.F14]" office:value-type="float" office:value="6.66666666666667">
            <text:p>6,6666666667</text:p>
          </table:table-cell>
          <table:table-cell table:formula="of:=([.E14]-[.C14])/[.G1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2.jpg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5]-[.B15])/[.F15]" office:value-type="float" office:value="6.66666666666667">
            <text:p>6,6666666667</text:p>
          </table:table-cell>
          <table:table-cell table:formula="of:=([.E15]-[.C15])/[.G1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3.jpg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16]-[.B16])/[.F16]" office:value-type="float" office:value="6.66666666666667">
            <text:p>6,6666666667</text:p>
          </table:table-cell>
          <table:table-cell table:formula="of:=([.E16]-[.C16])/[.G1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3.jpg</text:p>
          </table:table-cell>
          <table:table-cell office:value-type="float" office:value="60000">
            <text:p>6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7]-[.B17])/[.F17]" office:value-type="float" office:value="6.66666666666667">
            <text:p>6,6666666667</text:p>
          </table:table-cell>
          <table:table-cell table:formula="of:=([.E17]-[.C17])/[.G1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4.jpg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8]-[.B18])/[.F18]" office:value-type="float" office:value="6.66666666666667">
            <text:p>6,6666666667</text:p>
          </table:table-cell>
          <table:table-cell table:formula="of:=([.E18]-[.C18])/[.G1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5.jpg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19]-[.B19])/[.F19]" office:value-type="float" office:value="6.66666666666667">
            <text:p>6,6666666667</text:p>
          </table:table-cell>
          <table:table-cell table:formula="of:=([.E19]-[.C19])/[.G1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6.jpg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0]-[.B20])/[.F20]" office:value-type="float" office:value="6.66666666666667">
            <text:p>6,6666666667</text:p>
          </table:table-cell>
          <table:table-cell table:formula="of:=([.E20]-[.C20])/[.G2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7.jpg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1]-[.B21])/[.F21]" office:value-type="float" office:value="6.66666666666667">
            <text:p>6,6666666667</text:p>
          </table:table-cell>
          <table:table-cell table:formula="of:=([.E21]-[.C21])/[.G2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8.jpg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22]-[.B22])/[.F22]" office:value-type="float" office:value="6.66666666666667">
            <text:p>6,6666666667</text:p>
          </table:table-cell>
          <table:table-cell table:formula="of:=([.E22]-[.C22])/[.G2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2.jpg</text:p>
          </table:table-cell>
          <table:table-cell office:value-type="float" office:value="60000">
            <text:p>6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3]-[.B23])/[.F23]" office:value-type="float" office:value="6.66666666666667">
            <text:p>6,6666666667</text:p>
          </table:table-cell>
          <table:table-cell table:formula="of:=([.E23]-[.C23])/[.G2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19.jpg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4]-[.B24])/[.F24]" office:value-type="float" office:value="6.66666666666667">
            <text:p>6,6666666667</text:p>
          </table:table-cell>
          <table:table-cell table:formula="of:=([.E24]-[.C24])/[.G2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0.jpg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5]-[.B25])/[.F25]" office:value-type="float" office:value="6.66666666666667">
            <text:p>6,6666666667</text:p>
          </table:table-cell>
          <table:table-cell table:formula="of:=([.E25]-[.C25])/[.G2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1.jpg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6]-[.B26])/[.F26]" office:value-type="float" office:value="6.66666666666667">
            <text:p>6,6666666667</text:p>
          </table:table-cell>
          <table:table-cell table:formula="of:=([.E26]-[.C26])/[.G2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2.jpg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7]-[.B27])/[.F27]" office:value-type="float" office:value="6.66666666666667">
            <text:p>6,6666666667</text:p>
          </table:table-cell>
          <table:table-cell table:formula="of:=([.E27]-[.C27])/[.G2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3.jpg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28]-[.B28])/[.F28]" office:value-type="float" office:value="6.66666666666667">
            <text:p>6,6666666667</text:p>
          </table:table-cell>
          <table:table-cell table:formula="of:=([.E28]-[.C28])/[.G2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4.jpg</text:p>
          </table:table-cell>
          <table:table-cell office:value-type="float" office:value="60000">
            <text:p>6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29]-[.B29])/[.F29]" office:value-type="float" office:value="6.66666666666667">
            <text:p>6,6666666667</text:p>
          </table:table-cell>
          <table:table-cell table:formula="of:=([.E29]-[.C29])/[.G2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5.jpg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0]-[.B30])/[.F30]" office:value-type="float" office:value="6.66666666666667">
            <text:p>6,6666666667</text:p>
          </table:table-cell>
          <table:table-cell table:formula="of:=([.E30]-[.C30])/[.G3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6.jpg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1]-[.B31])/[.F31]" office:value-type="float" office:value="6.66666666666667">
            <text:p>6,6666666667</text:p>
          </table:table-cell>
          <table:table-cell table:formula="of:=([.E31]-[.C31])/[.G3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7.jpg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2]-[.B32])/[.F32]" office:value-type="float" office:value="6.66666666666667">
            <text:p>6,6666666667</text:p>
          </table:table-cell>
          <table:table-cell table:formula="of:=([.E32]-[.C32])/[.G3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8.jpg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3]-[.B33])/[.F33]" office:value-type="float" office:value="6.66666666666667">
            <text:p>6,6666666667</text:p>
          </table:table-cell>
          <table:table-cell table:formula="of:=([.E33]-[.C33])/[.G3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29.jpg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34]-[.B34])/[.F34]" office:value-type="float" office:value="6.66666666666667">
            <text:p>6,6666666667</text:p>
          </table:table-cell>
          <table:table-cell table:formula="of:=([.E34]-[.C34])/[.G3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0.jpg</text:p>
          </table:table-cell>
          <table:table-cell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5]-[.B35])/[.F35]" office:value-type="float" office:value="6.66666666666667">
            <text:p>6,6666666667</text:p>
          </table:table-cell>
          <table:table-cell table:formula="of:=([.E35]-[.C35])/[.G3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1.jpg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6]-[.B36])/[.F36]" office:value-type="float" office:value="6.66666666666667">
            <text:p>6,6666666667</text:p>
          </table:table-cell>
          <table:table-cell table:formula="of:=([.E36]-[.C36])/[.G3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2.jpg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7]-[.B37])/[.F37]" office:value-type="float" office:value="6.66666666666667">
            <text:p>6,6666666667</text:p>
          </table:table-cell>
          <table:table-cell table:formula="of:=([.E37]-[.C37])/[.G3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3.jpg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8]-[.B38])/[.F38]" office:value-type="float" office:value="6.66666666666667">
            <text:p>6,6666666667</text:p>
          </table:table-cell>
          <table:table-cell table:formula="of:=([.E38]-[.C38])/[.G3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4.jpg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39]-[.B39])/[.F39]" office:value-type="float" office:value="6.66666666666667">
            <text:p>6,6666666667</text:p>
          </table:table-cell>
          <table:table-cell table:formula="of:=([.E39]-[.C39])/[.G3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5.jpg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40]-[.B40])/[.F40]" office:value-type="float" office:value="6.66666666666667">
            <text:p>6,6666666667</text:p>
          </table:table-cell>
          <table:table-cell table:formula="of:=([.E40]-[.C40])/[.G4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7.jpg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1]-[.B41])/[.F41]" office:value-type="float" office:value="6.66666666666667">
            <text:p>6,6666666667</text:p>
          </table:table-cell>
          <table:table-cell table:formula="of:=([.E41]-[.C41])/[.G4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8.jpg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2]-[.B42])/[.F42]" office:value-type="float" office:value="6.66666666666667">
            <text:p>6,6666666667</text:p>
          </table:table-cell>
          <table:table-cell table:formula="of:=([.E42]-[.C42])/[.G4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9.jpg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3]-[.B43])/[.F43]" office:value-type="float" office:value="6.66666666666667">
            <text:p>6,6666666667</text:p>
          </table:table-cell>
          <table:table-cell table:formula="of:=([.E43]-[.C43])/[.G4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0.jpg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4]-[.B44])/[.F44]" office:value-type="float" office:value="6.66666666666667">
            <text:p>6,6666666667</text:p>
          </table:table-cell>
          <table:table-cell table:formula="of:=([.E44]-[.C44])/[.G4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1.jpg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5]-[.B45])/[.F45]" office:value-type="float" office:value="6.66666666666667">
            <text:p>6,6666666667</text:p>
          </table:table-cell>
          <table:table-cell table:formula="of:=([.E45]-[.C45])/[.G4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2.jpg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46]-[.B46])/[.F46]" office:value-type="float" office:value="6.66666666666667">
            <text:p>6,6666666667</text:p>
          </table:table-cell>
          <table:table-cell table:formula="of:=([.E46]-[.C46])/[.G4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3.jpg</text:p>
          </table:table-cell>
          <table:table-cell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7]-[.B47])/[.F47]" office:value-type="float" office:value="6.66666666666667">
            <text:p>6,6666666667</text:p>
          </table:table-cell>
          <table:table-cell table:formula="of:=([.E47]-[.C47])/[.G4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4.jpg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8]-[.B48])/[.F48]" office:value-type="float" office:value="6.66666666666667">
            <text:p>6,6666666667</text:p>
          </table:table-cell>
          <table:table-cell table:formula="of:=([.E48]-[.C48])/[.G4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5.jpg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49]-[.B49])/[.F49]" office:value-type="float" office:value="6.66666666666667">
            <text:p>6,6666666667</text:p>
          </table:table-cell>
          <table:table-cell table:formula="of:=([.E49]-[.C49])/[.G4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6.jpg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0]-[.B50])/[.F50]" office:value-type="float" office:value="6.66666666666667">
            <text:p>6,6666666667</text:p>
          </table:table-cell>
          <table:table-cell table:formula="of:=([.E50]-[.C50])/[.G5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7.jpg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51]-[.B51])/[.F51]" office:value-type="float" office:value="6.66666666666667">
            <text:p>6,6666666667</text:p>
          </table:table-cell>
          <table:table-cell table:formula="of:=([.E51]-[.C51])/[.G5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49.jpg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2]-[.B52])/[.F52]" office:value-type="float" office:value="6.66666666666667">
            <text:p>6,6666666667</text:p>
          </table:table-cell>
          <table:table-cell table:formula="of:=([.E52]-[.C52])/[.G5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0.jpg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3]-[.B53])/[.F53]" office:value-type="float" office:value="6.66666666666667">
            <text:p>6,6666666667</text:p>
          </table:table-cell>
          <table:table-cell table:formula="of:=([.E53]-[.C53])/[.G5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1.jpg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4]-[.B54])/[.F54]" office:value-type="float" office:value="6.66666666666667">
            <text:p>6,6666666667</text:p>
          </table:table-cell>
          <table:table-cell table:formula="of:=([.E54]-[.C54])/[.G5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2.jpg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5]-[.B55])/[.F55]" office:value-type="float" office:value="6.66666666666667">
            <text:p>6,6666666667</text:p>
          </table:table-cell>
          <table:table-cell table:formula="of:=([.E55]-[.C55])/[.G5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3.jpg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56]-[.B56])/[.F56]" office:value-type="float" office:value="6.66666666666667">
            <text:p>6,6666666667</text:p>
          </table:table-cell>
          <table:table-cell table:formula="of:=([.E56]-[.C56])/[.G5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5.jpg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7]-[.B57])/[.F57]" office:value-type="float" office:value="6.66666666666667">
            <text:p>6,6666666667</text:p>
          </table:table-cell>
          <table:table-cell table:formula="of:=([.E57]-[.C57])/[.G5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6.jpg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8]-[.B58])/[.F58]" office:value-type="float" office:value="6.66666666666667">
            <text:p>6,6666666667</text:p>
          </table:table-cell>
          <table:table-cell table:formula="of:=([.E58]-[.C58])/[.G5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7.jpg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59]-[.B59])/[.F59]" office:value-type="float" office:value="6.66666666666667">
            <text:p>6,6666666667</text:p>
          </table:table-cell>
          <table:table-cell table:formula="of:=([.E59]-[.C59])/[.G5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8.jpg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0]-[.B60])/[.F60]" office:value-type="float" office:value="6.66666666666667">
            <text:p>6,6666666667</text:p>
          </table:table-cell>
          <table:table-cell table:formula="of:=([.E60]-[.C60])/[.G6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59.jpg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61]-[.B61])/[.F61]" office:value-type="float" office:value="6.66666666666667">
            <text:p>6,6666666667</text:p>
          </table:table-cell>
          <table:table-cell table:formula="of:=([.E61]-[.C61])/[.G6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36.jpg</text:p>
          </table:table-cell>
          <table:table-cell office:value-type="float" office:value="20000">
            <text:p>20000</text:p>
          </table:table-cell>
          <table:table-cell office:value-type="float" office:value="431000">
            <text:p>43100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2]-[.B62])/[.F62]" office:value-type="float" office:value="6.66666666666667">
            <text:p>6,6666666667</text:p>
          </table:table-cell>
          <table:table-cell table:formula="of:=([.E62]-[.C62])/[.G6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4.jpg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3]-[.B63])/[.F63]" office:value-type="float" office:value="6.66666666666667">
            <text:p>6,6666666667</text:p>
          </table:table-cell>
          <table:table-cell table:formula="of:=([.E63]-[.C63])/[.G63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0.jpg</text:p>
          </table:table-cell>
          <table:table-cell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1500">
            <text:p>1500</text:p>
          </table:table-cell>
          <table:table-cell office:value-type="float" office:value="3750">
            <text:p>3750</text:p>
          </table:table-cell>
          <table:table-cell/>
          <table:table-cell table:formula="of:=([.D64]-[.B64])/[.F64]" office:value-type="float" office:value="6.66666666666667">
            <text:p>6,6666666667</text:p>
          </table:table-cell>
          <table:table-cell table:formula="of:=([.E64]-[.C64])/[.G64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5.jpg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5]-[.B65])/[.F65]" office:value-type="float" office:value="6.66666666666667">
            <text:p>6,6666666667</text:p>
          </table:table-cell>
          <table:table-cell table:formula="of:=([.E65]-[.C65])/[.G65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6.jpg</text:p>
          </table:table-cell>
          <table:table-cell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1500">
            <text:p>1500</text:p>
          </table:table-cell>
          <table:table-cell office:value-type="float" office:value="3750">
            <text:p>3750</text:p>
          </table:table-cell>
          <table:table-cell/>
          <table:table-cell table:formula="of:=([.D66]-[.B66])/[.F66]" office:value-type="float" office:value="6.66666666666667">
            <text:p>6,6666666667</text:p>
          </table:table-cell>
          <table:table-cell table:formula="of:=([.E66]-[.C66])/[.G66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7.jpg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7]-[.B67])/[.F67]" office:value-type="float" office:value="6.66666666666667">
            <text:p>6,6666666667</text:p>
          </table:table-cell>
          <table:table-cell table:formula="of:=([.E67]-[.C67])/[.G67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4.jpg</text:p>
          </table:table-cell>
          <table:table-cell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68]-[.B68])/[.F68]" office:value-type="float" office:value="6.66666666666667">
            <text:p>6,6666666667</text:p>
          </table:table-cell>
          <table:table-cell table:formula="of:=([.E68]-[.C68])/[.G68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8.jpg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69]-[.B69])/[.F69]" office:value-type="float" office:value="6.66666666666667">
            <text:p>6,6666666667</text:p>
          </table:table-cell>
          <table:table-cell table:formula="of:=([.E69]-[.C69])/[.G69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5.jpg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70]-[.B70])/[.F70]" office:value-type="float" office:value="6.66666666666667">
            <text:p>6,6666666667</text:p>
          </table:table-cell>
          <table:table-cell table:formula="of:=([.E70]-[.C70])/[.G70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6.jpg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71]-[.B71])/[.F71]" office:value-type="float" office:value="6.66666666666667">
            <text:p>6,6666666667</text:p>
          </table:table-cell>
          <table:table-cell table:formula="of:=([.E71]-[.C71])/[.G71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69.jpg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6000">
            <text:p>6000</text:p>
          </table:table-cell>
          <table:table-cell office:value-type="float" office:value="3750">
            <text:p>3750</text:p>
          </table:table-cell>
          <table:table-cell/>
          <table:table-cell table:formula="of:=([.D72]-[.B72])/[.F72]" office:value-type="float" office:value="6.66666666666667">
            <text:p>6,6666666667</text:p>
          </table:table-cell>
          <table:table-cell table:formula="of:=([.E72]-[.C72])/[.G72]"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150-77.jpg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office:value-type="float" office:value="3000">
            <text:p>3000</text:p>
          </table:table-cell>
          <table:table-cell office:value-type="float" office:value="3750">
            <text:p>3750</text:p>
          </table:table-cell>
          <table:table-cell/>
          <table:table-cell table:formula="of:=([.D73]-[.B73])/[.F73]" office:value-type="float" office:value="6.66666666666667">
            <text:p>6,6666666667</text:p>
          </table:table-cell>
          <table:table-cell table:formula="of:=([.E73]-[.C73])/[.G73]" office:value-type="float" office:value="6.66666666666667">
            <text:p>6,6666666667</text:p>
          </table:table-cell>
        </table:table-row>
      </table:table>
      <table:table table:name="25K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0-71O.tif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2.5">
            <text:p>2,5</text:p>
          </table:table-cell>
          <table:table-cell table:formula="of:=([.E2]-[.C2])/[.G2]" office:value-type="float" office:value="2.5">
            <text:p>2,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400-01W.tif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160000">
            <text:p>1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2.5">
            <text:p>2,5</text:p>
          </table:table-cell>
          <table:table-cell table:formula="of:=([.E3]-[.C3])/[.G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1O.tif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2.5">
            <text:p>2,5</text:p>
          </table:table-cell>
          <table:table-cell table:formula="of:=([.E4]-[.C4])/[.G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2W.tif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2.5">
            <text:p>2,5</text:p>
          </table:table-cell>
          <table:table-cell table:formula="of:=([.E5]-[.C5])/[.G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2O.tif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2.5">
            <text:p>2,5</text:p>
          </table:table-cell>
          <table:table-cell table:formula="of:=([.E6]-[.C6])/[.G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3W.tif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240000">
            <text:p>2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]-[.B7])/[.F7]" office:value-type="float" office:value="2.5">
            <text:p>2,5</text:p>
          </table:table-cell>
          <table:table-cell table:formula="of:=([.E7]-[.C7])/[.G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3O.tif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2.5">
            <text:p>2,5</text:p>
          </table:table-cell>
          <table:table-cell table:formula="of:=([.E8]-[.C8])/[.G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8W.tif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2.5">
            <text:p>2,5</text:p>
          </table:table-cell>
          <table:table-cell table:formula="of:=([.E9]-[.C9])/[.G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4W.tif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2.5">
            <text:p>2,5</text:p>
          </table:table-cell>
          <table:table-cell table:formula="of:=([.E10]-[.C10])/[.G1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4O.tif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2.5">
            <text:p>2,5</text:p>
          </table:table-cell>
          <table:table-cell table:formula="of:=([.E11]-[.C11])/[.G1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5W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2.5">
            <text:p>2,5</text:p>
          </table:table-cell>
          <table:table-cell table:formula="of:=([.E12]-[.C12])/[.G1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5O.tif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2.5">
            <text:p>2,5</text:p>
          </table:table-cell>
          <table:table-cell table:formula="of:=([.E13]-[.C13])/[.G1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6W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2.5">
            <text:p>2,5</text:p>
          </table:table-cell>
          <table:table-cell table:formula="of:=([.E14]-[.C14])/[.G1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6O.tif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2.5">
            <text:p>2,5</text:p>
          </table:table-cell>
          <table:table-cell table:formula="of:=([.E15]-[.C15])/[.G1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7W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2.5">
            <text:p>2,5</text:p>
          </table:table-cell>
          <table:table-cell table:formula="of:=([.E16]-[.C16])/[.G1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7O.tif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2.5">
            <text:p>2,5</text:p>
          </table:table-cell>
          <table:table-cell table:formula="of:=([.E17]-[.C17])/[.G1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8W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2.5">
            <text:p>2,5</text:p>
          </table:table-cell>
          <table:table-cell table:formula="of:=([.E18]-[.C18])/[.G1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9W.tif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2.5">
            <text:p>2,5</text:p>
          </table:table-cell>
          <table:table-cell table:formula="of:=([.E19]-[.C19])/[.G1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9O.tif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2.5">
            <text:p>2,5</text:p>
          </table:table-cell>
          <table:table-cell table:formula="of:=([.E20]-[.C20])/[.G2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0W.tif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2.5">
            <text:p>2,5</text:p>
          </table:table-cell>
          <table:table-cell table:formula="of:=([.E21]-[.C21])/[.G2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0O.tif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2.5">
            <text:p>2,5</text:p>
          </table:table-cell>
          <table:table-cell table:formula="of:=([.E22]-[.C22])/[.G2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1W.tif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2.5">
            <text:p>2,5</text:p>
          </table:table-cell>
          <table:table-cell table:formula="of:=([.E23]-[.C23])/[.G2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1O.tif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2.5">
            <text:p>2,5</text:p>
          </table:table-cell>
          <table:table-cell table:formula="of:=([.E24]-[.C24])/[.G2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2W.tif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2.5">
            <text:p>2,5</text:p>
          </table:table-cell>
          <table:table-cell table:formula="of:=([.E25]-[.C25])/[.G2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2O.tif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2.5">
            <text:p>2,5</text:p>
          </table:table-cell>
          <table:table-cell table:formula="of:=([.E26]-[.C26])/[.G2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3W.tif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2.5">
            <text:p>2,5</text:p>
          </table:table-cell>
          <table:table-cell table:formula="of:=([.E27]-[.C27])/[.G2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3O.tif</text:p>
          </table:table-cell>
          <table:table-cell office:value-type="float" office:value="80000">
            <text:p>8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2.5">
            <text:p>2,5</text:p>
          </table:table-cell>
          <table:table-cell table:formula="of:=([.E28]-[.C28])/[.G2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4W.tif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2.5">
            <text:p>2,5</text:p>
          </table:table-cell>
          <table:table-cell table:formula="of:=([.E29]-[.C29])/[.G2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4O.tif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]-[.B30])/[.F30]" office:value-type="float" office:value="2.5">
            <text:p>2,5</text:p>
          </table:table-cell>
          <table:table-cell table:formula="of:=([.E30]-[.C30])/[.G3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5W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]-[.B31])/[.F31]" office:value-type="float" office:value="2.5">
            <text:p>2,5</text:p>
          </table:table-cell>
          <table:table-cell table:formula="of:=([.E31]-[.C31])/[.G3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5O.tif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]-[.B32])/[.F32]" office:value-type="float" office:value="2.5">
            <text:p>2,5</text:p>
          </table:table-cell>
          <table:table-cell table:formula="of:=([.E32]-[.C32])/[.G3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6W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]-[.B33])/[.F33]" office:value-type="float" office:value="2.5">
            <text:p>2,5</text:p>
          </table:table-cell>
          <table:table-cell table:formula="of:=([.E33]-[.C33])/[.G3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6O.tif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]-[.B34])/[.F34]" office:value-type="float" office:value="2.5">
            <text:p>2,5</text:p>
          </table:table-cell>
          <table:table-cell table:formula="of:=([.E34]-[.C34])/[.G3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7W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2.5">
            <text:p>2,5</text:p>
          </table:table-cell>
          <table:table-cell table:formula="of:=([.E35]-[.C35])/[.G3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7O.tif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2.5">
            <text:p>2,5</text:p>
          </table:table-cell>
          <table:table-cell table:formula="of:=([.E36]-[.C36])/[.G3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8W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2.5">
            <text:p>2,5</text:p>
          </table:table-cell>
          <table:table-cell table:formula="of:=([.E37]-[.C37])/[.G3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2O.tif</text:p>
          </table:table-cell>
          <table:table-cell office:value-type="float" office:value="80000">
            <text:p>8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2.5">
            <text:p>2,5</text:p>
          </table:table-cell>
          <table:table-cell table:formula="of:=([.E38]-[.C38])/[.G3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9W.tif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2.5">
            <text:p>2,5</text:p>
          </table:table-cell>
          <table:table-cell table:formula="of:=([.E39]-[.C39])/[.G3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9O.tif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2.5">
            <text:p>2,5</text:p>
          </table:table-cell>
          <table:table-cell table:formula="of:=([.E40]-[.C40])/[.G4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0W.tif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]-[.B41])/[.F41]" office:value-type="float" office:value="2.5">
            <text:p>2,5</text:p>
          </table:table-cell>
          <table:table-cell table:formula="of:=([.E41]-[.C41])/[.G4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0O.tif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]-[.B42])/[.F42]" office:value-type="float" office:value="2.5">
            <text:p>2,5</text:p>
          </table:table-cell>
          <table:table-cell table:formula="of:=([.E42]-[.C42])/[.G4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1W.tif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]-[.B43])/[.F43]" office:value-type="float" office:value="2.5">
            <text:p>2,5</text:p>
          </table:table-cell>
          <table:table-cell table:formula="of:=([.E43]-[.C43])/[.G4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1O.tif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]-[.B44])/[.F44]" office:value-type="float" office:value="2.5">
            <text:p>2,5</text:p>
          </table:table-cell>
          <table:table-cell table:formula="of:=([.E44]-[.C44])/[.G4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2W.tif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]-[.B45])/[.F45]" office:value-type="float" office:value="2.5">
            <text:p>2,5</text:p>
          </table:table-cell>
          <table:table-cell table:formula="of:=([.E45]-[.C45])/[.G4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2O.tif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]-[.B46])/[.F46]" office:value-type="float" office:value="2.5">
            <text:p>2,5</text:p>
          </table:table-cell>
          <table:table-cell table:formula="of:=([.E46]-[.C46])/[.G4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3W.tif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]-[.B47])/[.F47]" office:value-type="float" office:value="2.5">
            <text:p>2,5</text:p>
          </table:table-cell>
          <table:table-cell table:formula="of:=([.E47]-[.C47])/[.G4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4O.tif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]-[.B48])/[.F48]" office:value-type="float" office:value="2.5">
            <text:p>2,5</text:p>
          </table:table-cell>
          <table:table-cell table:formula="of:=([.E48]-[.C48])/[.G4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5W.tif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]-[.B49])/[.F49]" office:value-type="float" office:value="2.5">
            <text:p>2,5</text:p>
          </table:table-cell>
          <table:table-cell table:formula="of:=([.E49]-[.C49])/[.G4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5O.tif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]-[.B50])/[.F50]" office:value-type="float" office:value="2.5">
            <text:p>2,5</text:p>
          </table:table-cell>
          <table:table-cell table:formula="of:=([.E50]-[.C50])/[.G5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6W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1]-[.B51])/[.F51]" office:value-type="float" office:value="2.5">
            <text:p>2,5</text:p>
          </table:table-cell>
          <table:table-cell table:formula="of:=([.E51]-[.C51])/[.G5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6O.tif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2]-[.B52])/[.F52]" office:value-type="float" office:value="2.5">
            <text:p>2,5</text:p>
          </table:table-cell>
          <table:table-cell table:formula="of:=([.E52]-[.C52])/[.G5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7W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3]-[.B53])/[.F53]" office:value-type="float" office:value="2.5">
            <text:p>2,5</text:p>
          </table:table-cell>
          <table:table-cell table:formula="of:=([.E53]-[.C53])/[.G5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7O.tif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4]-[.B54])/[.F54]" office:value-type="float" office:value="2.5">
            <text:p>2,5</text:p>
          </table:table-cell>
          <table:table-cell table:formula="of:=([.E54]-[.C54])/[.G5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8W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5]-[.B55])/[.F55]" office:value-type="float" office:value="2.5">
            <text:p>2,5</text:p>
          </table:table-cell>
          <table:table-cell table:formula="of:=([.E55]-[.C55])/[.G5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8O.tif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6]-[.B56])/[.F56]" office:value-type="float" office:value="2.5">
            <text:p>2,5</text:p>
          </table:table-cell>
          <table:table-cell table:formula="of:=([.E56]-[.C56])/[.G5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9W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7]-[.B57])/[.F57]" office:value-type="float" office:value="2.5">
            <text:p>2,5</text:p>
          </table:table-cell>
          <table:table-cell table:formula="of:=([.E57]-[.C57])/[.G5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0W.tif</text:p>
          </table:table-cell>
          <table:table-cell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8]-[.B58])/[.F58]" office:value-type="float" office:value="2.5">
            <text:p>2,5</text:p>
          </table:table-cell>
          <table:table-cell table:formula="of:=([.E58]-[.C58])/[.G5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0O.tif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9]-[.B59])/[.F59]" office:value-type="float" office:value="2.5">
            <text:p>2,5</text:p>
          </table:table-cell>
          <table:table-cell table:formula="of:=([.E59]-[.C59])/[.G5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1W.tif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0]-[.B60])/[.F60]" office:value-type="float" office:value="2.5">
            <text:p>2,5</text:p>
          </table:table-cell>
          <table:table-cell table:formula="of:=([.E60]-[.C60])/[.G6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1O.tif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1]-[.B61])/[.F61]" office:value-type="float" office:value="2.5">
            <text:p>2,5</text:p>
          </table:table-cell>
          <table:table-cell table:formula="of:=([.E61]-[.C61])/[.G6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2W.tif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2]-[.B62])/[.F62]" office:value-type="float" office:value="2.5">
            <text:p>2,5</text:p>
          </table:table-cell>
          <table:table-cell table:formula="of:=([.E62]-[.C62])/[.G6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2O.tif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3]-[.B63])/[.F63]" office:value-type="float" office:value="2.5">
            <text:p>2,5</text:p>
          </table:table-cell>
          <table:table-cell table:formula="of:=([.E63]-[.C63])/[.G6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3W.tif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4]-[.B64])/[.F64]" office:value-type="float" office:value="2.5">
            <text:p>2,5</text:p>
          </table:table-cell>
          <table:table-cell table:formula="of:=([.E64]-[.C64])/[.G6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3O.tif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5]-[.B65])/[.F65]" office:value-type="float" office:value="2.5">
            <text:p>2,5</text:p>
          </table:table-cell>
          <table:table-cell table:formula="of:=([.E65]-[.C65])/[.G6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4W.tif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6]-[.B66])/[.F66]" office:value-type="float" office:value="2.5">
            <text:p>2,5</text:p>
          </table:table-cell>
          <table:table-cell table:formula="of:=([.E66]-[.C66])/[.G6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4O.tif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7]-[.B67])/[.F67]" office:value-type="float" office:value="2.5">
            <text:p>2,5</text:p>
          </table:table-cell>
          <table:table-cell table:formula="of:=([.E67]-[.C67])/[.G6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5W.tif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8]-[.B68])/[.F68]" office:value-type="float" office:value="2.5">
            <text:p>2,5</text:p>
          </table:table-cell>
          <table:table-cell table:formula="of:=([.E68]-[.C68])/[.G6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7W.tif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9]-[.B69])/[.F69]" office:value-type="float" office:value="2.5">
            <text:p>2,5</text:p>
          </table:table-cell>
          <table:table-cell table:formula="of:=([.E69]-[.C69])/[.G6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7O.tif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0]-[.B70])/[.F70]" office:value-type="float" office:value="2.5">
            <text:p>2,5</text:p>
          </table:table-cell>
          <table:table-cell table:formula="of:=([.E70]-[.C70])/[.G7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8W.tif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1]-[.B71])/[.F71]" office:value-type="float" office:value="2.5">
            <text:p>2,5</text:p>
          </table:table-cell>
          <table:table-cell table:formula="of:=([.E71]-[.C71])/[.G7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8O.tif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2]-[.B72])/[.F72]" office:value-type="float" office:value="2.5">
            <text:p>2,5</text:p>
          </table:table-cell>
          <table:table-cell table:formula="of:=([.E72]-[.C72])/[.G7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9W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3]-[.B73])/[.F73]" office:value-type="float" office:value="2.5">
            <text:p>2,5</text:p>
          </table:table-cell>
          <table:table-cell table:formula="of:=([.E73]-[.C73])/[.G7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9O.tif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4]-[.B74])/[.F74]" office:value-type="float" office:value="2.5">
            <text:p>2,5</text:p>
          </table:table-cell>
          <table:table-cell table:formula="of:=([.E74]-[.C74])/[.G7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0W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5]-[.B75])/[.F75]" office:value-type="float" office:value="2.5">
            <text:p>2,5</text:p>
          </table:table-cell>
          <table:table-cell table:formula="of:=([.E75]-[.C75])/[.G7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0O.tif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6]-[.B76])/[.F76]" office:value-type="float" office:value="2.5">
            <text:p>2,5</text:p>
          </table:table-cell>
          <table:table-cell table:formula="of:=([.E76]-[.C76])/[.G7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1W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7]-[.B77])/[.F77]" office:value-type="float" office:value="2.5">
            <text:p>2,5</text:p>
          </table:table-cell>
          <table:table-cell table:formula="of:=([.E77]-[.C77])/[.G7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1O.tif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8]-[.B78])/[.F78]" office:value-type="float" office:value="2.5">
            <text:p>2,5</text:p>
          </table:table-cell>
          <table:table-cell table:formula="of:=([.E78]-[.C78])/[.G7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2W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9]-[.B79])/[.F79]" office:value-type="float" office:value="2.5">
            <text:p>2,5</text:p>
          </table:table-cell>
          <table:table-cell table:formula="of:=([.E79]-[.C79])/[.G7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3W.tif</text:p>
          </table:table-cell>
          <table:table-cell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0]-[.B80])/[.F80]" office:value-type="float" office:value="2.5">
            <text:p>2,5</text:p>
          </table:table-cell>
          <table:table-cell table:formula="of:=([.E80]-[.C80])/[.G8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3O.tif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1]-[.B81])/[.F81]" office:value-type="float" office:value="2.5">
            <text:p>2,5</text:p>
          </table:table-cell>
          <table:table-cell table:formula="of:=([.E81]-[.C81])/[.G8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4W.tif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2]-[.B82])/[.F82]" office:value-type="float" office:value="2.5">
            <text:p>2,5</text:p>
          </table:table-cell>
          <table:table-cell table:formula="of:=([.E82]-[.C82])/[.G8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4O.tif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3]-[.B83])/[.F83]" office:value-type="float" office:value="2.5">
            <text:p>2,5</text:p>
          </table:table-cell>
          <table:table-cell table:formula="of:=([.E83]-[.C83])/[.G8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5W.tif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4]-[.B84])/[.F84]" office:value-type="float" office:value="2.5">
            <text:p>2,5</text:p>
          </table:table-cell>
          <table:table-cell table:formula="of:=([.E84]-[.C84])/[.G8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5O.tif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5]-[.B85])/[.F85]" office:value-type="float" office:value="2.5">
            <text:p>2,5</text:p>
          </table:table-cell>
          <table:table-cell table:formula="of:=([.E85]-[.C85])/[.G8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6W.tif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6]-[.B86])/[.F86]" office:value-type="float" office:value="2.5">
            <text:p>2,5</text:p>
          </table:table-cell>
          <table:table-cell table:formula="of:=([.E86]-[.C86])/[.G8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6O.tif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7]-[.B87])/[.F87]" office:value-type="float" office:value="2.5">
            <text:p>2,5</text:p>
          </table:table-cell>
          <table:table-cell table:formula="of:=([.E87]-[.C87])/[.G8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7W.tif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8]-[.B88])/[.F88]" office:value-type="float" office:value="2.5">
            <text:p>2,5</text:p>
          </table:table-cell>
          <table:table-cell table:formula="of:=([.E88]-[.C88])/[.G8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9W.tif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9]-[.B89])/[.F89]" office:value-type="float" office:value="2.5">
            <text:p>2,5</text:p>
          </table:table-cell>
          <table:table-cell table:formula="of:=([.E89]-[.C89])/[.G8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9O.tif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0]-[.B90])/[.F90]" office:value-type="float" office:value="2.5">
            <text:p>2,5</text:p>
          </table:table-cell>
          <table:table-cell table:formula="of:=([.E90]-[.C90])/[.G9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0W.tif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1]-[.B91])/[.F91]" office:value-type="float" office:value="2.5">
            <text:p>2,5</text:p>
          </table:table-cell>
          <table:table-cell table:formula="of:=([.E91]-[.C91])/[.G9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0O.tif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2]-[.B92])/[.F92]" office:value-type="float" office:value="2.5">
            <text:p>2,5</text:p>
          </table:table-cell>
          <table:table-cell table:formula="of:=([.E92]-[.C92])/[.G9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1W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3]-[.B93])/[.F93]" office:value-type="float" office:value="2.5">
            <text:p>2,5</text:p>
          </table:table-cell>
          <table:table-cell table:formula="of:=([.E93]-[.C93])/[.G9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1O.tif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4]-[.B94])/[.F94]" office:value-type="float" office:value="2.5">
            <text:p>2,5</text:p>
          </table:table-cell>
          <table:table-cell table:formula="of:=([.E94]-[.C94])/[.G9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2W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5]-[.B95])/[.F95]" office:value-type="float" office:value="2.5">
            <text:p>2,5</text:p>
          </table:table-cell>
          <table:table-cell table:formula="of:=([.E95]-[.C95])/[.G9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2O.tif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6]-[.B96])/[.F96]" office:value-type="float" office:value="2.5">
            <text:p>2,5</text:p>
          </table:table-cell>
          <table:table-cell table:formula="of:=([.E96]-[.C96])/[.G9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3W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7]-[.B97])/[.F97]" office:value-type="float" office:value="2.5">
            <text:p>2,5</text:p>
          </table:table-cell>
          <table:table-cell table:formula="of:=([.E97]-[.C97])/[.G9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5W.tif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8]-[.B98])/[.F98]" office:value-type="float" office:value="2.5">
            <text:p>2,5</text:p>
          </table:table-cell>
          <table:table-cell table:formula="of:=([.E98]-[.C98])/[.G9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5O.tif</text:p>
          </table:table-cell>
          <table:table-cell office:value-type="float" office:value="80000">
            <text:p>8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9]-[.B99])/[.F99]" office:value-type="float" office:value="2.5">
            <text:p>2,5</text:p>
          </table:table-cell>
          <table:table-cell table:formula="of:=([.E99]-[.C99])/[.G9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6W.tif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0]-[.B100])/[.F100]" office:value-type="float" office:value="2.5">
            <text:p>2,5</text:p>
          </table:table-cell>
          <table:table-cell table:formula="of:=([.E100]-[.C100])/[.G10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6O.tif</text:p>
          </table:table-cell>
          <table:table-cell office:value-type="float" office:value="120000">
            <text:p>12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1]-[.B101])/[.F101]" office:value-type="float" office:value="2.5">
            <text:p>2,5</text:p>
          </table:table-cell>
          <table:table-cell table:formula="of:=([.E101]-[.C101])/[.G10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7W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2]-[.B102])/[.F102]" office:value-type="float" office:value="2.5">
            <text:p>2,5</text:p>
          </table:table-cell>
          <table:table-cell table:formula="of:=([.E102]-[.C102])/[.G10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7O.tif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3]-[.B103])/[.F103]" office:value-type="float" office:value="2.5">
            <text:p>2,5</text:p>
          </table:table-cell>
          <table:table-cell table:formula="of:=([.E103]-[.C103])/[.G10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8W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4]-[.B104])/[.F104]" office:value-type="float" office:value="2.5">
            <text:p>2,5</text:p>
          </table:table-cell>
          <table:table-cell table:formula="of:=([.E104]-[.C104])/[.G10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8O.tif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5]-[.B105])/[.F105]" office:value-type="float" office:value="2.5">
            <text:p>2,5</text:p>
          </table:table-cell>
          <table:table-cell table:formula="of:=([.E105]-[.C105])/[.G10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9W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6]-[.B106])/[.F106]" office:value-type="float" office:value="2.5">
            <text:p>2,5</text:p>
          </table:table-cell>
          <table:table-cell table:formula="of:=([.E106]-[.C106])/[.G10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6O.tif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7]-[.B107])/[.F107]" office:value-type="float" office:value="2.5">
            <text:p>2,5</text:p>
          </table:table-cell>
          <table:table-cell table:formula="of:=([.E107]-[.C107])/[.G10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4W.tif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8]-[.B108])/[.F108]" office:value-type="float" office:value="2.5">
            <text:p>2,5</text:p>
          </table:table-cell>
          <table:table-cell table:formula="of:=([.E108]-[.C108])/[.G10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4O.tif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9]-[.B109])/[.F109]" office:value-type="float" office:value="2.5">
            <text:p>2,5</text:p>
          </table:table-cell>
          <table:table-cell table:formula="of:=([.E109]-[.C109])/[.G10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0O.tif</text:p>
          </table:table-cell>
          <table:table-cell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10]-[.B110])/[.F110]" office:value-type="float" office:value="2.5">
            <text:p>2,5</text:p>
          </table:table-cell>
          <table:table-cell table:formula="of:=([.E110]-[.C110])/[.G11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5W.tif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1]-[.B111])/[.F111]" office:value-type="float" office:value="2.5">
            <text:p>2,5</text:p>
          </table:table-cell>
          <table:table-cell table:formula="of:=([.E111]-[.C111])/[.G11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5O.tif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2]-[.B112])/[.F112]" office:value-type="float" office:value="2.5">
            <text:p>2,5</text:p>
          </table:table-cell>
          <table:table-cell table:formula="of:=([.E112]-[.C112])/[.G11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6O.tif</text:p>
          </table:table-cell>
          <table:table-cell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13]-[.B113])/[.F113]" office:value-type="float" office:value="2.5">
            <text:p>2,5</text:p>
          </table:table-cell>
          <table:table-cell table:formula="of:=([.E113]-[.C113])/[.G11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7W.tif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4]-[.B114])/[.F114]" office:value-type="float" office:value="2.5">
            <text:p>2,5</text:p>
          </table:table-cell>
          <table:table-cell table:formula="of:=([.E114]-[.C114])/[.G11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7O.tif</text:p>
          </table:table-cell>
          <table:table-cell office:value-type="float" office:value="40000">
            <text:p>4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5]-[.B115])/[.F115]" office:value-type="float" office:value="2.5">
            <text:p>2,5</text:p>
          </table:table-cell>
          <table:table-cell table:formula="of:=([.E115]-[.C115])/[.G11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4O.tif</text:p>
          </table:table-cell>
          <table:table-cell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6]-[.B116])/[.F116]" office:value-type="float" office:value="2.5">
            <text:p>2,5</text:p>
          </table:table-cell>
          <table:table-cell table:formula="of:=([.E116]-[.C116])/[.G11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8W.tif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7]-[.B117])/[.F117]" office:value-type="float" office:value="2.5">
            <text:p>2,5</text:p>
          </table:table-cell>
          <table:table-cell table:formula="of:=([.E117]-[.C117])/[.G11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8O.tif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8]-[.B118])/[.F118]" office:value-type="float" office:value="2.5">
            <text:p>2,5</text:p>
          </table:table-cell>
          <table:table-cell table:formula="of:=([.E118]-[.C118])/[.G11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5W.tif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9]-[.B119])/[.F119]" office:value-type="float" office:value="2.5">
            <text:p>2,5</text:p>
          </table:table-cell>
          <table:table-cell table:formula="of:=([.E119]-[.C119])/[.G11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6O.tif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0]-[.B120])/[.F120]" office:value-type="float" office:value="2.5">
            <text:p>2,5</text:p>
          </table:table-cell>
          <table:table-cell table:formula="of:=([.E120]-[.C120])/[.G12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9W.tif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1]-[.B121])/[.F121]" office:value-type="float" office:value="2.5">
            <text:p>2,5</text:p>
          </table:table-cell>
          <table:table-cell table:formula="of:=([.E121]-[.C121])/[.G12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9O.tif</text:p>
          </table:table-cell>
          <table:table-cell office:value-type="float" office:value="190000">
            <text:p>19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2]-[.B122])/[.F122]" office:value-type="float" office:value="2.5">
            <text:p>2,5</text:p>
          </table:table-cell>
          <table:table-cell table:formula="of:=([.E122]-[.C122])/[.G12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7W.tif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3]-[.B123])/[.F123]" office:value-type="float" office:value="2.5">
            <text:p>2,5</text:p>
          </table:table-cell>
          <table:table-cell table:formula="of:=([.E123]-[.C123])/[.G123]" office:value-type="float" office:value="2.5">
            <text:p>2,5</text:p>
          </table:table-cell>
          <table:table-cell table:number-columns-repeated="1014"/>
        </table:table-row>
      </table:table>
      <table:table table:name="12.5K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  <table:table-cell table:number-columns-repeated="1014"/>
        </table:table-row>
        <table:table-row table:style-name="ro1">
          <table:table-cell office:value-type="string">
            <text:p>800-71E.tif</text:p>
          </table:table-cell>
          <table:table-cell office:value-type="float" office:value="120000">
            <text:p>120000</text:p>
          </table:table-cell>
          <table:table-cell table:style-name="ce2" office:value-type="float" office:value="612500">
            <text:p>612500</text:p>
          </table:table-cell>
          <table:table-cell office:value-type="float" office:value="130000">
            <text:p>13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1.25">
            <text:p>1,25</text:p>
          </table:table-cell>
          <table:table-cell table:formula="of:=([.E2]-[.C2])/[.G2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F.tif</text:p>
          </table:table-cell>
          <table:table-cell office:value-type="float" office:value="130000">
            <text:p>130000</text:p>
          </table:table-cell>
          <table:table-cell table:style-name="ce2" office:value-type="float" office:value="612500">
            <text:p>612500</text:p>
          </table:table-cell>
          <table:table-cell office:value-type="float" office:value="140000">
            <text:p>1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1.25">
            <text:p>1,25</text:p>
          </table:table-cell>
          <table:table-cell table:formula="of:=([.E3]-[.C3])/[.G3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G.tif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130000">
            <text:p>13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1.25">
            <text:p>1,25</text:p>
          </table:table-cell>
          <table:table-cell table:formula="of:=([.E4]-[.C4])/[.G4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H.tif</text:p>
          </table:table-cell>
          <table:table-cell office:value-type="float" office:value="130000">
            <text:p>130000</text:p>
          </table:table-cell>
          <table:table-cell table:style-name="ce2"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1.25">
            <text:p>1,25</text:p>
          </table:table-cell>
          <table:table-cell table:formula="of:=([.E5]-[.C5])/[.G5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01A.tif</text:p>
          </table:table-cell>
          <table:table-cell office:value-type="float" office:value="140000">
            <text:p>140000</text:p>
          </table:table-cell>
          <table:table-cell table:style-name="ce2" office:value-type="float" office:value="612500">
            <text:p>612500</text:p>
          </table:table-cell>
          <table:table-cell office:value-type="float" office:value="150000">
            <text:p>15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1.25">
            <text:p>1,25</text:p>
          </table:table-cell>
          <table:table-cell table:formula="of:=([.E6]-[.C6])/[.G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B.tif</text:p>
          </table:table-cell>
          <table:table-cell office:value-type="float" office:value="150000">
            <text:p>150000</text:p>
          </table:table-cell>
          <table:table-cell table:style-name="ce2" office:value-type="float" office:value="612500">
            <text:p>612500</text:p>
          </table:table-cell>
          <table:table-cell office:value-type="float" office:value="160000">
            <text:p>1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]-[.B7])/[.F7]" office:value-type="float" office:value="1.25">
            <text:p>1,25</text:p>
          </table:table-cell>
          <table:table-cell table:formula="of:=([.E7]-[.C7])/[.G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C.tif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150000">
            <text:p>15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1.25">
            <text:p>1,25</text:p>
          </table:table-cell>
          <table:table-cell table:formula="of:=([.E8]-[.C8])/[.G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D.tif</text:p>
          </table:table-cell>
          <table:table-cell office:value-type="float" office:value="150000">
            <text:p>150000</text:p>
          </table:table-cell>
          <table:table-cell table:style-name="ce2" office:value-type="float" office:value="600000">
            <text:p>600000</text:p>
          </table:table-cell>
          <table:table-cell office:value-type="float" office:value="160000">
            <text:p>16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1.25">
            <text:p>1,25</text:p>
          </table:table-cell>
          <table:table-cell table:formula="of:=([.E9]-[.C9])/[.G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E.tif</text:p>
          </table:table-cell>
          <table:table-cell office:value-type="float" office:value="160000">
            <text:p>160000</text:p>
          </table:table-cell>
          <table:table-cell table:style-name="ce2" office:value-type="float" office:value="612500">
            <text:p>612500</text:p>
          </table:table-cell>
          <table:table-cell office:value-type="float" office:value="170000">
            <text:p>17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1.25">
            <text:p>1,25</text:p>
          </table:table-cell>
          <table:table-cell table:formula="of:=([.E10]-[.C10])/[.G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F.tif</text:p>
          </table:table-cell>
          <table:table-cell office:value-type="float" office:value="170000">
            <text:p>170000</text:p>
          </table:table-cell>
          <table:table-cell table:style-name="ce2" office:value-type="float" office:value="612500">
            <text:p>612500</text:p>
          </table:table-cell>
          <table:table-cell office:value-type="float" office:value="180000">
            <text:p>1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1.25">
            <text:p>1,25</text:p>
          </table:table-cell>
          <table:table-cell table:formula="of:=([.E11]-[.C11])/[.G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G.tif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170000">
            <text:p>17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1.25">
            <text:p>1,25</text:p>
          </table:table-cell>
          <table:table-cell table:formula="of:=([.E12]-[.C12])/[.G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H.tif</text:p>
          </table:table-cell>
          <table:table-cell office:value-type="float" office:value="170000">
            <text:p>170000</text:p>
          </table:table-cell>
          <table:table-cell table:style-name="ce2"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1.25">
            <text:p>1,25</text:p>
          </table:table-cell>
          <table:table-cell table:formula="of:=([.E13]-[.C13])/[.G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A.tif</text:p>
          </table:table-cell>
          <table:table-cell office:value-type="float" office:value="180000">
            <text:p>180000</text:p>
          </table:table-cell>
          <table:table-cell table:style-name="ce2" office:value-type="float" office:value="612500">
            <text:p>612500</text:p>
          </table:table-cell>
          <table:table-cell office:value-type="float" office:value="190000">
            <text:p>19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1.25">
            <text:p>1,25</text:p>
          </table:table-cell>
          <table:table-cell table:formula="of:=([.E14]-[.C14])/[.G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B.tif</text:p>
          </table:table-cell>
          <table:table-cell office:value-type="float" office:value="190000">
            <text:p>190000</text:p>
          </table:table-cell>
          <table:table-cell table:style-name="ce2" office:value-type="float" office:value="612500">
            <text:p>612500</text:p>
          </table:table-cell>
          <table:table-cell office:value-type="float" office:value="200000">
            <text:p>20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1.25">
            <text:p>1,25</text:p>
          </table:table-cell>
          <table:table-cell table:formula="of:=([.E15]-[.C15])/[.G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C.tif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190000">
            <text:p>19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1.25">
            <text:p>1,25</text:p>
          </table:table-cell>
          <table:table-cell table:formula="of:=([.E16]-[.C16])/[.G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D.tif</text:p>
          </table:table-cell>
          <table:table-cell office:value-type="float" office:value="190000">
            <text:p>190000</text:p>
          </table:table-cell>
          <table:table-cell table:style-name="ce2"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1.25">
            <text:p>1,25</text:p>
          </table:table-cell>
          <table:table-cell table:formula="of:=([.E17]-[.C17])/[.G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E.tif</text:p>
          </table:table-cell>
          <table:table-cell office:value-type="float" office:value="200000">
            <text:p>200000</text:p>
          </table:table-cell>
          <table:table-cell table:style-name="ce2" office:value-type="float" office:value="612500">
            <text:p>612500</text:p>
          </table:table-cell>
          <table:table-cell office:value-type="float" office:value="210000">
            <text:p>21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1.25">
            <text:p>1,25</text:p>
          </table:table-cell>
          <table:table-cell table:formula="of:=([.E18]-[.C18])/[.G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F.tif</text:p>
          </table:table-cell>
          <table:table-cell office:value-type="float" office:value="210000">
            <text:p>210000</text:p>
          </table:table-cell>
          <table:table-cell table:style-name="ce2" office:value-type="float" office:value="612500">
            <text:p>612500</text:p>
          </table:table-cell>
          <table:table-cell office:value-type="float" office:value="220000">
            <text:p>22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1.25">
            <text:p>1,25</text:p>
          </table:table-cell>
          <table:table-cell table:formula="of:=([.E19]-[.C19])/[.G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G.tif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210000">
            <text:p>21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1.25">
            <text:p>1,25</text:p>
          </table:table-cell>
          <table:table-cell table:formula="of:=([.E20]-[.C20])/[.G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H.tif</text:p>
          </table:table-cell>
          <table:table-cell office:value-type="float" office:value="210000">
            <text:p>210000</text:p>
          </table:table-cell>
          <table:table-cell table:style-name="ce2"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1.25">
            <text:p>1,25</text:p>
          </table:table-cell>
          <table:table-cell table:formula="of:=([.E21]-[.C21])/[.G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A.tif</text:p>
          </table:table-cell>
          <table:table-cell office:value-type="float" office:value="220000">
            <text:p>220000</text:p>
          </table:table-cell>
          <table:table-cell table:style-name="ce2" office:value-type="float" office:value="612500">
            <text:p>612500</text:p>
          </table:table-cell>
          <table:table-cell office:value-type="float" office:value="230000">
            <text:p>23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1.25">
            <text:p>1,25</text:p>
          </table:table-cell>
          <table:table-cell table:formula="of:=([.E22]-[.C22])/[.G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B.tif</text:p>
          </table:table-cell>
          <table:table-cell office:value-type="float" office:value="230000">
            <text:p>230000</text:p>
          </table:table-cell>
          <table:table-cell table:style-name="ce2" office:value-type="float" office:value="612500">
            <text:p>612500</text:p>
          </table:table-cell>
          <table:table-cell office:value-type="float" office:value="240000">
            <text:p>2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1.25">
            <text:p>1,25</text:p>
          </table:table-cell>
          <table:table-cell table:formula="of:=([.E23]-[.C23])/[.G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C.tif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230000">
            <text:p>23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1.25">
            <text:p>1,25</text:p>
          </table:table-cell>
          <table:table-cell table:formula="of:=([.E24]-[.C24])/[.G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D.tif</text:p>
          </table:table-cell>
          <table:table-cell office:value-type="float" office:value="230000">
            <text:p>230000</text:p>
          </table:table-cell>
          <table:table-cell table:style-name="ce2" office:value-type="float" office:value="600000">
            <text:p>600000</text:p>
          </table:table-cell>
          <table:table-cell office:value-type="float" office:value="240000">
            <text:p>24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1.25">
            <text:p>1,25</text:p>
          </table:table-cell>
          <table:table-cell table:formula="of:=([.E25]-[.C25])/[.G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E.tif</text:p>
          </table:table-cell>
          <table:table-cell office:value-type="float" office:value="240000">
            <text:p>240000</text:p>
          </table:table-cell>
          <table:table-cell table:style-name="ce2" office:value-type="float" office:value="612500">
            <text:p>612500</text:p>
          </table:table-cell>
          <table:table-cell office:value-type="float" office:value="250000">
            <text:p>25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1.25">
            <text:p>1,25</text:p>
          </table:table-cell>
          <table:table-cell table:formula="of:=([.E26]-[.C26])/[.G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F.tif</text:p>
          </table:table-cell>
          <table:table-cell office:value-type="float" office:value="250000">
            <text:p>250000</text:p>
          </table:table-cell>
          <table:table-cell table:style-name="ce2" office:value-type="float" office:value="612500">
            <text:p>612500</text:p>
          </table:table-cell>
          <table:table-cell office:value-type="float" office:value="260000">
            <text:p>2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1.25">
            <text:p>1,25</text:p>
          </table:table-cell>
          <table:table-cell table:formula="of:=([.E27]-[.C27])/[.G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G.tif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250000">
            <text:p>25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1.25">
            <text:p>1,25</text:p>
          </table:table-cell>
          <table:table-cell table:formula="of:=([.E28]-[.C28])/[.G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H.tif</text:p>
          </table:table-cell>
          <table:table-cell office:value-type="float" office:value="250000">
            <text:p>250000</text:p>
          </table:table-cell>
          <table:table-cell table:style-name="ce2"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1.25">
            <text:p>1,25</text:p>
          </table:table-cell>
          <table:table-cell table:formula="of:=([.E29]-[.C29])/[.G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A.tif</text:p>
          </table:table-cell>
          <table:table-cell office:value-type="float" office:value="260000">
            <text:p>260000</text:p>
          </table:table-cell>
          <table:table-cell table:style-name="ce2" office:value-type="float" office:value="612500">
            <text:p>612500</text:p>
          </table:table-cell>
          <table:table-cell office:value-type="float" office:value="270000">
            <text:p>27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]-[.B30])/[.F30]" office:value-type="float" office:value="1.25">
            <text:p>1,25</text:p>
          </table:table-cell>
          <table:table-cell table:formula="of:=([.E30]-[.C30])/[.G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B.tif</text:p>
          </table:table-cell>
          <table:table-cell office:value-type="float" office:value="270000">
            <text:p>270000</text:p>
          </table:table-cell>
          <table:table-cell table:style-name="ce2" office:value-type="float" office:value="612500">
            <text:p>612500</text:p>
          </table:table-cell>
          <table:table-cell office:value-type="float" office:value="280000">
            <text:p>2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]-[.B31])/[.F31]" office:value-type="float" office:value="1.25">
            <text:p>1,25</text:p>
          </table:table-cell>
          <table:table-cell table:formula="of:=([.E31]-[.C31])/[.G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C.tif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270000">
            <text:p>27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]-[.B32])/[.F32]" office:value-type="float" office:value="1.25">
            <text:p>1,25</text:p>
          </table:table-cell>
          <table:table-cell table:formula="of:=([.E32]-[.C32])/[.G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D.tif</text:p>
          </table:table-cell>
          <table:table-cell office:value-type="float" office:value="270000">
            <text:p>270000</text:p>
          </table:table-cell>
          <table:table-cell table:style-name="ce2"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]-[.B33])/[.F33]" office:value-type="float" office:value="1.25">
            <text:p>1,25</text:p>
          </table:table-cell>
          <table:table-cell table:formula="of:=([.E33]-[.C33])/[.G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0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87500">
            <text:p>5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1.25">
            <text:p>1,25</text:p>
          </table:table-cell>
          <table:table-cell table:formula="of:=([.E35]-[.C35])/[.G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1.25">
            <text:p>1,25</text:p>
          </table:table-cell>
          <table:table-cell table:formula="of:=([.E36]-[.C36])/[.G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1.25">
            <text:p>1,25</text:p>
          </table:table-cell>
          <table:table-cell table:formula="of:=([.E37]-[.C37])/[.G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1.25">
            <text:p>1,25</text:p>
          </table:table-cell>
          <table:table-cell table:formula="of:=([.E38]-[.C38])/[.G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E.tif</text:p>
          </table:table-cell>
          <table:table-cell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office:value-type="float" office:value="130000">
            <text:p>13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1.25">
            <text:p>1,25</text:p>
          </table:table-cell>
          <table:table-cell table:formula="of:=([.E39]-[.C39])/[.G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F.tif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1.25">
            <text:p>1,25</text:p>
          </table:table-cell>
          <table:table-cell table:formula="of:=([.E40]-[.C40])/[.G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G.tif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]-[.B41])/[.F41]" office:value-type="float" office:value="1.25">
            <text:p>1,25</text:p>
          </table:table-cell>
          <table:table-cell table:formula="of:=([.E41]-[.C41])/[.G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H.tif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]-[.B42])/[.F42]" office:value-type="float" office:value="1.25">
            <text:p>1,25</text:p>
          </table:table-cell>
          <table:table-cell table:formula="of:=([.E42]-[.C42])/[.G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A.tif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office:value-type="float" office:value="150000">
            <text:p>15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]-[.B43])/[.F43]" office:value-type="float" office:value="1.25">
            <text:p>1,25</text:p>
          </table:table-cell>
          <table:table-cell table:formula="of:=([.E43]-[.C43])/[.G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B.tif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office:value-type="float" office:value="160000">
            <text:p>16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]-[.B44])/[.F44]" office:value-type="float" office:value="1.25">
            <text:p>1,25</text:p>
          </table:table-cell>
          <table:table-cell table:formula="of:=([.E44]-[.C44])/[.G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C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]-[.B45])/[.F45]" office:value-type="float" office:value="1.25">
            <text:p>1,25</text:p>
          </table:table-cell>
          <table:table-cell table:formula="of:=([.E45]-[.C45])/[.G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D.tif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]-[.B46])/[.F46]" office:value-type="float" office:value="1.25">
            <text:p>1,25</text:p>
          </table:table-cell>
          <table:table-cell table:formula="of:=([.E46]-[.C46])/[.G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E.tif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office:value-type="float" office:value="170000">
            <text:p>17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]-[.B47])/[.F47]" office:value-type="float" office:value="1.25">
            <text:p>1,25</text:p>
          </table:table-cell>
          <table:table-cell table:formula="of:=([.E47]-[.C47])/[.G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F.tif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]-[.B48])/[.F48]" office:value-type="float" office:value="1.25">
            <text:p>1,25</text:p>
          </table:table-cell>
          <table:table-cell table:formula="of:=([.E48]-[.C48])/[.G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G.tif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]-[.B49])/[.F49]" office:value-type="float" office:value="1.25">
            <text:p>1,25</text:p>
          </table:table-cell>
          <table:table-cell table:formula="of:=([.E49]-[.C49])/[.G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H.tif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]-[.B50])/[.F50]" office:value-type="float" office:value="1.25">
            <text:p>1,25</text:p>
          </table:table-cell>
          <table:table-cell table:formula="of:=([.E50]-[.C50])/[.G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A.tif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office:value-type="float" office:value="190000">
            <text:p>19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1]-[.B51])/[.F51]" office:value-type="float" office:value="1.25">
            <text:p>1,25</text:p>
          </table:table-cell>
          <table:table-cell table:formula="of:=([.E51]-[.C51])/[.G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B.tif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office:value-type="float" office:value="200000">
            <text:p>20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2]-[.B52])/[.F52]" office:value-type="float" office:value="1.25">
            <text:p>1,25</text:p>
          </table:table-cell>
          <table:table-cell table:formula="of:=([.E52]-[.C52])/[.G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C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3]-[.B53])/[.F53]" office:value-type="float" office:value="1.25">
            <text:p>1,25</text:p>
          </table:table-cell>
          <table:table-cell table:formula="of:=([.E53]-[.C53])/[.G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D.tif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4]-[.B54])/[.F54]" office:value-type="float" office:value="1.25">
            <text:p>1,25</text:p>
          </table:table-cell>
          <table:table-cell table:formula="of:=([.E54]-[.C54])/[.G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E.tif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office:value-type="float" office:value="210000">
            <text:p>21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5]-[.B55])/[.F55]" office:value-type="float" office:value="1.25">
            <text:p>1,25</text:p>
          </table:table-cell>
          <table:table-cell table:formula="of:=([.E55]-[.C55])/[.G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F.tif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6]-[.B56])/[.F56]" office:value-type="float" office:value="1.25">
            <text:p>1,25</text:p>
          </table:table-cell>
          <table:table-cell table:formula="of:=([.E56]-[.C56])/[.G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G.tif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7]-[.B57])/[.F57]" office:value-type="float" office:value="1.25">
            <text:p>1,25</text:p>
          </table:table-cell>
          <table:table-cell table:formula="of:=([.E57]-[.C57])/[.G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H.tif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8]-[.B58])/[.F58]" office:value-type="float" office:value="1.25">
            <text:p>1,25</text:p>
          </table:table-cell>
          <table:table-cell table:formula="of:=([.E58]-[.C58])/[.G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A.tif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office:value-type="float" office:value="230000">
            <text:p>23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9]-[.B59])/[.F59]" office:value-type="float" office:value="1.25">
            <text:p>1,25</text:p>
          </table:table-cell>
          <table:table-cell table:formula="of:=([.E59]-[.C59])/[.G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B.tif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office:value-type="float" office:value="240000">
            <text:p>24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0]-[.B60])/[.F60]" office:value-type="float" office:value="1.25">
            <text:p>1,25</text:p>
          </table:table-cell>
          <table:table-cell table:formula="of:=([.E60]-[.C60])/[.G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C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1]-[.B61])/[.F61]" office:value-type="float" office:value="1.25">
            <text:p>1,25</text:p>
          </table:table-cell>
          <table:table-cell table:formula="of:=([.E61]-[.C61])/[.G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D.tif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2]-[.B62])/[.F62]" office:value-type="float" office:value="1.25">
            <text:p>1,25</text:p>
          </table:table-cell>
          <table:table-cell table:formula="of:=([.E62]-[.C62])/[.G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E.tif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office:value-type="float" office:value="250000">
            <text:p>25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3]-[.B63])/[.F63]" office:value-type="float" office:value="1.25">
            <text:p>1,25</text:p>
          </table:table-cell>
          <table:table-cell table:formula="of:=([.E63]-[.C63])/[.G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F.tif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4]-[.B64])/[.F64]" office:value-type="float" office:value="1.25">
            <text:p>1,25</text:p>
          </table:table-cell>
          <table:table-cell table:formula="of:=([.E64]-[.C64])/[.G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G.tif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5]-[.B65])/[.F65]" office:value-type="float" office:value="1.25">
            <text:p>1,25</text:p>
          </table:table-cell>
          <table:table-cell table:formula="of:=([.E65]-[.C65])/[.G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H.tif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6]-[.B66])/[.F66]" office:value-type="float" office:value="1.25">
            <text:p>1,25</text:p>
          </table:table-cell>
          <table:table-cell table:formula="of:=([.E66]-[.C66])/[.G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A.tif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office:value-type="float" office:value="270000">
            <text:p>27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7]-[.B67])/[.F67]" office:value-type="float" office:value="1.25">
            <text:p>1,25</text:p>
          </table:table-cell>
          <table:table-cell table:formula="of:=([.E67]-[.C67])/[.G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B.tif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office:value-type="float" office:value="280000">
            <text:p>28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8]-[.B68])/[.F68]" office:value-type="float" office:value="1.25">
            <text:p>1,25</text:p>
          </table:table-cell>
          <table:table-cell table:formula="of:=([.E68]-[.C68])/[.G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C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9]-[.B69])/[.F69]" office:value-type="float" office:value="1.25">
            <text:p>1,25</text:p>
          </table:table-cell>
          <table:table-cell table:formula="of:=([.E69]-[.C69])/[.G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D.tif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0]-[.B70])/[.F70]" office:value-type="float" office:value="1.25">
            <text:p>1,25</text:p>
          </table:table-cell>
          <table:table-cell table:formula="of:=([.E70]-[.C70])/[.G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09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62500">
            <text:p>5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2]-[.B72])/[.F72]" office:value-type="float" office:value="1.25">
            <text:p>1,25</text:p>
          </table:table-cell>
          <table:table-cell table:formula="of:=([.E72]-[.C72])/[.G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3]-[.B73])/[.F73]" office:value-type="float" office:value="1.25">
            <text:p>1,25</text:p>
          </table:table-cell>
          <table:table-cell table:formula="of:=([.E73]-[.C73])/[.G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4]-[.B74])/[.F74]" office:value-type="float" office:value="1.25">
            <text:p>1,25</text:p>
          </table:table-cell>
          <table:table-cell table:formula="of:=([.E74]-[.C74])/[.G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5]-[.B75])/[.F75]" office:value-type="float" office:value="1.25">
            <text:p>1,25</text:p>
          </table:table-cell>
          <table:table-cell table:formula="of:=([.E75]-[.C75])/[.G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E.tif</text:p>
          </table:table-cell>
          <table:table-cell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6]-[.B76])/[.F76]" office:value-type="float" office:value="1.25">
            <text:p>1,25</text:p>
          </table:table-cell>
          <table:table-cell table:formula="of:=([.E76]-[.C76])/[.G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F.tif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7]-[.B77])/[.F77]" office:value-type="float" office:value="1.25">
            <text:p>1,25</text:p>
          </table:table-cell>
          <table:table-cell table:formula="of:=([.E77]-[.C77])/[.G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G.tif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8]-[.B78])/[.F78]" office:value-type="float" office:value="1.25">
            <text:p>1,25</text:p>
          </table:table-cell>
          <table:table-cell table:formula="of:=([.E78]-[.C78])/[.G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H.tif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9]-[.B79])/[.F79]" office:value-type="float" office:value="1.25">
            <text:p>1,25</text:p>
          </table:table-cell>
          <table:table-cell table:formula="of:=([.E79]-[.C79])/[.G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A.tif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0]-[.B80])/[.F80]" office:value-type="float" office:value="1.25">
            <text:p>1,25</text:p>
          </table:table-cell>
          <table:table-cell table:formula="of:=([.E80]-[.C80])/[.G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B.tif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1]-[.B81])/[.F81]" office:value-type="float" office:value="1.25">
            <text:p>1,25</text:p>
          </table:table-cell>
          <table:table-cell table:formula="of:=([.E81]-[.C81])/[.G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C.tif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2]-[.B82])/[.F82]" office:value-type="float" office:value="1.25">
            <text:p>1,25</text:p>
          </table:table-cell>
          <table:table-cell table:formula="of:=([.E82]-[.C82])/[.G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D.tif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3]-[.B83])/[.F83]" office:value-type="float" office:value="1.25">
            <text:p>1,25</text:p>
          </table:table-cell>
          <table:table-cell table:formula="of:=([.E83]-[.C83])/[.G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E.tif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4]-[.B84])/[.F84]" office:value-type="float" office:value="1.25">
            <text:p>1,25</text:p>
          </table:table-cell>
          <table:table-cell table:formula="of:=([.E84]-[.C84])/[.G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F.tif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5]-[.B85])/[.F85]" office:value-type="float" office:value="1.25">
            <text:p>1,25</text:p>
          </table:table-cell>
          <table:table-cell table:formula="of:=([.E85]-[.C85])/[.G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G.tif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6]-[.B86])/[.F86]" office:value-type="float" office:value="1.25">
            <text:p>1,25</text:p>
          </table:table-cell>
          <table:table-cell table:formula="of:=([.E86]-[.C86])/[.G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H.tif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7]-[.B87])/[.F87]" office:value-type="float" office:value="1.25">
            <text:p>1,25</text:p>
          </table:table-cell>
          <table:table-cell table:formula="of:=([.E87]-[.C87])/[.G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A.tif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8]-[.B88])/[.F88]" office:value-type="float" office:value="1.25">
            <text:p>1,25</text:p>
          </table:table-cell>
          <table:table-cell table:formula="of:=([.E88]-[.C88])/[.G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B.tif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9]-[.B89])/[.F89]" office:value-type="float" office:value="1.25">
            <text:p>1,25</text:p>
          </table:table-cell>
          <table:table-cell table:formula="of:=([.E89]-[.C89])/[.G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C.tif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0]-[.B90])/[.F90]" office:value-type="float" office:value="1.25">
            <text:p>1,25</text:p>
          </table:table-cell>
          <table:table-cell table:formula="of:=([.E90]-[.C90])/[.G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D.tif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1]-[.B91])/[.F91]" office:value-type="float" office:value="1.25">
            <text:p>1,25</text:p>
          </table:table-cell>
          <table:table-cell table:formula="of:=([.E91]-[.C91])/[.G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E.tif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2]-[.B92])/[.F92]" office:value-type="float" office:value="1.25">
            <text:p>1,25</text:p>
          </table:table-cell>
          <table:table-cell table:formula="of:=([.E92]-[.C92])/[.G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F.tif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3]-[.B93])/[.F93]" office:value-type="float" office:value="1.25">
            <text:p>1,25</text:p>
          </table:table-cell>
          <table:table-cell table:formula="of:=([.E93]-[.C93])/[.G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G.tif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4]-[.B94])/[.F94]" office:value-type="float" office:value="1.25">
            <text:p>1,25</text:p>
          </table:table-cell>
          <table:table-cell table:formula="of:=([.E94]-[.C94])/[.G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H.tif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5]-[.B95])/[.F95]" office:value-type="float" office:value="1.25">
            <text:p>1,25</text:p>
          </table:table-cell>
          <table:table-cell table:formula="of:=([.E95]-[.C95])/[.G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A.tif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6]-[.B96])/[.F96]" office:value-type="float" office:value="1.25">
            <text:p>1,25</text:p>
          </table:table-cell>
          <table:table-cell table:formula="of:=([.E96]-[.C96])/[.G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B.tif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7]-[.B97])/[.F97]" office:value-type="float" office:value="1.25">
            <text:p>1,25</text:p>
          </table:table-cell>
          <table:table-cell table:formula="of:=([.E97]-[.C97])/[.G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C.tif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8]-[.B98])/[.F98]" office:value-type="float" office:value="1.25">
            <text:p>1,25</text:p>
          </table:table-cell>
          <table:table-cell table:formula="of:=([.E98]-[.C98])/[.G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D.tif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9]-[.B99])/[.F99]" office:value-type="float" office:value="1.25">
            <text:p>1,25</text:p>
          </table:table-cell>
          <table:table-cell table:formula="of:=([.E99]-[.C99])/[.G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E.tif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0]-[.B100])/[.F100]" office:value-type="float" office:value="1.25">
            <text:p>1,25</text:p>
          </table:table-cell>
          <table:table-cell table:formula="of:=([.E100]-[.C100])/[.G1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F.tif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1]-[.B101])/[.F101]" office:value-type="float" office:value="1.25">
            <text:p>1,25</text:p>
          </table:table-cell>
          <table:table-cell table:formula="of:=([.E101]-[.C101])/[.G1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G.tif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2]-[.B102])/[.F102]" office:value-type="float" office:value="1.25">
            <text:p>1,25</text:p>
          </table:table-cell>
          <table:table-cell table:formula="of:=([.E102]-[.C102])/[.G1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H.tif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3]-[.B103])/[.F103]" office:value-type="float" office:value="1.25">
            <text:p>1,25</text:p>
          </table:table-cell>
          <table:table-cell table:formula="of:=([.E103]-[.C103])/[.G1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A.tif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4]-[.B104])/[.F104]" office:value-type="float" office:value="1.25">
            <text:p>1,25</text:p>
          </table:table-cell>
          <table:table-cell table:formula="of:=([.E104]-[.C104])/[.G1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B.tif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5]-[.B105])/[.F105]" office:value-type="float" office:value="1.25">
            <text:p>1,25</text:p>
          </table:table-cell>
          <table:table-cell table:formula="of:=([.E105]-[.C105])/[.G1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C.tif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6]-[.B106])/[.F106]" office:value-type="float" office:value="1.25">
            <text:p>1,25</text:p>
          </table:table-cell>
          <table:table-cell table:formula="of:=([.E106]-[.C106])/[.G1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D.tif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7]-[.B107])/[.F107]" office:value-type="float" office:value="1.25">
            <text:p>1,25</text:p>
          </table:table-cell>
          <table:table-cell table:formula="of:=([.E107]-[.C107])/[.G1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3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9]-[.B109])/[.F109]" office:value-type="float" office:value="1.25">
            <text:p>1,25</text:p>
          </table:table-cell>
          <table:table-cell table:formula="of:=([.E109]-[.C109])/[.G1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0]-[.B110])/[.F110]" office:value-type="float" office:value="1.25">
            <text:p>1,25</text:p>
          </table:table-cell>
          <table:table-cell table:formula="of:=([.E110]-[.C110])/[.G1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1]-[.B111])/[.F111]" office:value-type="float" office:value="1.25">
            <text:p>1,25</text:p>
          </table:table-cell>
          <table:table-cell table:formula="of:=([.E111]-[.C111])/[.G1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2]-[.B112])/[.F112]" office:value-type="float" office:value="1.25">
            <text:p>1,25</text:p>
          </table:table-cell>
          <table:table-cell table:formula="of:=([.E112]-[.C112])/[.G1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3]-[.B113])/[.F113]" office:value-type="float" office:value="1.25">
            <text:p>1,25</text:p>
          </table:table-cell>
          <table:table-cell table:formula="of:=([.E113]-[.C113])/[.G1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4]-[.B114])/[.F114]" office:value-type="float" office:value="1.25">
            <text:p>1,25</text:p>
          </table:table-cell>
          <table:table-cell table:formula="of:=([.E114]-[.C114])/[.G1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5]-[.B115])/[.F115]" office:value-type="float" office:value="1.25">
            <text:p>1,25</text:p>
          </table:table-cell>
          <table:table-cell table:formula="of:=([.E115]-[.C115])/[.G1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6]-[.B116])/[.F116]" office:value-type="float" office:value="1.25">
            <text:p>1,25</text:p>
          </table:table-cell>
          <table:table-cell table:formula="of:=([.E116]-[.C116])/[.G1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E.tif</text:p>
          </table:table-cell>
          <table:table-cell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7]-[.B117])/[.F117]" office:value-type="float" office:value="1.25">
            <text:p>1,25</text:p>
          </table:table-cell>
          <table:table-cell table:formula="of:=([.E117]-[.C117])/[.G1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F.tif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8]-[.B118])/[.F118]" office:value-type="float" office:value="1.25">
            <text:p>1,25</text:p>
          </table:table-cell>
          <table:table-cell table:formula="of:=([.E118]-[.C118])/[.G1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G.tif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9]-[.B119])/[.F119]" office:value-type="float" office:value="1.25">
            <text:p>1,25</text:p>
          </table:table-cell>
          <table:table-cell table:formula="of:=([.E119]-[.C119])/[.G1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H.tif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0]-[.B120])/[.F120]" office:value-type="float" office:value="1.25">
            <text:p>1,25</text:p>
          </table:table-cell>
          <table:table-cell table:formula="of:=([.E120]-[.C120])/[.G1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A.tif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1]-[.B121])/[.F121]" office:value-type="float" office:value="1.25">
            <text:p>1,25</text:p>
          </table:table-cell>
          <table:table-cell table:formula="of:=([.E121]-[.C121])/[.G1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B.tif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2]-[.B122])/[.F122]" office:value-type="float" office:value="1.25">
            <text:p>1,25</text:p>
          </table:table-cell>
          <table:table-cell table:formula="of:=([.E122]-[.C122])/[.G1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C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3]-[.B123])/[.F123]" office:value-type="float" office:value="1.25">
            <text:p>1,25</text:p>
          </table:table-cell>
          <table:table-cell table:formula="of:=([.E123]-[.C123])/[.G1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D.tif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4]-[.B124])/[.F124]" office:value-type="float" office:value="1.25">
            <text:p>1,25</text:p>
          </table:table-cell>
          <table:table-cell table:formula="of:=([.E124]-[.C124])/[.G1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E.tif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5]-[.B125])/[.F125]" office:value-type="float" office:value="1.25">
            <text:p>1,25</text:p>
          </table:table-cell>
          <table:table-cell table:formula="of:=([.E125]-[.C125])/[.G1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F.tif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6]-[.B126])/[.F126]" office:value-type="float" office:value="1.25">
            <text:p>1,25</text:p>
          </table:table-cell>
          <table:table-cell table:formula="of:=([.E126]-[.C126])/[.G1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G.tif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7]-[.B127])/[.F127]" office:value-type="float" office:value="1.25">
            <text:p>1,25</text:p>
          </table:table-cell>
          <table:table-cell table:formula="of:=([.E127]-[.C127])/[.G1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H.tif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8]-[.B128])/[.F128]" office:value-type="float" office:value="1.25">
            <text:p>1,25</text:p>
          </table:table-cell>
          <table:table-cell table:formula="of:=([.E128]-[.C128])/[.G1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A.tif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9]-[.B129])/[.F129]" office:value-type="float" office:value="1.25">
            <text:p>1,25</text:p>
          </table:table-cell>
          <table:table-cell table:formula="of:=([.E129]-[.C129])/[.G1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B.tif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0]-[.B130])/[.F130]" office:value-type="float" office:value="1.25">
            <text:p>1,25</text:p>
          </table:table-cell>
          <table:table-cell table:formula="of:=([.E130]-[.C130])/[.G1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C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1]-[.B131])/[.F131]" office:value-type="float" office:value="1.25">
            <text:p>1,25</text:p>
          </table:table-cell>
          <table:table-cell table:formula="of:=([.E131]-[.C131])/[.G1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D.tif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2]-[.B132])/[.F132]" office:value-type="float" office:value="1.25">
            <text:p>1,25</text:p>
          </table:table-cell>
          <table:table-cell table:formula="of:=([.E132]-[.C132])/[.G1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E.tif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3]-[.B133])/[.F133]" office:value-type="float" office:value="1.25">
            <text:p>1,25</text:p>
          </table:table-cell>
          <table:table-cell table:formula="of:=([.E133]-[.C133])/[.G1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F.tif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4]-[.B134])/[.F134]" office:value-type="float" office:value="1.25">
            <text:p>1,25</text:p>
          </table:table-cell>
          <table:table-cell table:formula="of:=([.E134]-[.C134])/[.G1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G.tif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5]-[.B135])/[.F135]" office:value-type="float" office:value="1.25">
            <text:p>1,25</text:p>
          </table:table-cell>
          <table:table-cell table:formula="of:=([.E135]-[.C135])/[.G1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H.tif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6]-[.B136])/[.F136]" office:value-type="float" office:value="1.25">
            <text:p>1,25</text:p>
          </table:table-cell>
          <table:table-cell table:formula="of:=([.E136]-[.C136])/[.G1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A.tif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7]-[.B137])/[.F137]" office:value-type="float" office:value="1.25">
            <text:p>1,25</text:p>
          </table:table-cell>
          <table:table-cell table:formula="of:=([.E137]-[.C137])/[.G1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B.tif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8]-[.B138])/[.F138]" office:value-type="float" office:value="1.25">
            <text:p>1,25</text:p>
          </table:table-cell>
          <table:table-cell table:formula="of:=([.E138]-[.C138])/[.G1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C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9]-[.B139])/[.F139]" office:value-type="float" office:value="1.25">
            <text:p>1,25</text:p>
          </table:table-cell>
          <table:table-cell table:formula="of:=([.E139]-[.C139])/[.G1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D.tif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0]-[.B140])/[.F140]" office:value-type="float" office:value="1.25">
            <text:p>1,25</text:p>
          </table:table-cell>
          <table:table-cell table:formula="of:=([.E140]-[.C140])/[.G1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E.tif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1]-[.B141])/[.F141]" office:value-type="float" office:value="1.25">
            <text:p>1,25</text:p>
          </table:table-cell>
          <table:table-cell table:formula="of:=([.E141]-[.C141])/[.G1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F.tif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2]-[.B142])/[.F142]" office:value-type="float" office:value="1.25">
            <text:p>1,25</text:p>
          </table:table-cell>
          <table:table-cell table:formula="of:=([.E142]-[.C142])/[.G1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G.tif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3]-[.B143])/[.F143]" office:value-type="float" office:value="1.25">
            <text:p>1,25</text:p>
          </table:table-cell>
          <table:table-cell table:formula="of:=([.E143]-[.C143])/[.G1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H.tif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4]-[.B144])/[.F144]" office:value-type="float" office:value="1.25">
            <text:p>1,25</text:p>
          </table:table-cell>
          <table:table-cell table:formula="of:=([.E144]-[.C144])/[.G1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A.tif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5]-[.B145])/[.F145]" office:value-type="float" office:value="1.25">
            <text:p>1,25</text:p>
          </table:table-cell>
          <table:table-cell table:formula="of:=([.E145]-[.C145])/[.G1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B.tif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6]-[.B146])/[.F146]" office:value-type="float" office:value="1.25">
            <text:p>1,25</text:p>
          </table:table-cell>
          <table:table-cell table:formula="of:=([.E146]-[.C146])/[.G1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C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7]-[.B147])/[.F147]" office:value-type="float" office:value="1.25">
            <text:p>1,25</text:p>
          </table:table-cell>
          <table:table-cell table:formula="of:=([.E147]-[.C147])/[.G1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D.tif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8]-[.B148])/[.F148]" office:value-type="float" office:value="1.25">
            <text:p>1,25</text:p>
          </table:table-cell>
          <table:table-cell table:formula="of:=([.E148]-[.C148])/[.G1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2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0]-[.B150])/[.F150]" office:value-type="float" office:value="1.25">
            <text:p>1,25</text:p>
          </table:table-cell>
          <table:table-cell table:formula="of:=([.E150]-[.C150])/[.G1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1]-[.B151])/[.F151]" office:value-type="float" office:value="1.25">
            <text:p>1,25</text:p>
          </table:table-cell>
          <table:table-cell table:formula="of:=([.E151]-[.C151])/[.G1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2]-[.B152])/[.F152]" office:value-type="float" office:value="1.25">
            <text:p>1,25</text:p>
          </table:table-cell>
          <table:table-cell table:formula="of:=([.E152]-[.C152])/[.G1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3]-[.B153])/[.F153]" office:value-type="float" office:value="1.25">
            <text:p>1,25</text:p>
          </table:table-cell>
          <table:table-cell table:formula="of:=([.E153]-[.C153])/[.G1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4]-[.B154])/[.F154]" office:value-type="float" office:value="1.25">
            <text:p>1,25</text:p>
          </table:table-cell>
          <table:table-cell table:formula="of:=([.E154]-[.C154])/[.G1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5]-[.B155])/[.F155]" office:value-type="float" office:value="1.25">
            <text:p>1,25</text:p>
          </table:table-cell>
          <table:table-cell table:formula="of:=([.E155]-[.C155])/[.G1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6]-[.B156])/[.F156]" office:value-type="float" office:value="1.25">
            <text:p>1,25</text:p>
          </table:table-cell>
          <table:table-cell table:formula="of:=([.E156]-[.C156])/[.G1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7]-[.B157])/[.F157]" office:value-type="float" office:value="1.25">
            <text:p>1,25</text:p>
          </table:table-cell>
          <table:table-cell table:formula="of:=([.E157]-[.C157])/[.G1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E.tif</text:p>
          </table:table-cell>
          <table:table-cell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8]-[.B158])/[.F158]" office:value-type="float" office:value="1.25">
            <text:p>1,25</text:p>
          </table:table-cell>
          <table:table-cell table:formula="of:=([.E158]-[.C158])/[.G1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F.tif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9]-[.B159])/[.F159]" office:value-type="float" office:value="1.25">
            <text:p>1,25</text:p>
          </table:table-cell>
          <table:table-cell table:formula="of:=([.E159]-[.C159])/[.G1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G.tif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0]-[.B160])/[.F160]" office:value-type="float" office:value="1.25">
            <text:p>1,25</text:p>
          </table:table-cell>
          <table:table-cell table:formula="of:=([.E160]-[.C160])/[.G1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H.tif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1]-[.B161])/[.F161]" office:value-type="float" office:value="1.25">
            <text:p>1,25</text:p>
          </table:table-cell>
          <table:table-cell table:formula="of:=([.E161]-[.C161])/[.G1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A.tif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2]-[.B162])/[.F162]" office:value-type="float" office:value="1.25">
            <text:p>1,25</text:p>
          </table:table-cell>
          <table:table-cell table:formula="of:=([.E162]-[.C162])/[.G1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B.tif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3]-[.B163])/[.F163]" office:value-type="float" office:value="1.25">
            <text:p>1,25</text:p>
          </table:table-cell>
          <table:table-cell table:formula="of:=([.E163]-[.C163])/[.G1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C.tif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4]-[.B164])/[.F164]" office:value-type="float" office:value="1.25">
            <text:p>1,25</text:p>
          </table:table-cell>
          <table:table-cell table:formula="of:=([.E164]-[.C164])/[.G1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D.tif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5]-[.B165])/[.F165]" office:value-type="float" office:value="1.25">
            <text:p>1,25</text:p>
          </table:table-cell>
          <table:table-cell table:formula="of:=([.E165]-[.C165])/[.G1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E.tif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6]-[.B166])/[.F166]" office:value-type="float" office:value="1.25">
            <text:p>1,25</text:p>
          </table:table-cell>
          <table:table-cell table:formula="of:=([.E166]-[.C166])/[.G1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F.tif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7]-[.B167])/[.F167]" office:value-type="float" office:value="1.25">
            <text:p>1,25</text:p>
          </table:table-cell>
          <table:table-cell table:formula="of:=([.E167]-[.C167])/[.G1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G.tif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8]-[.B168])/[.F168]" office:value-type="float" office:value="1.25">
            <text:p>1,25</text:p>
          </table:table-cell>
          <table:table-cell table:formula="of:=([.E168]-[.C168])/[.G1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H.tif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9]-[.B169])/[.F169]" office:value-type="float" office:value="1.25">
            <text:p>1,25</text:p>
          </table:table-cell>
          <table:table-cell table:formula="of:=([.E169]-[.C169])/[.G1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A.tif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0]-[.B170])/[.F170]" office:value-type="float" office:value="1.25">
            <text:p>1,25</text:p>
          </table:table-cell>
          <table:table-cell table:formula="of:=([.E170]-[.C170])/[.G1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B.tif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1]-[.B171])/[.F171]" office:value-type="float" office:value="1.25">
            <text:p>1,25</text:p>
          </table:table-cell>
          <table:table-cell table:formula="of:=([.E171]-[.C171])/[.G1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C.tif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2]-[.B172])/[.F172]" office:value-type="float" office:value="1.25">
            <text:p>1,25</text:p>
          </table:table-cell>
          <table:table-cell table:formula="of:=([.E172]-[.C172])/[.G1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D.tif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3]-[.B173])/[.F173]" office:value-type="float" office:value="1.25">
            <text:p>1,25</text:p>
          </table:table-cell>
          <table:table-cell table:formula="of:=([.E173]-[.C173])/[.G1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E.tif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4]-[.B174])/[.F174]" office:value-type="float" office:value="1.25">
            <text:p>1,25</text:p>
          </table:table-cell>
          <table:table-cell table:formula="of:=([.E174]-[.C174])/[.G1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F.tif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5]-[.B175])/[.F175]" office:value-type="float" office:value="1.25">
            <text:p>1,25</text:p>
          </table:table-cell>
          <table:table-cell table:formula="of:=([.E175]-[.C175])/[.G1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G.tif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6]-[.B176])/[.F176]" office:value-type="float" office:value="1.25">
            <text:p>1,25</text:p>
          </table:table-cell>
          <table:table-cell table:formula="of:=([.E176]-[.C176])/[.G1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H.tif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7]-[.B177])/[.F177]" office:value-type="float" office:value="1.25">
            <text:p>1,25</text:p>
          </table:table-cell>
          <table:table-cell table:formula="of:=([.E177]-[.C177])/[.G1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A.tif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8]-[.B178])/[.F178]" office:value-type="float" office:value="1.25">
            <text:p>1,25</text:p>
          </table:table-cell>
          <table:table-cell table:formula="of:=([.E178]-[.C178])/[.G1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B.tif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9]-[.B179])/[.F179]" office:value-type="float" office:value="1.25">
            <text:p>1,25</text:p>
          </table:table-cell>
          <table:table-cell table:formula="of:=([.E179]-[.C179])/[.G1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C.tif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0]-[.B180])/[.F180]" office:value-type="float" office:value="1.25">
            <text:p>1,25</text:p>
          </table:table-cell>
          <table:table-cell table:formula="of:=([.E180]-[.C180])/[.G1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D.tif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1]-[.B181])/[.F181]" office:value-type="float" office:value="1.25">
            <text:p>1,25</text:p>
          </table:table-cell>
          <table:table-cell table:formula="of:=([.E181]-[.C181])/[.G1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E.tif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2]-[.B182])/[.F182]" office:value-type="float" office:value="1.25">
            <text:p>1,25</text:p>
          </table:table-cell>
          <table:table-cell table:formula="of:=([.E182]-[.C182])/[.G1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F.tif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3]-[.B183])/[.F183]" office:value-type="float" office:value="1.25">
            <text:p>1,25</text:p>
          </table:table-cell>
          <table:table-cell table:formula="of:=([.E183]-[.C183])/[.G1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G.tif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4]-[.B184])/[.F184]" office:value-type="float" office:value="1.25">
            <text:p>1,25</text:p>
          </table:table-cell>
          <table:table-cell table:formula="of:=([.E184]-[.C184])/[.G1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H.tif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5]-[.B185])/[.F185]" office:value-type="float" office:value="1.25">
            <text:p>1,25</text:p>
          </table:table-cell>
          <table:table-cell table:formula="of:=([.E185]-[.C185])/[.G1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A.tif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6]-[.B186])/[.F186]" office:value-type="float" office:value="1.25">
            <text:p>1,25</text:p>
          </table:table-cell>
          <table:table-cell table:formula="of:=([.E186]-[.C186])/[.G1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B.tif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7]-[.B187])/[.F187]" office:value-type="float" office:value="1.25">
            <text:p>1,25</text:p>
          </table:table-cell>
          <table:table-cell table:formula="of:=([.E187]-[.C187])/[.G1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C.tif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8]-[.B188])/[.F188]" office:value-type="float" office:value="1.25">
            <text:p>1,25</text:p>
          </table:table-cell>
          <table:table-cell table:formula="of:=([.E188]-[.C188])/[.G1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D.tif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9]-[.B189])/[.F189]" office:value-type="float" office:value="1.25">
            <text:p>1,25</text:p>
          </table:table-cell>
          <table:table-cell table:formula="of:=([.E189]-[.C189])/[.G1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24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1]-[.B191])/[.F191]" office:value-type="float" office:value="1.25">
            <text:p>1,25</text:p>
          </table:table-cell>
          <table:table-cell table:formula="of:=([.E191]-[.C191])/[.G1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2]-[.B192])/[.F192]" office:value-type="float" office:value="1.25">
            <text:p>1,25</text:p>
          </table:table-cell>
          <table:table-cell table:formula="of:=([.E192]-[.C192])/[.G1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3]-[.B193])/[.F193]" office:value-type="float" office:value="1.25">
            <text:p>1,25</text:p>
          </table:table-cell>
          <table:table-cell table:formula="of:=([.E193]-[.C193])/[.G1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4]-[.B194])/[.F194]" office:value-type="float" office:value="1.25">
            <text:p>1,25</text:p>
          </table:table-cell>
          <table:table-cell table:formula="of:=([.E194]-[.C194])/[.G1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5]-[.B195])/[.F195]" office:value-type="float" office:value="1.25">
            <text:p>1,25</text:p>
          </table:table-cell>
          <table:table-cell table:formula="of:=([.E195]-[.C195])/[.G1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6]-[.B196])/[.F196]" office:value-type="float" office:value="1.25">
            <text:p>1,25</text:p>
          </table:table-cell>
          <table:table-cell table:formula="of:=([.E196]-[.C196])/[.G1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7]-[.B197])/[.F197]" office:value-type="float" office:value="1.25">
            <text:p>1,25</text:p>
          </table:table-cell>
          <table:table-cell table:formula="of:=([.E197]-[.C197])/[.G1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8]-[.B198])/[.F198]" office:value-type="float" office:value="1.25">
            <text:p>1,25</text:p>
          </table:table-cell>
          <table:table-cell table:formula="of:=([.E198]-[.C198])/[.G1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E.tif</text:p>
          </table:table-cell>
          <table:table-cell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9]-[.B199])/[.F199]" office:value-type="float" office:value="1.25">
            <text:p>1,25</text:p>
          </table:table-cell>
          <table:table-cell table:formula="of:=([.E199]-[.C199])/[.G1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F.tif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0]-[.B200])/[.F200]" office:value-type="float" office:value="1.25">
            <text:p>1,25</text:p>
          </table:table-cell>
          <table:table-cell table:formula="of:=([.E200]-[.C200])/[.G2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G.tif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1]-[.B201])/[.F201]" office:value-type="float" office:value="1.25">
            <text:p>1,25</text:p>
          </table:table-cell>
          <table:table-cell table:formula="of:=([.E201]-[.C201])/[.G2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H.tif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2]-[.B202])/[.F202]" office:value-type="float" office:value="1.25">
            <text:p>1,25</text:p>
          </table:table-cell>
          <table:table-cell table:formula="of:=([.E202]-[.C202])/[.G2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A.tif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3]-[.B203])/[.F203]" office:value-type="float" office:value="1.25">
            <text:p>1,25</text:p>
          </table:table-cell>
          <table:table-cell table:formula="of:=([.E203]-[.C203])/[.G2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B.tif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4]-[.B204])/[.F204]" office:value-type="float" office:value="1.25">
            <text:p>1,25</text:p>
          </table:table-cell>
          <table:table-cell table:formula="of:=([.E204]-[.C204])/[.G2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C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5]-[.B205])/[.F205]" office:value-type="float" office:value="1.25">
            <text:p>1,25</text:p>
          </table:table-cell>
          <table:table-cell table:formula="of:=([.E205]-[.C205])/[.G2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D.tif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6]-[.B206])/[.F206]" office:value-type="float" office:value="1.25">
            <text:p>1,25</text:p>
          </table:table-cell>
          <table:table-cell table:formula="of:=([.E206]-[.C206])/[.G2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E.tif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7]-[.B207])/[.F207]" office:value-type="float" office:value="1.25">
            <text:p>1,25</text:p>
          </table:table-cell>
          <table:table-cell table:formula="of:=([.E207]-[.C207])/[.G2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F.tif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8]-[.B208])/[.F208]" office:value-type="float" office:value="1.25">
            <text:p>1,25</text:p>
          </table:table-cell>
          <table:table-cell table:formula="of:=([.E208]-[.C208])/[.G2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G.tif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9]-[.B209])/[.F209]" office:value-type="float" office:value="1.25">
            <text:p>1,25</text:p>
          </table:table-cell>
          <table:table-cell table:formula="of:=([.E209]-[.C209])/[.G2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H.tif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0]-[.B210])/[.F210]" office:value-type="float" office:value="1.25">
            <text:p>1,25</text:p>
          </table:table-cell>
          <table:table-cell table:formula="of:=([.E210]-[.C210])/[.G2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A.tif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1]-[.B211])/[.F211]" office:value-type="float" office:value="1.25">
            <text:p>1,25</text:p>
          </table:table-cell>
          <table:table-cell table:formula="of:=([.E211]-[.C211])/[.G2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B.tif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2]-[.B212])/[.F212]" office:value-type="float" office:value="1.25">
            <text:p>1,25</text:p>
          </table:table-cell>
          <table:table-cell table:formula="of:=([.E212]-[.C212])/[.G2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C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3]-[.B213])/[.F213]" office:value-type="float" office:value="1.25">
            <text:p>1,25</text:p>
          </table:table-cell>
          <table:table-cell table:formula="of:=([.E213]-[.C213])/[.G2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D.tif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4]-[.B214])/[.F214]" office:value-type="float" office:value="1.25">
            <text:p>1,25</text:p>
          </table:table-cell>
          <table:table-cell table:formula="of:=([.E214]-[.C214])/[.G2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E.tif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5]-[.B215])/[.F215]" office:value-type="float" office:value="1.25">
            <text:p>1,25</text:p>
          </table:table-cell>
          <table:table-cell table:formula="of:=([.E215]-[.C215])/[.G2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F.tif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6]-[.B216])/[.F216]" office:value-type="float" office:value="1.25">
            <text:p>1,25</text:p>
          </table:table-cell>
          <table:table-cell table:formula="of:=([.E216]-[.C216])/[.G2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G.tif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7]-[.B217])/[.F217]" office:value-type="float" office:value="1.25">
            <text:p>1,25</text:p>
          </table:table-cell>
          <table:table-cell table:formula="of:=([.E217]-[.C217])/[.G2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H.tif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8]-[.B218])/[.F218]" office:value-type="float" office:value="1.25">
            <text:p>1,25</text:p>
          </table:table-cell>
          <table:table-cell table:formula="of:=([.E218]-[.C218])/[.G2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A.tif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9]-[.B219])/[.F219]" office:value-type="float" office:value="1.25">
            <text:p>1,25</text:p>
          </table:table-cell>
          <table:table-cell table:formula="of:=([.E219]-[.C219])/[.G2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B.tif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0]-[.B220])/[.F220]" office:value-type="float" office:value="1.25">
            <text:p>1,25</text:p>
          </table:table-cell>
          <table:table-cell table:formula="of:=([.E220]-[.C220])/[.G2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C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1]-[.B221])/[.F221]" office:value-type="float" office:value="1.25">
            <text:p>1,25</text:p>
          </table:table-cell>
          <table:table-cell table:formula="of:=([.E221]-[.C221])/[.G2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D.tif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2]-[.B222])/[.F222]" office:value-type="float" office:value="1.25">
            <text:p>1,25</text:p>
          </table:table-cell>
          <table:table-cell table:formula="of:=([.E222]-[.C222])/[.G2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E.tif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3]-[.B223])/[.F223]" office:value-type="float" office:value="1.25">
            <text:p>1,25</text:p>
          </table:table-cell>
          <table:table-cell table:formula="of:=([.E223]-[.C223])/[.G2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F.tif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4]-[.B224])/[.F224]" office:value-type="float" office:value="1.25">
            <text:p>1,25</text:p>
          </table:table-cell>
          <table:table-cell table:formula="of:=([.E224]-[.C224])/[.G2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G.tif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5]-[.B225])/[.F225]" office:value-type="float" office:value="1.25">
            <text:p>1,25</text:p>
          </table:table-cell>
          <table:table-cell table:formula="of:=([.E225]-[.C225])/[.G2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H.tif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6]-[.B226])/[.F226]" office:value-type="float" office:value="1.25">
            <text:p>1,25</text:p>
          </table:table-cell>
          <table:table-cell table:formula="of:=([.E226]-[.C226])/[.G2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A.tif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7]-[.B227])/[.F227]" office:value-type="float" office:value="1.25">
            <text:p>1,25</text:p>
          </table:table-cell>
          <table:table-cell table:formula="of:=([.E227]-[.C227])/[.G2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B.tif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8]-[.B228])/[.F228]" office:value-type="float" office:value="1.25">
            <text:p>1,25</text:p>
          </table:table-cell>
          <table:table-cell table:formula="of:=([.E228]-[.C228])/[.G2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C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9]-[.B229])/[.F229]" office:value-type="float" office:value="1.25">
            <text:p>1,25</text:p>
          </table:table-cell>
          <table:table-cell table:formula="of:=([.E229]-[.C229])/[.G2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D.tif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0]-[.B230])/[.F230]" office:value-type="float" office:value="1.25">
            <text:p>1,25</text:p>
          </table:table-cell>
          <table:table-cell table:formula="of:=([.E230]-[.C230])/[.G2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0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2]-[.B232])/[.F232]" office:value-type="float" office:value="1.25">
            <text:p>1,25</text:p>
          </table:table-cell>
          <table:table-cell table:formula="of:=([.E232]-[.C232])/[.G2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3]-[.B233])/[.F233]" office:value-type="float" office:value="1.25">
            <text:p>1,25</text:p>
          </table:table-cell>
          <table:table-cell table:formula="of:=([.E233]-[.C233])/[.G2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4]-[.B234])/[.F234]" office:value-type="float" office:value="1.25">
            <text:p>1,25</text:p>
          </table:table-cell>
          <table:table-cell table:formula="of:=([.E234]-[.C234])/[.G2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5]-[.B235])/[.F235]" office:value-type="float" office:value="1.25">
            <text:p>1,25</text:p>
          </table:table-cell>
          <table:table-cell table:formula="of:=([.E235]-[.C235])/[.G2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6]-[.B236])/[.F236]" office:value-type="float" office:value="1.25">
            <text:p>1,25</text:p>
          </table:table-cell>
          <table:table-cell table:formula="of:=([.E236]-[.C236])/[.G2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7]-[.B237])/[.F237]" office:value-type="float" office:value="1.25">
            <text:p>1,25</text:p>
          </table:table-cell>
          <table:table-cell table:formula="of:=([.E237]-[.C237])/[.G2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8]-[.B238])/[.F238]" office:value-type="float" office:value="1.25">
            <text:p>1,25</text:p>
          </table:table-cell>
          <table:table-cell table:formula="of:=([.E238]-[.C238])/[.G2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9]-[.B239])/[.F239]" office:value-type="float" office:value="1.25">
            <text:p>1,25</text:p>
          </table:table-cell>
          <table:table-cell table:formula="of:=([.E239]-[.C239])/[.G2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0]-[.B240])/[.F240]" office:value-type="float" office:value="1.25">
            <text:p>1,25</text:p>
          </table:table-cell>
          <table:table-cell table:formula="of:=([.E240]-[.C240])/[.G2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1]-[.B241])/[.F241]" office:value-type="float" office:value="1.25">
            <text:p>1,25</text:p>
          </table:table-cell>
          <table:table-cell table:formula="of:=([.E241]-[.C241])/[.G2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2]-[.B242])/[.F242]" office:value-type="float" office:value="1.25">
            <text:p>1,25</text:p>
          </table:table-cell>
          <table:table-cell table:formula="of:=([.E242]-[.C242])/[.G2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3]-[.B243])/[.F243]" office:value-type="float" office:value="1.25">
            <text:p>1,25</text:p>
          </table:table-cell>
          <table:table-cell table:formula="of:=([.E243]-[.C243])/[.G2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E.tif</text:p>
          </table:table-cell>
          <table:table-cell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4]-[.B244])/[.F244]" office:value-type="float" office:value="1.25">
            <text:p>1,25</text:p>
          </table:table-cell>
          <table:table-cell table:formula="of:=([.E244]-[.C244])/[.G2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F.tif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5]-[.B245])/[.F245]" office:value-type="float" office:value="1.25">
            <text:p>1,25</text:p>
          </table:table-cell>
          <table:table-cell table:formula="of:=([.E245]-[.C245])/[.G2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G.tif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6]-[.B246])/[.F246]" office:value-type="float" office:value="1.25">
            <text:p>1,25</text:p>
          </table:table-cell>
          <table:table-cell table:formula="of:=([.E246]-[.C246])/[.G2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H.tif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7]-[.B247])/[.F247]" office:value-type="float" office:value="1.25">
            <text:p>1,25</text:p>
          </table:table-cell>
          <table:table-cell table:formula="of:=([.E247]-[.C247])/[.G2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A.tif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8]-[.B248])/[.F248]" office:value-type="float" office:value="1.25">
            <text:p>1,25</text:p>
          </table:table-cell>
          <table:table-cell table:formula="of:=([.E248]-[.C248])/[.G2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B.tif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9]-[.B249])/[.F249]" office:value-type="float" office:value="1.25">
            <text:p>1,25</text:p>
          </table:table-cell>
          <table:table-cell table:formula="of:=([.E249]-[.C249])/[.G2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C.tif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0]-[.B250])/[.F250]" office:value-type="float" office:value="1.25">
            <text:p>1,25</text:p>
          </table:table-cell>
          <table:table-cell table:formula="of:=([.E250]-[.C250])/[.G2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D.tif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1]-[.B251])/[.F251]" office:value-type="float" office:value="1.25">
            <text:p>1,25</text:p>
          </table:table-cell>
          <table:table-cell table:formula="of:=([.E251]-[.C251])/[.G2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E.tif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2]-[.B252])/[.F252]" office:value-type="float" office:value="1.25">
            <text:p>1,25</text:p>
          </table:table-cell>
          <table:table-cell table:formula="of:=([.E252]-[.C252])/[.G2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F.tif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3]-[.B253])/[.F253]" office:value-type="float" office:value="1.25">
            <text:p>1,25</text:p>
          </table:table-cell>
          <table:table-cell table:formula="of:=([.E253]-[.C253])/[.G2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G.tif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4]-[.B254])/[.F254]" office:value-type="float" office:value="1.25">
            <text:p>1,25</text:p>
          </table:table-cell>
          <table:table-cell table:formula="of:=([.E254]-[.C254])/[.G2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H.tif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5]-[.B255])/[.F255]" office:value-type="float" office:value="1.25">
            <text:p>1,25</text:p>
          </table:table-cell>
          <table:table-cell table:formula="of:=([.E255]-[.C255])/[.G2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A.tif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6]-[.B256])/[.F256]" office:value-type="float" office:value="1.25">
            <text:p>1,25</text:p>
          </table:table-cell>
          <table:table-cell table:formula="of:=([.E256]-[.C256])/[.G2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B.tif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7]-[.B257])/[.F257]" office:value-type="float" office:value="1.25">
            <text:p>1,25</text:p>
          </table:table-cell>
          <table:table-cell table:formula="of:=([.E257]-[.C257])/[.G2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C.tif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8]-[.B258])/[.F258]" office:value-type="float" office:value="1.25">
            <text:p>1,25</text:p>
          </table:table-cell>
          <table:table-cell table:formula="of:=([.E258]-[.C258])/[.G2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D.tif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9]-[.B259])/[.F259]" office:value-type="float" office:value="1.25">
            <text:p>1,25</text:p>
          </table:table-cell>
          <table:table-cell table:formula="of:=([.E259]-[.C259])/[.G2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E.tif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0]-[.B260])/[.F260]" office:value-type="float" office:value="1.25">
            <text:p>1,25</text:p>
          </table:table-cell>
          <table:table-cell table:formula="of:=([.E260]-[.C260])/[.G2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F.tif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1]-[.B261])/[.F261]" office:value-type="float" office:value="1.25">
            <text:p>1,25</text:p>
          </table:table-cell>
          <table:table-cell table:formula="of:=([.E261]-[.C261])/[.G2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G.tif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2]-[.B262])/[.F262]" office:value-type="float" office:value="1.25">
            <text:p>1,25</text:p>
          </table:table-cell>
          <table:table-cell table:formula="of:=([.E262]-[.C262])/[.G2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H.tif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3]-[.B263])/[.F263]" office:value-type="float" office:value="1.25">
            <text:p>1,25</text:p>
          </table:table-cell>
          <table:table-cell table:formula="of:=([.E263]-[.C263])/[.G2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A.tif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4]-[.B264])/[.F264]" office:value-type="float" office:value="1.25">
            <text:p>1,25</text:p>
          </table:table-cell>
          <table:table-cell table:formula="of:=([.E264]-[.C264])/[.G2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B.tif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5]-[.B265])/[.F265]" office:value-type="float" office:value="1.25">
            <text:p>1,25</text:p>
          </table:table-cell>
          <table:table-cell table:formula="of:=([.E265]-[.C265])/[.G2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C.tif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6]-[.B266])/[.F266]" office:value-type="float" office:value="1.25">
            <text:p>1,25</text:p>
          </table:table-cell>
          <table:table-cell table:formula="of:=([.E266]-[.C266])/[.G2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D.tif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7]-[.B267])/[.F267]" office:value-type="float" office:value="1.25">
            <text:p>1,25</text:p>
          </table:table-cell>
          <table:table-cell table:formula="of:=([.E267]-[.C267])/[.G2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E.tif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8]-[.B268])/[.F268]" office:value-type="float" office:value="1.25">
            <text:p>1,25</text:p>
          </table:table-cell>
          <table:table-cell table:formula="of:=([.E268]-[.C268])/[.G2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F.tif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9]-[.B269])/[.F269]" office:value-type="float" office:value="1.25">
            <text:p>1,25</text:p>
          </table:table-cell>
          <table:table-cell table:formula="of:=([.E269]-[.C269])/[.G2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G.tif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0]-[.B270])/[.F270]" office:value-type="float" office:value="1.25">
            <text:p>1,25</text:p>
          </table:table-cell>
          <table:table-cell table:formula="of:=([.E270]-[.C270])/[.G2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H.tif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1]-[.B271])/[.F271]" office:value-type="float" office:value="1.25">
            <text:p>1,25</text:p>
          </table:table-cell>
          <table:table-cell table:formula="of:=([.E271]-[.C271])/[.G2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A.tif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2]-[.B272])/[.F272]" office:value-type="float" office:value="1.25">
            <text:p>1,25</text:p>
          </table:table-cell>
          <table:table-cell table:formula="of:=([.E272]-[.C272])/[.G2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B.tif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3]-[.B273])/[.F273]" office:value-type="float" office:value="1.25">
            <text:p>1,25</text:p>
          </table:table-cell>
          <table:table-cell table:formula="of:=([.E273]-[.C273])/[.G2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C.tif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4]-[.B274])/[.F274]" office:value-type="float" office:value="1.25">
            <text:p>1,25</text:p>
          </table:table-cell>
          <table:table-cell table:formula="of:=([.E274]-[.C274])/[.G2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D.tif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5]-[.B275])/[.F275]" office:value-type="float" office:value="1.25">
            <text:p>1,25</text:p>
          </table:table-cell>
          <table:table-cell table:formula="of:=([.E275]-[.C275])/[.G2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7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7]-[.B277])/[.F277]" office:value-type="float" office:value="1.25">
            <text:p>1,25</text:p>
          </table:table-cell>
          <table:table-cell table:formula="of:=([.E277]-[.C277])/[.G2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8]-[.B278])/[.F278]" office:value-type="float" office:value="1.25">
            <text:p>1,25</text:p>
          </table:table-cell>
          <table:table-cell table:formula="of:=([.E278]-[.C278])/[.G2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9]-[.B279])/[.F279]" office:value-type="float" office:value="1.25">
            <text:p>1,25</text:p>
          </table:table-cell>
          <table:table-cell table:formula="of:=([.E279]-[.C279])/[.G2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0]-[.B280])/[.F280]" office:value-type="float" office:value="1.25">
            <text:p>1,25</text:p>
          </table:table-cell>
          <table:table-cell table:formula="of:=([.E280]-[.C280])/[.G2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1]-[.B281])/[.F281]" office:value-type="float" office:value="1.25">
            <text:p>1,25</text:p>
          </table:table-cell>
          <table:table-cell table:formula="of:=([.E281]-[.C281])/[.G2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2]-[.B282])/[.F282]" office:value-type="float" office:value="1.25">
            <text:p>1,25</text:p>
          </table:table-cell>
          <table:table-cell table:formula="of:=([.E282]-[.C282])/[.G2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3]-[.B283])/[.F283]" office:value-type="float" office:value="1.25">
            <text:p>1,25</text:p>
          </table:table-cell>
          <table:table-cell table:formula="of:=([.E283]-[.C283])/[.G2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4]-[.B284])/[.F284]" office:value-type="float" office:value="1.25">
            <text:p>1,25</text:p>
          </table:table-cell>
          <table:table-cell table:formula="of:=([.E284]-[.C284])/[.G2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5]-[.B285])/[.F285]" office:value-type="float" office:value="1.25">
            <text:p>1,25</text:p>
          </table:table-cell>
          <table:table-cell table:formula="of:=([.E285]-[.C285])/[.G2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6]-[.B286])/[.F286]" office:value-type="float" office:value="1.25">
            <text:p>1,25</text:p>
          </table:table-cell>
          <table:table-cell table:formula="of:=([.E286]-[.C286])/[.G2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7]-[.B287])/[.F287]" office:value-type="float" office:value="1.25">
            <text:p>1,25</text:p>
          </table:table-cell>
          <table:table-cell table:formula="of:=([.E287]-[.C287])/[.G2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8]-[.B288])/[.F288]" office:value-type="float" office:value="1.25">
            <text:p>1,25</text:p>
          </table:table-cell>
          <table:table-cell table:formula="of:=([.E288]-[.C288])/[.G2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E.tif</text:p>
          </table:table-cell>
          <table:table-cell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9]-[.B289])/[.F289]" office:value-type="float" office:value="1.25">
            <text:p>1,25</text:p>
          </table:table-cell>
          <table:table-cell table:formula="of:=([.E289]-[.C289])/[.G2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F.tif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0]-[.B290])/[.F290]" office:value-type="float" office:value="1.25">
            <text:p>1,25</text:p>
          </table:table-cell>
          <table:table-cell table:formula="of:=([.E290]-[.C290])/[.G2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G.tif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1]-[.B291])/[.F291]" office:value-type="float" office:value="1.25">
            <text:p>1,25</text:p>
          </table:table-cell>
          <table:table-cell table:formula="of:=([.E291]-[.C291])/[.G2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H.tif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2]-[.B292])/[.F292]" office:value-type="float" office:value="1.25">
            <text:p>1,25</text:p>
          </table:table-cell>
          <table:table-cell table:formula="of:=([.E292]-[.C292])/[.G2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A.tif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3]-[.B293])/[.F293]" office:value-type="float" office:value="1.25">
            <text:p>1,25</text:p>
          </table:table-cell>
          <table:table-cell table:formula="of:=([.E293]-[.C293])/[.G2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B.tif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4]-[.B294])/[.F294]" office:value-type="float" office:value="1.25">
            <text:p>1,25</text:p>
          </table:table-cell>
          <table:table-cell table:formula="of:=([.E294]-[.C294])/[.G2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C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5]-[.B295])/[.F295]" office:value-type="float" office:value="1.25">
            <text:p>1,25</text:p>
          </table:table-cell>
          <table:table-cell table:formula="of:=([.E295]-[.C295])/[.G2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D.tif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6]-[.B296])/[.F296]" office:value-type="float" office:value="1.25">
            <text:p>1,25</text:p>
          </table:table-cell>
          <table:table-cell table:formula="of:=([.E296]-[.C296])/[.G2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E.tif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7]-[.B297])/[.F297]" office:value-type="float" office:value="1.25">
            <text:p>1,25</text:p>
          </table:table-cell>
          <table:table-cell table:formula="of:=([.E297]-[.C297])/[.G2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F.tif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8]-[.B298])/[.F298]" office:value-type="float" office:value="1.25">
            <text:p>1,25</text:p>
          </table:table-cell>
          <table:table-cell table:formula="of:=([.E298]-[.C298])/[.G2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G.tif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9]-[.B299])/[.F299]" office:value-type="float" office:value="1.25">
            <text:p>1,25</text:p>
          </table:table-cell>
          <table:table-cell table:formula="of:=([.E299]-[.C299])/[.G2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H.tif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0]-[.B300])/[.F300]" office:value-type="float" office:value="1.25">
            <text:p>1,25</text:p>
          </table:table-cell>
          <table:table-cell table:formula="of:=([.E300]-[.C300])/[.G3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A.tif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1]-[.B301])/[.F301]" office:value-type="float" office:value="1.25">
            <text:p>1,25</text:p>
          </table:table-cell>
          <table:table-cell table:formula="of:=([.E301]-[.C301])/[.G3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B.tif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2]-[.B302])/[.F302]" office:value-type="float" office:value="1.25">
            <text:p>1,25</text:p>
          </table:table-cell>
          <table:table-cell table:formula="of:=([.E302]-[.C302])/[.G3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C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3]-[.B303])/[.F303]" office:value-type="float" office:value="1.25">
            <text:p>1,25</text:p>
          </table:table-cell>
          <table:table-cell table:formula="of:=([.E303]-[.C303])/[.G3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D.tif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4]-[.B304])/[.F304]" office:value-type="float" office:value="1.25">
            <text:p>1,25</text:p>
          </table:table-cell>
          <table:table-cell table:formula="of:=([.E304]-[.C304])/[.G3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E.tif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5]-[.B305])/[.F305]" office:value-type="float" office:value="1.25">
            <text:p>1,25</text:p>
          </table:table-cell>
          <table:table-cell table:formula="of:=([.E305]-[.C305])/[.G3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F.tif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6]-[.B306])/[.F306]" office:value-type="float" office:value="1.25">
            <text:p>1,25</text:p>
          </table:table-cell>
          <table:table-cell table:formula="of:=([.E306]-[.C306])/[.G3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G.tif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7]-[.B307])/[.F307]" office:value-type="float" office:value="1.25">
            <text:p>1,25</text:p>
          </table:table-cell>
          <table:table-cell table:formula="of:=([.E307]-[.C307])/[.G3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H.tif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8]-[.B308])/[.F308]" office:value-type="float" office:value="1.25">
            <text:p>1,25</text:p>
          </table:table-cell>
          <table:table-cell table:formula="of:=([.E308]-[.C308])/[.G3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A.tif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9]-[.B309])/[.F309]" office:value-type="float" office:value="1.25">
            <text:p>1,25</text:p>
          </table:table-cell>
          <table:table-cell table:formula="of:=([.E309]-[.C309])/[.G3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B.tif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0]-[.B310])/[.F310]" office:value-type="float" office:value="1.25">
            <text:p>1,25</text:p>
          </table:table-cell>
          <table:table-cell table:formula="of:=([.E310]-[.C310])/[.G3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C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1]-[.B311])/[.F311]" office:value-type="float" office:value="1.25">
            <text:p>1,25</text:p>
          </table:table-cell>
          <table:table-cell table:formula="of:=([.E311]-[.C311])/[.G3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D.tif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2]-[.B312])/[.F312]" office:value-type="float" office:value="1.25">
            <text:p>1,25</text:p>
          </table:table-cell>
          <table:table-cell table:formula="of:=([.E312]-[.C312])/[.G3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E.tif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3]-[.B313])/[.F313]" office:value-type="float" office:value="1.25">
            <text:p>1,25</text:p>
          </table:table-cell>
          <table:table-cell table:formula="of:=([.E313]-[.C313])/[.G3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F.tif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4]-[.B314])/[.F314]" office:value-type="float" office:value="1.25">
            <text:p>1,25</text:p>
          </table:table-cell>
          <table:table-cell table:formula="of:=([.E314]-[.C314])/[.G3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G.tif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5]-[.B315])/[.F315]" office:value-type="float" office:value="1.25">
            <text:p>1,25</text:p>
          </table:table-cell>
          <table:table-cell table:formula="of:=([.E315]-[.C315])/[.G3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H.tif</text:p>
          </table:table-cell>
          <table:table-cell office:value-type="float" office:value="250000">
            <text:p>25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6]-[.B316])/[.F316]" office:value-type="float" office:value="1.25">
            <text:p>1,25</text:p>
          </table:table-cell>
          <table:table-cell table:formula="of:=([.E316]-[.C316])/[.G3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A.tif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7]-[.B317])/[.F317]" office:value-type="float" office:value="1.25">
            <text:p>1,25</text:p>
          </table:table-cell>
          <table:table-cell table:formula="of:=([.E317]-[.C317])/[.G3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B.tif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8]-[.B318])/[.F318]" office:value-type="float" office:value="1.25">
            <text:p>1,25</text:p>
          </table:table-cell>
          <table:table-cell table:formula="of:=([.E318]-[.C318])/[.G3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C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9]-[.B319])/[.F319]" office:value-type="float" office:value="1.25">
            <text:p>1,25</text:p>
          </table:table-cell>
          <table:table-cell table:formula="of:=([.E319]-[.C319])/[.G3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D.tif</text:p>
          </table:table-cell>
          <table:table-cell office:value-type="float" office:value="270000">
            <text:p>27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0]-[.B320])/[.F320]" office:value-type="float" office:value="1.25">
            <text:p>1,25</text:p>
          </table:table-cell>
          <table:table-cell table:formula="of:=([.E320]-[.C320])/[.G3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43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2]-[.B322])/[.F322]" office:value-type="float" office:value="1.25">
            <text:p>1,25</text:p>
          </table:table-cell>
          <table:table-cell table:formula="of:=([.E322]-[.C322])/[.G3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3]-[.B323])/[.F323]" office:value-type="float" office:value="1.25">
            <text:p>1,25</text:p>
          </table:table-cell>
          <table:table-cell table:formula="of:=([.E323]-[.C323])/[.G3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4]-[.B324])/[.F324]" office:value-type="float" office:value="1.25">
            <text:p>1,25</text:p>
          </table:table-cell>
          <table:table-cell table:formula="of:=([.E324]-[.C324])/[.G3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5]-[.B325])/[.F325]" office:value-type="float" office:value="1.25">
            <text:p>1,25</text:p>
          </table:table-cell>
          <table:table-cell table:formula="of:=([.E325]-[.C325])/[.G3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6]-[.B326])/[.F326]" office:value-type="float" office:value="1.25">
            <text:p>1,25</text:p>
          </table:table-cell>
          <table:table-cell table:formula="of:=([.E326]-[.C326])/[.G3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7]-[.B327])/[.F327]" office:value-type="float" office:value="1.25">
            <text:p>1,25</text:p>
          </table:table-cell>
          <table:table-cell table:formula="of:=([.E327]-[.C327])/[.G3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8]-[.B328])/[.F328]" office:value-type="float" office:value="1.25">
            <text:p>1,25</text:p>
          </table:table-cell>
          <table:table-cell table:formula="of:=([.E328]-[.C328])/[.G3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9]-[.B329])/[.F329]" office:value-type="float" office:value="1.25">
            <text:p>1,25</text:p>
          </table:table-cell>
          <table:table-cell table:formula="of:=([.E329]-[.C329])/[.G3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0]-[.B330])/[.F330]" office:value-type="float" office:value="1.25">
            <text:p>1,25</text:p>
          </table:table-cell>
          <table:table-cell table:formula="of:=([.E330]-[.C330])/[.G3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1]-[.B331])/[.F331]" office:value-type="float" office:value="1.25">
            <text:p>1,25</text:p>
          </table:table-cell>
          <table:table-cell table:formula="of:=([.E331]-[.C331])/[.G3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2]-[.B332])/[.F332]" office:value-type="float" office:value="1.25">
            <text:p>1,25</text:p>
          </table:table-cell>
          <table:table-cell table:formula="of:=([.E332]-[.C332])/[.G3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3]-[.B333])/[.F333]" office:value-type="float" office:value="1.25">
            <text:p>1,25</text:p>
          </table:table-cell>
          <table:table-cell table:formula="of:=([.E333]-[.C333])/[.G3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E.tif</text:p>
          </table:table-cell>
          <table:table-cell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4]-[.B334])/[.F334]" office:value-type="float" office:value="1.25">
            <text:p>1,25</text:p>
          </table:table-cell>
          <table:table-cell table:formula="of:=([.E334]-[.C334])/[.G3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F.tif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5]-[.B335])/[.F335]" office:value-type="float" office:value="1.25">
            <text:p>1,25</text:p>
          </table:table-cell>
          <table:table-cell table:formula="of:=([.E335]-[.C335])/[.G3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G.tif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6]-[.B336])/[.F336]" office:value-type="float" office:value="1.25">
            <text:p>1,25</text:p>
          </table:table-cell>
          <table:table-cell table:formula="of:=([.E336]-[.C336])/[.G3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H.tif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7]-[.B337])/[.F337]" office:value-type="float" office:value="1.25">
            <text:p>1,25</text:p>
          </table:table-cell>
          <table:table-cell table:formula="of:=([.E337]-[.C337])/[.G3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A.tif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8]-[.B338])/[.F338]" office:value-type="float" office:value="1.25">
            <text:p>1,25</text:p>
          </table:table-cell>
          <table:table-cell table:formula="of:=([.E338]-[.C338])/[.G3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B.tif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9]-[.B339])/[.F339]" office:value-type="float" office:value="1.25">
            <text:p>1,25</text:p>
          </table:table-cell>
          <table:table-cell table:formula="of:=([.E339]-[.C339])/[.G3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C.tif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0]-[.B340])/[.F340]" office:value-type="float" office:value="1.25">
            <text:p>1,25</text:p>
          </table:table-cell>
          <table:table-cell table:formula="of:=([.E340]-[.C340])/[.G3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D.tif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1]-[.B341])/[.F341]" office:value-type="float" office:value="1.25">
            <text:p>1,25</text:p>
          </table:table-cell>
          <table:table-cell table:formula="of:=([.E341]-[.C341])/[.G3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E.tif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2]-[.B342])/[.F342]" office:value-type="float" office:value="1.25">
            <text:p>1,25</text:p>
          </table:table-cell>
          <table:table-cell table:formula="of:=([.E342]-[.C342])/[.G3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F.tif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3]-[.B343])/[.F343]" office:value-type="float" office:value="1.25">
            <text:p>1,25</text:p>
          </table:table-cell>
          <table:table-cell table:formula="of:=([.E343]-[.C343])/[.G3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G.tif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4]-[.B344])/[.F344]" office:value-type="float" office:value="1.25">
            <text:p>1,25</text:p>
          </table:table-cell>
          <table:table-cell table:formula="of:=([.E344]-[.C344])/[.G3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H.tif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5]-[.B345])/[.F345]" office:value-type="float" office:value="1.25">
            <text:p>1,25</text:p>
          </table:table-cell>
          <table:table-cell table:formula="of:=([.E345]-[.C345])/[.G3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A.tif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6]-[.B346])/[.F346]" office:value-type="float" office:value="1.25">
            <text:p>1,25</text:p>
          </table:table-cell>
          <table:table-cell table:formula="of:=([.E346]-[.C346])/[.G3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B.tif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7]-[.B347])/[.F347]" office:value-type="float" office:value="1.25">
            <text:p>1,25</text:p>
          </table:table-cell>
          <table:table-cell table:formula="of:=([.E347]-[.C347])/[.G3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C.tif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8]-[.B348])/[.F348]" office:value-type="float" office:value="1.25">
            <text:p>1,25</text:p>
          </table:table-cell>
          <table:table-cell table:formula="of:=([.E348]-[.C348])/[.G3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D.tif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9]-[.B349])/[.F349]" office:value-type="float" office:value="1.25">
            <text:p>1,25</text:p>
          </table:table-cell>
          <table:table-cell table:formula="of:=([.E349]-[.C349])/[.G3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E.tif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0]-[.B350])/[.F350]" office:value-type="float" office:value="1.25">
            <text:p>1,25</text:p>
          </table:table-cell>
          <table:table-cell table:formula="of:=([.E350]-[.C350])/[.G3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F.tif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1]-[.B351])/[.F351]" office:value-type="float" office:value="1.25">
            <text:p>1,25</text:p>
          </table:table-cell>
          <table:table-cell table:formula="of:=([.E351]-[.C351])/[.G3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G.tif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2]-[.B352])/[.F352]" office:value-type="float" office:value="1.25">
            <text:p>1,25</text:p>
          </table:table-cell>
          <table:table-cell table:formula="of:=([.E352]-[.C352])/[.G3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H.tif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3]-[.B353])/[.F353]" office:value-type="float" office:value="1.25">
            <text:p>1,25</text:p>
          </table:table-cell>
          <table:table-cell table:formula="of:=([.E353]-[.C353])/[.G3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A.tif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4]-[.B354])/[.F354]" office:value-type="float" office:value="1.25">
            <text:p>1,25</text:p>
          </table:table-cell>
          <table:table-cell table:formula="of:=([.E354]-[.C354])/[.G3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B.tif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5]-[.B355])/[.F355]" office:value-type="float" office:value="1.25">
            <text:p>1,25</text:p>
          </table:table-cell>
          <table:table-cell table:formula="of:=([.E355]-[.C355])/[.G3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C.tif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6]-[.B356])/[.F356]" office:value-type="float" office:value="1.25">
            <text:p>1,25</text:p>
          </table:table-cell>
          <table:table-cell table:formula="of:=([.E356]-[.C356])/[.G3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D.tif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7]-[.B357])/[.F357]" office:value-type="float" office:value="1.25">
            <text:p>1,25</text:p>
          </table:table-cell>
          <table:table-cell table:formula="of:=([.E357]-[.C357])/[.G3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49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9]-[.B359])/[.F359]" office:value-type="float" office:value="1.25">
            <text:p>1,25</text:p>
          </table:table-cell>
          <table:table-cell table:formula="of:=([.E359]-[.C359])/[.G3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0]-[.B360])/[.F360]" office:value-type="float" office:value="1.25">
            <text:p>1,25</text:p>
          </table:table-cell>
          <table:table-cell table:formula="of:=([.E360]-[.C360])/[.G3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1]-[.B361])/[.F361]" office:value-type="float" office:value="1.25">
            <text:p>1,25</text:p>
          </table:table-cell>
          <table:table-cell table:formula="of:=([.E361]-[.C361])/[.G3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2]-[.B362])/[.F362]" office:value-type="float" office:value="1.25">
            <text:p>1,25</text:p>
          </table:table-cell>
          <table:table-cell table:formula="of:=([.E362]-[.C362])/[.G3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3]-[.B363])/[.F363]" office:value-type="float" office:value="1.25">
            <text:p>1,25</text:p>
          </table:table-cell>
          <table:table-cell table:formula="of:=([.E363]-[.C363])/[.G3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4]-[.B364])/[.F364]" office:value-type="float" office:value="1.25">
            <text:p>1,25</text:p>
          </table:table-cell>
          <table:table-cell table:formula="of:=([.E364]-[.C364])/[.G3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5]-[.B365])/[.F365]" office:value-type="float" office:value="1.25">
            <text:p>1,25</text:p>
          </table:table-cell>
          <table:table-cell table:formula="of:=([.E365]-[.C365])/[.G3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6]-[.B366])/[.F366]" office:value-type="float" office:value="1.25">
            <text:p>1,25</text:p>
          </table:table-cell>
          <table:table-cell table:formula="of:=([.E366]-[.C366])/[.G3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7]-[.B367])/[.F367]" office:value-type="float" office:value="1.25">
            <text:p>1,25</text:p>
          </table:table-cell>
          <table:table-cell table:formula="of:=([.E367]-[.C367])/[.G3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8]-[.B368])/[.F368]" office:value-type="float" office:value="1.25">
            <text:p>1,25</text:p>
          </table:table-cell>
          <table:table-cell table:formula="of:=([.E368]-[.C368])/[.G3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9]-[.B369])/[.F369]" office:value-type="float" office:value="1.25">
            <text:p>1,25</text:p>
          </table:table-cell>
          <table:table-cell table:formula="of:=([.E369]-[.C369])/[.G3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0]-[.B370])/[.F370]" office:value-type="float" office:value="1.25">
            <text:p>1,25</text:p>
          </table:table-cell>
          <table:table-cell table:formula="of:=([.E370]-[.C370])/[.G3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E.tif</text:p>
          </table:table-cell>
          <table:table-cell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1]-[.B371])/[.F371]" office:value-type="float" office:value="1.25">
            <text:p>1,25</text:p>
          </table:table-cell>
          <table:table-cell table:formula="of:=([.E371]-[.C371])/[.G3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F.tif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2]-[.B372])/[.F372]" office:value-type="float" office:value="1.25">
            <text:p>1,25</text:p>
          </table:table-cell>
          <table:table-cell table:formula="of:=([.E372]-[.C372])/[.G3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G.tif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3]-[.B373])/[.F373]" office:value-type="float" office:value="1.25">
            <text:p>1,25</text:p>
          </table:table-cell>
          <table:table-cell table:formula="of:=([.E373]-[.C373])/[.G3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H.tif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4]-[.B374])/[.F374]" office:value-type="float" office:value="1.25">
            <text:p>1,25</text:p>
          </table:table-cell>
          <table:table-cell table:formula="of:=([.E374]-[.C374])/[.G3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A.tif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5]-[.B375])/[.F375]" office:value-type="float" office:value="1.25">
            <text:p>1,25</text:p>
          </table:table-cell>
          <table:table-cell table:formula="of:=([.E375]-[.C375])/[.G3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B.tif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6]-[.B376])/[.F376]" office:value-type="float" office:value="1.25">
            <text:p>1,25</text:p>
          </table:table-cell>
          <table:table-cell table:formula="of:=([.E376]-[.C376])/[.G3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C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7]-[.B377])/[.F377]" office:value-type="float" office:value="1.25">
            <text:p>1,25</text:p>
          </table:table-cell>
          <table:table-cell table:formula="of:=([.E377]-[.C377])/[.G3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D.tif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8]-[.B378])/[.F378]" office:value-type="float" office:value="1.25">
            <text:p>1,25</text:p>
          </table:table-cell>
          <table:table-cell table:formula="of:=([.E378]-[.C378])/[.G3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E.tif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9]-[.B379])/[.F379]" office:value-type="float" office:value="1.25">
            <text:p>1,25</text:p>
          </table:table-cell>
          <table:table-cell table:formula="of:=([.E379]-[.C379])/[.G3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F.tif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0]-[.B380])/[.F380]" office:value-type="float" office:value="1.25">
            <text:p>1,25</text:p>
          </table:table-cell>
          <table:table-cell table:formula="of:=([.E380]-[.C380])/[.G3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G.tif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1]-[.B381])/[.F381]" office:value-type="float" office:value="1.25">
            <text:p>1,25</text:p>
          </table:table-cell>
          <table:table-cell table:formula="of:=([.E381]-[.C381])/[.G3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H.tif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2]-[.B382])/[.F382]" office:value-type="float" office:value="1.25">
            <text:p>1,25</text:p>
          </table:table-cell>
          <table:table-cell table:formula="of:=([.E382]-[.C382])/[.G3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A.tif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3]-[.B383])/[.F383]" office:value-type="float" office:value="1.25">
            <text:p>1,25</text:p>
          </table:table-cell>
          <table:table-cell table:formula="of:=([.E383]-[.C383])/[.G3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B.tif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4]-[.B384])/[.F384]" office:value-type="float" office:value="1.25">
            <text:p>1,25</text:p>
          </table:table-cell>
          <table:table-cell table:formula="of:=([.E384]-[.C384])/[.G3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C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5]-[.B385])/[.F385]" office:value-type="float" office:value="1.25">
            <text:p>1,25</text:p>
          </table:table-cell>
          <table:table-cell table:formula="of:=([.E385]-[.C385])/[.G3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D.tif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6]-[.B386])/[.F386]" office:value-type="float" office:value="1.25">
            <text:p>1,25</text:p>
          </table:table-cell>
          <table:table-cell table:formula="of:=([.E386]-[.C386])/[.G3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E.tif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7]-[.B387])/[.F387]" office:value-type="float" office:value="1.25">
            <text:p>1,25</text:p>
          </table:table-cell>
          <table:table-cell table:formula="of:=([.E387]-[.C387])/[.G3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F.tif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8]-[.B388])/[.F388]" office:value-type="float" office:value="1.25">
            <text:p>1,25</text:p>
          </table:table-cell>
          <table:table-cell table:formula="of:=([.E388]-[.C388])/[.G3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G.tif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9]-[.B389])/[.F389]" office:value-type="float" office:value="1.25">
            <text:p>1,25</text:p>
          </table:table-cell>
          <table:table-cell table:formula="of:=([.E389]-[.C389])/[.G3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H.tif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0]-[.B390])/[.F390]" office:value-type="float" office:value="1.25">
            <text:p>1,25</text:p>
          </table:table-cell>
          <table:table-cell table:formula="of:=([.E390]-[.C390])/[.G3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A.tif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1]-[.B391])/[.F391]" office:value-type="float" office:value="1.25">
            <text:p>1,25</text:p>
          </table:table-cell>
          <table:table-cell table:formula="of:=([.E391]-[.C391])/[.G3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B.tif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2]-[.B392])/[.F392]" office:value-type="float" office:value="1.25">
            <text:p>1,25</text:p>
          </table:table-cell>
          <table:table-cell table:formula="of:=([.E392]-[.C392])/[.G3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C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3]-[.B393])/[.F393]" office:value-type="float" office:value="1.25">
            <text:p>1,25</text:p>
          </table:table-cell>
          <table:table-cell table:formula="of:=([.E393]-[.C393])/[.G3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D.tif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4]-[.B394])/[.F394]" office:value-type="float" office:value="1.25">
            <text:p>1,25</text:p>
          </table:table-cell>
          <table:table-cell table:formula="of:=([.E394]-[.C394])/[.G3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55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6]-[.B396])/[.F396]" office:value-type="float" office:value="1.25">
            <text:p>1,25</text:p>
          </table:table-cell>
          <table:table-cell table:formula="of:=([.E396]-[.C396])/[.G3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7]-[.B397])/[.F397]" office:value-type="float" office:value="1.25">
            <text:p>1,25</text:p>
          </table:table-cell>
          <table:table-cell table:formula="of:=([.E397]-[.C397])/[.G3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8]-[.B398])/[.F398]" office:value-type="float" office:value="1.25">
            <text:p>1,25</text:p>
          </table:table-cell>
          <table:table-cell table:formula="of:=([.E398]-[.C398])/[.G3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9]-[.B399])/[.F399]" office:value-type="float" office:value="1.25">
            <text:p>1,25</text:p>
          </table:table-cell>
          <table:table-cell table:formula="of:=([.E399]-[.C399])/[.G3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0]-[.B400])/[.F400]" office:value-type="float" office:value="1.25">
            <text:p>1,25</text:p>
          </table:table-cell>
          <table:table-cell table:formula="of:=([.E400]-[.C400])/[.G4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1]-[.B401])/[.F401]" office:value-type="float" office:value="1.25">
            <text:p>1,25</text:p>
          </table:table-cell>
          <table:table-cell table:formula="of:=([.E401]-[.C401])/[.G4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2]-[.B402])/[.F402]" office:value-type="float" office:value="1.25">
            <text:p>1,25</text:p>
          </table:table-cell>
          <table:table-cell table:formula="of:=([.E402]-[.C402])/[.G4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3]-[.B403])/[.F403]" office:value-type="float" office:value="1.25">
            <text:p>1,25</text:p>
          </table:table-cell>
          <table:table-cell table:formula="of:=([.E403]-[.C403])/[.G4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4]-[.B404])/[.F404]" office:value-type="float" office:value="1.25">
            <text:p>1,25</text:p>
          </table:table-cell>
          <table:table-cell table:formula="of:=([.E404]-[.C404])/[.G4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5]-[.B405])/[.F405]" office:value-type="float" office:value="1.25">
            <text:p>1,25</text:p>
          </table:table-cell>
          <table:table-cell table:formula="of:=([.E405]-[.C405])/[.G4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6]-[.B406])/[.F406]" office:value-type="float" office:value="1.25">
            <text:p>1,25</text:p>
          </table:table-cell>
          <table:table-cell table:formula="of:=([.E406]-[.C406])/[.G4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7]-[.B407])/[.F407]" office:value-type="float" office:value="1.25">
            <text:p>1,25</text:p>
          </table:table-cell>
          <table:table-cell table:formula="of:=([.E407]-[.C407])/[.G4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E.tif</text:p>
          </table:table-cell>
          <table:table-cell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8]-[.B408])/[.F408]" office:value-type="float" office:value="1.25">
            <text:p>1,25</text:p>
          </table:table-cell>
          <table:table-cell table:formula="of:=([.E408]-[.C408])/[.G4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F.tif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9]-[.B409])/[.F409]" office:value-type="float" office:value="1.25">
            <text:p>1,25</text:p>
          </table:table-cell>
          <table:table-cell table:formula="of:=([.E409]-[.C409])/[.G4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G.tif</text:p>
          </table:table-cell>
          <table:table-cell office:value-type="float" office:value="120000">
            <text:p>120000</text:p>
          </table:table-cell>
          <table:table-cell office:value-type="float" office:value="350000">
            <text:p>350000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0]-[.B410])/[.F410]" office:value-type="float" office:value="1.25">
            <text:p>1,25</text:p>
          </table:table-cell>
          <table:table-cell table:formula="of:=([.E410]-[.C410])/[.G4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H.tif</text:p>
          </table:table-cell>
          <table:table-cell office:value-type="float" office:value="130000">
            <text:p>13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1]-[.B411])/[.F411]" office:value-type="float" office:value="1.25">
            <text:p>1,25</text:p>
          </table:table-cell>
          <table:table-cell table:formula="of:=([.E411]-[.C411])/[.G4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A.tif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2]-[.B412])/[.F412]" office:value-type="float" office:value="1.25">
            <text:p>1,25</text:p>
          </table:table-cell>
          <table:table-cell table:formula="of:=([.E412]-[.C412])/[.G4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B.tif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3]-[.B413])/[.F413]" office:value-type="float" office:value="1.25">
            <text:p>1,25</text:p>
          </table:table-cell>
          <table:table-cell table:formula="of:=([.E413]-[.C413])/[.G4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C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4]-[.B414])/[.F414]" office:value-type="float" office:value="1.25">
            <text:p>1,25</text:p>
          </table:table-cell>
          <table:table-cell table:formula="of:=([.E414]-[.C414])/[.G4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D.tif</text:p>
          </table:table-cell>
          <table:table-cell office:value-type="float" office:value="150000">
            <text:p>150000</text:p>
          </table:table-cell>
          <table:table-cell office:value-type="float" office:value="350000">
            <text:p>350000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5]-[.B415])/[.F415]" office:value-type="float" office:value="1.25">
            <text:p>1,25</text:p>
          </table:table-cell>
          <table:table-cell table:formula="of:=([.E415]-[.C415])/[.G4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E.tif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6]-[.B416])/[.F416]" office:value-type="float" office:value="1.25">
            <text:p>1,25</text:p>
          </table:table-cell>
          <table:table-cell table:formula="of:=([.E416]-[.C416])/[.G4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F.tif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7]-[.B417])/[.F417]" office:value-type="float" office:value="1.25">
            <text:p>1,25</text:p>
          </table:table-cell>
          <table:table-cell table:formula="of:=([.E417]-[.C417])/[.G4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G.tif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8]-[.B418])/[.F418]" office:value-type="float" office:value="1.25">
            <text:p>1,25</text:p>
          </table:table-cell>
          <table:table-cell table:formula="of:=([.E418]-[.C418])/[.G4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H.tif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9]-[.B419])/[.F419]" office:value-type="float" office:value="1.25">
            <text:p>1,25</text:p>
          </table:table-cell>
          <table:table-cell table:formula="of:=([.E419]-[.C419])/[.G4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A.tif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0]-[.B420])/[.F420]" office:value-type="float" office:value="1.25">
            <text:p>1,25</text:p>
          </table:table-cell>
          <table:table-cell table:formula="of:=([.E420]-[.C420])/[.G4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B.tif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1]-[.B421])/[.F421]" office:value-type="float" office:value="1.25">
            <text:p>1,25</text:p>
          </table:table-cell>
          <table:table-cell table:formula="of:=([.E421]-[.C421])/[.G4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C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2]-[.B422])/[.F422]" office:value-type="float" office:value="1.25">
            <text:p>1,25</text:p>
          </table:table-cell>
          <table:table-cell table:formula="of:=([.E422]-[.C422])/[.G4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D.tif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3]-[.B423])/[.F423]" office:value-type="float" office:value="1.25">
            <text:p>1,25</text:p>
          </table:table-cell>
          <table:table-cell table:formula="of:=([.E423]-[.C423])/[.G4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E.tif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4]-[.B424])/[.F424]" office:value-type="float" office:value="1.25">
            <text:p>1,25</text:p>
          </table:table-cell>
          <table:table-cell table:formula="of:=([.E424]-[.C424])/[.G4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F.tif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5]-[.B425])/[.F425]" office:value-type="float" office:value="1.25">
            <text:p>1,25</text:p>
          </table:table-cell>
          <table:table-cell table:formula="of:=([.E425]-[.C425])/[.G4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G.tif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6]-[.B426])/[.F426]" office:value-type="float" office:value="1.25">
            <text:p>1,25</text:p>
          </table:table-cell>
          <table:table-cell table:formula="of:=([.E426]-[.C426])/[.G4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H.tif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7]-[.B427])/[.F427]" office:value-type="float" office:value="1.25">
            <text:p>1,25</text:p>
          </table:table-cell>
          <table:table-cell table:formula="of:=([.E427]-[.C427])/[.G4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A.tif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8]-[.B428])/[.F428]" office:value-type="float" office:value="1.25">
            <text:p>1,25</text:p>
          </table:table-cell>
          <table:table-cell table:formula="of:=([.E428]-[.C428])/[.G4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B.tif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9]-[.B429])/[.F429]" office:value-type="float" office:value="1.25">
            <text:p>1,25</text:p>
          </table:table-cell>
          <table:table-cell table:formula="of:=([.E429]-[.C429])/[.G4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C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0]-[.B430])/[.F430]" office:value-type="float" office:value="1.25">
            <text:p>1,25</text:p>
          </table:table-cell>
          <table:table-cell table:formula="of:=([.E430]-[.C430])/[.G4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D.tif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1]-[.B431])/[.F431]" office:value-type="float" office:value="1.25">
            <text:p>1,25</text:p>
          </table:table-cell>
          <table:table-cell table:formula="of:=([.E431]-[.C431])/[.G4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6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43500">
            <text:p>443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3]-[.B433])/[.F433]" office:value-type="float" office:value="1.25">
            <text:p>1,25</text:p>
          </table:table-cell>
          <table:table-cell table:formula="of:=([.E433]-[.C433])/[.G4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4]-[.B434])/[.F434]" office:value-type="float" office:value="1.25">
            <text:p>1,25</text:p>
          </table:table-cell>
          <table:table-cell table:formula="of:=([.E434]-[.C434])/[.G4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table:style-name="Default"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5]-[.B435])/[.F435]" office:value-type="float" office:value="1.25">
            <text:p>1,25</text:p>
          </table:table-cell>
          <table:table-cell table:formula="of:=([.E435]-[.C435])/[.G4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table:style-name="Default" office:value-type="float" office:value="60000">
            <text:p>60000</text:p>
          </table:table-cell>
          <table:table-cell office:value-type="float" office:value="443500">
            <text:p>44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6]-[.B436])/[.F436]" office:value-type="float" office:value="1.25">
            <text:p>1,25</text:p>
          </table:table-cell>
          <table:table-cell table:formula="of:=([.E436]-[.C436])/[.G4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64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30000">
            <text:p>3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8]-[.B438])/[.F438]" office:value-type="float" office:value="1.25">
            <text:p>1,25</text:p>
          </table:table-cell>
          <table:table-cell table:formula="of:=([.E438]-[.C438])/[.G4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9]-[.B439])/[.F439]" office:value-type="float" office:value="1.25">
            <text:p>1,25</text:p>
          </table:table-cell>
          <table:table-cell table:formula="of:=([.E439]-[.C439])/[.G4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0]-[.B440])/[.F440]" office:value-type="float" office:value="1.25">
            <text:p>1,25</text:p>
          </table:table-cell>
          <table:table-cell table:formula="of:=([.E440]-[.C440])/[.G4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1]-[.B441])/[.F441]" office:value-type="float" office:value="1.25">
            <text:p>1,25</text:p>
          </table:table-cell>
          <table:table-cell table:formula="of:=([.E441]-[.C441])/[.G4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2]-[.B442])/[.F442]" office:value-type="float" office:value="1.25">
            <text:p>1,25</text:p>
          </table:table-cell>
          <table:table-cell table:formula="of:=([.E442]-[.C442])/[.G4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3]-[.B443])/[.F443]" office:value-type="float" office:value="1.25">
            <text:p>1,25</text:p>
          </table:table-cell>
          <table:table-cell table:formula="of:=([.E443]-[.C443])/[.G4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4]-[.B444])/[.F444]" office:value-type="float" office:value="1.25">
            <text:p>1,25</text:p>
          </table:table-cell>
          <table:table-cell table:formula="of:=([.E444]-[.C444])/[.G4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60000">
            <text:p>6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5]-[.B445])/[.F445]" office:value-type="float" office:value="1.25">
            <text:p>1,25</text:p>
          </table:table-cell>
          <table:table-cell table:formula="of:=([.E445]-[.C445])/[.G4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0F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7]-[.B447])/[.F447]" office:value-type="float" office:value="1.25">
            <text:p>1,25</text:p>
          </table:table-cell>
          <table:table-cell table:formula="of:=([.E447]-[.C447])/[.G4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0H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8]-[.B448])/[.F448]" office:value-type="float" office:value="1.25">
            <text:p>1,25</text:p>
          </table:table-cell>
          <table:table-cell table:formula="of:=([.E448]-[.C448])/[.G4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9]-[.B449])/[.F449]" office:value-type="float" office:value="1.25">
            <text:p>1,25</text:p>
          </table:table-cell>
          <table:table-cell table:formula="of:=([.E449]-[.C449])/[.G4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0]-[.B450])/[.F450]" office:value-type="float" office:value="1.25">
            <text:p>1,25</text:p>
          </table:table-cell>
          <table:table-cell table:formula="of:=([.E450]-[.C450])/[.G4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1]-[.B451])/[.F451]" office:value-type="float" office:value="1.25">
            <text:p>1,25</text:p>
          </table:table-cell>
          <table:table-cell table:formula="of:=([.E451]-[.C451])/[.G4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2]-[.B452])/[.F452]" office:value-type="float" office:value="1.25">
            <text:p>1,25</text:p>
          </table:table-cell>
          <table:table-cell table:formula="of:=([.E452]-[.C452])/[.G4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3]-[.B453])/[.F453]" office:value-type="float" office:value="1.25">
            <text:p>1,25</text:p>
          </table:table-cell>
          <table:table-cell table:formula="of:=([.E453]-[.C453])/[.G4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4]-[.B454])/[.F454]" office:value-type="float" office:value="1.25">
            <text:p>1,25</text:p>
          </table:table-cell>
          <table:table-cell table:formula="of:=([.E454]-[.C454])/[.G4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5]-[.B455])/[.F455]" office:value-type="float" office:value="1.25">
            <text:p>1,25</text:p>
          </table:table-cell>
          <table:table-cell table:formula="of:=([.E455]-[.C455])/[.G4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60000">
            <text:p>6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6]-[.B456])/[.F456]" office:value-type="float" office:value="1.25">
            <text:p>1,25</text:p>
          </table:table-cell>
          <table:table-cell table:formula="of:=([.E456]-[.C456])/[.G4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66F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8]-[.B458])/[.F458]" office:value-type="float" office:value="1.25">
            <text:p>1,25</text:p>
          </table:table-cell>
          <table:table-cell table:formula="of:=([.E458]-[.C458])/[.G4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6H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9]-[.B459])/[.F459]" office:value-type="float" office:value="1.25">
            <text:p>1,25</text:p>
          </table:table-cell>
          <table:table-cell table:formula="of:=([.E459]-[.C459])/[.G4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0]-[.B460])/[.F460]" office:value-type="float" office:value="1.25">
            <text:p>1,25</text:p>
          </table:table-cell>
          <table:table-cell table:formula="of:=([.E460]-[.C460])/[.G4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1]-[.B461])/[.F461]" office:value-type="float" office:value="1.25">
            <text:p>1,25</text:p>
          </table:table-cell>
          <table:table-cell table:formula="of:=([.E461]-[.C461])/[.G4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2]-[.B462])/[.F462]" office:value-type="float" office:value="1.25">
            <text:p>1,25</text:p>
          </table:table-cell>
          <table:table-cell table:formula="of:=([.E462]-[.C462])/[.G4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3]-[.B463])/[.F463]" office:value-type="float" office:value="1.25">
            <text:p>1,25</text:p>
          </table:table-cell>
          <table:table-cell table:formula="of:=([.E463]-[.C463])/[.G4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4]-[.B464])/[.F464]" office:value-type="float" office:value="1.25">
            <text:p>1,25</text:p>
          </table:table-cell>
          <table:table-cell table:formula="of:=([.E464]-[.C464])/[.G4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5]-[.B465])/[.F465]" office:value-type="float" office:value="1.25">
            <text:p>1,25</text:p>
          </table:table-cell>
          <table:table-cell table:formula="of:=([.E465]-[.C465])/[.G4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6]-[.B466])/[.F466]" office:value-type="float" office:value="1.25">
            <text:p>1,25</text:p>
          </table:table-cell>
          <table:table-cell table:formula="of:=([.E466]-[.C466])/[.G4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60000">
            <text:p>6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7]-[.B467])/[.F467]" office:value-type="float" office:value="1.25">
            <text:p>1,25</text:p>
          </table:table-cell>
          <table:table-cell table:formula="of:=([.E467]-[.C467])/[.G4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4E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9]-[.B469])/[.F469]" office:value-type="float" office:value="1.25">
            <text:p>1,25</text:p>
          </table:table-cell>
          <table:table-cell table:formula="of:=([.E469]-[.C469])/[.G4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F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0]-[.B470])/[.F470]" office:value-type="float" office:value="1.25">
            <text:p>1,25</text:p>
          </table:table-cell>
          <table:table-cell table:formula="of:=([.E470]-[.C470])/[.G4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G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1]-[.B471])/[.F471]" office:value-type="float" office:value="1.25">
            <text:p>1,25</text:p>
          </table:table-cell>
          <table:table-cell table:formula="of:=([.E471]-[.C471])/[.G4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H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2]-[.B472])/[.F472]" office:value-type="float" office:value="1.25">
            <text:p>1,25</text:p>
          </table:table-cell>
          <table:table-cell table:formula="of:=([.E472]-[.C472])/[.G4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A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3]-[.B473])/[.F473]" office:value-type="float" office:value="1.25">
            <text:p>1,25</text:p>
          </table:table-cell>
          <table:table-cell table:formula="of:=([.E473]-[.C473])/[.G4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B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4]-[.B474])/[.F474]" office:value-type="float" office:value="1.25">
            <text:p>1,25</text:p>
          </table:table-cell>
          <table:table-cell table:formula="of:=([.E474]-[.C474])/[.G4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C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5]-[.B475])/[.F475]" office:value-type="float" office:value="1.25">
            <text:p>1,25</text:p>
          </table:table-cell>
          <table:table-cell table:formula="of:=([.E475]-[.C475])/[.G4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D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6]-[.B476])/[.F476]" office:value-type="float" office:value="1.25">
            <text:p>1,25</text:p>
          </table:table-cell>
          <table:table-cell table:formula="of:=([.E476]-[.C476])/[.G4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E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7]-[.B477])/[.F477]" office:value-type="float" office:value="1.25">
            <text:p>1,25</text:p>
          </table:table-cell>
          <table:table-cell table:formula="of:=([.E477]-[.C477])/[.G4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F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8]-[.B478])/[.F478]" office:value-type="float" office:value="1.25">
            <text:p>1,25</text:p>
          </table:table-cell>
          <table:table-cell table:formula="of:=([.E478]-[.C478])/[.G4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G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9]-[.B479])/[.F479]" office:value-type="float" office:value="1.25">
            <text:p>1,25</text:p>
          </table:table-cell>
          <table:table-cell table:formula="of:=([.E479]-[.C479])/[.G4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H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0]-[.B480])/[.F480]" office:value-type="float" office:value="1.25">
            <text:p>1,25</text:p>
          </table:table-cell>
          <table:table-cell table:formula="of:=([.E480]-[.C480])/[.G4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A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1]-[.B481])/[.F481]" office:value-type="float" office:value="1.25">
            <text:p>1,25</text:p>
          </table:table-cell>
          <table:table-cell table:formula="of:=([.E481]-[.C481])/[.G4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B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2]-[.B482])/[.F482]" office:value-type="float" office:value="1.25">
            <text:p>1,25</text:p>
          </table:table-cell>
          <table:table-cell table:formula="of:=([.E482]-[.C482])/[.G4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C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3]-[.B483])/[.F483]" office:value-type="float" office:value="1.25">
            <text:p>1,25</text:p>
          </table:table-cell>
          <table:table-cell table:formula="of:=([.E483]-[.C483])/[.G4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D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4]-[.B484])/[.F484]" office:value-type="float" office:value="1.25">
            <text:p>1,25</text:p>
          </table:table-cell>
          <table:table-cell table:formula="of:=([.E484]-[.C484])/[.G4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6E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6]-[.B486])/[.F486]" office:value-type="float" office:value="1.25">
            <text:p>1,25</text:p>
          </table:table-cell>
          <table:table-cell table:formula="of:=([.E486]-[.C486])/[.G4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F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7]-[.B487])/[.F487]" office:value-type="float" office:value="1.25">
            <text:p>1,25</text:p>
          </table:table-cell>
          <table:table-cell table:formula="of:=([.E487]-[.C487])/[.G4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G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8]-[.B488])/[.F488]" office:value-type="float" office:value="1.25">
            <text:p>1,25</text:p>
          </table:table-cell>
          <table:table-cell table:formula="of:=([.E488]-[.C488])/[.G4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H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9]-[.B489])/[.F489]" office:value-type="float" office:value="1.25">
            <text:p>1,25</text:p>
          </table:table-cell>
          <table:table-cell table:formula="of:=([.E489]-[.C489])/[.G4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A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0]-[.B490])/[.F490]" office:value-type="float" office:value="1.25">
            <text:p>1,25</text:p>
          </table:table-cell>
          <table:table-cell table:formula="of:=([.E490]-[.C490])/[.G4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B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1]-[.B491])/[.F491]" office:value-type="float" office:value="1.25">
            <text:p>1,25</text:p>
          </table:table-cell>
          <table:table-cell table:formula="of:=([.E491]-[.C491])/[.G4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C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2]-[.B492])/[.F492]" office:value-type="float" office:value="1.25">
            <text:p>1,25</text:p>
          </table:table-cell>
          <table:table-cell table:formula="of:=([.E492]-[.C492])/[.G4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D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3]-[.B493])/[.F493]" office:value-type="float" office:value="1.25">
            <text:p>1,25</text:p>
          </table:table-cell>
          <table:table-cell table:formula="of:=([.E493]-[.C493])/[.G4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E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4]-[.B494])/[.F494]" office:value-type="float" office:value="1.25">
            <text:p>1,25</text:p>
          </table:table-cell>
          <table:table-cell table:formula="of:=([.E494]-[.C494])/[.G4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F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5]-[.B495])/[.F495]" office:value-type="float" office:value="1.25">
            <text:p>1,25</text:p>
          </table:table-cell>
          <table:table-cell table:formula="of:=([.E495]-[.C495])/[.G4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G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6]-[.B496])/[.F496]" office:value-type="float" office:value="1.25">
            <text:p>1,25</text:p>
          </table:table-cell>
          <table:table-cell table:formula="of:=([.E496]-[.C496])/[.G4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H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7]-[.B497])/[.F497]" office:value-type="float" office:value="1.25">
            <text:p>1,25</text:p>
          </table:table-cell>
          <table:table-cell table:formula="of:=([.E497]-[.C497])/[.G4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A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8]-[.B498])/[.F498]" office:value-type="float" office:value="1.25">
            <text:p>1,25</text:p>
          </table:table-cell>
          <table:table-cell table:formula="of:=([.E498]-[.C498])/[.G4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B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9]-[.B499])/[.F499]" office:value-type="float" office:value="1.25">
            <text:p>1,25</text:p>
          </table:table-cell>
          <table:table-cell table:formula="of:=([.E499]-[.C499])/[.G4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C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0]-[.B500])/[.F500]" office:value-type="float" office:value="1.25">
            <text:p>1,25</text:p>
          </table:table-cell>
          <table:table-cell table:formula="of:=([.E500]-[.C500])/[.G5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D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1]-[.B501])/[.F501]" office:value-type="float" office:value="1.25">
            <text:p>1,25</text:p>
          </table:table-cell>
          <table:table-cell table:formula="of:=([.E501]-[.C501])/[.G501]" office:value-type="float" office:value="1.25">
            <text:p>1,25</text:p>
          </table:table-cell>
          <table:table-cell table:number-columns-repeated="1014"/>
        </table:table-row>
      </table:table>
      <table:table table:name="6.25K" table:style-name="ta1" table:print="false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</table:table-row>
        <table:table-row table:style-name="ro1">
          <table:table-cell office:value-type="string">
            <text:p>1600-71EN.tif</text:p>
          </table:table-cell>
          <table:table-cell office:value-type="float" office:value="120000">
            <text:p>120000</text:p>
          </table:table-cell>
          <table:table-cell office:value-type="float" office:value="618750">
            <text:p>618750</text:p>
          </table:table-cell>
          <table:table-cell office:value-type="float" office:value="130000">
            <text:p>13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]-[.B2])/[.F2]" office:value-type="float" office:value="0.625">
            <text:p>0,625</text:p>
          </table:table-cell>
          <table:table-cell table:formula="of:=([.E2]-[.C2])/[.G2]" office:value-type="float" office:value="0.625">
            <text:p>0,625</text:p>
          </table:table-cell>
        </table:table-row>
        <table:table-row table:style-name="ro1">
          <table:table-cell office:value-type="string">
            <text:p>1600-71EZ.tif</text:p>
          </table:table-cell>
          <table:table-cell office:value-type="float" office:value="120000">
            <text:p>120000</text:p>
          </table:table-cell>
          <table:table-cell office:value-type="float" office:value="612500">
            <text:p>612500</text:p>
          </table:table-cell>
          <table:table-cell office:value-type="float" office:value="130000">
            <text:p>13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]-[.B3])/[.F3]" office:value-type="float" office:value="0.625">
            <text:p>0,625</text:p>
          </table:table-cell>
          <table:table-cell table:formula="of:=([.E3]-[.C3])/[.G3]" office:value-type="float" office:value="0.625">
            <text:p>0,625</text:p>
          </table:table-cell>
        </table:table-row>
        <table:table-row table:style-name="ro1">
          <table:table-cell office:value-type="string">
            <text:p>1600-71FN.tif</text:p>
          </table:table-cell>
          <table:table-cell office:value-type="float" office:value="130000">
            <text:p>130000</text:p>
          </table:table-cell>
          <table:table-cell office:value-type="float" office:value="618750">
            <text:p>618750</text:p>
          </table:table-cell>
          <table:table-cell office:value-type="float" office:value="140000">
            <text:p>14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]-[.B4])/[.F4]" office:value-type="float" office:value="0.625">
            <text:p>0,625</text:p>
          </table:table-cell>
          <table:table-cell table:formula="of:=([.E4]-[.C4])/[.G4]" office:value-type="float" office:value="0.625">
            <text:p>0,625</text:p>
          </table:table-cell>
        </table:table-row>
        <table:table-row table:style-name="ro1">
          <table:table-cell office:value-type="string">
            <text:p>1600-71FZ.tif</text:p>
          </table:table-cell>
          <table:table-cell office:value-type="float" office:value="130000">
            <text:p>130000</text:p>
          </table:table-cell>
          <table:table-cell office:value-type="float" office:value="612500">
            <text:p>612500</text:p>
          </table:table-cell>
          <table:table-cell office:value-type="float" office:value="140000">
            <text:p>14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]-[.B5])/[.F5]" office:value-type="float" office:value="0.625">
            <text:p>0,625</text:p>
          </table:table-cell>
          <table:table-cell table:formula="of:=([.E5]-[.C5])/[.G5]" office:value-type="float" office:value="0.625">
            <text:p>0,625</text:p>
          </table:table-cell>
        </table:table-row>
        <table:table-row table:style-name="ro1">
          <table:table-cell office:value-type="string">
            <text:p>1600-71GN.tif</text:p>
          </table:table-cell>
          <table:table-cell office:value-type="float" office:value="120000">
            <text:p>120000</text:p>
          </table:table-cell>
          <table:table-cell office:value-type="float" office:value="606250">
            <text:p>606250</text:p>
          </table:table-cell>
          <table:table-cell office:value-type="float" office:value="130000">
            <text:p>13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]-[.B6])/[.F6]" office:value-type="float" office:value="0.625">
            <text:p>0,625</text:p>
          </table:table-cell>
          <table:table-cell table:formula="of:=([.E6]-[.C6])/[.G6]" office:value-type="float" office:value="0.625">
            <text:p>0,625</text:p>
          </table:table-cell>
        </table:table-row>
        <table:table-row table:style-name="ro1">
          <table:table-cell office:value-type="string">
            <text:p>1600-71GZ.tif</text:p>
          </table:table-cell>
          <table:table-cell office:value-type="float" office:value="120000">
            <text:p>120000</text:p>
          </table:table-cell>
          <table:table-cell office:value-type="float" office:value="600000">
            <text:p>600000</text:p>
          </table:table-cell>
          <table:table-cell office:value-type="float" office:value="130000">
            <text:p>13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]-[.B7])/[.F7]" office:value-type="float" office:value="0.625">
            <text:p>0,625</text:p>
          </table:table-cell>
          <table:table-cell table:formula="of:=([.E7]-[.C7])/[.G7]" office:value-type="float" office:value="0.625">
            <text:p>0,625</text:p>
          </table:table-cell>
        </table:table-row>
        <table:table-row table:style-name="ro1">
          <table:table-cell office:value-type="string">
            <text:p>1600-71HN.tif</text:p>
          </table:table-cell>
          <table:table-cell office:value-type="float" office:value="130000">
            <text:p>130000</text:p>
          </table:table-cell>
          <table:table-cell office:value-type="float" office:value="606250">
            <text:p>606250</text:p>
          </table:table-cell>
          <table:table-cell office:value-type="float" office:value="140000">
            <text:p>14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]-[.B8])/[.F8]" office:value-type="float" office:value="0.625">
            <text:p>0,625</text:p>
          </table:table-cell>
          <table:table-cell table:formula="of:=([.E8]-[.C8])/[.G8]" office:value-type="float" office:value="0.625">
            <text:p>0,625</text:p>
          </table:table-cell>
        </table:table-row>
        <table:table-row table:style-name="ro1">
          <table:table-cell office:value-type="string">
            <text:p>1600-71HZ.tif</text:p>
          </table:table-cell>
          <table:table-cell office:value-type="float" office:value="130000">
            <text:p>130000</text:p>
          </table:table-cell>
          <table:table-cell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]-[.B9])/[.F9]" office:value-type="float" office:value="0.625">
            <text:p>0,625</text:p>
          </table:table-cell>
          <table:table-cell table:formula="of:=([.E9]-[.C9])/[.G9]" office:value-type="float" office:value="0.625">
            <text:p>0,625</text:p>
          </table:table-cell>
        </table:table-row>
        <table:table-row table:style-name="ro1">
          <table:table-cell office:value-type="string">
            <text:p>1600-01AN.tif</text:p>
          </table:table-cell>
          <table:table-cell office:value-type="float" office:value="140000">
            <text:p>140000</text:p>
          </table:table-cell>
          <table:table-cell office:value-type="float" office:value="618750">
            <text:p>618750</text:p>
          </table:table-cell>
          <table:table-cell office:value-type="float" office:value="150000">
            <text:p>15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]-[.B10])/[.F10]" office:value-type="float" office:value="0.625">
            <text:p>0,625</text:p>
          </table:table-cell>
          <table:table-cell table:formula="of:=([.E10]-[.C10])/[.G10]" office:value-type="float" office:value="0.625">
            <text:p>0,625</text:p>
          </table:table-cell>
        </table:table-row>
        <table:table-row table:style-name="ro1">
          <table:table-cell office:value-type="string">
            <text:p>1600-01AZ.tif</text:p>
          </table:table-cell>
          <table:table-cell office:value-type="float" office:value="140000">
            <text:p>140000</text:p>
          </table:table-cell>
          <table:table-cell office:value-type="float" office:value="612500">
            <text:p>612500</text:p>
          </table:table-cell>
          <table:table-cell office:value-type="float" office:value="150000">
            <text:p>15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]-[.B11])/[.F11]" office:value-type="float" office:value="0.625">
            <text:p>0,625</text:p>
          </table:table-cell>
          <table:table-cell table:formula="of:=([.E11]-[.C11])/[.G11]" office:value-type="float" office:value="0.625">
            <text:p>0,625</text:p>
          </table:table-cell>
        </table:table-row>
        <table:table-row table:style-name="ro1">
          <table:table-cell office:value-type="string">
            <text:p>1600-01BN.tif</text:p>
          </table:table-cell>
          <table:table-cell office:value-type="float" office:value="150000">
            <text:p>150000</text:p>
          </table:table-cell>
          <table:table-cell office:value-type="float" office:value="618750">
            <text:p>618750</text:p>
          </table:table-cell>
          <table:table-cell office:value-type="float" office:value="160000">
            <text:p>16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]-[.B12])/[.F12]" office:value-type="float" office:value="0.625">
            <text:p>0,625</text:p>
          </table:table-cell>
          <table:table-cell table:formula="of:=([.E12]-[.C12])/[.G12]" office:value-type="float" office:value="0.625">
            <text:p>0,625</text:p>
          </table:table-cell>
        </table:table-row>
        <table:table-row table:style-name="ro1">
          <table:table-cell office:value-type="string">
            <text:p>1600-01BZ.tif</text:p>
          </table:table-cell>
          <table:table-cell office:value-type="float" office:value="150000">
            <text:p>150000</text:p>
          </table:table-cell>
          <table:table-cell office:value-type="float" office:value="612500">
            <text:p>612500</text:p>
          </table:table-cell>
          <table:table-cell office:value-type="float" office:value="160000">
            <text:p>16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]-[.B13])/[.F13]" office:value-type="float" office:value="0.625">
            <text:p>0,625</text:p>
          </table:table-cell>
          <table:table-cell table:formula="of:=([.E13]-[.C13])/[.G13]" office:value-type="float" office:value="0.625">
            <text:p>0,625</text:p>
          </table:table-cell>
        </table:table-row>
        <table:table-row table:style-name="ro1">
          <table:table-cell office:value-type="string">
            <text:p>1600-01CN.tif</text:p>
          </table:table-cell>
          <table:table-cell office:value-type="float" office:value="140000">
            <text:p>140000</text:p>
          </table:table-cell>
          <table:table-cell office:value-type="float" office:value="606250">
            <text:p>606250</text:p>
          </table:table-cell>
          <table:table-cell office:value-type="float" office:value="150000">
            <text:p>15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]-[.B14])/[.F14]" office:value-type="float" office:value="0.625">
            <text:p>0,625</text:p>
          </table:table-cell>
          <table:table-cell table:formula="of:=([.E14]-[.C14])/[.G14]" office:value-type="float" office:value="0.625">
            <text:p>0,625</text:p>
          </table:table-cell>
        </table:table-row>
        <table:table-row table:style-name="ro1">
          <table:table-cell office:value-type="string">
            <text:p>1600-01CZ.tif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office:value-type="float" office:value="150000">
            <text:p>15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]-[.B15])/[.F15]" office:value-type="float" office:value="0.625">
            <text:p>0,625</text:p>
          </table:table-cell>
          <table:table-cell table:formula="of:=([.E15]-[.C15])/[.G15]" office:value-type="float" office:value="0.625">
            <text:p>0,625</text:p>
          </table:table-cell>
        </table:table-row>
        <table:table-row table:style-name="ro1">
          <table:table-cell office:value-type="string">
            <text:p>1600-01DN.tif</text:p>
          </table:table-cell>
          <table:table-cell office:value-type="float" office:value="150000">
            <text:p>150000</text:p>
          </table:table-cell>
          <table:table-cell office:value-type="float" office:value="606250">
            <text:p>606250</text:p>
          </table:table-cell>
          <table:table-cell office:value-type="float" office:value="160000">
            <text:p>16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]-[.B16])/[.F16]" office:value-type="float" office:value="0.625">
            <text:p>0,625</text:p>
          </table:table-cell>
          <table:table-cell table:formula="of:=([.E16]-[.C16])/[.G16]" office:value-type="float" office:value="0.625">
            <text:p>0,625</text:p>
          </table:table-cell>
        </table:table-row>
        <table:table-row table:style-name="ro1">
          <table:table-cell office:value-type="string">
            <text:p>1600-01DZ.tif</text:p>
          </table:table-cell>
          <table:table-cell office:value-type="float" office:value="150000">
            <text:p>150000</text:p>
          </table:table-cell>
          <table:table-cell office:value-type="float" office:value="600000">
            <text:p>600000</text:p>
          </table:table-cell>
          <table:table-cell office:value-type="float" office:value="160000">
            <text:p>16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]-[.B17])/[.F17]" office:value-type="float" office:value="0.625">
            <text:p>0,625</text:p>
          </table:table-cell>
          <table:table-cell table:formula="of:=([.E17]-[.C17])/[.G17]" office:value-type="float" office:value="0.625">
            <text:p>0,625</text:p>
          </table:table-cell>
        </table:table-row>
        <table:table-row table:style-name="ro1">
          <table:table-cell office:value-type="string">
            <text:p>1600-01EN.tif</text:p>
          </table:table-cell>
          <table:table-cell office:value-type="float" office:value="160000">
            <text:p>160000</text:p>
          </table:table-cell>
          <table:table-cell office:value-type="float" office:value="618750">
            <text:p>618750</text:p>
          </table:table-cell>
          <table:table-cell office:value-type="float" office:value="170000">
            <text:p>17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]-[.B18])/[.F18]" office:value-type="float" office:value="0.625">
            <text:p>0,625</text:p>
          </table:table-cell>
          <table:table-cell table:formula="of:=([.E18]-[.C18])/[.G18]" office:value-type="float" office:value="0.625">
            <text:p>0,625</text:p>
          </table:table-cell>
        </table:table-row>
        <table:table-row table:style-name="ro1">
          <table:table-cell office:value-type="string">
            <text:p>1600-01EZ.tif</text:p>
          </table:table-cell>
          <table:table-cell office:value-type="float" office:value="160000">
            <text:p>160000</text:p>
          </table:table-cell>
          <table:table-cell office:value-type="float" office:value="612500">
            <text:p>612500</text:p>
          </table:table-cell>
          <table:table-cell office:value-type="float" office:value="170000">
            <text:p>17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]-[.B19])/[.F19]" office:value-type="float" office:value="0.625">
            <text:p>0,625</text:p>
          </table:table-cell>
          <table:table-cell table:formula="of:=([.E19]-[.C19])/[.G19]" office:value-type="float" office:value="0.625">
            <text:p>0,625</text:p>
          </table:table-cell>
        </table:table-row>
        <table:table-row table:style-name="ro1">
          <table:table-cell office:value-type="string">
            <text:p>1600-01FN.tif</text:p>
          </table:table-cell>
          <table:table-cell office:value-type="float" office:value="170000">
            <text:p>170000</text:p>
          </table:table-cell>
          <table:table-cell office:value-type="float" office:value="618750">
            <text:p>618750</text:p>
          </table:table-cell>
          <table:table-cell office:value-type="float" office:value="180000">
            <text:p>18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]-[.B20])/[.F20]" office:value-type="float" office:value="0.625">
            <text:p>0,625</text:p>
          </table:table-cell>
          <table:table-cell table:formula="of:=([.E20]-[.C20])/[.G20]" office:value-type="float" office:value="0.625">
            <text:p>0,625</text:p>
          </table:table-cell>
        </table:table-row>
        <table:table-row table:style-name="ro1">
          <table:table-cell office:value-type="string">
            <text:p>1600-01FZ.tif</text:p>
          </table:table-cell>
          <table:table-cell office:value-type="float" office:value="170000">
            <text:p>170000</text:p>
          </table:table-cell>
          <table:table-cell office:value-type="float" office:value="612500">
            <text:p>612500</text:p>
          </table:table-cell>
          <table:table-cell office:value-type="float" office:value="180000">
            <text:p>18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]-[.B21])/[.F21]" office:value-type="float" office:value="0.625">
            <text:p>0,625</text:p>
          </table:table-cell>
          <table:table-cell table:formula="of:=([.E21]-[.C21])/[.G21]" office:value-type="float" office:value="0.625">
            <text:p>0,625</text:p>
          </table:table-cell>
        </table:table-row>
        <table:table-row table:style-name="ro1">
          <table:table-cell office:value-type="string">
            <text:p>1600-01GN.tif</text:p>
          </table:table-cell>
          <table:table-cell office:value-type="float" office:value="160000">
            <text:p>160000</text:p>
          </table:table-cell>
          <table:table-cell office:value-type="float" office:value="606250">
            <text:p>606250</text:p>
          </table:table-cell>
          <table:table-cell office:value-type="float" office:value="170000">
            <text:p>17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]-[.B22])/[.F22]" office:value-type="float" office:value="0.625">
            <text:p>0,625</text:p>
          </table:table-cell>
          <table:table-cell table:formula="of:=([.E22]-[.C22])/[.G22]" office:value-type="float" office:value="0.625">
            <text:p>0,625</text:p>
          </table:table-cell>
        </table:table-row>
        <table:table-row table:style-name="ro1">
          <table:table-cell office:value-type="string">
            <text:p>1600-01GZ.tif</text:p>
          </table:table-cell>
          <table:table-cell office:value-type="float" office:value="160000">
            <text:p>160000</text:p>
          </table:table-cell>
          <table:table-cell office:value-type="float" office:value="600000">
            <text:p>600000</text:p>
          </table:table-cell>
          <table:table-cell office:value-type="float" office:value="170000">
            <text:p>17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]-[.B23])/[.F23]" office:value-type="float" office:value="0.625">
            <text:p>0,625</text:p>
          </table:table-cell>
          <table:table-cell table:formula="of:=([.E23]-[.C23])/[.G23]" office:value-type="float" office:value="0.625">
            <text:p>0,625</text:p>
          </table:table-cell>
        </table:table-row>
        <table:table-row table:style-name="ro1">
          <table:table-cell office:value-type="string">
            <text:p>1600-01HN.tif</text:p>
          </table:table-cell>
          <table:table-cell office:value-type="float" office:value="170000">
            <text:p>170000</text:p>
          </table:table-cell>
          <table:table-cell office:value-type="float" office:value="606250">
            <text:p>606250</text:p>
          </table:table-cell>
          <table:table-cell office:value-type="float" office:value="180000">
            <text:p>18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]-[.B24])/[.F24]" office:value-type="float" office:value="0.625">
            <text:p>0,625</text:p>
          </table:table-cell>
          <table:table-cell table:formula="of:=([.E24]-[.C24])/[.G24]" office:value-type="float" office:value="0.625">
            <text:p>0,625</text:p>
          </table:table-cell>
        </table:table-row>
        <table:table-row table:style-name="ro1">
          <table:table-cell office:value-type="string">
            <text:p>1600-01HZ.tif</text:p>
          </table:table-cell>
          <table:table-cell office:value-type="float" office:value="170000">
            <text:p>170000</text:p>
          </table:table-cell>
          <table:table-cell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]-[.B25])/[.F25]" office:value-type="float" office:value="0.625">
            <text:p>0,625</text:p>
          </table:table-cell>
          <table:table-cell table:formula="of:=([.E25]-[.C25])/[.G25]" office:value-type="float" office:value="0.625">
            <text:p>0,625</text:p>
          </table:table-cell>
        </table:table-row>
        <table:table-row table:style-name="ro1">
          <table:table-cell office:value-type="string">
            <text:p>1600-02AN.tif</text:p>
          </table:table-cell>
          <table:table-cell office:value-type="float" office:value="180000">
            <text:p>180000</text:p>
          </table:table-cell>
          <table:table-cell office:value-type="float" office:value="618750">
            <text:p>618750</text:p>
          </table:table-cell>
          <table:table-cell office:value-type="float" office:value="190000">
            <text:p>19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]-[.B26])/[.F26]" office:value-type="float" office:value="0.625">
            <text:p>0,625</text:p>
          </table:table-cell>
          <table:table-cell table:formula="of:=([.E26]-[.C26])/[.G26]" office:value-type="float" office:value="0.625">
            <text:p>0,625</text:p>
          </table:table-cell>
        </table:table-row>
        <table:table-row table:style-name="ro1">
          <table:table-cell office:value-type="string">
            <text:p>1600-02AZ.tif</text:p>
          </table:table-cell>
          <table:table-cell office:value-type="float" office:value="180000">
            <text:p>180000</text:p>
          </table:table-cell>
          <table:table-cell office:value-type="float" office:value="612500">
            <text:p>612500</text:p>
          </table:table-cell>
          <table:table-cell office:value-type="float" office:value="190000">
            <text:p>19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]-[.B27])/[.F27]" office:value-type="float" office:value="0.625">
            <text:p>0,625</text:p>
          </table:table-cell>
          <table:table-cell table:formula="of:=([.E27]-[.C27])/[.G27]" office:value-type="float" office:value="0.625">
            <text:p>0,625</text:p>
          </table:table-cell>
        </table:table-row>
        <table:table-row table:style-name="ro1">
          <table:table-cell office:value-type="string">
            <text:p>1600-02BN.tif</text:p>
          </table:table-cell>
          <table:table-cell office:value-type="float" office:value="190000">
            <text:p>190000</text:p>
          </table:table-cell>
          <table:table-cell office:value-type="float" office:value="618750">
            <text:p>618750</text:p>
          </table:table-cell>
          <table:table-cell office:value-type="float" office:value="200000">
            <text:p>20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]-[.B28])/[.F28]" office:value-type="float" office:value="0.625">
            <text:p>0,625</text:p>
          </table:table-cell>
          <table:table-cell table:formula="of:=([.E28]-[.C28])/[.G28]" office:value-type="float" office:value="0.625">
            <text:p>0,625</text:p>
          </table:table-cell>
        </table:table-row>
        <table:table-row table:style-name="ro1">
          <table:table-cell office:value-type="string">
            <text:p>1600-02BZ.tif</text:p>
          </table:table-cell>
          <table:table-cell office:value-type="float" office:value="190000">
            <text:p>190000</text:p>
          </table:table-cell>
          <table:table-cell office:value-type="float" office:value="612500">
            <text:p>612500</text:p>
          </table:table-cell>
          <table:table-cell office:value-type="float" office:value="200000">
            <text:p>20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]-[.B29])/[.F29]" office:value-type="float" office:value="0.625">
            <text:p>0,625</text:p>
          </table:table-cell>
          <table:table-cell table:formula="of:=([.E29]-[.C29])/[.G29]" office:value-type="float" office:value="0.625">
            <text:p>0,625</text:p>
          </table:table-cell>
        </table:table-row>
        <table:table-row table:style-name="ro1">
          <table:table-cell office:value-type="string">
            <text:p>1600-02CN.tif</text:p>
          </table:table-cell>
          <table:table-cell office:value-type="float" office:value="180000">
            <text:p>180000</text:p>
          </table:table-cell>
          <table:table-cell office:value-type="float" office:value="606250">
            <text:p>606250</text:p>
          </table:table-cell>
          <table:table-cell office:value-type="float" office:value="190000">
            <text:p>19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]-[.B30])/[.F30]" office:value-type="float" office:value="0.625">
            <text:p>0,625</text:p>
          </table:table-cell>
          <table:table-cell table:formula="of:=([.E30]-[.C30])/[.G30]" office:value-type="float" office:value="0.625">
            <text:p>0,625</text:p>
          </table:table-cell>
        </table:table-row>
        <table:table-row table:style-name="ro1">
          <table:table-cell office:value-type="string">
            <text:p>1600-02CZ.tif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office:value-type="float" office:value="190000">
            <text:p>19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]-[.B31])/[.F31]" office:value-type="float" office:value="0.625">
            <text:p>0,625</text:p>
          </table:table-cell>
          <table:table-cell table:formula="of:=([.E31]-[.C31])/[.G31]" office:value-type="float" office:value="0.625">
            <text:p>0,625</text:p>
          </table:table-cell>
        </table:table-row>
        <table:table-row table:style-name="ro1">
          <table:table-cell office:value-type="string">
            <text:p>1600-02DN.tif</text:p>
          </table:table-cell>
          <table:table-cell office:value-type="float" office:value="190000">
            <text:p>190000</text:p>
          </table:table-cell>
          <table:table-cell office:value-type="float" office:value="606250">
            <text:p>606250</text:p>
          </table:table-cell>
          <table:table-cell office:value-type="float" office:value="200000">
            <text:p>20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]-[.B32])/[.F32]" office:value-type="float" office:value="0.625">
            <text:p>0,625</text:p>
          </table:table-cell>
          <table:table-cell table:formula="of:=([.E32]-[.C32])/[.G32]" office:value-type="float" office:value="0.625">
            <text:p>0,625</text:p>
          </table:table-cell>
        </table:table-row>
        <table:table-row table:style-name="ro1">
          <table:table-cell office:value-type="string">
            <text:p>1600-02DZ.tif</text:p>
          </table:table-cell>
          <table:table-cell office:value-type="float" office:value="190000">
            <text:p>190000</text:p>
          </table:table-cell>
          <table:table-cell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]-[.B33])/[.F33]" office:value-type="float" office:value="0.625">
            <text:p>0,625</text:p>
          </table:table-cell>
          <table:table-cell table:formula="of:=([.E33]-[.C33])/[.G33]" office:value-type="float" office:value="0.625">
            <text:p>0,625</text:p>
          </table:table-cell>
        </table:table-row>
        <table:table-row table:style-name="ro1">
          <table:table-cell office:value-type="string">
            <text:p>1600-02EN.tif</text:p>
          </table:table-cell>
          <table:table-cell office:value-type="float" office:value="200000">
            <text:p>200000</text:p>
          </table:table-cell>
          <table:table-cell office:value-type="float" office:value="618750">
            <text:p>618750</text:p>
          </table:table-cell>
          <table:table-cell office:value-type="float" office:value="210000">
            <text:p>21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]-[.B34])/[.F34]" office:value-type="float" office:value="0.625">
            <text:p>0,625</text:p>
          </table:table-cell>
          <table:table-cell table:formula="of:=([.E34]-[.C34])/[.G34]" office:value-type="float" office:value="0.625">
            <text:p>0,625</text:p>
          </table:table-cell>
        </table:table-row>
        <table:table-row table:style-name="ro1">
          <table:table-cell office:value-type="string">
            <text:p>1600-02EZ.tif</text:p>
          </table:table-cell>
          <table:table-cell office:value-type="float" office:value="200000">
            <text:p>200000</text:p>
          </table:table-cell>
          <table:table-cell office:value-type="float" office:value="612500">
            <text:p>612500</text:p>
          </table:table-cell>
          <table:table-cell office:value-type="float" office:value="210000">
            <text:p>21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]-[.B35])/[.F35]" office:value-type="float" office:value="0.625">
            <text:p>0,625</text:p>
          </table:table-cell>
          <table:table-cell table:formula="of:=([.E35]-[.C35])/[.G35]" office:value-type="float" office:value="0.625">
            <text:p>0,625</text:p>
          </table:table-cell>
        </table:table-row>
        <table:table-row table:style-name="ro1">
          <table:table-cell office:value-type="string">
            <text:p>1600-02FN.tif</text:p>
          </table:table-cell>
          <table:table-cell office:value-type="float" office:value="210000">
            <text:p>210000</text:p>
          </table:table-cell>
          <table:table-cell office:value-type="float" office:value="618750">
            <text:p>618750</text:p>
          </table:table-cell>
          <table:table-cell office:value-type="float" office:value="220000">
            <text:p>22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]-[.B36])/[.F36]" office:value-type="float" office:value="0.625">
            <text:p>0,625</text:p>
          </table:table-cell>
          <table:table-cell table:formula="of:=([.E36]-[.C36])/[.G36]" office:value-type="float" office:value="0.625">
            <text:p>0,625</text:p>
          </table:table-cell>
        </table:table-row>
        <table:table-row table:style-name="ro1">
          <table:table-cell office:value-type="string">
            <text:p>1600-02FZ.tif</text:p>
          </table:table-cell>
          <table:table-cell office:value-type="float" office:value="210000">
            <text:p>210000</text:p>
          </table:table-cell>
          <table:table-cell office:value-type="float" office:value="612500">
            <text:p>612500</text:p>
          </table:table-cell>
          <table:table-cell office:value-type="float" office:value="220000">
            <text:p>22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]-[.B37])/[.F37]" office:value-type="float" office:value="0.625">
            <text:p>0,625</text:p>
          </table:table-cell>
          <table:table-cell table:formula="of:=([.E37]-[.C37])/[.G37]" office:value-type="float" office:value="0.625">
            <text:p>0,625</text:p>
          </table:table-cell>
        </table:table-row>
        <table:table-row table:style-name="ro1">
          <table:table-cell office:value-type="string">
            <text:p>1600-02GN.tif</text:p>
          </table:table-cell>
          <table:table-cell office:value-type="float" office:value="200000">
            <text:p>200000</text:p>
          </table:table-cell>
          <table:table-cell office:value-type="float" office:value="606250">
            <text:p>606250</text:p>
          </table:table-cell>
          <table:table-cell office:value-type="float" office:value="210000">
            <text:p>21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]-[.B38])/[.F38]" office:value-type="float" office:value="0.625">
            <text:p>0,625</text:p>
          </table:table-cell>
          <table:table-cell table:formula="of:=([.E38]-[.C38])/[.G38]" office:value-type="float" office:value="0.625">
            <text:p>0,625</text:p>
          </table:table-cell>
        </table:table-row>
        <table:table-row table:style-name="ro1">
          <table:table-cell office:value-type="string">
            <text:p>1600-02GZ.tif</text:p>
          </table:table-cell>
          <table:table-cell office:value-type="float" office:value="200000">
            <text:p>200000</text:p>
          </table:table-cell>
          <table:table-cell office:value-type="float" office:value="600000">
            <text:p>600000</text:p>
          </table:table-cell>
          <table:table-cell office:value-type="float" office:value="210000">
            <text:p>21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]-[.B39])/[.F39]" office:value-type="float" office:value="0.625">
            <text:p>0,625</text:p>
          </table:table-cell>
          <table:table-cell table:formula="of:=([.E39]-[.C39])/[.G39]" office:value-type="float" office:value="0.625">
            <text:p>0,625</text:p>
          </table:table-cell>
        </table:table-row>
        <table:table-row table:style-name="ro1">
          <table:table-cell office:value-type="string">
            <text:p>1600-02HN.tif</text:p>
          </table:table-cell>
          <table:table-cell office:value-type="float" office:value="210000">
            <text:p>210000</text:p>
          </table:table-cell>
          <table:table-cell office:value-type="float" office:value="606250">
            <text:p>606250</text:p>
          </table:table-cell>
          <table:table-cell office:value-type="float" office:value="220000">
            <text:p>22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]-[.B40])/[.F40]" office:value-type="float" office:value="0.625">
            <text:p>0,625</text:p>
          </table:table-cell>
          <table:table-cell table:formula="of:=([.E40]-[.C40])/[.G40]" office:value-type="float" office:value="0.625">
            <text:p>0,625</text:p>
          </table:table-cell>
        </table:table-row>
        <table:table-row table:style-name="ro1">
          <table:table-cell office:value-type="string">
            <text:p>1600-02HZ.tif</text:p>
          </table:table-cell>
          <table:table-cell office:value-type="float" office:value="210000">
            <text:p>210000</text:p>
          </table:table-cell>
          <table:table-cell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]-[.B41])/[.F41]" office:value-type="float" office:value="0.625">
            <text:p>0,625</text:p>
          </table:table-cell>
          <table:table-cell table:formula="of:=([.E41]-[.C41])/[.G41]" office:value-type="float" office:value="0.625">
            <text:p>0,625</text:p>
          </table:table-cell>
        </table:table-row>
        <table:table-row table:style-name="ro1">
          <table:table-cell office:value-type="string">
            <text:p>1600-03AN.tif</text:p>
          </table:table-cell>
          <table:table-cell office:value-type="float" office:value="220000">
            <text:p>220000</text:p>
          </table:table-cell>
          <table:table-cell office:value-type="float" office:value="618750">
            <text:p>618750</text:p>
          </table:table-cell>
          <table:table-cell office:value-type="float" office:value="230000">
            <text:p>23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]-[.B42])/[.F42]" office:value-type="float" office:value="0.625">
            <text:p>0,625</text:p>
          </table:table-cell>
          <table:table-cell table:formula="of:=([.E42]-[.C42])/[.G42]" office:value-type="float" office:value="0.625">
            <text:p>0,625</text:p>
          </table:table-cell>
        </table:table-row>
        <table:table-row table:style-name="ro1">
          <table:table-cell office:value-type="string">
            <text:p>1600-03AZ.tif</text:p>
          </table:table-cell>
          <table:table-cell office:value-type="float" office:value="220000">
            <text:p>220000</text:p>
          </table:table-cell>
          <table:table-cell office:value-type="float" office:value="612500">
            <text:p>612500</text:p>
          </table:table-cell>
          <table:table-cell office:value-type="float" office:value="230000">
            <text:p>23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]-[.B43])/[.F43]" office:value-type="float" office:value="0.625">
            <text:p>0,625</text:p>
          </table:table-cell>
          <table:table-cell table:formula="of:=([.E43]-[.C43])/[.G43]" office:value-type="float" office:value="0.625">
            <text:p>0,625</text:p>
          </table:table-cell>
        </table:table-row>
        <table:table-row table:style-name="ro1">
          <table:table-cell office:value-type="string">
            <text:p>1600-03BN.tif</text:p>
          </table:table-cell>
          <table:table-cell office:value-type="float" office:value="230000">
            <text:p>230000</text:p>
          </table:table-cell>
          <table:table-cell office:value-type="float" office:value="618750">
            <text:p>618750</text:p>
          </table:table-cell>
          <table:table-cell office:value-type="float" office:value="240000">
            <text:p>24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]-[.B44])/[.F44]" office:value-type="float" office:value="0.625">
            <text:p>0,625</text:p>
          </table:table-cell>
          <table:table-cell table:formula="of:=([.E44]-[.C44])/[.G44]" office:value-type="float" office:value="0.625">
            <text:p>0,625</text:p>
          </table:table-cell>
        </table:table-row>
        <table:table-row table:style-name="ro1">
          <table:table-cell office:value-type="string">
            <text:p>1600-03BZ.tif</text:p>
          </table:table-cell>
          <table:table-cell office:value-type="float" office:value="230000">
            <text:p>230000</text:p>
          </table:table-cell>
          <table:table-cell office:value-type="float" office:value="612500">
            <text:p>612500</text:p>
          </table:table-cell>
          <table:table-cell office:value-type="float" office:value="240000">
            <text:p>24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]-[.B45])/[.F45]" office:value-type="float" office:value="0.625">
            <text:p>0,625</text:p>
          </table:table-cell>
          <table:table-cell table:formula="of:=([.E45]-[.C45])/[.G45]" office:value-type="float" office:value="0.625">
            <text:p>0,625</text:p>
          </table:table-cell>
        </table:table-row>
        <table:table-row table:style-name="ro1">
          <table:table-cell office:value-type="string">
            <text:p>1600-03CN.tif</text:p>
          </table:table-cell>
          <table:table-cell office:value-type="float" office:value="220000">
            <text:p>220000</text:p>
          </table:table-cell>
          <table:table-cell office:value-type="float" office:value="606250">
            <text:p>606250</text:p>
          </table:table-cell>
          <table:table-cell office:value-type="float" office:value="230000">
            <text:p>23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]-[.B46])/[.F46]" office:value-type="float" office:value="0.625">
            <text:p>0,625</text:p>
          </table:table-cell>
          <table:table-cell table:formula="of:=([.E46]-[.C46])/[.G46]" office:value-type="float" office:value="0.625">
            <text:p>0,625</text:p>
          </table:table-cell>
        </table:table-row>
        <table:table-row table:style-name="ro1">
          <table:table-cell office:value-type="string">
            <text:p>1600-03CZ.tif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office:value-type="float" office:value="230000">
            <text:p>23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]-[.B47])/[.F47]" office:value-type="float" office:value="0.625">
            <text:p>0,625</text:p>
          </table:table-cell>
          <table:table-cell table:formula="of:=([.E47]-[.C47])/[.G47]" office:value-type="float" office:value="0.625">
            <text:p>0,625</text:p>
          </table:table-cell>
        </table:table-row>
        <table:table-row table:style-name="ro1">
          <table:table-cell office:value-type="string">
            <text:p>1600-03DN.tif</text:p>
          </table:table-cell>
          <table:table-cell office:value-type="float" office:value="230000">
            <text:p>230000</text:p>
          </table:table-cell>
          <table:table-cell office:value-type="float" office:value="606250">
            <text:p>606250</text:p>
          </table:table-cell>
          <table:table-cell office:value-type="float" office:value="240000">
            <text:p>24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]-[.B48])/[.F48]" office:value-type="float" office:value="0.625">
            <text:p>0,625</text:p>
          </table:table-cell>
          <table:table-cell table:formula="of:=([.E48]-[.C48])/[.G48]" office:value-type="float" office:value="0.625">
            <text:p>0,625</text:p>
          </table:table-cell>
        </table:table-row>
        <table:table-row table:style-name="ro1">
          <table:table-cell office:value-type="string">
            <text:p>1600-03DZ.tif</text:p>
          </table:table-cell>
          <table:table-cell office:value-type="float" office:value="230000">
            <text:p>230000</text:p>
          </table:table-cell>
          <table:table-cell office:value-type="float" office:value="600000">
            <text:p>600000</text:p>
          </table:table-cell>
          <table:table-cell office:value-type="float" office:value="240000">
            <text:p>24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]-[.B49])/[.F49]" office:value-type="float" office:value="0.625">
            <text:p>0,625</text:p>
          </table:table-cell>
          <table:table-cell table:formula="of:=([.E49]-[.C49])/[.G49]" office:value-type="float" office:value="0.625">
            <text:p>0,625</text:p>
          </table:table-cell>
        </table:table-row>
        <table:table-row table:style-name="ro1">
          <table:table-cell office:value-type="string">
            <text:p>1600-03EN.tif</text:p>
          </table:table-cell>
          <table:table-cell office:value-type="float" office:value="240000">
            <text:p>240000</text:p>
          </table:table-cell>
          <table:table-cell office:value-type="float" office:value="618750">
            <text:p>618750</text:p>
          </table:table-cell>
          <table:table-cell office:value-type="float" office:value="250000">
            <text:p>25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]-[.B50])/[.F50]" office:value-type="float" office:value="0.625">
            <text:p>0,625</text:p>
          </table:table-cell>
          <table:table-cell table:formula="of:=([.E50]-[.C50])/[.G50]" office:value-type="float" office:value="0.625">
            <text:p>0,625</text:p>
          </table:table-cell>
        </table:table-row>
        <table:table-row table:style-name="ro1">
          <table:table-cell office:value-type="string">
            <text:p>1600-03EZ.tif</text:p>
          </table:table-cell>
          <table:table-cell office:value-type="float" office:value="240000">
            <text:p>240000</text:p>
          </table:table-cell>
          <table:table-cell office:value-type="float" office:value="612500">
            <text:p>612500</text:p>
          </table:table-cell>
          <table:table-cell office:value-type="float" office:value="250000">
            <text:p>25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]-[.B51])/[.F51]" office:value-type="float" office:value="0.625">
            <text:p>0,625</text:p>
          </table:table-cell>
          <table:table-cell table:formula="of:=([.E51]-[.C51])/[.G51]" office:value-type="float" office:value="0.625">
            <text:p>0,625</text:p>
          </table:table-cell>
        </table:table-row>
        <table:table-row table:style-name="ro1">
          <table:table-cell office:value-type="string">
            <text:p>1600-03FN.tif</text:p>
          </table:table-cell>
          <table:table-cell office:value-type="float" office:value="250000">
            <text:p>250000</text:p>
          </table:table-cell>
          <table:table-cell office:value-type="float" office:value="618750">
            <text:p>618750</text:p>
          </table:table-cell>
          <table:table-cell office:value-type="float" office:value="260000">
            <text:p>26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]-[.B52])/[.F52]" office:value-type="float" office:value="0.625">
            <text:p>0,625</text:p>
          </table:table-cell>
          <table:table-cell table:formula="of:=([.E52]-[.C52])/[.G52]" office:value-type="float" office:value="0.625">
            <text:p>0,625</text:p>
          </table:table-cell>
        </table:table-row>
        <table:table-row table:style-name="ro1">
          <table:table-cell office:value-type="string">
            <text:p>1600-03FZ.tif</text:p>
          </table:table-cell>
          <table:table-cell office:value-type="float" office:value="250000">
            <text:p>250000</text:p>
          </table:table-cell>
          <table:table-cell office:value-type="float" office:value="612500">
            <text:p>612500</text:p>
          </table:table-cell>
          <table:table-cell office:value-type="float" office:value="260000">
            <text:p>26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]-[.B53])/[.F53]" office:value-type="float" office:value="0.625">
            <text:p>0,625</text:p>
          </table:table-cell>
          <table:table-cell table:formula="of:=([.E53]-[.C53])/[.G53]" office:value-type="float" office:value="0.625">
            <text:p>0,625</text:p>
          </table:table-cell>
        </table:table-row>
        <table:table-row table:style-name="ro1">
          <table:table-cell office:value-type="string">
            <text:p>1600-03GN.tif</text:p>
          </table:table-cell>
          <table:table-cell office:value-type="float" office:value="240000">
            <text:p>240000</text:p>
          </table:table-cell>
          <table:table-cell office:value-type="float" office:value="606250">
            <text:p>606250</text:p>
          </table:table-cell>
          <table:table-cell office:value-type="float" office:value="250000">
            <text:p>25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]-[.B54])/[.F54]" office:value-type="float" office:value="0.625">
            <text:p>0,625</text:p>
          </table:table-cell>
          <table:table-cell table:formula="of:=([.E54]-[.C54])/[.G54]" office:value-type="float" office:value="0.625">
            <text:p>0,625</text:p>
          </table:table-cell>
        </table:table-row>
        <table:table-row table:style-name="ro1">
          <table:table-cell office:value-type="string">
            <text:p>1600-03GZ.tif</text:p>
          </table:table-cell>
          <table:table-cell office:value-type="float" office:value="240000">
            <text:p>240000</text:p>
          </table:table-cell>
          <table:table-cell office:value-type="float" office:value="600000">
            <text:p>600000</text:p>
          </table:table-cell>
          <table:table-cell office:value-type="float" office:value="250000">
            <text:p>25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]-[.B55])/[.F55]" office:value-type="float" office:value="0.625">
            <text:p>0,625</text:p>
          </table:table-cell>
          <table:table-cell table:formula="of:=([.E55]-[.C55])/[.G55]" office:value-type="float" office:value="0.625">
            <text:p>0,625</text:p>
          </table:table-cell>
        </table:table-row>
        <table:table-row table:style-name="ro1">
          <table:table-cell office:value-type="string">
            <text:p>1600-03HN.tif</text:p>
          </table:table-cell>
          <table:table-cell office:value-type="float" office:value="250000">
            <text:p>250000</text:p>
          </table:table-cell>
          <table:table-cell office:value-type="float" office:value="606250">
            <text:p>606250</text:p>
          </table:table-cell>
          <table:table-cell office:value-type="float" office:value="260000">
            <text:p>26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]-[.B56])/[.F56]" office:value-type="float" office:value="0.625">
            <text:p>0,625</text:p>
          </table:table-cell>
          <table:table-cell table:formula="of:=([.E56]-[.C56])/[.G56]" office:value-type="float" office:value="0.625">
            <text:p>0,625</text:p>
          </table:table-cell>
        </table:table-row>
        <table:table-row table:style-name="ro1">
          <table:table-cell office:value-type="string">
            <text:p>1600-03HZ.tif</text:p>
          </table:table-cell>
          <table:table-cell office:value-type="float" office:value="250000">
            <text:p>250000</text:p>
          </table:table-cell>
          <table:table-cell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]-[.B57])/[.F57]" office:value-type="float" office:value="0.625">
            <text:p>0,625</text:p>
          </table:table-cell>
          <table:table-cell table:formula="of:=([.E57]-[.C57])/[.G57]" office:value-type="float" office:value="0.625">
            <text:p>0,625</text:p>
          </table:table-cell>
        </table:table-row>
        <table:table-row table:style-name="ro1">
          <table:table-cell office:value-type="string">
            <text:p>1600-78AN.tif</text:p>
          </table:table-cell>
          <table:table-cell office:value-type="float" office:value="260000">
            <text:p>260000</text:p>
          </table:table-cell>
          <table:table-cell office:value-type="float" office:value="618750">
            <text:p>618750</text:p>
          </table:table-cell>
          <table:table-cell office:value-type="float" office:value="270000">
            <text:p>27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]-[.B58])/[.F58]" office:value-type="float" office:value="0.625">
            <text:p>0,625</text:p>
          </table:table-cell>
          <table:table-cell table:formula="of:=([.E58]-[.C58])/[.G58]" office:value-type="float" office:value="0.625">
            <text:p>0,625</text:p>
          </table:table-cell>
        </table:table-row>
        <table:table-row table:style-name="ro1">
          <table:table-cell office:value-type="string">
            <text:p>1600-78AZ.tif</text:p>
          </table:table-cell>
          <table:table-cell office:value-type="float" office:value="260000">
            <text:p>260000</text:p>
          </table:table-cell>
          <table:table-cell office:value-type="float" office:value="612500">
            <text:p>612500</text:p>
          </table:table-cell>
          <table:table-cell office:value-type="float" office:value="270000">
            <text:p>27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]-[.B59])/[.F59]" office:value-type="float" office:value="0.625">
            <text:p>0,625</text:p>
          </table:table-cell>
          <table:table-cell table:formula="of:=([.E59]-[.C59])/[.G59]" office:value-type="float" office:value="0.625">
            <text:p>0,625</text:p>
          </table:table-cell>
        </table:table-row>
        <table:table-row table:style-name="ro1">
          <table:table-cell office:value-type="string">
            <text:p>1600-78BN.tif</text:p>
          </table:table-cell>
          <table:table-cell office:value-type="float" office:value="270000">
            <text:p>270000</text:p>
          </table:table-cell>
          <table:table-cell office:value-type="float" office:value="618750">
            <text:p>618750</text:p>
          </table:table-cell>
          <table:table-cell office:value-type="float" office:value="280000">
            <text:p>280000</text:p>
          </table:table-cell>
          <table:table-cell office:value-type="float" office:value="625000">
            <text:p>6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]-[.B60])/[.F60]" office:value-type="float" office:value="0.625">
            <text:p>0,625</text:p>
          </table:table-cell>
          <table:table-cell table:formula="of:=([.E60]-[.C60])/[.G60]" office:value-type="float" office:value="0.625">
            <text:p>0,625</text:p>
          </table:table-cell>
        </table:table-row>
        <table:table-row table:style-name="ro1">
          <table:table-cell office:value-type="string">
            <text:p>1600-78BZ.tif</text:p>
          </table:table-cell>
          <table:table-cell office:value-type="float" office:value="270000">
            <text:p>270000</text:p>
          </table:table-cell>
          <table:table-cell office:value-type="float" office:value="612500">
            <text:p>612500</text:p>
          </table:table-cell>
          <table:table-cell office:value-type="float" office:value="280000">
            <text:p>280000</text:p>
          </table:table-cell>
          <table:table-cell office:value-type="float" office:value="618750">
            <text:p>6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]-[.B61])/[.F61]" office:value-type="float" office:value="0.625">
            <text:p>0,625</text:p>
          </table:table-cell>
          <table:table-cell table:formula="of:=([.E61]-[.C61])/[.G61]" office:value-type="float" office:value="0.625">
            <text:p>0,625</text:p>
          </table:table-cell>
        </table:table-row>
        <table:table-row table:style-name="ro1">
          <table:table-cell office:value-type="string">
            <text:p>1600-78CN.tif</text:p>
          </table:table-cell>
          <table:table-cell office:value-type="float" office:value="260000">
            <text:p>260000</text:p>
          </table:table-cell>
          <table:table-cell office:value-type="float" office:value="606250">
            <text:p>606250</text:p>
          </table:table-cell>
          <table:table-cell office:value-type="float" office:value="270000">
            <text:p>27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]-[.B62])/[.F62]" office:value-type="float" office:value="0.625">
            <text:p>0,625</text:p>
          </table:table-cell>
          <table:table-cell table:formula="of:=([.E62]-[.C62])/[.G62]" office:value-type="float" office:value="0.625">
            <text:p>0,625</text:p>
          </table:table-cell>
        </table:table-row>
        <table:table-row table:style-name="ro1">
          <table:table-cell office:value-type="string">
            <text:p>1600-78CZ.tif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office:value-type="float" office:value="270000">
            <text:p>27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]-[.B63])/[.F63]" office:value-type="float" office:value="0.625">
            <text:p>0,625</text:p>
          </table:table-cell>
          <table:table-cell table:formula="of:=([.E63]-[.C63])/[.G63]" office:value-type="float" office:value="0.625">
            <text:p>0,625</text:p>
          </table:table-cell>
        </table:table-row>
        <table:table-row table:style-name="ro1">
          <table:table-cell office:value-type="string">
            <text:p>1600-78DN.tif</text:p>
          </table:table-cell>
          <table:table-cell office:value-type="float" office:value="270000">
            <text:p>270000</text:p>
          </table:table-cell>
          <table:table-cell office:value-type="float" office:value="606250">
            <text:p>606250</text:p>
          </table:table-cell>
          <table:table-cell office:value-type="float" office:value="280000">
            <text:p>280000</text:p>
          </table:table-cell>
          <table:table-cell office:value-type="float" office:value="612500">
            <text:p>6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]-[.B64])/[.F64]" office:value-type="float" office:value="0.625">
            <text:p>0,625</text:p>
          </table:table-cell>
          <table:table-cell table:formula="of:=([.E64]-[.C64])/[.G64]" office:value-type="float" office:value="0.625">
            <text:p>0,625</text:p>
          </table:table-cell>
        </table:table-row>
        <table:table-row table:style-name="ro1">
          <table:table-cell office:value-type="string">
            <text:p>1600-78DZ.tif</text:p>
          </table:table-cell>
          <table:table-cell office:value-type="float" office:value="270000">
            <text:p>270000</text:p>
          </table:table-cell>
          <table:table-cell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office:value-type="float" office:value="606250">
            <text:p>6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]-[.B65])/[.F65]" office:value-type="float" office:value="0.625">
            <text:p>0,625</text:p>
          </table:table-cell>
          <table:table-cell table:formula="of:=([.E65]-[.C65])/[.G65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04AN.tif</text:p>
          </table:table-cell>
          <table:table-cell office:value-type="float" office:value="100000">
            <text:p>100000</text:p>
          </table:table-cell>
          <table:table-cell office:value-type="float" office:value="593750">
            <text:p>593750</text:p>
          </table:table-cell>
          <table:table-cell office:value-type="float" office:value="110000">
            <text:p>11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]-[.B67])/[.F67]" office:value-type="float" office:value="0.625">
            <text:p>0,625</text:p>
          </table:table-cell>
          <table:table-cell table:formula="of:=([.E67]-[.C67])/[.G67]" office:value-type="float" office:value="0.625">
            <text:p>0,625</text:p>
          </table:table-cell>
        </table:table-row>
        <table:table-row table:style-name="ro1">
          <table:table-cell office:value-type="string">
            <text:p>1600-04AZ.tif</text:p>
          </table:table-cell>
          <table:table-cell office:value-type="float" office:value="100000">
            <text:p>100000</text:p>
          </table:table-cell>
          <table:table-cell office:value-type="float" office:value="587500">
            <text:p>587500</text:p>
          </table:table-cell>
          <table:table-cell office:value-type="float" office:value="110000">
            <text:p>11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]-[.B68])/[.F68]" office:value-type="float" office:value="0.625">
            <text:p>0,625</text:p>
          </table:table-cell>
          <table:table-cell table:formula="of:=([.E68]-[.C68])/[.G68]" office:value-type="float" office:value="0.625">
            <text:p>0,625</text:p>
          </table:table-cell>
        </table:table-row>
        <table:table-row table:style-name="ro1">
          <table:table-cell office:value-type="string">
            <text:p>1600-04BN.tif</text:p>
          </table:table-cell>
          <table:table-cell office:value-type="float" office:value="110000">
            <text:p>110000</text:p>
          </table:table-cell>
          <table:table-cell office:value-type="float" office:value="593750">
            <text:p>593750</text:p>
          </table:table-cell>
          <table:table-cell office:value-type="float" office:value="120000">
            <text:p>12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]-[.B69])/[.F69]" office:value-type="float" office:value="0.625">
            <text:p>0,625</text:p>
          </table:table-cell>
          <table:table-cell table:formula="of:=([.E69]-[.C69])/[.G69]" office:value-type="float" office:value="0.625">
            <text:p>0,625</text:p>
          </table:table-cell>
        </table:table-row>
        <table:table-row table:style-name="ro1">
          <table:table-cell office:value-type="string">
            <text:p>1600-04BZ.tif</text:p>
          </table:table-cell>
          <table:table-cell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office:value-type="float" office:value="120000">
            <text:p>12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]-[.B70])/[.F70]" office:value-type="float" office:value="0.625">
            <text:p>0,625</text:p>
          </table:table-cell>
          <table:table-cell table:formula="of:=([.E70]-[.C70])/[.G70]" office:value-type="float" office:value="0.625">
            <text:p>0,625</text:p>
          </table:table-cell>
        </table:table-row>
        <table:table-row table:style-name="ro1">
          <table:table-cell office:value-type="string">
            <text:p>1600-04CN.tif</text:p>
          </table:table-cell>
          <table:table-cell office:value-type="float" office:value="100000">
            <text:p>100000</text:p>
          </table:table-cell>
          <table:table-cell office:value-type="float" office:value="581250">
            <text:p>581250</text:p>
          </table:table-cell>
          <table:table-cell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]-[.B71])/[.F71]" office:value-type="float" office:value="0.625">
            <text:p>0,625</text:p>
          </table:table-cell>
          <table:table-cell table:formula="of:=([.E71]-[.C71])/[.G71]" office:value-type="float" office:value="0.625">
            <text:p>0,625</text:p>
          </table:table-cell>
        </table:table-row>
        <table:table-row table:style-name="ro1">
          <table:table-cell office:value-type="string">
            <text:p>1600-04CZ.tif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10000">
            <text:p>11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]-[.B72])/[.F72]" office:value-type="float" office:value="0.625">
            <text:p>0,625</text:p>
          </table:table-cell>
          <table:table-cell table:formula="of:=([.E72]-[.C72])/[.G72]" office:value-type="float" office:value="0.625">
            <text:p>0,625</text:p>
          </table:table-cell>
        </table:table-row>
        <table:table-row table:style-name="ro1">
          <table:table-cell office:value-type="string">
            <text:p>1600-04DN.tif</text:p>
          </table:table-cell>
          <table:table-cell office:value-type="float" office:value="110000">
            <text:p>110000</text:p>
          </table:table-cell>
          <table:table-cell office:value-type="float" office:value="581250">
            <text:p>581250</text:p>
          </table:table-cell>
          <table:table-cell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]-[.B73])/[.F73]" office:value-type="float" office:value="0.625">
            <text:p>0,625</text:p>
          </table:table-cell>
          <table:table-cell table:formula="of:=([.E73]-[.C73])/[.G73]" office:value-type="float" office:value="0.625">
            <text:p>0,625</text:p>
          </table:table-cell>
        </table:table-row>
        <table:table-row table:style-name="ro1">
          <table:table-cell office:value-type="string">
            <text:p>1600-04DZ.tif</text:p>
          </table:table-cell>
          <table:table-cell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office:value-type="float" office:value="120000">
            <text:p>12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]-[.B74])/[.F74]" office:value-type="float" office:value="0.625">
            <text:p>0,625</text:p>
          </table:table-cell>
          <table:table-cell table:formula="of:=([.E74]-[.C74])/[.G74]" office:value-type="float" office:value="0.625">
            <text:p>0,625</text:p>
          </table:table-cell>
        </table:table-row>
        <table:table-row table:style-name="ro1">
          <table:table-cell office:value-type="string">
            <text:p>1600-04EN.tif</text:p>
          </table:table-cell>
          <table:table-cell office:value-type="float" office:value="120000">
            <text:p>120000</text:p>
          </table:table-cell>
          <table:table-cell office:value-type="float" office:value="593750">
            <text:p>593750</text:p>
          </table:table-cell>
          <table:table-cell office:value-type="float" office:value="130000">
            <text:p>13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]-[.B75])/[.F75]" office:value-type="float" office:value="0.625">
            <text:p>0,625</text:p>
          </table:table-cell>
          <table:table-cell table:formula="of:=([.E75]-[.C75])/[.G75]" office:value-type="float" office:value="0.625">
            <text:p>0,625</text:p>
          </table:table-cell>
        </table:table-row>
        <table:table-row table:style-name="ro1">
          <table:table-cell office:value-type="string">
            <text:p>1600-04EZ.tif</text:p>
          </table:table-cell>
          <table:table-cell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office:value-type="float" office:value="130000">
            <text:p>13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]-[.B76])/[.F76]" office:value-type="float" office:value="0.625">
            <text:p>0,625</text:p>
          </table:table-cell>
          <table:table-cell table:formula="of:=([.E76]-[.C76])/[.G76]" office:value-type="float" office:value="0.625">
            <text:p>0,625</text:p>
          </table:table-cell>
        </table:table-row>
        <table:table-row table:style-name="ro1">
          <table:table-cell office:value-type="string">
            <text:p>1600-04FN.tif</text:p>
          </table:table-cell>
          <table:table-cell office:value-type="float" office:value="130000">
            <text:p>130000</text:p>
          </table:table-cell>
          <table:table-cell office:value-type="float" office:value="593750">
            <text:p>593750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]-[.B77])/[.F77]" office:value-type="float" office:value="0.625">
            <text:p>0,625</text:p>
          </table:table-cell>
          <table:table-cell table:formula="of:=([.E77]-[.C77])/[.G77]" office:value-type="float" office:value="0.625">
            <text:p>0,625</text:p>
          </table:table-cell>
        </table:table-row>
        <table:table-row table:style-name="ro1">
          <table:table-cell office:value-type="string">
            <text:p>1600-04FZ.tif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office:value-type="float" office:value="140000">
            <text:p>14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]-[.B78])/[.F78]" office:value-type="float" office:value="0.625">
            <text:p>0,625</text:p>
          </table:table-cell>
          <table:table-cell table:formula="of:=([.E78]-[.C78])/[.G78]" office:value-type="float" office:value="0.625">
            <text:p>0,625</text:p>
          </table:table-cell>
        </table:table-row>
        <table:table-row table:style-name="ro1">
          <table:table-cell office:value-type="string">
            <text:p>1600-04GN.tif</text:p>
          </table:table-cell>
          <table:table-cell office:value-type="float" office:value="120000">
            <text:p>120000</text:p>
          </table:table-cell>
          <table:table-cell office:value-type="float" office:value="581250">
            <text:p>581250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]-[.B79])/[.F79]" office:value-type="float" office:value="0.625">
            <text:p>0,625</text:p>
          </table:table-cell>
          <table:table-cell table:formula="of:=([.E79]-[.C79])/[.G79]" office:value-type="float" office:value="0.625">
            <text:p>0,625</text:p>
          </table:table-cell>
        </table:table-row>
        <table:table-row table:style-name="ro1">
          <table:table-cell office:value-type="string">
            <text:p>1600-04GZ.tif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130000">
            <text:p>13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]-[.B80])/[.F80]" office:value-type="float" office:value="0.625">
            <text:p>0,625</text:p>
          </table:table-cell>
          <table:table-cell table:formula="of:=([.E80]-[.C80])/[.G80]" office:value-type="float" office:value="0.625">
            <text:p>0,625</text:p>
          </table:table-cell>
        </table:table-row>
        <table:table-row table:style-name="ro1">
          <table:table-cell office:value-type="string">
            <text:p>1600-04HN.tif</text:p>
          </table:table-cell>
          <table:table-cell office:value-type="float" office:value="130000">
            <text:p>130000</text:p>
          </table:table-cell>
          <table:table-cell office:value-type="float" office:value="581250">
            <text:p>581250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]-[.B81])/[.F81]" office:value-type="float" office:value="0.625">
            <text:p>0,625</text:p>
          </table:table-cell>
          <table:table-cell table:formula="of:=([.E81]-[.C81])/[.G81]" office:value-type="float" office:value="0.625">
            <text:p>0,625</text:p>
          </table:table-cell>
        </table:table-row>
        <table:table-row table:style-name="ro1">
          <table:table-cell office:value-type="string">
            <text:p>1600-04HZ.tif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]-[.B82])/[.F82]" office:value-type="float" office:value="0.625">
            <text:p>0,625</text:p>
          </table:table-cell>
          <table:table-cell table:formula="of:=([.E82]-[.C82])/[.G82]" office:value-type="float" office:value="0.625">
            <text:p>0,625</text:p>
          </table:table-cell>
        </table:table-row>
        <table:table-row table:style-name="ro1">
          <table:table-cell office:value-type="string">
            <text:p>1600-05AN.tif</text:p>
          </table:table-cell>
          <table:table-cell office:value-type="float" office:value="140000">
            <text:p>140000</text:p>
          </table:table-cell>
          <table:table-cell office:value-type="float" office:value="593750">
            <text:p>593750</text:p>
          </table:table-cell>
          <table:table-cell office:value-type="float" office:value="150000">
            <text:p>15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]-[.B83])/[.F83]" office:value-type="float" office:value="0.625">
            <text:p>0,625</text:p>
          </table:table-cell>
          <table:table-cell table:formula="of:=([.E83]-[.C83])/[.G83]" office:value-type="float" office:value="0.625">
            <text:p>0,625</text:p>
          </table:table-cell>
        </table:table-row>
        <table:table-row table:style-name="ro1">
          <table:table-cell office:value-type="string">
            <text:p>1600-05AZ.tif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office:value-type="float" office:value="150000">
            <text:p>15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]-[.B84])/[.F84]" office:value-type="float" office:value="0.625">
            <text:p>0,625</text:p>
          </table:table-cell>
          <table:table-cell table:formula="of:=([.E84]-[.C84])/[.G84]" office:value-type="float" office:value="0.625">
            <text:p>0,625</text:p>
          </table:table-cell>
        </table:table-row>
        <table:table-row table:style-name="ro1">
          <table:table-cell office:value-type="string">
            <text:p>1600-05BN.tif</text:p>
          </table:table-cell>
          <table:table-cell office:value-type="float" office:value="150000">
            <text:p>150000</text:p>
          </table:table-cell>
          <table:table-cell office:value-type="float" office:value="593750">
            <text:p>593750</text:p>
          </table:table-cell>
          <table:table-cell office:value-type="float" office:value="160000">
            <text:p>16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]-[.B85])/[.F85]" office:value-type="float" office:value="0.625">
            <text:p>0,625</text:p>
          </table:table-cell>
          <table:table-cell table:formula="of:=([.E85]-[.C85])/[.G85]" office:value-type="float" office:value="0.625">
            <text:p>0,625</text:p>
          </table:table-cell>
        </table:table-row>
        <table:table-row table:style-name="ro1">
          <table:table-cell office:value-type="string">
            <text:p>1600-05BZ.tif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office:value-type="float" office:value="160000">
            <text:p>16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]-[.B86])/[.F86]" office:value-type="float" office:value="0.625">
            <text:p>0,625</text:p>
          </table:table-cell>
          <table:table-cell table:formula="of:=([.E86]-[.C86])/[.G86]" office:value-type="float" office:value="0.625">
            <text:p>0,625</text:p>
          </table:table-cell>
        </table:table-row>
        <table:table-row table:style-name="ro1">
          <table:table-cell office:value-type="string">
            <text:p>1600-05CN.tif</text:p>
          </table:table-cell>
          <table:table-cell office:value-type="float" office:value="140000">
            <text:p>140000</text:p>
          </table:table-cell>
          <table:table-cell office:value-type="float" office:value="581250">
            <text:p>581250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]-[.B87])/[.F87]" office:value-type="float" office:value="0.625">
            <text:p>0,625</text:p>
          </table:table-cell>
          <table:table-cell table:formula="of:=([.E87]-[.C87])/[.G87]" office:value-type="float" office:value="0.625">
            <text:p>0,625</text:p>
          </table:table-cell>
        </table:table-row>
        <table:table-row table:style-name="ro1">
          <table:table-cell office:value-type="string">
            <text:p>1600-05CZ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50000">
            <text:p>15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]-[.B88])/[.F88]" office:value-type="float" office:value="0.625">
            <text:p>0,625</text:p>
          </table:table-cell>
          <table:table-cell table:formula="of:=([.E88]-[.C88])/[.G88]" office:value-type="float" office:value="0.625">
            <text:p>0,625</text:p>
          </table:table-cell>
        </table:table-row>
        <table:table-row table:style-name="ro1">
          <table:table-cell office:value-type="string">
            <text:p>1600-05DN.tif</text:p>
          </table:table-cell>
          <table:table-cell office:value-type="float" office:value="150000">
            <text:p>150000</text:p>
          </table:table-cell>
          <table:table-cell office:value-type="float" office:value="581250">
            <text:p>581250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]-[.B89])/[.F89]" office:value-type="float" office:value="0.625">
            <text:p>0,625</text:p>
          </table:table-cell>
          <table:table-cell table:formula="of:=([.E89]-[.C89])/[.G89]" office:value-type="float" office:value="0.625">
            <text:p>0,625</text:p>
          </table:table-cell>
        </table:table-row>
        <table:table-row table:style-name="ro1">
          <table:table-cell office:value-type="string">
            <text:p>1600-05DZ.tif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office:value-type="float" office:value="160000">
            <text:p>16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]-[.B90])/[.F90]" office:value-type="float" office:value="0.625">
            <text:p>0,625</text:p>
          </table:table-cell>
          <table:table-cell table:formula="of:=([.E90]-[.C90])/[.G90]" office:value-type="float" office:value="0.625">
            <text:p>0,625</text:p>
          </table:table-cell>
        </table:table-row>
        <table:table-row table:style-name="ro1">
          <table:table-cell office:value-type="string">
            <text:p>1600-05EN.tif</text:p>
          </table:table-cell>
          <table:table-cell office:value-type="float" office:value="160000">
            <text:p>160000</text:p>
          </table:table-cell>
          <table:table-cell office:value-type="float" office:value="593750">
            <text:p>593750</text:p>
          </table:table-cell>
          <table:table-cell office:value-type="float" office:value="170000">
            <text:p>17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]-[.B91])/[.F91]" office:value-type="float" office:value="0.625">
            <text:p>0,625</text:p>
          </table:table-cell>
          <table:table-cell table:formula="of:=([.E91]-[.C91])/[.G91]" office:value-type="float" office:value="0.625">
            <text:p>0,625</text:p>
          </table:table-cell>
        </table:table-row>
        <table:table-row table:style-name="ro1">
          <table:table-cell office:value-type="string">
            <text:p>1600-05EZ.tif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office:value-type="float" office:value="170000">
            <text:p>17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]-[.B92])/[.F92]" office:value-type="float" office:value="0.625">
            <text:p>0,625</text:p>
          </table:table-cell>
          <table:table-cell table:formula="of:=([.E92]-[.C92])/[.G92]" office:value-type="float" office:value="0.625">
            <text:p>0,625</text:p>
          </table:table-cell>
        </table:table-row>
        <table:table-row table:style-name="ro1">
          <table:table-cell office:value-type="string">
            <text:p>1600-05FN.tif</text:p>
          </table:table-cell>
          <table:table-cell office:value-type="float" office:value="170000">
            <text:p>170000</text:p>
          </table:table-cell>
          <table:table-cell office:value-type="float" office:value="593750">
            <text:p>593750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]-[.B93])/[.F93]" office:value-type="float" office:value="0.625">
            <text:p>0,625</text:p>
          </table:table-cell>
          <table:table-cell table:formula="of:=([.E93]-[.C93])/[.G93]" office:value-type="float" office:value="0.625">
            <text:p>0,625</text:p>
          </table:table-cell>
        </table:table-row>
        <table:table-row table:style-name="ro1">
          <table:table-cell office:value-type="string">
            <text:p>1600-05FZ.tif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office:value-type="float" office:value="180000">
            <text:p>18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]-[.B94])/[.F94]" office:value-type="float" office:value="0.625">
            <text:p>0,625</text:p>
          </table:table-cell>
          <table:table-cell table:formula="of:=([.E94]-[.C94])/[.G94]" office:value-type="float" office:value="0.625">
            <text:p>0,625</text:p>
          </table:table-cell>
        </table:table-row>
        <table:table-row table:style-name="ro1">
          <table:table-cell office:value-type="string">
            <text:p>1600-05GN.tif</text:p>
          </table:table-cell>
          <table:table-cell office:value-type="float" office:value="160000">
            <text:p>160000</text:p>
          </table:table-cell>
          <table:table-cell office:value-type="float" office:value="581250">
            <text:p>581250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]-[.B95])/[.F95]" office:value-type="float" office:value="0.625">
            <text:p>0,625</text:p>
          </table:table-cell>
          <table:table-cell table:formula="of:=([.E95]-[.C95])/[.G95]" office:value-type="float" office:value="0.625">
            <text:p>0,625</text:p>
          </table:table-cell>
        </table:table-row>
        <table:table-row table:style-name="ro1">
          <table:table-cell office:value-type="string">
            <text:p>1600-05GZ.tif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170000">
            <text:p>17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]-[.B96])/[.F96]" office:value-type="float" office:value="0.625">
            <text:p>0,625</text:p>
          </table:table-cell>
          <table:table-cell table:formula="of:=([.E96]-[.C96])/[.G96]" office:value-type="float" office:value="0.625">
            <text:p>0,625</text:p>
          </table:table-cell>
        </table:table-row>
        <table:table-row table:style-name="ro1">
          <table:table-cell office:value-type="string">
            <text:p>1600-05HN.tif</text:p>
          </table:table-cell>
          <table:table-cell office:value-type="float" office:value="170000">
            <text:p>170000</text:p>
          </table:table-cell>
          <table:table-cell office:value-type="float" office:value="581250">
            <text:p>581250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]-[.B97])/[.F97]" office:value-type="float" office:value="0.625">
            <text:p>0,625</text:p>
          </table:table-cell>
          <table:table-cell table:formula="of:=([.E97]-[.C97])/[.G97]" office:value-type="float" office:value="0.625">
            <text:p>0,625</text:p>
          </table:table-cell>
        </table:table-row>
        <table:table-row table:style-name="ro1">
          <table:table-cell office:value-type="string">
            <text:p>1600-05HZ.tif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]-[.B98])/[.F98]" office:value-type="float" office:value="0.625">
            <text:p>0,625</text:p>
          </table:table-cell>
          <table:table-cell table:formula="of:=([.E98]-[.C98])/[.G98]" office:value-type="float" office:value="0.625">
            <text:p>0,625</text:p>
          </table:table-cell>
        </table:table-row>
        <table:table-row table:style-name="ro1">
          <table:table-cell office:value-type="string">
            <text:p>1600-06AN.tif</text:p>
          </table:table-cell>
          <table:table-cell office:value-type="float" office:value="180000">
            <text:p>180000</text:p>
          </table:table-cell>
          <table:table-cell office:value-type="float" office:value="593750">
            <text:p>593750</text:p>
          </table:table-cell>
          <table:table-cell office:value-type="float" office:value="190000">
            <text:p>19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9]-[.B99])/[.F99]" office:value-type="float" office:value="0.625">
            <text:p>0,625</text:p>
          </table:table-cell>
          <table:table-cell table:formula="of:=([.E99]-[.C99])/[.G99]" office:value-type="float" office:value="0.625">
            <text:p>0,625</text:p>
          </table:table-cell>
        </table:table-row>
        <table:table-row table:style-name="ro1">
          <table:table-cell office:value-type="string">
            <text:p>1600-06AZ.tif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office:value-type="float" office:value="190000">
            <text:p>19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0]-[.B100])/[.F100]" office:value-type="float" office:value="0.625">
            <text:p>0,625</text:p>
          </table:table-cell>
          <table:table-cell table:formula="of:=([.E100]-[.C100])/[.G100]" office:value-type="float" office:value="0.625">
            <text:p>0,625</text:p>
          </table:table-cell>
        </table:table-row>
        <table:table-row table:style-name="ro1">
          <table:table-cell office:value-type="string">
            <text:p>1600-06BN.tif</text:p>
          </table:table-cell>
          <table:table-cell office:value-type="float" office:value="190000">
            <text:p>190000</text:p>
          </table:table-cell>
          <table:table-cell office:value-type="float" office:value="593750">
            <text:p>593750</text:p>
          </table:table-cell>
          <table:table-cell office:value-type="float" office:value="200000">
            <text:p>20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1]-[.B101])/[.F101]" office:value-type="float" office:value="0.625">
            <text:p>0,625</text:p>
          </table:table-cell>
          <table:table-cell table:formula="of:=([.E101]-[.C101])/[.G101]" office:value-type="float" office:value="0.625">
            <text:p>0,625</text:p>
          </table:table-cell>
        </table:table-row>
        <table:table-row table:style-name="ro1">
          <table:table-cell office:value-type="string">
            <text:p>1600-06BZ.tif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office:value-type="float" office:value="200000">
            <text:p>20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2]-[.B102])/[.F102]" office:value-type="float" office:value="0.625">
            <text:p>0,625</text:p>
          </table:table-cell>
          <table:table-cell table:formula="of:=([.E102]-[.C102])/[.G102]" office:value-type="float" office:value="0.625">
            <text:p>0,625</text:p>
          </table:table-cell>
        </table:table-row>
        <table:table-row table:style-name="ro1">
          <table:table-cell office:value-type="string">
            <text:p>1600-06CN.tif</text:p>
          </table:table-cell>
          <table:table-cell office:value-type="float" office:value="180000">
            <text:p>180000</text:p>
          </table:table-cell>
          <table:table-cell office:value-type="float" office:value="581250">
            <text:p>581250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3]-[.B103])/[.F103]" office:value-type="float" office:value="0.625">
            <text:p>0,625</text:p>
          </table:table-cell>
          <table:table-cell table:formula="of:=([.E103]-[.C103])/[.G103]" office:value-type="float" office:value="0.625">
            <text:p>0,625</text:p>
          </table:table-cell>
        </table:table-row>
        <table:table-row table:style-name="ro1">
          <table:table-cell office:value-type="string">
            <text:p>1600-06CZ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190000">
            <text:p>19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4]-[.B104])/[.F104]" office:value-type="float" office:value="0.625">
            <text:p>0,625</text:p>
          </table:table-cell>
          <table:table-cell table:formula="of:=([.E104]-[.C104])/[.G104]" office:value-type="float" office:value="0.625">
            <text:p>0,625</text:p>
          </table:table-cell>
        </table:table-row>
        <table:table-row table:style-name="ro1">
          <table:table-cell office:value-type="string">
            <text:p>1600-06DN.tif</text:p>
          </table:table-cell>
          <table:table-cell office:value-type="float" office:value="190000">
            <text:p>190000</text:p>
          </table:table-cell>
          <table:table-cell office:value-type="float" office:value="581250">
            <text:p>581250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5]-[.B105])/[.F105]" office:value-type="float" office:value="0.625">
            <text:p>0,625</text:p>
          </table:table-cell>
          <table:table-cell table:formula="of:=([.E105]-[.C105])/[.G105]" office:value-type="float" office:value="0.625">
            <text:p>0,625</text:p>
          </table:table-cell>
        </table:table-row>
        <table:table-row table:style-name="ro1">
          <table:table-cell office:value-type="string">
            <text:p>1600-06DZ.tif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office:value-type="float" office:value="200000">
            <text:p>20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6]-[.B106])/[.F106]" office:value-type="float" office:value="0.625">
            <text:p>0,625</text:p>
          </table:table-cell>
          <table:table-cell table:formula="of:=([.E106]-[.C106])/[.G106]" office:value-type="float" office:value="0.625">
            <text:p>0,625</text:p>
          </table:table-cell>
        </table:table-row>
        <table:table-row table:style-name="ro1">
          <table:table-cell office:value-type="string">
            <text:p>1600-06EN.tif</text:p>
          </table:table-cell>
          <table:table-cell office:value-type="float" office:value="200000">
            <text:p>200000</text:p>
          </table:table-cell>
          <table:table-cell office:value-type="float" office:value="593750">
            <text:p>593750</text:p>
          </table:table-cell>
          <table:table-cell office:value-type="float" office:value="210000">
            <text:p>21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7]-[.B107])/[.F107]" office:value-type="float" office:value="0.625">
            <text:p>0,625</text:p>
          </table:table-cell>
          <table:table-cell table:formula="of:=([.E107]-[.C107])/[.G107]" office:value-type="float" office:value="0.625">
            <text:p>0,625</text:p>
          </table:table-cell>
        </table:table-row>
        <table:table-row table:style-name="ro1">
          <table:table-cell office:value-type="string">
            <text:p>1600-06EZ.tif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office:value-type="float" office:value="210000">
            <text:p>21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8]-[.B108])/[.F108]" office:value-type="float" office:value="0.625">
            <text:p>0,625</text:p>
          </table:table-cell>
          <table:table-cell table:formula="of:=([.E108]-[.C108])/[.G108]" office:value-type="float" office:value="0.625">
            <text:p>0,625</text:p>
          </table:table-cell>
        </table:table-row>
        <table:table-row table:style-name="ro1">
          <table:table-cell office:value-type="string">
            <text:p>1600-06FN.tif</text:p>
          </table:table-cell>
          <table:table-cell office:value-type="float" office:value="210000">
            <text:p>210000</text:p>
          </table:table-cell>
          <table:table-cell office:value-type="float" office:value="593750">
            <text:p>593750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09]-[.B109])/[.F109]" office:value-type="float" office:value="0.625">
            <text:p>0,625</text:p>
          </table:table-cell>
          <table:table-cell table:formula="of:=([.E109]-[.C109])/[.G109]" office:value-type="float" office:value="0.625">
            <text:p>0,625</text:p>
          </table:table-cell>
        </table:table-row>
        <table:table-row table:style-name="ro1">
          <table:table-cell office:value-type="string">
            <text:p>1600-06FZ.tif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office:value-type="float" office:value="220000">
            <text:p>22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0]-[.B110])/[.F110]" office:value-type="float" office:value="0.625">
            <text:p>0,625</text:p>
          </table:table-cell>
          <table:table-cell table:formula="of:=([.E110]-[.C110])/[.G110]" office:value-type="float" office:value="0.625">
            <text:p>0,625</text:p>
          </table:table-cell>
        </table:table-row>
        <table:table-row table:style-name="ro1">
          <table:table-cell office:value-type="string">
            <text:p>1600-06GN.tif</text:p>
          </table:table-cell>
          <table:table-cell office:value-type="float" office:value="200000">
            <text:p>200000</text:p>
          </table:table-cell>
          <table:table-cell office:value-type="float" office:value="581250">
            <text:p>581250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1]-[.B111])/[.F111]" office:value-type="float" office:value="0.625">
            <text:p>0,625</text:p>
          </table:table-cell>
          <table:table-cell table:formula="of:=([.E111]-[.C111])/[.G111]" office:value-type="float" office:value="0.625">
            <text:p>0,625</text:p>
          </table:table-cell>
        </table:table-row>
        <table:table-row table:style-name="ro1">
          <table:table-cell office:value-type="string">
            <text:p>1600-06GZ.tif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210000">
            <text:p>21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2]-[.B112])/[.F112]" office:value-type="float" office:value="0.625">
            <text:p>0,625</text:p>
          </table:table-cell>
          <table:table-cell table:formula="of:=([.E112]-[.C112])/[.G112]" office:value-type="float" office:value="0.625">
            <text:p>0,625</text:p>
          </table:table-cell>
        </table:table-row>
        <table:table-row table:style-name="ro1">
          <table:table-cell office:value-type="string">
            <text:p>1600-06HN.tif</text:p>
          </table:table-cell>
          <table:table-cell office:value-type="float" office:value="210000">
            <text:p>210000</text:p>
          </table:table-cell>
          <table:table-cell office:value-type="float" office:value="581250">
            <text:p>581250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3]-[.B113])/[.F113]" office:value-type="float" office:value="0.625">
            <text:p>0,625</text:p>
          </table:table-cell>
          <table:table-cell table:formula="of:=([.E113]-[.C113])/[.G113]" office:value-type="float" office:value="0.625">
            <text:p>0,625</text:p>
          </table:table-cell>
        </table:table-row>
        <table:table-row table:style-name="ro1">
          <table:table-cell office:value-type="string">
            <text:p>1600-06HZ.tif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4]-[.B114])/[.F114]" office:value-type="float" office:value="0.625">
            <text:p>0,625</text:p>
          </table:table-cell>
          <table:table-cell table:formula="of:=([.E114]-[.C114])/[.G114]" office:value-type="float" office:value="0.625">
            <text:p>0,625</text:p>
          </table:table-cell>
        </table:table-row>
        <table:table-row table:style-name="ro1">
          <table:table-cell office:value-type="string">
            <text:p>1600-07AN.tif</text:p>
          </table:table-cell>
          <table:table-cell office:value-type="float" office:value="220000">
            <text:p>220000</text:p>
          </table:table-cell>
          <table:table-cell office:value-type="float" office:value="593750">
            <text:p>593750</text:p>
          </table:table-cell>
          <table:table-cell office:value-type="float" office:value="230000">
            <text:p>23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5]-[.B115])/[.F115]" office:value-type="float" office:value="0.625">
            <text:p>0,625</text:p>
          </table:table-cell>
          <table:table-cell table:formula="of:=([.E115]-[.C115])/[.G115]" office:value-type="float" office:value="0.625">
            <text:p>0,625</text:p>
          </table:table-cell>
        </table:table-row>
        <table:table-row table:style-name="ro1">
          <table:table-cell office:value-type="string">
            <text:p>1600-07AZ.tif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office:value-type="float" office:value="230000">
            <text:p>23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6]-[.B116])/[.F116]" office:value-type="float" office:value="0.625">
            <text:p>0,625</text:p>
          </table:table-cell>
          <table:table-cell table:formula="of:=([.E116]-[.C116])/[.G116]" office:value-type="float" office:value="0.625">
            <text:p>0,625</text:p>
          </table:table-cell>
        </table:table-row>
        <table:table-row table:style-name="ro1">
          <table:table-cell office:value-type="string">
            <text:p>1600-07BN.tif</text:p>
          </table:table-cell>
          <table:table-cell office:value-type="float" office:value="230000">
            <text:p>230000</text:p>
          </table:table-cell>
          <table:table-cell office:value-type="float" office:value="593750">
            <text:p>593750</text:p>
          </table:table-cell>
          <table:table-cell office:value-type="float" office:value="240000">
            <text:p>24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7]-[.B117])/[.F117]" office:value-type="float" office:value="0.625">
            <text:p>0,625</text:p>
          </table:table-cell>
          <table:table-cell table:formula="of:=([.E117]-[.C117])/[.G117]" office:value-type="float" office:value="0.625">
            <text:p>0,625</text:p>
          </table:table-cell>
        </table:table-row>
        <table:table-row table:style-name="ro1">
          <table:table-cell office:value-type="string">
            <text:p>1600-07BZ.tif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office:value-type="float" office:value="240000">
            <text:p>24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8]-[.B118])/[.F118]" office:value-type="float" office:value="0.625">
            <text:p>0,625</text:p>
          </table:table-cell>
          <table:table-cell table:formula="of:=([.E118]-[.C118])/[.G118]" office:value-type="float" office:value="0.625">
            <text:p>0,625</text:p>
          </table:table-cell>
        </table:table-row>
        <table:table-row table:style-name="ro1">
          <table:table-cell office:value-type="string">
            <text:p>1600-07CN.tif</text:p>
          </table:table-cell>
          <table:table-cell office:value-type="float" office:value="220000">
            <text:p>220000</text:p>
          </table:table-cell>
          <table:table-cell office:value-type="float" office:value="581250">
            <text:p>581250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19]-[.B119])/[.F119]" office:value-type="float" office:value="0.625">
            <text:p>0,625</text:p>
          </table:table-cell>
          <table:table-cell table:formula="of:=([.E119]-[.C119])/[.G119]" office:value-type="float" office:value="0.625">
            <text:p>0,625</text:p>
          </table:table-cell>
        </table:table-row>
        <table:table-row table:style-name="ro1">
          <table:table-cell office:value-type="string">
            <text:p>1600-07CZ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30000">
            <text:p>23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0]-[.B120])/[.F120]" office:value-type="float" office:value="0.625">
            <text:p>0,625</text:p>
          </table:table-cell>
          <table:table-cell table:formula="of:=([.E120]-[.C120])/[.G120]" office:value-type="float" office:value="0.625">
            <text:p>0,625</text:p>
          </table:table-cell>
        </table:table-row>
        <table:table-row table:style-name="ro1">
          <table:table-cell office:value-type="string">
            <text:p>1600-07DN.tif</text:p>
          </table:table-cell>
          <table:table-cell office:value-type="float" office:value="230000">
            <text:p>230000</text:p>
          </table:table-cell>
          <table:table-cell office:value-type="float" office:value="581250">
            <text:p>581250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1]-[.B121])/[.F121]" office:value-type="float" office:value="0.625">
            <text:p>0,625</text:p>
          </table:table-cell>
          <table:table-cell table:formula="of:=([.E121]-[.C121])/[.G121]" office:value-type="float" office:value="0.625">
            <text:p>0,625</text:p>
          </table:table-cell>
        </table:table-row>
        <table:table-row table:style-name="ro1">
          <table:table-cell office:value-type="string">
            <text:p>1600-07DZ.tif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office:value-type="float" office:value="240000">
            <text:p>24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2]-[.B122])/[.F122]" office:value-type="float" office:value="0.625">
            <text:p>0,625</text:p>
          </table:table-cell>
          <table:table-cell table:formula="of:=([.E122]-[.C122])/[.G122]" office:value-type="float" office:value="0.625">
            <text:p>0,625</text:p>
          </table:table-cell>
        </table:table-row>
        <table:table-row table:style-name="ro1">
          <table:table-cell office:value-type="string">
            <text:p>1600-07EN.tif</text:p>
          </table:table-cell>
          <table:table-cell office:value-type="float" office:value="240000">
            <text:p>240000</text:p>
          </table:table-cell>
          <table:table-cell office:value-type="float" office:value="593750">
            <text:p>593750</text:p>
          </table:table-cell>
          <table:table-cell office:value-type="float" office:value="250000">
            <text:p>25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3]-[.B123])/[.F123]" office:value-type="float" office:value="0.625">
            <text:p>0,625</text:p>
          </table:table-cell>
          <table:table-cell table:formula="of:=([.E123]-[.C123])/[.G123]" office:value-type="float" office:value="0.625">
            <text:p>0,625</text:p>
          </table:table-cell>
        </table:table-row>
        <table:table-row table:style-name="ro1">
          <table:table-cell office:value-type="string">
            <text:p>1600-07EZ.tif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office:value-type="float" office:value="250000">
            <text:p>25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4]-[.B124])/[.F124]" office:value-type="float" office:value="0.625">
            <text:p>0,625</text:p>
          </table:table-cell>
          <table:table-cell table:formula="of:=([.E124]-[.C124])/[.G124]" office:value-type="float" office:value="0.625">
            <text:p>0,625</text:p>
          </table:table-cell>
        </table:table-row>
        <table:table-row table:style-name="ro1">
          <table:table-cell office:value-type="string">
            <text:p>1600-07FN.tif</text:p>
          </table:table-cell>
          <table:table-cell office:value-type="float" office:value="250000">
            <text:p>250000</text:p>
          </table:table-cell>
          <table:table-cell office:value-type="float" office:value="593750">
            <text:p>593750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5]-[.B125])/[.F125]" office:value-type="float" office:value="0.625">
            <text:p>0,625</text:p>
          </table:table-cell>
          <table:table-cell table:formula="of:=([.E125]-[.C125])/[.G125]" office:value-type="float" office:value="0.625">
            <text:p>0,625</text:p>
          </table:table-cell>
        </table:table-row>
        <table:table-row table:style-name="ro1">
          <table:table-cell office:value-type="string">
            <text:p>1600-07FZ.tif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office:value-type="float" office:value="260000">
            <text:p>26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6]-[.B126])/[.F126]" office:value-type="float" office:value="0.625">
            <text:p>0,625</text:p>
          </table:table-cell>
          <table:table-cell table:formula="of:=([.E126]-[.C126])/[.G126]" office:value-type="float" office:value="0.625">
            <text:p>0,625</text:p>
          </table:table-cell>
        </table:table-row>
        <table:table-row table:style-name="ro1">
          <table:table-cell office:value-type="string">
            <text:p>1600-07GN.tif</text:p>
          </table:table-cell>
          <table:table-cell office:value-type="float" office:value="240000">
            <text:p>240000</text:p>
          </table:table-cell>
          <table:table-cell office:value-type="float" office:value="581250">
            <text:p>581250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7]-[.B127])/[.F127]" office:value-type="float" office:value="0.625">
            <text:p>0,625</text:p>
          </table:table-cell>
          <table:table-cell table:formula="of:=([.E127]-[.C127])/[.G127]" office:value-type="float" office:value="0.625">
            <text:p>0,625</text:p>
          </table:table-cell>
        </table:table-row>
        <table:table-row table:style-name="ro1">
          <table:table-cell office:value-type="string">
            <text:p>1600-07GZ.tif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250000">
            <text:p>25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8]-[.B128])/[.F128]" office:value-type="float" office:value="0.625">
            <text:p>0,625</text:p>
          </table:table-cell>
          <table:table-cell table:formula="of:=([.E128]-[.C128])/[.G128]" office:value-type="float" office:value="0.625">
            <text:p>0,625</text:p>
          </table:table-cell>
        </table:table-row>
        <table:table-row table:style-name="ro1">
          <table:table-cell office:value-type="string">
            <text:p>1600-07HN.tif</text:p>
          </table:table-cell>
          <table:table-cell office:value-type="float" office:value="250000">
            <text:p>250000</text:p>
          </table:table-cell>
          <table:table-cell office:value-type="float" office:value="581250">
            <text:p>581250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29]-[.B129])/[.F129]" office:value-type="float" office:value="0.625">
            <text:p>0,625</text:p>
          </table:table-cell>
          <table:table-cell table:formula="of:=([.E129]-[.C129])/[.G129]" office:value-type="float" office:value="0.625">
            <text:p>0,625</text:p>
          </table:table-cell>
        </table:table-row>
        <table:table-row table:style-name="ro1">
          <table:table-cell office:value-type="string">
            <text:p>1600-07HZ.tif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0]-[.B130])/[.F130]" office:value-type="float" office:value="0.625">
            <text:p>0,625</text:p>
          </table:table-cell>
          <table:table-cell table:formula="of:=([.E130]-[.C130])/[.G130]" office:value-type="float" office:value="0.625">
            <text:p>0,625</text:p>
          </table:table-cell>
        </table:table-row>
        <table:table-row table:style-name="ro1">
          <table:table-cell office:value-type="string">
            <text:p>1600-08AN.tif</text:p>
          </table:table-cell>
          <table:table-cell office:value-type="float" office:value="260000">
            <text:p>260000</text:p>
          </table:table-cell>
          <table:table-cell office:value-type="float" office:value="593750">
            <text:p>593750</text:p>
          </table:table-cell>
          <table:table-cell office:value-type="float" office:value="270000">
            <text:p>27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1]-[.B131])/[.F131]" office:value-type="float" office:value="0.625">
            <text:p>0,625</text:p>
          </table:table-cell>
          <table:table-cell table:formula="of:=([.E131]-[.C131])/[.G131]" office:value-type="float" office:value="0.625">
            <text:p>0,625</text:p>
          </table:table-cell>
        </table:table-row>
        <table:table-row table:style-name="ro1">
          <table:table-cell office:value-type="string">
            <text:p>1600-08AZ.tif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office:value-type="float" office:value="270000">
            <text:p>27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2]-[.B132])/[.F132]" office:value-type="float" office:value="0.625">
            <text:p>0,625</text:p>
          </table:table-cell>
          <table:table-cell table:formula="of:=([.E132]-[.C132])/[.G132]" office:value-type="float" office:value="0.625">
            <text:p>0,625</text:p>
          </table:table-cell>
        </table:table-row>
        <table:table-row table:style-name="ro1">
          <table:table-cell office:value-type="string">
            <text:p>1600-08BN.tif</text:p>
          </table:table-cell>
          <table:table-cell office:value-type="float" office:value="270000">
            <text:p>270000</text:p>
          </table:table-cell>
          <table:table-cell office:value-type="float" office:value="593750">
            <text:p>593750</text:p>
          </table:table-cell>
          <table:table-cell office:value-type="float" office:value="280000">
            <text:p>280000</text:p>
          </table:table-cell>
          <table:table-cell office:value-type="float" office:value="600000">
            <text:p>6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3]-[.B133])/[.F133]" office:value-type="float" office:value="0.625">
            <text:p>0,625</text:p>
          </table:table-cell>
          <table:table-cell table:formula="of:=([.E133]-[.C133])/[.G133]" office:value-type="float" office:value="0.625">
            <text:p>0,625</text:p>
          </table:table-cell>
        </table:table-row>
        <table:table-row table:style-name="ro1">
          <table:table-cell office:value-type="string">
            <text:p>1600-08BZ.tif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office:value-type="float" office:value="280000">
            <text:p>280000</text:p>
          </table:table-cell>
          <table:table-cell office:value-type="float" office:value="593750">
            <text:p>5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4]-[.B134])/[.F134]" office:value-type="float" office:value="0.625">
            <text:p>0,625</text:p>
          </table:table-cell>
          <table:table-cell table:formula="of:=([.E134]-[.C134])/[.G134]" office:value-type="float" office:value="0.625">
            <text:p>0,625</text:p>
          </table:table-cell>
        </table:table-row>
        <table:table-row table:style-name="ro1">
          <table:table-cell office:value-type="string">
            <text:p>1600-08CN.tif</text:p>
          </table:table-cell>
          <table:table-cell office:value-type="float" office:value="260000">
            <text:p>260000</text:p>
          </table:table-cell>
          <table:table-cell office:value-type="float" office:value="581250">
            <text:p>581250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5]-[.B135])/[.F135]" office:value-type="float" office:value="0.625">
            <text:p>0,625</text:p>
          </table:table-cell>
          <table:table-cell table:formula="of:=([.E135]-[.C135])/[.G135]" office:value-type="float" office:value="0.625">
            <text:p>0,625</text:p>
          </table:table-cell>
        </table:table-row>
        <table:table-row table:style-name="ro1">
          <table:table-cell office:value-type="string">
            <text:p>1600-08CZ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70000">
            <text:p>27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6]-[.B136])/[.F136]" office:value-type="float" office:value="0.625">
            <text:p>0,625</text:p>
          </table:table-cell>
          <table:table-cell table:formula="of:=([.E136]-[.C136])/[.G136]" office:value-type="float" office:value="0.625">
            <text:p>0,625</text:p>
          </table:table-cell>
        </table:table-row>
        <table:table-row table:style-name="ro1">
          <table:table-cell office:value-type="string">
            <text:p>1600-08DN.tif</text:p>
          </table:table-cell>
          <table:table-cell office:value-type="float" office:value="270000">
            <text:p>270000</text:p>
          </table:table-cell>
          <table:table-cell office:value-type="float" office:value="581250">
            <text:p>581250</text:p>
          </table:table-cell>
          <table:table-cell office:value-type="float" office:value="280000">
            <text:p>280000</text:p>
          </table:table-cell>
          <table:table-cell office:value-type="float" office:value="587500">
            <text:p>5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7]-[.B137])/[.F137]" office:value-type="float" office:value="0.625">
            <text:p>0,625</text:p>
          </table:table-cell>
          <table:table-cell table:formula="of:=([.E137]-[.C137])/[.G137]" office:value-type="float" office:value="0.625">
            <text:p>0,625</text:p>
          </table:table-cell>
        </table:table-row>
        <table:table-row table:style-name="ro1">
          <table:table-cell office:value-type="string">
            <text:p>1600-08DZ.tif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581250">
            <text:p>5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38]-[.B138])/[.F138]" office:value-type="float" office:value="0.625">
            <text:p>0,625</text:p>
          </table:table-cell>
          <table:table-cell table:formula="of:=([.E138]-[.C138])/[.G138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09AN.tif</text:p>
          </table:table-cell>
          <table:table-cell office:value-type="float" office:value="100000">
            <text:p>100000</text:p>
          </table:table-cell>
          <table:table-cell office:value-type="float" office:value="568750">
            <text:p>568750</text:p>
          </table:table-cell>
          <table:table-cell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0]-[.B140])/[.F140]" office:value-type="float" office:value="0.625">
            <text:p>0,625</text:p>
          </table:table-cell>
          <table:table-cell table:formula="of:=([.E140]-[.C140])/[.G140]" office:value-type="float" office:value="0.625">
            <text:p>0,625</text:p>
          </table:table-cell>
        </table:table-row>
        <table:table-row table:style-name="ro1">
          <table:table-cell office:value-type="string">
            <text:p>1600-09AZ.tif</text:p>
          </table:table-cell>
          <table:table-cell office:value-type="float" office:value="100000">
            <text:p>100000</text:p>
          </table:table-cell>
          <table:table-cell office:value-type="float" office:value="562500">
            <text:p>562500</text:p>
          </table:table-cell>
          <table:table-cell office:value-type="float" office:value="110000">
            <text:p>11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1]-[.B141])/[.F141]" office:value-type="float" office:value="0.625">
            <text:p>0,625</text:p>
          </table:table-cell>
          <table:table-cell table:formula="of:=([.E141]-[.C141])/[.G141]" office:value-type="float" office:value="0.625">
            <text:p>0,625</text:p>
          </table:table-cell>
        </table:table-row>
        <table:table-row table:style-name="ro1">
          <table:table-cell office:value-type="string">
            <text:p>1600-09BN.tif</text:p>
          </table:table-cell>
          <table:table-cell office:value-type="float" office:value="110000">
            <text:p>110000</text:p>
          </table:table-cell>
          <table:table-cell office:value-type="float" office:value="568750">
            <text:p>568750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2]-[.B142])/[.F142]" office:value-type="float" office:value="0.625">
            <text:p>0,625</text:p>
          </table:table-cell>
          <table:table-cell table:formula="of:=([.E142]-[.C142])/[.G142]" office:value-type="float" office:value="0.625">
            <text:p>0,625</text:p>
          </table:table-cell>
        </table:table-row>
        <table:table-row table:style-name="ro1">
          <table:table-cell office:value-type="string">
            <text:p>1600-09BZ.tif</text:p>
          </table:table-cell>
          <table:table-cell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office:value-type="float" office:value="120000">
            <text:p>12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3]-[.B143])/[.F143]" office:value-type="float" office:value="0.625">
            <text:p>0,625</text:p>
          </table:table-cell>
          <table:table-cell table:formula="of:=([.E143]-[.C143])/[.G143]" office:value-type="float" office:value="0.625">
            <text:p>0,625</text:p>
          </table:table-cell>
        </table:table-row>
        <table:table-row table:style-name="ro1">
          <table:table-cell office:value-type="string">
            <text:p>1600-09CN.tif</text:p>
          </table:table-cell>
          <table:table-cell office:value-type="float" office:value="100000">
            <text:p>100000</text:p>
          </table:table-cell>
          <table:table-cell office:value-type="float" office:value="556250">
            <text:p>556250</text:p>
          </table:table-cell>
          <table:table-cell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4]-[.B144])/[.F144]" office:value-type="float" office:value="0.625">
            <text:p>0,625</text:p>
          </table:table-cell>
          <table:table-cell table:formula="of:=([.E144]-[.C144])/[.G144]" office:value-type="float" office:value="0.625">
            <text:p>0,625</text:p>
          </table:table-cell>
        </table:table-row>
        <table:table-row table:style-name="ro1">
          <table:table-cell office:value-type="string">
            <text:p>1600-09CZ.tif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110000">
            <text:p>11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5]-[.B145])/[.F145]" office:value-type="float" office:value="0.625">
            <text:p>0,625</text:p>
          </table:table-cell>
          <table:table-cell table:formula="of:=([.E145]-[.C145])/[.G145]" office:value-type="float" office:value="0.625">
            <text:p>0,625</text:p>
          </table:table-cell>
        </table:table-row>
        <table:table-row table:style-name="ro1">
          <table:table-cell office:value-type="string">
            <text:p>1600-09DN.tif</text:p>
          </table:table-cell>
          <table:table-cell office:value-type="float" office:value="110000">
            <text:p>110000</text:p>
          </table:table-cell>
          <table:table-cell office:value-type="float" office:value="556250">
            <text:p>556250</text:p>
          </table:table-cell>
          <table:table-cell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6]-[.B146])/[.F146]" office:value-type="float" office:value="0.625">
            <text:p>0,625</text:p>
          </table:table-cell>
          <table:table-cell table:formula="of:=([.E146]-[.C146])/[.G146]" office:value-type="float" office:value="0.625">
            <text:p>0,625</text:p>
          </table:table-cell>
        </table:table-row>
        <table:table-row table:style-name="ro1">
          <table:table-cell office:value-type="string">
            <text:p>1600-09DZ.tif</text:p>
          </table:table-cell>
          <table:table-cell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office:value-type="float" office:value="120000">
            <text:p>12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7]-[.B147])/[.F147]" office:value-type="float" office:value="0.625">
            <text:p>0,625</text:p>
          </table:table-cell>
          <table:table-cell table:formula="of:=([.E147]-[.C147])/[.G147]" office:value-type="float" office:value="0.625">
            <text:p>0,625</text:p>
          </table:table-cell>
        </table:table-row>
        <table:table-row table:style-name="ro1">
          <table:table-cell office:value-type="string">
            <text:p>1600-09EN.tif</text:p>
          </table:table-cell>
          <table:table-cell office:value-type="float" office:value="120000">
            <text:p>120000</text:p>
          </table:table-cell>
          <table:table-cell office:value-type="float" office:value="568750">
            <text:p>568750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8]-[.B148])/[.F148]" office:value-type="float" office:value="0.625">
            <text:p>0,625</text:p>
          </table:table-cell>
          <table:table-cell table:formula="of:=([.E148]-[.C148])/[.G148]" office:value-type="float" office:value="0.625">
            <text:p>0,625</text:p>
          </table:table-cell>
        </table:table-row>
        <table:table-row table:style-name="ro1">
          <table:table-cell office:value-type="string">
            <text:p>1600-09EZ.tif</text:p>
          </table:table-cell>
          <table:table-cell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office:value-type="float" office:value="130000">
            <text:p>13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49]-[.B149])/[.F149]" office:value-type="float" office:value="0.625">
            <text:p>0,625</text:p>
          </table:table-cell>
          <table:table-cell table:formula="of:=([.E149]-[.C149])/[.G149]" office:value-type="float" office:value="0.625">
            <text:p>0,625</text:p>
          </table:table-cell>
        </table:table-row>
        <table:table-row table:style-name="ro1">
          <table:table-cell office:value-type="string">
            <text:p>1600-09FN.tif</text:p>
          </table:table-cell>
          <table:table-cell office:value-type="float" office:value="130000">
            <text:p>130000</text:p>
          </table:table-cell>
          <table:table-cell office:value-type="float" office:value="568750">
            <text:p>56875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0]-[.B150])/[.F150]" office:value-type="float" office:value="0.625">
            <text:p>0,625</text:p>
          </table:table-cell>
          <table:table-cell table:formula="of:=([.E150]-[.C150])/[.G150]" office:value-type="float" office:value="0.625">
            <text:p>0,625</text:p>
          </table:table-cell>
        </table:table-row>
        <table:table-row table:style-name="ro1">
          <table:table-cell office:value-type="string">
            <text:p>1600-09FZ.tif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office:value-type="float" office:value="140000">
            <text:p>14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1]-[.B151])/[.F151]" office:value-type="float" office:value="0.625">
            <text:p>0,625</text:p>
          </table:table-cell>
          <table:table-cell table:formula="of:=([.E151]-[.C151])/[.G151]" office:value-type="float" office:value="0.625">
            <text:p>0,625</text:p>
          </table:table-cell>
        </table:table-row>
        <table:table-row table:style-name="ro1">
          <table:table-cell office:value-type="string">
            <text:p>1600-09GN.tif</text:p>
          </table:table-cell>
          <table:table-cell office:value-type="float" office:value="120000">
            <text:p>120000</text:p>
          </table:table-cell>
          <table:table-cell office:value-type="float" office:value="556250">
            <text:p>556250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2]-[.B152])/[.F152]" office:value-type="float" office:value="0.625">
            <text:p>0,625</text:p>
          </table:table-cell>
          <table:table-cell table:formula="of:=([.E152]-[.C152])/[.G152]" office:value-type="float" office:value="0.625">
            <text:p>0,625</text:p>
          </table:table-cell>
        </table:table-row>
        <table:table-row table:style-name="ro1">
          <table:table-cell office:value-type="string">
            <text:p>1600-09GZ.tif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130000">
            <text:p>13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3]-[.B153])/[.F153]" office:value-type="float" office:value="0.625">
            <text:p>0,625</text:p>
          </table:table-cell>
          <table:table-cell table:formula="of:=([.E153]-[.C153])/[.G153]" office:value-type="float" office:value="0.625">
            <text:p>0,625</text:p>
          </table:table-cell>
        </table:table-row>
        <table:table-row table:style-name="ro1">
          <table:table-cell office:value-type="string">
            <text:p>1600-09HN.tif</text:p>
          </table:table-cell>
          <table:table-cell office:value-type="float" office:value="130000">
            <text:p>130000</text:p>
          </table:table-cell>
          <table:table-cell office:value-type="float" office:value="556250">
            <text:p>556250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4]-[.B154])/[.F154]" office:value-type="float" office:value="0.625">
            <text:p>0,625</text:p>
          </table:table-cell>
          <table:table-cell table:formula="of:=([.E154]-[.C154])/[.G154]" office:value-type="float" office:value="0.625">
            <text:p>0,625</text:p>
          </table:table-cell>
        </table:table-row>
        <table:table-row table:style-name="ro1">
          <table:table-cell office:value-type="string">
            <text:p>1600-09HZ.tif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5]-[.B155])/[.F155]" office:value-type="float" office:value="0.625">
            <text:p>0,625</text:p>
          </table:table-cell>
          <table:table-cell table:formula="of:=([.E155]-[.C155])/[.G155]" office:value-type="float" office:value="0.625">
            <text:p>0,625</text:p>
          </table:table-cell>
        </table:table-row>
        <table:table-row table:style-name="ro1">
          <table:table-cell office:value-type="string">
            <text:p>1600-10AN.tif</text:p>
          </table:table-cell>
          <table:table-cell office:value-type="float" office:value="140000">
            <text:p>140000</text:p>
          </table:table-cell>
          <table:table-cell office:value-type="float" office:value="568750">
            <text:p>568750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6]-[.B156])/[.F156]" office:value-type="float" office:value="0.625">
            <text:p>0,625</text:p>
          </table:table-cell>
          <table:table-cell table:formula="of:=([.E156]-[.C156])/[.G156]" office:value-type="float" office:value="0.625">
            <text:p>0,625</text:p>
          </table:table-cell>
        </table:table-row>
        <table:table-row table:style-name="ro1">
          <table:table-cell office:value-type="string">
            <text:p>1600-10AZ.tif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office:value-type="float" office:value="150000">
            <text:p>15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7]-[.B157])/[.F157]" office:value-type="float" office:value="0.625">
            <text:p>0,625</text:p>
          </table:table-cell>
          <table:table-cell table:formula="of:=([.E157]-[.C157])/[.G157]" office:value-type="float" office:value="0.625">
            <text:p>0,625</text:p>
          </table:table-cell>
        </table:table-row>
        <table:table-row table:style-name="ro1">
          <table:table-cell office:value-type="string">
            <text:p>1600-10BN.tif</text:p>
          </table:table-cell>
          <table:table-cell office:value-type="float" office:value="150000">
            <text:p>150000</text:p>
          </table:table-cell>
          <table:table-cell office:value-type="float" office:value="568750">
            <text:p>568750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8]-[.B158])/[.F158]" office:value-type="float" office:value="0.625">
            <text:p>0,625</text:p>
          </table:table-cell>
          <table:table-cell table:formula="of:=([.E158]-[.C158])/[.G158]" office:value-type="float" office:value="0.625">
            <text:p>0,625</text:p>
          </table:table-cell>
        </table:table-row>
        <table:table-row table:style-name="ro1">
          <table:table-cell office:value-type="string">
            <text:p>1600-10BZ.tif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office:value-type="float" office:value="160000">
            <text:p>16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59]-[.B159])/[.F159]" office:value-type="float" office:value="0.625">
            <text:p>0,625</text:p>
          </table:table-cell>
          <table:table-cell table:formula="of:=([.E159]-[.C159])/[.G159]" office:value-type="float" office:value="0.625">
            <text:p>0,625</text:p>
          </table:table-cell>
        </table:table-row>
        <table:table-row table:style-name="ro1">
          <table:table-cell office:value-type="string">
            <text:p>1600-10CN.tif</text:p>
          </table:table-cell>
          <table:table-cell office:value-type="float" office:value="140000">
            <text:p>140000</text:p>
          </table:table-cell>
          <table:table-cell office:value-type="float" office:value="556250">
            <text:p>556250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0]-[.B160])/[.F160]" office:value-type="float" office:value="0.625">
            <text:p>0,625</text:p>
          </table:table-cell>
          <table:table-cell table:formula="of:=([.E160]-[.C160])/[.G160]" office:value-type="float" office:value="0.625">
            <text:p>0,625</text:p>
          </table:table-cell>
        </table:table-row>
        <table:table-row table:style-name="ro1">
          <table:table-cell office:value-type="string">
            <text:p>1600-10CZ.tif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50000">
            <text:p>15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1]-[.B161])/[.F161]" office:value-type="float" office:value="0.625">
            <text:p>0,625</text:p>
          </table:table-cell>
          <table:table-cell table:formula="of:=([.E161]-[.C161])/[.G161]" office:value-type="float" office:value="0.625">
            <text:p>0,625</text:p>
          </table:table-cell>
        </table:table-row>
        <table:table-row table:style-name="ro1">
          <table:table-cell office:value-type="string">
            <text:p>1600-10DN.tif</text:p>
          </table:table-cell>
          <table:table-cell office:value-type="float" office:value="150000">
            <text:p>150000</text:p>
          </table:table-cell>
          <table:table-cell office:value-type="float" office:value="556250">
            <text:p>556250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2]-[.B162])/[.F162]" office:value-type="float" office:value="0.625">
            <text:p>0,625</text:p>
          </table:table-cell>
          <table:table-cell table:formula="of:=([.E162]-[.C162])/[.G162]" office:value-type="float" office:value="0.625">
            <text:p>0,625</text:p>
          </table:table-cell>
        </table:table-row>
        <table:table-row table:style-name="ro1">
          <table:table-cell office:value-type="string">
            <text:p>1600-10DZ.tif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office:value-type="float" office:value="160000">
            <text:p>16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3]-[.B163])/[.F163]" office:value-type="float" office:value="0.625">
            <text:p>0,625</text:p>
          </table:table-cell>
          <table:table-cell table:formula="of:=([.E163]-[.C163])/[.G163]" office:value-type="float" office:value="0.625">
            <text:p>0,625</text:p>
          </table:table-cell>
        </table:table-row>
        <table:table-row table:style-name="ro1">
          <table:table-cell office:value-type="string">
            <text:p>1600-10EN.tif</text:p>
          </table:table-cell>
          <table:table-cell office:value-type="float" office:value="160000">
            <text:p>160000</text:p>
          </table:table-cell>
          <table:table-cell office:value-type="float" office:value="568750">
            <text:p>568750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4]-[.B164])/[.F164]" office:value-type="float" office:value="0.625">
            <text:p>0,625</text:p>
          </table:table-cell>
          <table:table-cell table:formula="of:=([.E164]-[.C164])/[.G164]" office:value-type="float" office:value="0.625">
            <text:p>0,625</text:p>
          </table:table-cell>
        </table:table-row>
        <table:table-row table:style-name="ro1">
          <table:table-cell office:value-type="string">
            <text:p>1600-10EZ.tif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office:value-type="float" office:value="170000">
            <text:p>17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5]-[.B165])/[.F165]" office:value-type="float" office:value="0.625">
            <text:p>0,625</text:p>
          </table:table-cell>
          <table:table-cell table:formula="of:=([.E165]-[.C165])/[.G165]" office:value-type="float" office:value="0.625">
            <text:p>0,625</text:p>
          </table:table-cell>
        </table:table-row>
        <table:table-row table:style-name="ro1">
          <table:table-cell office:value-type="string">
            <text:p>1600-10FN.tif</text:p>
          </table:table-cell>
          <table:table-cell office:value-type="float" office:value="170000">
            <text:p>170000</text:p>
          </table:table-cell>
          <table:table-cell office:value-type="float" office:value="568750">
            <text:p>56875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6]-[.B166])/[.F166]" office:value-type="float" office:value="0.625">
            <text:p>0,625</text:p>
          </table:table-cell>
          <table:table-cell table:formula="of:=([.E166]-[.C166])/[.G166]" office:value-type="float" office:value="0.625">
            <text:p>0,625</text:p>
          </table:table-cell>
        </table:table-row>
        <table:table-row table:style-name="ro1">
          <table:table-cell office:value-type="string">
            <text:p>1600-10FZ.tif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office:value-type="float" office:value="180000">
            <text:p>18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7]-[.B167])/[.F167]" office:value-type="float" office:value="0.625">
            <text:p>0,625</text:p>
          </table:table-cell>
          <table:table-cell table:formula="of:=([.E167]-[.C167])/[.G167]" office:value-type="float" office:value="0.625">
            <text:p>0,625</text:p>
          </table:table-cell>
        </table:table-row>
        <table:table-row table:style-name="ro1">
          <table:table-cell office:value-type="string">
            <text:p>1600-10GN.tif</text:p>
          </table:table-cell>
          <table:table-cell office:value-type="float" office:value="160000">
            <text:p>160000</text:p>
          </table:table-cell>
          <table:table-cell office:value-type="float" office:value="556250">
            <text:p>556250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8]-[.B168])/[.F168]" office:value-type="float" office:value="0.625">
            <text:p>0,625</text:p>
          </table:table-cell>
          <table:table-cell table:formula="of:=([.E168]-[.C168])/[.G168]" office:value-type="float" office:value="0.625">
            <text:p>0,625</text:p>
          </table:table-cell>
        </table:table-row>
        <table:table-row table:style-name="ro1">
          <table:table-cell office:value-type="string">
            <text:p>1600-10GZ.tif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170000">
            <text:p>17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69]-[.B169])/[.F169]" office:value-type="float" office:value="0.625">
            <text:p>0,625</text:p>
          </table:table-cell>
          <table:table-cell table:formula="of:=([.E169]-[.C169])/[.G169]" office:value-type="float" office:value="0.625">
            <text:p>0,625</text:p>
          </table:table-cell>
        </table:table-row>
        <table:table-row table:style-name="ro1">
          <table:table-cell office:value-type="string">
            <text:p>1600-10HN.tif</text:p>
          </table:table-cell>
          <table:table-cell office:value-type="float" office:value="170000">
            <text:p>170000</text:p>
          </table:table-cell>
          <table:table-cell office:value-type="float" office:value="556250">
            <text:p>556250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0]-[.B170])/[.F170]" office:value-type="float" office:value="0.625">
            <text:p>0,625</text:p>
          </table:table-cell>
          <table:table-cell table:formula="of:=([.E170]-[.C170])/[.G170]" office:value-type="float" office:value="0.625">
            <text:p>0,625</text:p>
          </table:table-cell>
        </table:table-row>
        <table:table-row table:style-name="ro1">
          <table:table-cell office:value-type="string">
            <text:p>1600-10HZ.tif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1]-[.B171])/[.F171]" office:value-type="float" office:value="0.625">
            <text:p>0,625</text:p>
          </table:table-cell>
          <table:table-cell table:formula="of:=([.E171]-[.C171])/[.G171]" office:value-type="float" office:value="0.625">
            <text:p>0,625</text:p>
          </table:table-cell>
        </table:table-row>
        <table:table-row table:style-name="ro1">
          <table:table-cell office:value-type="string">
            <text:p>1600-11AN.tif</text:p>
          </table:table-cell>
          <table:table-cell office:value-type="float" office:value="180000">
            <text:p>180000</text:p>
          </table:table-cell>
          <table:table-cell office:value-type="float" office:value="568750">
            <text:p>568750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2]-[.B172])/[.F172]" office:value-type="float" office:value="0.625">
            <text:p>0,625</text:p>
          </table:table-cell>
          <table:table-cell table:formula="of:=([.E172]-[.C172])/[.G172]" office:value-type="float" office:value="0.625">
            <text:p>0,625</text:p>
          </table:table-cell>
        </table:table-row>
        <table:table-row table:style-name="ro1">
          <table:table-cell office:value-type="string">
            <text:p>1600-11AZ.tif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office:value-type="float" office:value="190000">
            <text:p>19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3]-[.B173])/[.F173]" office:value-type="float" office:value="0.625">
            <text:p>0,625</text:p>
          </table:table-cell>
          <table:table-cell table:formula="of:=([.E173]-[.C173])/[.G173]" office:value-type="float" office:value="0.625">
            <text:p>0,625</text:p>
          </table:table-cell>
        </table:table-row>
        <table:table-row table:style-name="ro1">
          <table:table-cell office:value-type="string">
            <text:p>1600-11BN.tif</text:p>
          </table:table-cell>
          <table:table-cell office:value-type="float" office:value="190000">
            <text:p>190000</text:p>
          </table:table-cell>
          <table:table-cell office:value-type="float" office:value="568750">
            <text:p>568750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4]-[.B174])/[.F174]" office:value-type="float" office:value="0.625">
            <text:p>0,625</text:p>
          </table:table-cell>
          <table:table-cell table:formula="of:=([.E174]-[.C174])/[.G174]" office:value-type="float" office:value="0.625">
            <text:p>0,625</text:p>
          </table:table-cell>
        </table:table-row>
        <table:table-row table:style-name="ro1">
          <table:table-cell office:value-type="string">
            <text:p>1600-11BZ.tif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office:value-type="float" office:value="200000">
            <text:p>20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5]-[.B175])/[.F175]" office:value-type="float" office:value="0.625">
            <text:p>0,625</text:p>
          </table:table-cell>
          <table:table-cell table:formula="of:=([.E175]-[.C175])/[.G175]" office:value-type="float" office:value="0.625">
            <text:p>0,625</text:p>
          </table:table-cell>
        </table:table-row>
        <table:table-row table:style-name="ro1">
          <table:table-cell office:value-type="string">
            <text:p>1600-11CN.tif</text:p>
          </table:table-cell>
          <table:table-cell office:value-type="float" office:value="180000">
            <text:p>180000</text:p>
          </table:table-cell>
          <table:table-cell office:value-type="float" office:value="556250">
            <text:p>556250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6]-[.B176])/[.F176]" office:value-type="float" office:value="0.625">
            <text:p>0,625</text:p>
          </table:table-cell>
          <table:table-cell table:formula="of:=([.E176]-[.C176])/[.G176]" office:value-type="float" office:value="0.625">
            <text:p>0,625</text:p>
          </table:table-cell>
        </table:table-row>
        <table:table-row table:style-name="ro1">
          <table:table-cell office:value-type="string">
            <text:p>1600-11CZ.tif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190000">
            <text:p>19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7]-[.B177])/[.F177]" office:value-type="float" office:value="0.625">
            <text:p>0,625</text:p>
          </table:table-cell>
          <table:table-cell table:formula="of:=([.E177]-[.C177])/[.G177]" office:value-type="float" office:value="0.625">
            <text:p>0,625</text:p>
          </table:table-cell>
        </table:table-row>
        <table:table-row table:style-name="ro1">
          <table:table-cell office:value-type="string">
            <text:p>1600-11DN.tif</text:p>
          </table:table-cell>
          <table:table-cell office:value-type="float" office:value="190000">
            <text:p>190000</text:p>
          </table:table-cell>
          <table:table-cell office:value-type="float" office:value="556250">
            <text:p>556250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8]-[.B178])/[.F178]" office:value-type="float" office:value="0.625">
            <text:p>0,625</text:p>
          </table:table-cell>
          <table:table-cell table:formula="of:=([.E178]-[.C178])/[.G178]" office:value-type="float" office:value="0.625">
            <text:p>0,625</text:p>
          </table:table-cell>
        </table:table-row>
        <table:table-row table:style-name="ro1">
          <table:table-cell office:value-type="string">
            <text:p>1600-11DZ.tif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office:value-type="float" office:value="200000">
            <text:p>20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79]-[.B179])/[.F179]" office:value-type="float" office:value="0.625">
            <text:p>0,625</text:p>
          </table:table-cell>
          <table:table-cell table:formula="of:=([.E179]-[.C179])/[.G179]" office:value-type="float" office:value="0.625">
            <text:p>0,625</text:p>
          </table:table-cell>
        </table:table-row>
        <table:table-row table:style-name="ro1">
          <table:table-cell office:value-type="string">
            <text:p>1600-11EN.tif</text:p>
          </table:table-cell>
          <table:table-cell office:value-type="float" office:value="200000">
            <text:p>200000</text:p>
          </table:table-cell>
          <table:table-cell office:value-type="float" office:value="568750">
            <text:p>568750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0]-[.B180])/[.F180]" office:value-type="float" office:value="0.625">
            <text:p>0,625</text:p>
          </table:table-cell>
          <table:table-cell table:formula="of:=([.E180]-[.C180])/[.G180]" office:value-type="float" office:value="0.625">
            <text:p>0,625</text:p>
          </table:table-cell>
        </table:table-row>
        <table:table-row table:style-name="ro1">
          <table:table-cell office:value-type="string">
            <text:p>1600-11EZ.tif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office:value-type="float" office:value="210000">
            <text:p>21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1]-[.B181])/[.F181]" office:value-type="float" office:value="0.625">
            <text:p>0,625</text:p>
          </table:table-cell>
          <table:table-cell table:formula="of:=([.E181]-[.C181])/[.G181]" office:value-type="float" office:value="0.625">
            <text:p>0,625</text:p>
          </table:table-cell>
        </table:table-row>
        <table:table-row table:style-name="ro1">
          <table:table-cell office:value-type="string">
            <text:p>1600-11FN.tif</text:p>
          </table:table-cell>
          <table:table-cell office:value-type="float" office:value="210000">
            <text:p>210000</text:p>
          </table:table-cell>
          <table:table-cell office:value-type="float" office:value="568750">
            <text:p>56875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2]-[.B182])/[.F182]" office:value-type="float" office:value="0.625">
            <text:p>0,625</text:p>
          </table:table-cell>
          <table:table-cell table:formula="of:=([.E182]-[.C182])/[.G182]" office:value-type="float" office:value="0.625">
            <text:p>0,625</text:p>
          </table:table-cell>
        </table:table-row>
        <table:table-row table:style-name="ro1">
          <table:table-cell office:value-type="string">
            <text:p>1600-11FZ.tif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office:value-type="float" office:value="220000">
            <text:p>22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3]-[.B183])/[.F183]" office:value-type="float" office:value="0.625">
            <text:p>0,625</text:p>
          </table:table-cell>
          <table:table-cell table:formula="of:=([.E183]-[.C183])/[.G183]" office:value-type="float" office:value="0.625">
            <text:p>0,625</text:p>
          </table:table-cell>
        </table:table-row>
        <table:table-row table:style-name="ro1">
          <table:table-cell office:value-type="string">
            <text:p>1600-11GN.tif</text:p>
          </table:table-cell>
          <table:table-cell office:value-type="float" office:value="200000">
            <text:p>200000</text:p>
          </table:table-cell>
          <table:table-cell office:value-type="float" office:value="556250">
            <text:p>556250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4]-[.B184])/[.F184]" office:value-type="float" office:value="0.625">
            <text:p>0,625</text:p>
          </table:table-cell>
          <table:table-cell table:formula="of:=([.E184]-[.C184])/[.G184]" office:value-type="float" office:value="0.625">
            <text:p>0,625</text:p>
          </table:table-cell>
        </table:table-row>
        <table:table-row table:style-name="ro1">
          <table:table-cell office:value-type="string">
            <text:p>1600-11GZ.tif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210000">
            <text:p>21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5]-[.B185])/[.F185]" office:value-type="float" office:value="0.625">
            <text:p>0,625</text:p>
          </table:table-cell>
          <table:table-cell table:formula="of:=([.E185]-[.C185])/[.G185]" office:value-type="float" office:value="0.625">
            <text:p>0,625</text:p>
          </table:table-cell>
        </table:table-row>
        <table:table-row table:style-name="ro1">
          <table:table-cell office:value-type="string">
            <text:p>1600-11HN.tif</text:p>
          </table:table-cell>
          <table:table-cell office:value-type="float" office:value="210000">
            <text:p>210000</text:p>
          </table:table-cell>
          <table:table-cell office:value-type="float" office:value="556250">
            <text:p>556250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6]-[.B186])/[.F186]" office:value-type="float" office:value="0.625">
            <text:p>0,625</text:p>
          </table:table-cell>
          <table:table-cell table:formula="of:=([.E186]-[.C186])/[.G186]" office:value-type="float" office:value="0.625">
            <text:p>0,625</text:p>
          </table:table-cell>
        </table:table-row>
        <table:table-row table:style-name="ro1">
          <table:table-cell office:value-type="string">
            <text:p>1600-11HZ.tif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7]-[.B187])/[.F187]" office:value-type="float" office:value="0.625">
            <text:p>0,625</text:p>
          </table:table-cell>
          <table:table-cell table:formula="of:=([.E187]-[.C187])/[.G187]" office:value-type="float" office:value="0.625">
            <text:p>0,625</text:p>
          </table:table-cell>
        </table:table-row>
        <table:table-row table:style-name="ro1">
          <table:table-cell office:value-type="string">
            <text:p>1600-12AN.tif</text:p>
          </table:table-cell>
          <table:table-cell office:value-type="float" office:value="220000">
            <text:p>220000</text:p>
          </table:table-cell>
          <table:table-cell office:value-type="float" office:value="568750">
            <text:p>568750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8]-[.B188])/[.F188]" office:value-type="float" office:value="0.625">
            <text:p>0,625</text:p>
          </table:table-cell>
          <table:table-cell table:formula="of:=([.E188]-[.C188])/[.G188]" office:value-type="float" office:value="0.625">
            <text:p>0,625</text:p>
          </table:table-cell>
        </table:table-row>
        <table:table-row table:style-name="ro1">
          <table:table-cell office:value-type="string">
            <text:p>1600-12AZ.tif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office:value-type="float" office:value="230000">
            <text:p>23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89]-[.B189])/[.F189]" office:value-type="float" office:value="0.625">
            <text:p>0,625</text:p>
          </table:table-cell>
          <table:table-cell table:formula="of:=([.E189]-[.C189])/[.G189]" office:value-type="float" office:value="0.625">
            <text:p>0,625</text:p>
          </table:table-cell>
        </table:table-row>
        <table:table-row table:style-name="ro1">
          <table:table-cell office:value-type="string">
            <text:p>1600-12BN.tif</text:p>
          </table:table-cell>
          <table:table-cell office:value-type="float" office:value="230000">
            <text:p>230000</text:p>
          </table:table-cell>
          <table:table-cell office:value-type="float" office:value="568750">
            <text:p>568750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0]-[.B190])/[.F190]" office:value-type="float" office:value="0.625">
            <text:p>0,625</text:p>
          </table:table-cell>
          <table:table-cell table:formula="of:=([.E190]-[.C190])/[.G190]" office:value-type="float" office:value="0.625">
            <text:p>0,625</text:p>
          </table:table-cell>
        </table:table-row>
        <table:table-row table:style-name="ro1">
          <table:table-cell office:value-type="string">
            <text:p>1600-12BZ.tif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office:value-type="float" office:value="240000">
            <text:p>24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1]-[.B191])/[.F191]" office:value-type="float" office:value="0.625">
            <text:p>0,625</text:p>
          </table:table-cell>
          <table:table-cell table:formula="of:=([.E191]-[.C191])/[.G191]" office:value-type="float" office:value="0.625">
            <text:p>0,625</text:p>
          </table:table-cell>
        </table:table-row>
        <table:table-row table:style-name="ro1">
          <table:table-cell office:value-type="string">
            <text:p>1600-12CN.tif</text:p>
          </table:table-cell>
          <table:table-cell office:value-type="float" office:value="220000">
            <text:p>220000</text:p>
          </table:table-cell>
          <table:table-cell office:value-type="float" office:value="556250">
            <text:p>556250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2]-[.B192])/[.F192]" office:value-type="float" office:value="0.625">
            <text:p>0,625</text:p>
          </table:table-cell>
          <table:table-cell table:formula="of:=([.E192]-[.C192])/[.G192]" office:value-type="float" office:value="0.625">
            <text:p>0,625</text:p>
          </table:table-cell>
        </table:table-row>
        <table:table-row table:style-name="ro1">
          <table:table-cell office:value-type="string">
            <text:p>1600-12CZ.tif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30000">
            <text:p>23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3]-[.B193])/[.F193]" office:value-type="float" office:value="0.625">
            <text:p>0,625</text:p>
          </table:table-cell>
          <table:table-cell table:formula="of:=([.E193]-[.C193])/[.G193]" office:value-type="float" office:value="0.625">
            <text:p>0,625</text:p>
          </table:table-cell>
        </table:table-row>
        <table:table-row table:style-name="ro1">
          <table:table-cell office:value-type="string">
            <text:p>1600-12DN.tif</text:p>
          </table:table-cell>
          <table:table-cell office:value-type="float" office:value="230000">
            <text:p>230000</text:p>
          </table:table-cell>
          <table:table-cell office:value-type="float" office:value="556250">
            <text:p>556250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4]-[.B194])/[.F194]" office:value-type="float" office:value="0.625">
            <text:p>0,625</text:p>
          </table:table-cell>
          <table:table-cell table:formula="of:=([.E194]-[.C194])/[.G194]" office:value-type="float" office:value="0.625">
            <text:p>0,625</text:p>
          </table:table-cell>
        </table:table-row>
        <table:table-row table:style-name="ro1">
          <table:table-cell office:value-type="string">
            <text:p>1600-12DZ.tif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office:value-type="float" office:value="240000">
            <text:p>24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5]-[.B195])/[.F195]" office:value-type="float" office:value="0.625">
            <text:p>0,625</text:p>
          </table:table-cell>
          <table:table-cell table:formula="of:=([.E195]-[.C195])/[.G195]" office:value-type="float" office:value="0.625">
            <text:p>0,625</text:p>
          </table:table-cell>
        </table:table-row>
        <table:table-row table:style-name="ro1">
          <table:table-cell office:value-type="string">
            <text:p>1600-12EN.tif</text:p>
          </table:table-cell>
          <table:table-cell office:value-type="float" office:value="240000">
            <text:p>240000</text:p>
          </table:table-cell>
          <table:table-cell office:value-type="float" office:value="568750">
            <text:p>568750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6]-[.B196])/[.F196]" office:value-type="float" office:value="0.625">
            <text:p>0,625</text:p>
          </table:table-cell>
          <table:table-cell table:formula="of:=([.E196]-[.C196])/[.G196]" office:value-type="float" office:value="0.625">
            <text:p>0,625</text:p>
          </table:table-cell>
        </table:table-row>
        <table:table-row table:style-name="ro1">
          <table:table-cell office:value-type="string">
            <text:p>1600-12EZ.tif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office:value-type="float" office:value="250000">
            <text:p>25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7]-[.B197])/[.F197]" office:value-type="float" office:value="0.625">
            <text:p>0,625</text:p>
          </table:table-cell>
          <table:table-cell table:formula="of:=([.E197]-[.C197])/[.G197]" office:value-type="float" office:value="0.625">
            <text:p>0,625</text:p>
          </table:table-cell>
        </table:table-row>
        <table:table-row table:style-name="ro1">
          <table:table-cell office:value-type="string">
            <text:p>1600-12FN.tif</text:p>
          </table:table-cell>
          <table:table-cell office:value-type="float" office:value="250000">
            <text:p>250000</text:p>
          </table:table-cell>
          <table:table-cell office:value-type="float" office:value="568750">
            <text:p>56875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8]-[.B198])/[.F198]" office:value-type="float" office:value="0.625">
            <text:p>0,625</text:p>
          </table:table-cell>
          <table:table-cell table:formula="of:=([.E198]-[.C198])/[.G198]" office:value-type="float" office:value="0.625">
            <text:p>0,625</text:p>
          </table:table-cell>
        </table:table-row>
        <table:table-row table:style-name="ro1">
          <table:table-cell office:value-type="string">
            <text:p>1600-12FZ.tif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office:value-type="float" office:value="260000">
            <text:p>26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199]-[.B199])/[.F199]" office:value-type="float" office:value="0.625">
            <text:p>0,625</text:p>
          </table:table-cell>
          <table:table-cell table:formula="of:=([.E199]-[.C199])/[.G199]" office:value-type="float" office:value="0.625">
            <text:p>0,625</text:p>
          </table:table-cell>
        </table:table-row>
        <table:table-row table:style-name="ro1">
          <table:table-cell office:value-type="string">
            <text:p>1600-12GN.tif</text:p>
          </table:table-cell>
          <table:table-cell office:value-type="float" office:value="240000">
            <text:p>240000</text:p>
          </table:table-cell>
          <table:table-cell office:value-type="float" office:value="556250">
            <text:p>556250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0]-[.B200])/[.F200]" office:value-type="float" office:value="0.625">
            <text:p>0,625</text:p>
          </table:table-cell>
          <table:table-cell table:formula="of:=([.E200]-[.C200])/[.G200]" office:value-type="float" office:value="0.625">
            <text:p>0,625</text:p>
          </table:table-cell>
        </table:table-row>
        <table:table-row table:style-name="ro1">
          <table:table-cell office:value-type="string">
            <text:p>1600-12GZ.tif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250000">
            <text:p>25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1]-[.B201])/[.F201]" office:value-type="float" office:value="0.625">
            <text:p>0,625</text:p>
          </table:table-cell>
          <table:table-cell table:formula="of:=([.E201]-[.C201])/[.G201]" office:value-type="float" office:value="0.625">
            <text:p>0,625</text:p>
          </table:table-cell>
        </table:table-row>
        <table:table-row table:style-name="ro1">
          <table:table-cell office:value-type="string">
            <text:p>1600-12HN.tif</text:p>
          </table:table-cell>
          <table:table-cell office:value-type="float" office:value="250000">
            <text:p>250000</text:p>
          </table:table-cell>
          <table:table-cell office:value-type="float" office:value="556250">
            <text:p>556250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2]-[.B202])/[.F202]" office:value-type="float" office:value="0.625">
            <text:p>0,625</text:p>
          </table:table-cell>
          <table:table-cell table:formula="of:=([.E202]-[.C202])/[.G202]" office:value-type="float" office:value="0.625">
            <text:p>0,625</text:p>
          </table:table-cell>
        </table:table-row>
        <table:table-row table:style-name="ro1">
          <table:table-cell office:value-type="string">
            <text:p>1600-12HZ.tif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3]-[.B203])/[.F203]" office:value-type="float" office:value="0.625">
            <text:p>0,625</text:p>
          </table:table-cell>
          <table:table-cell table:formula="of:=([.E203]-[.C203])/[.G203]" office:value-type="float" office:value="0.625">
            <text:p>0,625</text:p>
          </table:table-cell>
        </table:table-row>
        <table:table-row table:style-name="ro1">
          <table:table-cell office:value-type="string">
            <text:p>1600-13AN.tif</text:p>
          </table:table-cell>
          <table:table-cell office:value-type="float" office:value="260000">
            <text:p>260000</text:p>
          </table:table-cell>
          <table:table-cell office:value-type="float" office:value="568750">
            <text:p>568750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4]-[.B204])/[.F204]" office:value-type="float" office:value="0.625">
            <text:p>0,625</text:p>
          </table:table-cell>
          <table:table-cell table:formula="of:=([.E204]-[.C204])/[.G204]" office:value-type="float" office:value="0.625">
            <text:p>0,625</text:p>
          </table:table-cell>
        </table:table-row>
        <table:table-row table:style-name="ro1">
          <table:table-cell office:value-type="string">
            <text:p>1600-13AZ.tif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office:value-type="float" office:value="270000">
            <text:p>27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5]-[.B205])/[.F205]" office:value-type="float" office:value="0.625">
            <text:p>0,625</text:p>
          </table:table-cell>
          <table:table-cell table:formula="of:=([.E205]-[.C205])/[.G205]" office:value-type="float" office:value="0.625">
            <text:p>0,625</text:p>
          </table:table-cell>
        </table:table-row>
        <table:table-row table:style-name="ro1">
          <table:table-cell office:value-type="string">
            <text:p>1600-13BN.tif</text:p>
          </table:table-cell>
          <table:table-cell office:value-type="float" office:value="270000">
            <text:p>270000</text:p>
          </table:table-cell>
          <table:table-cell office:value-type="float" office:value="568750">
            <text:p>56875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6]-[.B206])/[.F206]" office:value-type="float" office:value="0.625">
            <text:p>0,625</text:p>
          </table:table-cell>
          <table:table-cell table:formula="of:=([.E206]-[.C206])/[.G206]" office:value-type="float" office:value="0.625">
            <text:p>0,625</text:p>
          </table:table-cell>
        </table:table-row>
        <table:table-row table:style-name="ro1">
          <table:table-cell office:value-type="string">
            <text:p>1600-13BZ.tif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office:value-type="float" office:value="280000">
            <text:p>280000</text:p>
          </table:table-cell>
          <table:table-cell office:value-type="float" office:value="568750">
            <text:p>5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7]-[.B207])/[.F207]" office:value-type="float" office:value="0.625">
            <text:p>0,625</text:p>
          </table:table-cell>
          <table:table-cell table:formula="of:=([.E207]-[.C207])/[.G207]" office:value-type="float" office:value="0.625">
            <text:p>0,625</text:p>
          </table:table-cell>
        </table:table-row>
        <table:table-row table:style-name="ro1">
          <table:table-cell office:value-type="string">
            <text:p>1600-13CN.tif</text:p>
          </table:table-cell>
          <table:table-cell office:value-type="float" office:value="260000">
            <text:p>260000</text:p>
          </table:table-cell>
          <table:table-cell office:value-type="float" office:value="556250">
            <text:p>556250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8]-[.B208])/[.F208]" office:value-type="float" office:value="0.625">
            <text:p>0,625</text:p>
          </table:table-cell>
          <table:table-cell table:formula="of:=([.E208]-[.C208])/[.G208]" office:value-type="float" office:value="0.625">
            <text:p>0,625</text:p>
          </table:table-cell>
        </table:table-row>
        <table:table-row table:style-name="ro1">
          <table:table-cell office:value-type="string">
            <text:p>1600-13CZ.tif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70000">
            <text:p>27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09]-[.B209])/[.F209]" office:value-type="float" office:value="0.625">
            <text:p>0,625</text:p>
          </table:table-cell>
          <table:table-cell table:formula="of:=([.E209]-[.C209])/[.G209]" office:value-type="float" office:value="0.625">
            <text:p>0,625</text:p>
          </table:table-cell>
        </table:table-row>
        <table:table-row table:style-name="ro1">
          <table:table-cell office:value-type="string">
            <text:p>1600-13DN.tif</text:p>
          </table:table-cell>
          <table:table-cell office:value-type="float" office:value="270000">
            <text:p>270000</text:p>
          </table:table-cell>
          <table:table-cell office:value-type="float" office:value="556250">
            <text:p>556250</text:p>
          </table:table-cell>
          <table:table-cell office:value-type="float" office:value="280000">
            <text:p>280000</text:p>
          </table:table-cell>
          <table:table-cell office:value-type="float" office:value="562500">
            <text:p>5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0]-[.B210])/[.F210]" office:value-type="float" office:value="0.625">
            <text:p>0,625</text:p>
          </table:table-cell>
          <table:table-cell table:formula="of:=([.E210]-[.C210])/[.G210]" office:value-type="float" office:value="0.625">
            <text:p>0,625</text:p>
          </table:table-cell>
        </table:table-row>
        <table:table-row table:style-name="ro1">
          <table:table-cell office:value-type="string">
            <text:p>1600-13DZ.tif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56250">
            <text:p>5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1]-[.B211])/[.F211]" office:value-type="float" office:value="0.625">
            <text:p>0,625</text:p>
          </table:table-cell>
          <table:table-cell table:formula="of:=([.E211]-[.C211])/[.G211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73EN.tif</text:p>
          </table:table-cell>
          <table:table-cell office:value-type="float" office:value="80000">
            <text:p>80000</text:p>
          </table:table-cell>
          <table:table-cell office:value-type="float" office:value="543750">
            <text:p>543750</text:p>
          </table:table-cell>
          <table:table-cell office:value-type="float" office:value="90000">
            <text:p>9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3]-[.B213])/[.F213]" office:value-type="float" office:value="0.625">
            <text:p>0,625</text:p>
          </table:table-cell>
          <table:table-cell table:formula="of:=([.E213]-[.C213])/[.G213]" office:value-type="float" office:value="0.625">
            <text:p>0,625</text:p>
          </table:table-cell>
        </table:table-row>
        <table:table-row table:style-name="ro1">
          <table:table-cell office:value-type="string">
            <text:p>1600-73EZ.tif</text:p>
          </table:table-cell>
          <table:table-cell office:value-type="float" office:value="80000">
            <text:p>80000</text:p>
          </table:table-cell>
          <table:table-cell office:value-type="float" office:value="537500">
            <text:p>537500</text:p>
          </table:table-cell>
          <table:table-cell office:value-type="float" office:value="90000">
            <text:p>9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4]-[.B214])/[.F214]" office:value-type="float" office:value="0.625">
            <text:p>0,625</text:p>
          </table:table-cell>
          <table:table-cell table:formula="of:=([.E214]-[.C214])/[.G214]" office:value-type="float" office:value="0.625">
            <text:p>0,625</text:p>
          </table:table-cell>
        </table:table-row>
        <table:table-row table:style-name="ro1">
          <table:table-cell office:value-type="string">
            <text:p>1600-73FN.tif</text:p>
          </table:table-cell>
          <table:table-cell office:value-type="float" office:value="90000">
            <text:p>90000</text:p>
          </table:table-cell>
          <table:table-cell office:value-type="float" office:value="543750">
            <text:p>543750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5]-[.B215])/[.F215]" office:value-type="float" office:value="0.625">
            <text:p>0,625</text:p>
          </table:table-cell>
          <table:table-cell table:formula="of:=([.E215]-[.C215])/[.G215]" office:value-type="float" office:value="0.625">
            <text:p>0,625</text:p>
          </table:table-cell>
        </table:table-row>
        <table:table-row table:style-name="ro1">
          <table:table-cell office:value-type="string">
            <text:p>1600-73FZ.tif</text:p>
          </table:table-cell>
          <table:table-cell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office:value-type="float" office:value="100000">
            <text:p>10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6]-[.B216])/[.F216]" office:value-type="float" office:value="0.625">
            <text:p>0,625</text:p>
          </table:table-cell>
          <table:table-cell table:formula="of:=([.E216]-[.C216])/[.G216]" office:value-type="float" office:value="0.625">
            <text:p>0,625</text:p>
          </table:table-cell>
        </table:table-row>
        <table:table-row table:style-name="ro1">
          <table:table-cell office:value-type="string">
            <text:p>1600-73GN.tif</text:p>
          </table:table-cell>
          <table:table-cell office:value-type="float" office:value="80000">
            <text:p>80000</text:p>
          </table:table-cell>
          <table:table-cell office:value-type="float" office:value="531250">
            <text:p>531250</text:p>
          </table:table-cell>
          <table:table-cell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7]-[.B217])/[.F217]" office:value-type="float" office:value="0.625">
            <text:p>0,625</text:p>
          </table:table-cell>
          <table:table-cell table:formula="of:=([.E217]-[.C217])/[.G217]" office:value-type="float" office:value="0.625">
            <text:p>0,625</text:p>
          </table:table-cell>
        </table:table-row>
        <table:table-row table:style-name="ro1">
          <table:table-cell office:value-type="string">
            <text:p>1600-73GZ.tif</text:p>
          </table:table-cell>
          <table:table-cell office:value-type="float" office:value="80000">
            <text:p>80000</text:p>
          </table:table-cell>
          <table:table-cell office:value-type="float" office:value="525000">
            <text:p>525000</text:p>
          </table:table-cell>
          <table:table-cell office:value-type="float" office:value="90000">
            <text:p>9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8]-[.B218])/[.F218]" office:value-type="float" office:value="0.625">
            <text:p>0,625</text:p>
          </table:table-cell>
          <table:table-cell table:formula="of:=([.E218]-[.C218])/[.G218]" office:value-type="float" office:value="0.625">
            <text:p>0,625</text:p>
          </table:table-cell>
        </table:table-row>
        <table:table-row table:style-name="ro1">
          <table:table-cell office:value-type="string">
            <text:p>1600-73HN.tif</text:p>
          </table:table-cell>
          <table:table-cell office:value-type="float" office:value="90000">
            <text:p>90000</text:p>
          </table:table-cell>
          <table:table-cell office:value-type="float" office:value="531250">
            <text:p>531250</text:p>
          </table:table-cell>
          <table:table-cell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19]-[.B219])/[.F219]" office:value-type="float" office:value="0.625">
            <text:p>0,625</text:p>
          </table:table-cell>
          <table:table-cell table:formula="of:=([.E219]-[.C219])/[.G219]" office:value-type="float" office:value="0.625">
            <text:p>0,625</text:p>
          </table:table-cell>
        </table:table-row>
        <table:table-row table:style-name="ro1">
          <table:table-cell office:value-type="string">
            <text:p>1600-73HZ.tif</text:p>
          </table:table-cell>
          <table:table-cell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0]-[.B220])/[.F220]" office:value-type="float" office:value="0.625">
            <text:p>0,625</text:p>
          </table:table-cell>
          <table:table-cell table:formula="of:=([.E220]-[.C220])/[.G220]" office:value-type="float" office:value="0.625">
            <text:p>0,625</text:p>
          </table:table-cell>
        </table:table-row>
        <table:table-row table:style-name="ro1">
          <table:table-cell office:value-type="string">
            <text:p>1600-14AN.tif</text:p>
          </table:table-cell>
          <table:table-cell office:value-type="float" office:value="100000">
            <text:p>100000</text:p>
          </table:table-cell>
          <table:table-cell office:value-type="float" office:value="543750">
            <text:p>543750</text:p>
          </table:table-cell>
          <table:table-cell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1]-[.B221])/[.F221]" office:value-type="float" office:value="0.625">
            <text:p>0,625</text:p>
          </table:table-cell>
          <table:table-cell table:formula="of:=([.E221]-[.C221])/[.G221]" office:value-type="float" office:value="0.625">
            <text:p>0,625</text:p>
          </table:table-cell>
        </table:table-row>
        <table:table-row table:style-name="ro1">
          <table:table-cell office:value-type="string">
            <text:p>1600-14AZ.tif</text:p>
          </table:table-cell>
          <table:table-cell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office:value-type="float" office:value="110000">
            <text:p>11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2]-[.B222])/[.F222]" office:value-type="float" office:value="0.625">
            <text:p>0,625</text:p>
          </table:table-cell>
          <table:table-cell table:formula="of:=([.E222]-[.C222])/[.G222]" office:value-type="float" office:value="0.625">
            <text:p>0,625</text:p>
          </table:table-cell>
        </table:table-row>
        <table:table-row table:style-name="ro1">
          <table:table-cell office:value-type="string">
            <text:p>1600-14BN.tif</text:p>
          </table:table-cell>
          <table:table-cell office:value-type="float" office:value="110000">
            <text:p>110000</text:p>
          </table:table-cell>
          <table:table-cell office:value-type="float" office:value="543750">
            <text:p>543750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3]-[.B223])/[.F223]" office:value-type="float" office:value="0.625">
            <text:p>0,625</text:p>
          </table:table-cell>
          <table:table-cell table:formula="of:=([.E223]-[.C223])/[.G223]" office:value-type="float" office:value="0.625">
            <text:p>0,625</text:p>
          </table:table-cell>
        </table:table-row>
        <table:table-row table:style-name="ro1">
          <table:table-cell office:value-type="string">
            <text:p>1600-14BZ.tif</text:p>
          </table:table-cell>
          <table:table-cell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office:value-type="float" office:value="120000">
            <text:p>12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4]-[.B224])/[.F224]" office:value-type="float" office:value="0.625">
            <text:p>0,625</text:p>
          </table:table-cell>
          <table:table-cell table:formula="of:=([.E224]-[.C224])/[.G224]" office:value-type="float" office:value="0.625">
            <text:p>0,625</text:p>
          </table:table-cell>
        </table:table-row>
        <table:table-row table:style-name="ro1">
          <table:table-cell office:value-type="string">
            <text:p>1600-14CN.tif</text:p>
          </table:table-cell>
          <table:table-cell office:value-type="float" office:value="100000">
            <text:p>100000</text:p>
          </table:table-cell>
          <table:table-cell office:value-type="float" office:value="531250">
            <text:p>531250</text:p>
          </table:table-cell>
          <table:table-cell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5]-[.B225])/[.F225]" office:value-type="float" office:value="0.625">
            <text:p>0,625</text:p>
          </table:table-cell>
          <table:table-cell table:formula="of:=([.E225]-[.C225])/[.G225]" office:value-type="float" office:value="0.625">
            <text:p>0,625</text:p>
          </table:table-cell>
        </table:table-row>
        <table:table-row table:style-name="ro1">
          <table:table-cell office:value-type="string">
            <text:p>1600-14CZ.tif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10000">
            <text:p>11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6]-[.B226])/[.F226]" office:value-type="float" office:value="0.625">
            <text:p>0,625</text:p>
          </table:table-cell>
          <table:table-cell table:formula="of:=([.E226]-[.C226])/[.G226]" office:value-type="float" office:value="0.625">
            <text:p>0,625</text:p>
          </table:table-cell>
        </table:table-row>
        <table:table-row table:style-name="ro1">
          <table:table-cell office:value-type="string">
            <text:p>1600-14DN.tif</text:p>
          </table:table-cell>
          <table:table-cell office:value-type="float" office:value="110000">
            <text:p>110000</text:p>
          </table:table-cell>
          <table:table-cell office:value-type="float" office:value="531250">
            <text:p>531250</text:p>
          </table:table-cell>
          <table:table-cell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7]-[.B227])/[.F227]" office:value-type="float" office:value="0.625">
            <text:p>0,625</text:p>
          </table:table-cell>
          <table:table-cell table:formula="of:=([.E227]-[.C227])/[.G227]" office:value-type="float" office:value="0.625">
            <text:p>0,625</text:p>
          </table:table-cell>
        </table:table-row>
        <table:table-row table:style-name="ro1">
          <table:table-cell office:value-type="string">
            <text:p>1600-14DZ.tif</text:p>
          </table:table-cell>
          <table:table-cell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office:value-type="float" office:value="120000">
            <text:p>12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8]-[.B228])/[.F228]" office:value-type="float" office:value="0.625">
            <text:p>0,625</text:p>
          </table:table-cell>
          <table:table-cell table:formula="of:=([.E228]-[.C228])/[.G228]" office:value-type="float" office:value="0.625">
            <text:p>0,625</text:p>
          </table:table-cell>
        </table:table-row>
        <table:table-row table:style-name="ro1">
          <table:table-cell office:value-type="string">
            <text:p>1600-14EN.tif</text:p>
          </table:table-cell>
          <table:table-cell office:value-type="float" office:value="120000">
            <text:p>120000</text:p>
          </table:table-cell>
          <table:table-cell office:value-type="float" office:value="543750">
            <text:p>543750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29]-[.B229])/[.F229]" office:value-type="float" office:value="0.625">
            <text:p>0,625</text:p>
          </table:table-cell>
          <table:table-cell table:formula="of:=([.E229]-[.C229])/[.G229]" office:value-type="float" office:value="0.625">
            <text:p>0,625</text:p>
          </table:table-cell>
        </table:table-row>
        <table:table-row table:style-name="ro1">
          <table:table-cell office:value-type="string">
            <text:p>1600-14EZ.tif</text:p>
          </table:table-cell>
          <table:table-cell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office:value-type="float" office:value="130000">
            <text:p>13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0]-[.B230])/[.F230]" office:value-type="float" office:value="0.625">
            <text:p>0,625</text:p>
          </table:table-cell>
          <table:table-cell table:formula="of:=([.E230]-[.C230])/[.G230]" office:value-type="float" office:value="0.625">
            <text:p>0,625</text:p>
          </table:table-cell>
        </table:table-row>
        <table:table-row table:style-name="ro1">
          <table:table-cell office:value-type="string">
            <text:p>1600-14FN.tif</text:p>
          </table:table-cell>
          <table:table-cell office:value-type="float" office:value="130000">
            <text:p>130000</text:p>
          </table:table-cell>
          <table:table-cell office:value-type="float" office:value="543750">
            <text:p>54375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1]-[.B231])/[.F231]" office:value-type="float" office:value="0.625">
            <text:p>0,625</text:p>
          </table:table-cell>
          <table:table-cell table:formula="of:=([.E231]-[.C231])/[.G231]" office:value-type="float" office:value="0.625">
            <text:p>0,625</text:p>
          </table:table-cell>
        </table:table-row>
        <table:table-row table:style-name="ro1">
          <table:table-cell office:value-type="string">
            <text:p>1600-14FZ.tif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office:value-type="float" office:value="140000">
            <text:p>14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2]-[.B232])/[.F232]" office:value-type="float" office:value="0.625">
            <text:p>0,625</text:p>
          </table:table-cell>
          <table:table-cell table:formula="of:=([.E232]-[.C232])/[.G232]" office:value-type="float" office:value="0.625">
            <text:p>0,625</text:p>
          </table:table-cell>
        </table:table-row>
        <table:table-row table:style-name="ro1">
          <table:table-cell office:value-type="string">
            <text:p>1600-14GN.tif</text:p>
          </table:table-cell>
          <table:table-cell office:value-type="float" office:value="120000">
            <text:p>120000</text:p>
          </table:table-cell>
          <table:table-cell office:value-type="float" office:value="531250">
            <text:p>531250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3]-[.B233])/[.F233]" office:value-type="float" office:value="0.625">
            <text:p>0,625</text:p>
          </table:table-cell>
          <table:table-cell table:formula="of:=([.E233]-[.C233])/[.G233]" office:value-type="float" office:value="0.625">
            <text:p>0,625</text:p>
          </table:table-cell>
        </table:table-row>
        <table:table-row table:style-name="ro1">
          <table:table-cell office:value-type="string">
            <text:p>1600-14GZ.tif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130000">
            <text:p>13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4]-[.B234])/[.F234]" office:value-type="float" office:value="0.625">
            <text:p>0,625</text:p>
          </table:table-cell>
          <table:table-cell table:formula="of:=([.E234]-[.C234])/[.G234]" office:value-type="float" office:value="0.625">
            <text:p>0,625</text:p>
          </table:table-cell>
        </table:table-row>
        <table:table-row table:style-name="ro1">
          <table:table-cell office:value-type="string">
            <text:p>1600-14HN.tif</text:p>
          </table:table-cell>
          <table:table-cell office:value-type="float" office:value="130000">
            <text:p>130000</text:p>
          </table:table-cell>
          <table:table-cell office:value-type="float" office:value="531250">
            <text:p>531250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5]-[.B235])/[.F235]" office:value-type="float" office:value="0.625">
            <text:p>0,625</text:p>
          </table:table-cell>
          <table:table-cell table:formula="of:=([.E235]-[.C235])/[.G235]" office:value-type="float" office:value="0.625">
            <text:p>0,625</text:p>
          </table:table-cell>
        </table:table-row>
        <table:table-row table:style-name="ro1">
          <table:table-cell office:value-type="string">
            <text:p>1600-14HZ.tif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6]-[.B236])/[.F236]" office:value-type="float" office:value="0.625">
            <text:p>0,625</text:p>
          </table:table-cell>
          <table:table-cell table:formula="of:=([.E236]-[.C236])/[.G236]" office:value-type="float" office:value="0.625">
            <text:p>0,625</text:p>
          </table:table-cell>
        </table:table-row>
        <table:table-row table:style-name="ro1">
          <table:table-cell office:value-type="string">
            <text:p>1600-15AN.tif</text:p>
          </table:table-cell>
          <table:table-cell office:value-type="float" office:value="140000">
            <text:p>140000</text:p>
          </table:table-cell>
          <table:table-cell office:value-type="float" office:value="543750">
            <text:p>543750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7]-[.B237])/[.F237]" office:value-type="float" office:value="0.625">
            <text:p>0,625</text:p>
          </table:table-cell>
          <table:table-cell table:formula="of:=([.E237]-[.C237])/[.G237]" office:value-type="float" office:value="0.625">
            <text:p>0,625</text:p>
          </table:table-cell>
        </table:table-row>
        <table:table-row table:style-name="ro1">
          <table:table-cell office:value-type="string">
            <text:p>1600-15AZ.tif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office:value-type="float" office:value="150000">
            <text:p>15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8]-[.B238])/[.F238]" office:value-type="float" office:value="0.625">
            <text:p>0,625</text:p>
          </table:table-cell>
          <table:table-cell table:formula="of:=([.E238]-[.C238])/[.G238]" office:value-type="float" office:value="0.625">
            <text:p>0,625</text:p>
          </table:table-cell>
        </table:table-row>
        <table:table-row table:style-name="ro1">
          <table:table-cell office:value-type="string">
            <text:p>1600-15BN.tif</text:p>
          </table:table-cell>
          <table:table-cell office:value-type="float" office:value="150000">
            <text:p>150000</text:p>
          </table:table-cell>
          <table:table-cell office:value-type="float" office:value="543750">
            <text:p>543750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39]-[.B239])/[.F239]" office:value-type="float" office:value="0.625">
            <text:p>0,625</text:p>
          </table:table-cell>
          <table:table-cell table:formula="of:=([.E239]-[.C239])/[.G239]" office:value-type="float" office:value="0.625">
            <text:p>0,625</text:p>
          </table:table-cell>
        </table:table-row>
        <table:table-row table:style-name="ro1">
          <table:table-cell office:value-type="string">
            <text:p>1600-15BZ.tif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office:value-type="float" office:value="160000">
            <text:p>16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0]-[.B240])/[.F240]" office:value-type="float" office:value="0.625">
            <text:p>0,625</text:p>
          </table:table-cell>
          <table:table-cell table:formula="of:=([.E240]-[.C240])/[.G240]" office:value-type="float" office:value="0.625">
            <text:p>0,625</text:p>
          </table:table-cell>
        </table:table-row>
        <table:table-row table:style-name="ro1">
          <table:table-cell office:value-type="string">
            <text:p>1600-15CN.tif</text:p>
          </table:table-cell>
          <table:table-cell office:value-type="float" office:value="140000">
            <text:p>140000</text:p>
          </table:table-cell>
          <table:table-cell office:value-type="float" office:value="531250">
            <text:p>531250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1]-[.B241])/[.F241]" office:value-type="float" office:value="0.625">
            <text:p>0,625</text:p>
          </table:table-cell>
          <table:table-cell table:formula="of:=([.E241]-[.C241])/[.G241]" office:value-type="float" office:value="0.625">
            <text:p>0,625</text:p>
          </table:table-cell>
        </table:table-row>
        <table:table-row table:style-name="ro1">
          <table:table-cell office:value-type="string">
            <text:p>1600-15CZ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50000">
            <text:p>15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2]-[.B242])/[.F242]" office:value-type="float" office:value="0.625">
            <text:p>0,625</text:p>
          </table:table-cell>
          <table:table-cell table:formula="of:=([.E242]-[.C242])/[.G242]" office:value-type="float" office:value="0.625">
            <text:p>0,625</text:p>
          </table:table-cell>
        </table:table-row>
        <table:table-row table:style-name="ro1">
          <table:table-cell office:value-type="string">
            <text:p>1600-15DN.tif</text:p>
          </table:table-cell>
          <table:table-cell office:value-type="float" office:value="150000">
            <text:p>150000</text:p>
          </table:table-cell>
          <table:table-cell office:value-type="float" office:value="531250">
            <text:p>531250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3]-[.B243])/[.F243]" office:value-type="float" office:value="0.625">
            <text:p>0,625</text:p>
          </table:table-cell>
          <table:table-cell table:formula="of:=([.E243]-[.C243])/[.G243]" office:value-type="float" office:value="0.625">
            <text:p>0,625</text:p>
          </table:table-cell>
        </table:table-row>
        <table:table-row table:style-name="ro1">
          <table:table-cell office:value-type="string">
            <text:p>1600-15DZ.tif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office:value-type="float" office:value="160000">
            <text:p>16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4]-[.B244])/[.F244]" office:value-type="float" office:value="0.625">
            <text:p>0,625</text:p>
          </table:table-cell>
          <table:table-cell table:formula="of:=([.E244]-[.C244])/[.G244]" office:value-type="float" office:value="0.625">
            <text:p>0,625</text:p>
          </table:table-cell>
        </table:table-row>
        <table:table-row table:style-name="ro1">
          <table:table-cell office:value-type="string">
            <text:p>1600-15EN.tif</text:p>
          </table:table-cell>
          <table:table-cell office:value-type="float" office:value="160000">
            <text:p>160000</text:p>
          </table:table-cell>
          <table:table-cell office:value-type="float" office:value="543750">
            <text:p>543750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5]-[.B245])/[.F245]" office:value-type="float" office:value="0.625">
            <text:p>0,625</text:p>
          </table:table-cell>
          <table:table-cell table:formula="of:=([.E245]-[.C245])/[.G245]" office:value-type="float" office:value="0.625">
            <text:p>0,625</text:p>
          </table:table-cell>
        </table:table-row>
        <table:table-row table:style-name="ro1">
          <table:table-cell office:value-type="string">
            <text:p>1600-15EZ.tif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office:value-type="float" office:value="170000">
            <text:p>17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6]-[.B246])/[.F246]" office:value-type="float" office:value="0.625">
            <text:p>0,625</text:p>
          </table:table-cell>
          <table:table-cell table:formula="of:=([.E246]-[.C246])/[.G246]" office:value-type="float" office:value="0.625">
            <text:p>0,625</text:p>
          </table:table-cell>
        </table:table-row>
        <table:table-row table:style-name="ro1">
          <table:table-cell office:value-type="string">
            <text:p>1600-15FN.tif</text:p>
          </table:table-cell>
          <table:table-cell office:value-type="float" office:value="170000">
            <text:p>170000</text:p>
          </table:table-cell>
          <table:table-cell office:value-type="float" office:value="543750">
            <text:p>54375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7]-[.B247])/[.F247]" office:value-type="float" office:value="0.625">
            <text:p>0,625</text:p>
          </table:table-cell>
          <table:table-cell table:formula="of:=([.E247]-[.C247])/[.G247]" office:value-type="float" office:value="0.625">
            <text:p>0,625</text:p>
          </table:table-cell>
        </table:table-row>
        <table:table-row table:style-name="ro1">
          <table:table-cell office:value-type="string">
            <text:p>1600-15FZ.tif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office:value-type="float" office:value="180000">
            <text:p>18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8]-[.B248])/[.F248]" office:value-type="float" office:value="0.625">
            <text:p>0,625</text:p>
          </table:table-cell>
          <table:table-cell table:formula="of:=([.E248]-[.C248])/[.G248]" office:value-type="float" office:value="0.625">
            <text:p>0,625</text:p>
          </table:table-cell>
        </table:table-row>
        <table:table-row table:style-name="ro1">
          <table:table-cell office:value-type="string">
            <text:p>1600-15GN.tif</text:p>
          </table:table-cell>
          <table:table-cell office:value-type="float" office:value="160000">
            <text:p>160000</text:p>
          </table:table-cell>
          <table:table-cell office:value-type="float" office:value="531250">
            <text:p>531250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49]-[.B249])/[.F249]" office:value-type="float" office:value="0.625">
            <text:p>0,625</text:p>
          </table:table-cell>
          <table:table-cell table:formula="of:=([.E249]-[.C249])/[.G249]" office:value-type="float" office:value="0.625">
            <text:p>0,625</text:p>
          </table:table-cell>
        </table:table-row>
        <table:table-row table:style-name="ro1">
          <table:table-cell office:value-type="string">
            <text:p>1600-15GZ.tif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170000">
            <text:p>17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0]-[.B250])/[.F250]" office:value-type="float" office:value="0.625">
            <text:p>0,625</text:p>
          </table:table-cell>
          <table:table-cell table:formula="of:=([.E250]-[.C250])/[.G250]" office:value-type="float" office:value="0.625">
            <text:p>0,625</text:p>
          </table:table-cell>
        </table:table-row>
        <table:table-row table:style-name="ro1">
          <table:table-cell office:value-type="string">
            <text:p>1600-15HN.tif</text:p>
          </table:table-cell>
          <table:table-cell office:value-type="float" office:value="170000">
            <text:p>170000</text:p>
          </table:table-cell>
          <table:table-cell office:value-type="float" office:value="531250">
            <text:p>531250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1]-[.B251])/[.F251]" office:value-type="float" office:value="0.625">
            <text:p>0,625</text:p>
          </table:table-cell>
          <table:table-cell table:formula="of:=([.E251]-[.C251])/[.G251]" office:value-type="float" office:value="0.625">
            <text:p>0,625</text:p>
          </table:table-cell>
        </table:table-row>
        <table:table-row table:style-name="ro1">
          <table:table-cell office:value-type="string">
            <text:p>1600-15HZ.tif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2]-[.B252])/[.F252]" office:value-type="float" office:value="0.625">
            <text:p>0,625</text:p>
          </table:table-cell>
          <table:table-cell table:formula="of:=([.E252]-[.C252])/[.G252]" office:value-type="float" office:value="0.625">
            <text:p>0,625</text:p>
          </table:table-cell>
        </table:table-row>
        <table:table-row table:style-name="ro1">
          <table:table-cell office:value-type="string">
            <text:p>1600-16AN.tif</text:p>
          </table:table-cell>
          <table:table-cell office:value-type="float" office:value="180000">
            <text:p>180000</text:p>
          </table:table-cell>
          <table:table-cell office:value-type="float" office:value="543750">
            <text:p>543750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3]-[.B253])/[.F253]" office:value-type="float" office:value="0.625">
            <text:p>0,625</text:p>
          </table:table-cell>
          <table:table-cell table:formula="of:=([.E253]-[.C253])/[.G253]" office:value-type="float" office:value="0.625">
            <text:p>0,625</text:p>
          </table:table-cell>
        </table:table-row>
        <table:table-row table:style-name="ro1">
          <table:table-cell office:value-type="string">
            <text:p>1600-16AZ.tif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office:value-type="float" office:value="190000">
            <text:p>19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4]-[.B254])/[.F254]" office:value-type="float" office:value="0.625">
            <text:p>0,625</text:p>
          </table:table-cell>
          <table:table-cell table:formula="of:=([.E254]-[.C254])/[.G254]" office:value-type="float" office:value="0.625">
            <text:p>0,625</text:p>
          </table:table-cell>
        </table:table-row>
        <table:table-row table:style-name="ro1">
          <table:table-cell office:value-type="string">
            <text:p>1600-16BN.tif</text:p>
          </table:table-cell>
          <table:table-cell office:value-type="float" office:value="190000">
            <text:p>190000</text:p>
          </table:table-cell>
          <table:table-cell office:value-type="float" office:value="543750">
            <text:p>543750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5]-[.B255])/[.F255]" office:value-type="float" office:value="0.625">
            <text:p>0,625</text:p>
          </table:table-cell>
          <table:table-cell table:formula="of:=([.E255]-[.C255])/[.G255]" office:value-type="float" office:value="0.625">
            <text:p>0,625</text:p>
          </table:table-cell>
        </table:table-row>
        <table:table-row table:style-name="ro1">
          <table:table-cell office:value-type="string">
            <text:p>1600-16BZ.tif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office:value-type="float" office:value="200000">
            <text:p>20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6]-[.B256])/[.F256]" office:value-type="float" office:value="0.625">
            <text:p>0,625</text:p>
          </table:table-cell>
          <table:table-cell table:formula="of:=([.E256]-[.C256])/[.G256]" office:value-type="float" office:value="0.625">
            <text:p>0,625</text:p>
          </table:table-cell>
        </table:table-row>
        <table:table-row table:style-name="ro1">
          <table:table-cell office:value-type="string">
            <text:p>1600-16CN.tif</text:p>
          </table:table-cell>
          <table:table-cell office:value-type="float" office:value="180000">
            <text:p>180000</text:p>
          </table:table-cell>
          <table:table-cell office:value-type="float" office:value="531250">
            <text:p>531250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7]-[.B257])/[.F257]" office:value-type="float" office:value="0.625">
            <text:p>0,625</text:p>
          </table:table-cell>
          <table:table-cell table:formula="of:=([.E257]-[.C257])/[.G257]" office:value-type="float" office:value="0.625">
            <text:p>0,625</text:p>
          </table:table-cell>
        </table:table-row>
        <table:table-row table:style-name="ro1">
          <table:table-cell office:value-type="string">
            <text:p>1600-16CZ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190000">
            <text:p>19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8]-[.B258])/[.F258]" office:value-type="float" office:value="0.625">
            <text:p>0,625</text:p>
          </table:table-cell>
          <table:table-cell table:formula="of:=([.E258]-[.C258])/[.G258]" office:value-type="float" office:value="0.625">
            <text:p>0,625</text:p>
          </table:table-cell>
        </table:table-row>
        <table:table-row table:style-name="ro1">
          <table:table-cell office:value-type="string">
            <text:p>1600-16DN.tif</text:p>
          </table:table-cell>
          <table:table-cell office:value-type="float" office:value="190000">
            <text:p>190000</text:p>
          </table:table-cell>
          <table:table-cell office:value-type="float" office:value="531250">
            <text:p>531250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59]-[.B259])/[.F259]" office:value-type="float" office:value="0.625">
            <text:p>0,625</text:p>
          </table:table-cell>
          <table:table-cell table:formula="of:=([.E259]-[.C259])/[.G259]" office:value-type="float" office:value="0.625">
            <text:p>0,625</text:p>
          </table:table-cell>
        </table:table-row>
        <table:table-row table:style-name="ro1">
          <table:table-cell office:value-type="string">
            <text:p>1600-16DZ.tif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office:value-type="float" office:value="200000">
            <text:p>20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0]-[.B260])/[.F260]" office:value-type="float" office:value="0.625">
            <text:p>0,625</text:p>
          </table:table-cell>
          <table:table-cell table:formula="of:=([.E260]-[.C260])/[.G260]" office:value-type="float" office:value="0.625">
            <text:p>0,625</text:p>
          </table:table-cell>
        </table:table-row>
        <table:table-row table:style-name="ro1">
          <table:table-cell office:value-type="string">
            <text:p>1600-16EN.tif</text:p>
          </table:table-cell>
          <table:table-cell office:value-type="float" office:value="200000">
            <text:p>200000</text:p>
          </table:table-cell>
          <table:table-cell office:value-type="float" office:value="543750">
            <text:p>543750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1]-[.B261])/[.F261]" office:value-type="float" office:value="0.625">
            <text:p>0,625</text:p>
          </table:table-cell>
          <table:table-cell table:formula="of:=([.E261]-[.C261])/[.G261]" office:value-type="float" office:value="0.625">
            <text:p>0,625</text:p>
          </table:table-cell>
        </table:table-row>
        <table:table-row table:style-name="ro1">
          <table:table-cell office:value-type="string">
            <text:p>1600-16EZ.tif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office:value-type="float" office:value="210000">
            <text:p>21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2]-[.B262])/[.F262]" office:value-type="float" office:value="0.625">
            <text:p>0,625</text:p>
          </table:table-cell>
          <table:table-cell table:formula="of:=([.E262]-[.C262])/[.G262]" office:value-type="float" office:value="0.625">
            <text:p>0,625</text:p>
          </table:table-cell>
        </table:table-row>
        <table:table-row table:style-name="ro1">
          <table:table-cell office:value-type="string">
            <text:p>1600-16FN.tif</text:p>
          </table:table-cell>
          <table:table-cell office:value-type="float" office:value="210000">
            <text:p>210000</text:p>
          </table:table-cell>
          <table:table-cell office:value-type="float" office:value="543750">
            <text:p>54375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3]-[.B263])/[.F263]" office:value-type="float" office:value="0.625">
            <text:p>0,625</text:p>
          </table:table-cell>
          <table:table-cell table:formula="of:=([.E263]-[.C263])/[.G263]" office:value-type="float" office:value="0.625">
            <text:p>0,625</text:p>
          </table:table-cell>
        </table:table-row>
        <table:table-row table:style-name="ro1">
          <table:table-cell office:value-type="string">
            <text:p>1600-16FZ.tif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office:value-type="float" office:value="220000">
            <text:p>22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4]-[.B264])/[.F264]" office:value-type="float" office:value="0.625">
            <text:p>0,625</text:p>
          </table:table-cell>
          <table:table-cell table:formula="of:=([.E264]-[.C264])/[.G264]" office:value-type="float" office:value="0.625">
            <text:p>0,625</text:p>
          </table:table-cell>
        </table:table-row>
        <table:table-row table:style-name="ro1">
          <table:table-cell office:value-type="string">
            <text:p>1600-16GN.tif</text:p>
          </table:table-cell>
          <table:table-cell office:value-type="float" office:value="200000">
            <text:p>200000</text:p>
          </table:table-cell>
          <table:table-cell office:value-type="float" office:value="531250">
            <text:p>531250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5]-[.B265])/[.F265]" office:value-type="float" office:value="0.625">
            <text:p>0,625</text:p>
          </table:table-cell>
          <table:table-cell table:formula="of:=([.E265]-[.C265])/[.G265]" office:value-type="float" office:value="0.625">
            <text:p>0,625</text:p>
          </table:table-cell>
        </table:table-row>
        <table:table-row table:style-name="ro1">
          <table:table-cell office:value-type="string">
            <text:p>1600-16GZ.tif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210000">
            <text:p>21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6]-[.B266])/[.F266]" office:value-type="float" office:value="0.625">
            <text:p>0,625</text:p>
          </table:table-cell>
          <table:table-cell table:formula="of:=([.E266]-[.C266])/[.G266]" office:value-type="float" office:value="0.625">
            <text:p>0,625</text:p>
          </table:table-cell>
        </table:table-row>
        <table:table-row table:style-name="ro1">
          <table:table-cell office:value-type="string">
            <text:p>1600-16HN.tif</text:p>
          </table:table-cell>
          <table:table-cell office:value-type="float" office:value="210000">
            <text:p>210000</text:p>
          </table:table-cell>
          <table:table-cell office:value-type="float" office:value="531250">
            <text:p>531250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7]-[.B267])/[.F267]" office:value-type="float" office:value="0.625">
            <text:p>0,625</text:p>
          </table:table-cell>
          <table:table-cell table:formula="of:=([.E267]-[.C267])/[.G267]" office:value-type="float" office:value="0.625">
            <text:p>0,625</text:p>
          </table:table-cell>
        </table:table-row>
        <table:table-row table:style-name="ro1">
          <table:table-cell office:value-type="string">
            <text:p>1600-16HZ.tif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8]-[.B268])/[.F268]" office:value-type="float" office:value="0.625">
            <text:p>0,625</text:p>
          </table:table-cell>
          <table:table-cell table:formula="of:=([.E268]-[.C268])/[.G268]" office:value-type="float" office:value="0.625">
            <text:p>0,625</text:p>
          </table:table-cell>
        </table:table-row>
        <table:table-row table:style-name="ro1">
          <table:table-cell office:value-type="string">
            <text:p>1600-17AN.tif</text:p>
          </table:table-cell>
          <table:table-cell office:value-type="float" office:value="220000">
            <text:p>220000</text:p>
          </table:table-cell>
          <table:table-cell office:value-type="float" office:value="543750">
            <text:p>543750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69]-[.B269])/[.F269]" office:value-type="float" office:value="0.625">
            <text:p>0,625</text:p>
          </table:table-cell>
          <table:table-cell table:formula="of:=([.E269]-[.C269])/[.G269]" office:value-type="float" office:value="0.625">
            <text:p>0,625</text:p>
          </table:table-cell>
        </table:table-row>
        <table:table-row table:style-name="ro1">
          <table:table-cell office:value-type="string">
            <text:p>1600-17AZ.tif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office:value-type="float" office:value="230000">
            <text:p>23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0]-[.B270])/[.F270]" office:value-type="float" office:value="0.625">
            <text:p>0,625</text:p>
          </table:table-cell>
          <table:table-cell table:formula="of:=([.E270]-[.C270])/[.G270]" office:value-type="float" office:value="0.625">
            <text:p>0,625</text:p>
          </table:table-cell>
        </table:table-row>
        <table:table-row table:style-name="ro1">
          <table:table-cell office:value-type="string">
            <text:p>1600-17BN.tif</text:p>
          </table:table-cell>
          <table:table-cell office:value-type="float" office:value="230000">
            <text:p>230000</text:p>
          </table:table-cell>
          <table:table-cell office:value-type="float" office:value="543750">
            <text:p>543750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1]-[.B271])/[.F271]" office:value-type="float" office:value="0.625">
            <text:p>0,625</text:p>
          </table:table-cell>
          <table:table-cell table:formula="of:=([.E271]-[.C271])/[.G271]" office:value-type="float" office:value="0.625">
            <text:p>0,625</text:p>
          </table:table-cell>
        </table:table-row>
        <table:table-row table:style-name="ro1">
          <table:table-cell office:value-type="string">
            <text:p>1600-17BZ.tif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office:value-type="float" office:value="240000">
            <text:p>24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2]-[.B272])/[.F272]" office:value-type="float" office:value="0.625">
            <text:p>0,625</text:p>
          </table:table-cell>
          <table:table-cell table:formula="of:=([.E272]-[.C272])/[.G272]" office:value-type="float" office:value="0.625">
            <text:p>0,625</text:p>
          </table:table-cell>
        </table:table-row>
        <table:table-row table:style-name="ro1">
          <table:table-cell office:value-type="string">
            <text:p>1600-17CN.tif</text:p>
          </table:table-cell>
          <table:table-cell office:value-type="float" office:value="220000">
            <text:p>220000</text:p>
          </table:table-cell>
          <table:table-cell office:value-type="float" office:value="531250">
            <text:p>531250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3]-[.B273])/[.F273]" office:value-type="float" office:value="0.625">
            <text:p>0,625</text:p>
          </table:table-cell>
          <table:table-cell table:formula="of:=([.E273]-[.C273])/[.G273]" office:value-type="float" office:value="0.625">
            <text:p>0,625</text:p>
          </table:table-cell>
        </table:table-row>
        <table:table-row table:style-name="ro1">
          <table:table-cell office:value-type="string">
            <text:p>1600-17CZ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30000">
            <text:p>23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4]-[.B274])/[.F274]" office:value-type="float" office:value="0.625">
            <text:p>0,625</text:p>
          </table:table-cell>
          <table:table-cell table:formula="of:=([.E274]-[.C274])/[.G274]" office:value-type="float" office:value="0.625">
            <text:p>0,625</text:p>
          </table:table-cell>
        </table:table-row>
        <table:table-row table:style-name="ro1">
          <table:table-cell office:value-type="string">
            <text:p>1600-17DN.tif</text:p>
          </table:table-cell>
          <table:table-cell office:value-type="float" office:value="230000">
            <text:p>230000</text:p>
          </table:table-cell>
          <table:table-cell office:value-type="float" office:value="531250">
            <text:p>531250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5]-[.B275])/[.F275]" office:value-type="float" office:value="0.625">
            <text:p>0,625</text:p>
          </table:table-cell>
          <table:table-cell table:formula="of:=([.E275]-[.C275])/[.G275]" office:value-type="float" office:value="0.625">
            <text:p>0,625</text:p>
          </table:table-cell>
        </table:table-row>
        <table:table-row table:style-name="ro1">
          <table:table-cell office:value-type="string">
            <text:p>1600-17DZ.tif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office:value-type="float" office:value="240000">
            <text:p>24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6]-[.B276])/[.F276]" office:value-type="float" office:value="0.625">
            <text:p>0,625</text:p>
          </table:table-cell>
          <table:table-cell table:formula="of:=([.E276]-[.C276])/[.G276]" office:value-type="float" office:value="0.625">
            <text:p>0,625</text:p>
          </table:table-cell>
        </table:table-row>
        <table:table-row table:style-name="ro1">
          <table:table-cell office:value-type="string">
            <text:p>1600-17EN.tif</text:p>
          </table:table-cell>
          <table:table-cell office:value-type="float" office:value="240000">
            <text:p>240000</text:p>
          </table:table-cell>
          <table:table-cell office:value-type="float" office:value="543750">
            <text:p>543750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7]-[.B277])/[.F277]" office:value-type="float" office:value="0.625">
            <text:p>0,625</text:p>
          </table:table-cell>
          <table:table-cell table:formula="of:=([.E277]-[.C277])/[.G277]" office:value-type="float" office:value="0.625">
            <text:p>0,625</text:p>
          </table:table-cell>
        </table:table-row>
        <table:table-row table:style-name="ro1">
          <table:table-cell office:value-type="string">
            <text:p>1600-17EZ.tif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office:value-type="float" office:value="250000">
            <text:p>25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8]-[.B278])/[.F278]" office:value-type="float" office:value="0.625">
            <text:p>0,625</text:p>
          </table:table-cell>
          <table:table-cell table:formula="of:=([.E278]-[.C278])/[.G278]" office:value-type="float" office:value="0.625">
            <text:p>0,625</text:p>
          </table:table-cell>
        </table:table-row>
        <table:table-row table:style-name="ro1">
          <table:table-cell office:value-type="string">
            <text:p>1600-17FN.tif</text:p>
          </table:table-cell>
          <table:table-cell office:value-type="float" office:value="250000">
            <text:p>250000</text:p>
          </table:table-cell>
          <table:table-cell office:value-type="float" office:value="543750">
            <text:p>54375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79]-[.B279])/[.F279]" office:value-type="float" office:value="0.625">
            <text:p>0,625</text:p>
          </table:table-cell>
          <table:table-cell table:formula="of:=([.E279]-[.C279])/[.G279]" office:value-type="float" office:value="0.625">
            <text:p>0,625</text:p>
          </table:table-cell>
        </table:table-row>
        <table:table-row table:style-name="ro1">
          <table:table-cell office:value-type="string">
            <text:p>1600-17FZ.tif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office:value-type="float" office:value="260000">
            <text:p>26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0]-[.B280])/[.F280]" office:value-type="float" office:value="0.625">
            <text:p>0,625</text:p>
          </table:table-cell>
          <table:table-cell table:formula="of:=([.E280]-[.C280])/[.G280]" office:value-type="float" office:value="0.625">
            <text:p>0,625</text:p>
          </table:table-cell>
        </table:table-row>
        <table:table-row table:style-name="ro1">
          <table:table-cell office:value-type="string">
            <text:p>1600-17GN.tif</text:p>
          </table:table-cell>
          <table:table-cell office:value-type="float" office:value="240000">
            <text:p>240000</text:p>
          </table:table-cell>
          <table:table-cell office:value-type="float" office:value="531250">
            <text:p>531250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1]-[.B281])/[.F281]" office:value-type="float" office:value="0.625">
            <text:p>0,625</text:p>
          </table:table-cell>
          <table:table-cell table:formula="of:=([.E281]-[.C281])/[.G281]" office:value-type="float" office:value="0.625">
            <text:p>0,625</text:p>
          </table:table-cell>
        </table:table-row>
        <table:table-row table:style-name="ro1">
          <table:table-cell office:value-type="string">
            <text:p>1600-17GZ.tif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250000">
            <text:p>25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2]-[.B282])/[.F282]" office:value-type="float" office:value="0.625">
            <text:p>0,625</text:p>
          </table:table-cell>
          <table:table-cell table:formula="of:=([.E282]-[.C282])/[.G282]" office:value-type="float" office:value="0.625">
            <text:p>0,625</text:p>
          </table:table-cell>
        </table:table-row>
        <table:table-row table:style-name="ro1">
          <table:table-cell office:value-type="string">
            <text:p>1600-17HN.tif</text:p>
          </table:table-cell>
          <table:table-cell office:value-type="float" office:value="250000">
            <text:p>250000</text:p>
          </table:table-cell>
          <table:table-cell office:value-type="float" office:value="531250">
            <text:p>531250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3]-[.B283])/[.F283]" office:value-type="float" office:value="0.625">
            <text:p>0,625</text:p>
          </table:table-cell>
          <table:table-cell table:formula="of:=([.E283]-[.C283])/[.G283]" office:value-type="float" office:value="0.625">
            <text:p>0,625</text:p>
          </table:table-cell>
        </table:table-row>
        <table:table-row table:style-name="ro1">
          <table:table-cell office:value-type="string">
            <text:p>1600-17HZ.tif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4]-[.B284])/[.F284]" office:value-type="float" office:value="0.625">
            <text:p>0,625</text:p>
          </table:table-cell>
          <table:table-cell table:formula="of:=([.E284]-[.C284])/[.G284]" office:value-type="float" office:value="0.625">
            <text:p>0,625</text:p>
          </table:table-cell>
        </table:table-row>
        <table:table-row table:style-name="ro1">
          <table:table-cell office:value-type="string">
            <text:p>1600-18AN.tif</text:p>
          </table:table-cell>
          <table:table-cell office:value-type="float" office:value="260000">
            <text:p>260000</text:p>
          </table:table-cell>
          <table:table-cell office:value-type="float" office:value="543750">
            <text:p>543750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5]-[.B285])/[.F285]" office:value-type="float" office:value="0.625">
            <text:p>0,625</text:p>
          </table:table-cell>
          <table:table-cell table:formula="of:=([.E285]-[.C285])/[.G285]" office:value-type="float" office:value="0.625">
            <text:p>0,625</text:p>
          </table:table-cell>
        </table:table-row>
        <table:table-row table:style-name="ro1">
          <table:table-cell office:value-type="string">
            <text:p>1600-18AZ.tif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office:value-type="float" office:value="270000">
            <text:p>27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6]-[.B286])/[.F286]" office:value-type="float" office:value="0.625">
            <text:p>0,625</text:p>
          </table:table-cell>
          <table:table-cell table:formula="of:=([.E286]-[.C286])/[.G286]" office:value-type="float" office:value="0.625">
            <text:p>0,625</text:p>
          </table:table-cell>
        </table:table-row>
        <table:table-row table:style-name="ro1">
          <table:table-cell office:value-type="string">
            <text:p>1600-18BN.tif</text:p>
          </table:table-cell>
          <table:table-cell office:value-type="float" office:value="270000">
            <text:p>270000</text:p>
          </table:table-cell>
          <table:table-cell office:value-type="float" office:value="543750">
            <text:p>54375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7]-[.B287])/[.F287]" office:value-type="float" office:value="0.625">
            <text:p>0,625</text:p>
          </table:table-cell>
          <table:table-cell table:formula="of:=([.E287]-[.C287])/[.G287]" office:value-type="float" office:value="0.625">
            <text:p>0,625</text:p>
          </table:table-cell>
        </table:table-row>
        <table:table-row table:style-name="ro1">
          <table:table-cell office:value-type="string">
            <text:p>1600-18BZ.tif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office:value-type="float" office:value="280000">
            <text:p>280000</text:p>
          </table:table-cell>
          <table:table-cell office:value-type="float" office:value="543750">
            <text:p>5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8]-[.B288])/[.F288]" office:value-type="float" office:value="0.625">
            <text:p>0,625</text:p>
          </table:table-cell>
          <table:table-cell table:formula="of:=([.E288]-[.C288])/[.G288]" office:value-type="float" office:value="0.625">
            <text:p>0,625</text:p>
          </table:table-cell>
        </table:table-row>
        <table:table-row table:style-name="ro1">
          <table:table-cell office:value-type="string">
            <text:p>1600-18CN.tif</text:p>
          </table:table-cell>
          <table:table-cell office:value-type="float" office:value="260000">
            <text:p>260000</text:p>
          </table:table-cell>
          <table:table-cell office:value-type="float" office:value="531250">
            <text:p>531250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89]-[.B289])/[.F289]" office:value-type="float" office:value="0.625">
            <text:p>0,625</text:p>
          </table:table-cell>
          <table:table-cell table:formula="of:=([.E289]-[.C289])/[.G289]" office:value-type="float" office:value="0.625">
            <text:p>0,625</text:p>
          </table:table-cell>
        </table:table-row>
        <table:table-row table:style-name="ro1">
          <table:table-cell office:value-type="string">
            <text:p>1600-18CZ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70000">
            <text:p>27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0]-[.B290])/[.F290]" office:value-type="float" office:value="0.625">
            <text:p>0,625</text:p>
          </table:table-cell>
          <table:table-cell table:formula="of:=([.E290]-[.C290])/[.G290]" office:value-type="float" office:value="0.625">
            <text:p>0,625</text:p>
          </table:table-cell>
        </table:table-row>
        <table:table-row table:style-name="ro1">
          <table:table-cell office:value-type="string">
            <text:p>1600-18DN.tif</text:p>
          </table:table-cell>
          <table:table-cell office:value-type="float" office:value="270000">
            <text:p>270000</text:p>
          </table:table-cell>
          <table:table-cell office:value-type="float" office:value="531250">
            <text:p>531250</text:p>
          </table:table-cell>
          <table:table-cell office:value-type="float" office:value="280000">
            <text:p>280000</text:p>
          </table:table-cell>
          <table:table-cell office:value-type="float" office:value="537500">
            <text:p>5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1]-[.B291])/[.F291]" office:value-type="float" office:value="0.625">
            <text:p>0,625</text:p>
          </table:table-cell>
          <table:table-cell table:formula="of:=([.E291]-[.C291])/[.G291]" office:value-type="float" office:value="0.625">
            <text:p>0,625</text:p>
          </table:table-cell>
        </table:table-row>
        <table:table-row table:style-name="ro1">
          <table:table-cell office:value-type="string">
            <text:p>1600-18DZ.tif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31250">
            <text:p>5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2]-[.B292])/[.F292]" office:value-type="float" office:value="0.625">
            <text:p>0,625</text:p>
          </table:table-cell>
          <table:table-cell table:formula="of:=([.E292]-[.C292])/[.G292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72EN.tif</text:p>
          </table:table-cell>
          <table:table-cell office:value-type="float" office:value="80000">
            <text:p>80000</text:p>
          </table:table-cell>
          <table:table-cell office:value-type="float" office:value="518750">
            <text:p>518750</text:p>
          </table:table-cell>
          <table:table-cell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4]-[.B294])/[.F294]" office:value-type="float" office:value="0.625">
            <text:p>0,625</text:p>
          </table:table-cell>
          <table:table-cell table:formula="of:=([.E294]-[.C294])/[.G294]" office:value-type="float" office:value="0.625">
            <text:p>0,625</text:p>
          </table:table-cell>
        </table:table-row>
        <table:table-row table:style-name="ro1">
          <table:table-cell office:value-type="string">
            <text:p>1600-72EZ.tif</text:p>
          </table:table-cell>
          <table:table-cell office:value-type="float" office:value="80000">
            <text:p>80000</text:p>
          </table:table-cell>
          <table:table-cell office:value-type="float" office:value="512500">
            <text:p>512500</text:p>
          </table:table-cell>
          <table:table-cell office:value-type="float" office:value="90000">
            <text:p>9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5]-[.B295])/[.F295]" office:value-type="float" office:value="0.625">
            <text:p>0,625</text:p>
          </table:table-cell>
          <table:table-cell table:formula="of:=([.E295]-[.C295])/[.G295]" office:value-type="float" office:value="0.625">
            <text:p>0,625</text:p>
          </table:table-cell>
        </table:table-row>
        <table:table-row table:style-name="ro1">
          <table:table-cell office:value-type="string">
            <text:p>1600-72FN.tif</text:p>
          </table:table-cell>
          <table:table-cell office:value-type="float" office:value="90000">
            <text:p>90000</text:p>
          </table:table-cell>
          <table:table-cell office:value-type="float" office:value="518750">
            <text:p>51875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6]-[.B296])/[.F296]" office:value-type="float" office:value="0.625">
            <text:p>0,625</text:p>
          </table:table-cell>
          <table:table-cell table:formula="of:=([.E296]-[.C296])/[.G296]" office:value-type="float" office:value="0.625">
            <text:p>0,625</text:p>
          </table:table-cell>
        </table:table-row>
        <table:table-row table:style-name="ro1">
          <table:table-cell office:value-type="string">
            <text:p>1600-72FZ.tif</text:p>
          </table:table-cell>
          <table:table-cell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office:value-type="float" office:value="100000">
            <text:p>10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7]-[.B297])/[.F297]" office:value-type="float" office:value="0.625">
            <text:p>0,625</text:p>
          </table:table-cell>
          <table:table-cell table:formula="of:=([.E297]-[.C297])/[.G297]" office:value-type="float" office:value="0.625">
            <text:p>0,625</text:p>
          </table:table-cell>
        </table:table-row>
        <table:table-row table:style-name="ro1">
          <table:table-cell office:value-type="string">
            <text:p>1600-72GN.tif</text:p>
          </table:table-cell>
          <table:table-cell office:value-type="float" office:value="80000">
            <text:p>80000</text:p>
          </table:table-cell>
          <table:table-cell office:value-type="float" office:value="506250">
            <text:p>506250</text:p>
          </table:table-cell>
          <table:table-cell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8]-[.B298])/[.F298]" office:value-type="float" office:value="0.625">
            <text:p>0,625</text:p>
          </table:table-cell>
          <table:table-cell table:formula="of:=([.E298]-[.C298])/[.G298]" office:value-type="float" office:value="0.625">
            <text:p>0,625</text:p>
          </table:table-cell>
        </table:table-row>
        <table:table-row table:style-name="ro1">
          <table:table-cell office:value-type="string">
            <text:p>1600-72GZ.tif</text:p>
          </table:table-cell>
          <table:table-cell office:value-type="float" office:value="80000">
            <text:p>80000</text:p>
          </table:table-cell>
          <table:table-cell office:value-type="float" office:value="500000">
            <text:p>500000</text:p>
          </table:table-cell>
          <table:table-cell office:value-type="float" office:value="90000">
            <text:p>9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299]-[.B299])/[.F299]" office:value-type="float" office:value="0.625">
            <text:p>0,625</text:p>
          </table:table-cell>
          <table:table-cell table:formula="of:=([.E299]-[.C299])/[.G299]" office:value-type="float" office:value="0.625">
            <text:p>0,625</text:p>
          </table:table-cell>
        </table:table-row>
        <table:table-row table:style-name="ro1">
          <table:table-cell office:value-type="string">
            <text:p>1600-72HN.tif</text:p>
          </table:table-cell>
          <table:table-cell office:value-type="float" office:value="90000">
            <text:p>90000</text:p>
          </table:table-cell>
          <table:table-cell office:value-type="float" office:value="506250">
            <text:p>506250</text:p>
          </table:table-cell>
          <table:table-cell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0]-[.B300])/[.F300]" office:value-type="float" office:value="0.625">
            <text:p>0,625</text:p>
          </table:table-cell>
          <table:table-cell table:formula="of:=([.E300]-[.C300])/[.G300]" office:value-type="float" office:value="0.625">
            <text:p>0,625</text:p>
          </table:table-cell>
        </table:table-row>
        <table:table-row table:style-name="ro1">
          <table:table-cell office:value-type="string">
            <text:p>1600-72HZ.tif</text:p>
          </table:table-cell>
          <table:table-cell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1]-[.B301])/[.F301]" office:value-type="float" office:value="0.625">
            <text:p>0,625</text:p>
          </table:table-cell>
          <table:table-cell table:formula="of:=([.E301]-[.C301])/[.G301]" office:value-type="float" office:value="0.625">
            <text:p>0,625</text:p>
          </table:table-cell>
        </table:table-row>
        <table:table-row table:style-name="ro1">
          <table:table-cell office:value-type="string">
            <text:p>1600-19AN.tif</text:p>
          </table:table-cell>
          <table:table-cell office:value-type="float" office:value="100000">
            <text:p>100000</text:p>
          </table:table-cell>
          <table:table-cell office:value-type="float" office:value="518750">
            <text:p>518750</text:p>
          </table:table-cell>
          <table:table-cell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2]-[.B302])/[.F302]" office:value-type="float" office:value="0.625">
            <text:p>0,625</text:p>
          </table:table-cell>
          <table:table-cell table:formula="of:=([.E302]-[.C302])/[.G302]" office:value-type="float" office:value="0.625">
            <text:p>0,625</text:p>
          </table:table-cell>
        </table:table-row>
        <table:table-row table:style-name="ro1">
          <table:table-cell office:value-type="string">
            <text:p>1600-19AZ.tif</text:p>
          </table:table-cell>
          <table:table-cell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office:value-type="float" office:value="110000">
            <text:p>11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3]-[.B303])/[.F303]" office:value-type="float" office:value="0.625">
            <text:p>0,625</text:p>
          </table:table-cell>
          <table:table-cell table:formula="of:=([.E303]-[.C303])/[.G303]" office:value-type="float" office:value="0.625">
            <text:p>0,625</text:p>
          </table:table-cell>
        </table:table-row>
        <table:table-row table:style-name="ro1">
          <table:table-cell office:value-type="string">
            <text:p>1600-19BN.tif</text:p>
          </table:table-cell>
          <table:table-cell office:value-type="float" office:value="110000">
            <text:p>110000</text:p>
          </table:table-cell>
          <table:table-cell office:value-type="float" office:value="518750">
            <text:p>518750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4]-[.B304])/[.F304]" office:value-type="float" office:value="0.625">
            <text:p>0,625</text:p>
          </table:table-cell>
          <table:table-cell table:formula="of:=([.E304]-[.C304])/[.G304]" office:value-type="float" office:value="0.625">
            <text:p>0,625</text:p>
          </table:table-cell>
        </table:table-row>
        <table:table-row table:style-name="ro1">
          <table:table-cell office:value-type="string">
            <text:p>1600-19BZ.tif</text:p>
          </table:table-cell>
          <table:table-cell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office:value-type="float" office:value="120000">
            <text:p>12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5]-[.B305])/[.F305]" office:value-type="float" office:value="0.625">
            <text:p>0,625</text:p>
          </table:table-cell>
          <table:table-cell table:formula="of:=([.E305]-[.C305])/[.G305]" office:value-type="float" office:value="0.625">
            <text:p>0,625</text:p>
          </table:table-cell>
        </table:table-row>
        <table:table-row table:style-name="ro1">
          <table:table-cell office:value-type="string">
            <text:p>1600-19CN.tif</text:p>
          </table:table-cell>
          <table:table-cell office:value-type="float" office:value="100000">
            <text:p>100000</text:p>
          </table:table-cell>
          <table:table-cell office:value-type="float" office:value="506250">
            <text:p>506250</text:p>
          </table:table-cell>
          <table:table-cell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6]-[.B306])/[.F306]" office:value-type="float" office:value="0.625">
            <text:p>0,625</text:p>
          </table:table-cell>
          <table:table-cell table:formula="of:=([.E306]-[.C306])/[.G306]" office:value-type="float" office:value="0.625">
            <text:p>0,625</text:p>
          </table:table-cell>
        </table:table-row>
        <table:table-row table:style-name="ro1">
          <table:table-cell office:value-type="string">
            <text:p>1600-19CZ.tif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10000">
            <text:p>11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7]-[.B307])/[.F307]" office:value-type="float" office:value="0.625">
            <text:p>0,625</text:p>
          </table:table-cell>
          <table:table-cell table:formula="of:=([.E307]-[.C307])/[.G307]" office:value-type="float" office:value="0.625">
            <text:p>0,625</text:p>
          </table:table-cell>
        </table:table-row>
        <table:table-row table:style-name="ro1">
          <table:table-cell office:value-type="string">
            <text:p>1600-19DN.tif</text:p>
          </table:table-cell>
          <table:table-cell office:value-type="float" office:value="110000">
            <text:p>110000</text:p>
          </table:table-cell>
          <table:table-cell office:value-type="float" office:value="506250">
            <text:p>506250</text:p>
          </table:table-cell>
          <table:table-cell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8]-[.B308])/[.F308]" office:value-type="float" office:value="0.625">
            <text:p>0,625</text:p>
          </table:table-cell>
          <table:table-cell table:formula="of:=([.E308]-[.C308])/[.G308]" office:value-type="float" office:value="0.625">
            <text:p>0,625</text:p>
          </table:table-cell>
        </table:table-row>
        <table:table-row table:style-name="ro1">
          <table:table-cell office:value-type="string">
            <text:p>1600-19DZ.tif</text:p>
          </table:table-cell>
          <table:table-cell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office:value-type="float" office:value="120000">
            <text:p>12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09]-[.B309])/[.F309]" office:value-type="float" office:value="0.625">
            <text:p>0,625</text:p>
          </table:table-cell>
          <table:table-cell table:formula="of:=([.E309]-[.C309])/[.G309]" office:value-type="float" office:value="0.625">
            <text:p>0,625</text:p>
          </table:table-cell>
        </table:table-row>
        <table:table-row table:style-name="ro1">
          <table:table-cell office:value-type="string">
            <text:p>1600-19EN.tif</text:p>
          </table:table-cell>
          <table:table-cell office:value-type="float" office:value="120000">
            <text:p>120000</text:p>
          </table:table-cell>
          <table:table-cell office:value-type="float" office:value="518750">
            <text:p>518750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0]-[.B310])/[.F310]" office:value-type="float" office:value="0.625">
            <text:p>0,625</text:p>
          </table:table-cell>
          <table:table-cell table:formula="of:=([.E310]-[.C310])/[.G310]" office:value-type="float" office:value="0.625">
            <text:p>0,625</text:p>
          </table:table-cell>
        </table:table-row>
        <table:table-row table:style-name="ro1">
          <table:table-cell office:value-type="string">
            <text:p>1600-19EZ.tif</text:p>
          </table:table-cell>
          <table:table-cell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office:value-type="float" office:value="130000">
            <text:p>13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1]-[.B311])/[.F311]" office:value-type="float" office:value="0.625">
            <text:p>0,625</text:p>
          </table:table-cell>
          <table:table-cell table:formula="of:=([.E311]-[.C311])/[.G311]" office:value-type="float" office:value="0.625">
            <text:p>0,625</text:p>
          </table:table-cell>
        </table:table-row>
        <table:table-row table:style-name="ro1">
          <table:table-cell office:value-type="string">
            <text:p>1600-19FN.tif</text:p>
          </table:table-cell>
          <table:table-cell office:value-type="float" office:value="130000">
            <text:p>130000</text:p>
          </table:table-cell>
          <table:table-cell office:value-type="float" office:value="518750">
            <text:p>51875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2]-[.B312])/[.F312]" office:value-type="float" office:value="0.625">
            <text:p>0,625</text:p>
          </table:table-cell>
          <table:table-cell table:formula="of:=([.E312]-[.C312])/[.G312]" office:value-type="float" office:value="0.625">
            <text:p>0,625</text:p>
          </table:table-cell>
        </table:table-row>
        <table:table-row table:style-name="ro1">
          <table:table-cell office:value-type="string">
            <text:p>1600-19FZ.tif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office:value-type="float" office:value="140000">
            <text:p>14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3]-[.B313])/[.F313]" office:value-type="float" office:value="0.625">
            <text:p>0,625</text:p>
          </table:table-cell>
          <table:table-cell table:formula="of:=([.E313]-[.C313])/[.G313]" office:value-type="float" office:value="0.625">
            <text:p>0,625</text:p>
          </table:table-cell>
        </table:table-row>
        <table:table-row table:style-name="ro1">
          <table:table-cell office:value-type="string">
            <text:p>1600-19GN.tif</text:p>
          </table:table-cell>
          <table:table-cell office:value-type="float" office:value="120000">
            <text:p>120000</text:p>
          </table:table-cell>
          <table:table-cell office:value-type="float" office:value="506250">
            <text:p>506250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4]-[.B314])/[.F314]" office:value-type="float" office:value="0.625">
            <text:p>0,625</text:p>
          </table:table-cell>
          <table:table-cell table:formula="of:=([.E314]-[.C314])/[.G314]" office:value-type="float" office:value="0.625">
            <text:p>0,625</text:p>
          </table:table-cell>
        </table:table-row>
        <table:table-row table:style-name="ro1">
          <table:table-cell office:value-type="string">
            <text:p>1600-19GZ.tif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130000">
            <text:p>13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5]-[.B315])/[.F315]" office:value-type="float" office:value="0.625">
            <text:p>0,625</text:p>
          </table:table-cell>
          <table:table-cell table:formula="of:=([.E315]-[.C315])/[.G315]" office:value-type="float" office:value="0.625">
            <text:p>0,625</text:p>
          </table:table-cell>
        </table:table-row>
        <table:table-row table:style-name="ro1">
          <table:table-cell office:value-type="string">
            <text:p>1600-19HN.tif</text:p>
          </table:table-cell>
          <table:table-cell office:value-type="float" office:value="130000">
            <text:p>130000</text:p>
          </table:table-cell>
          <table:table-cell office:value-type="float" office:value="506250">
            <text:p>506250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6]-[.B316])/[.F316]" office:value-type="float" office:value="0.625">
            <text:p>0,625</text:p>
          </table:table-cell>
          <table:table-cell table:formula="of:=([.E316]-[.C316])/[.G316]" office:value-type="float" office:value="0.625">
            <text:p>0,625</text:p>
          </table:table-cell>
        </table:table-row>
        <table:table-row table:style-name="ro1">
          <table:table-cell office:value-type="string">
            <text:p>1600-19HZ.tif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7]-[.B317])/[.F317]" office:value-type="float" office:value="0.625">
            <text:p>0,625</text:p>
          </table:table-cell>
          <table:table-cell table:formula="of:=([.E317]-[.C317])/[.G317]" office:value-type="float" office:value="0.625">
            <text:p>0,625</text:p>
          </table:table-cell>
        </table:table-row>
        <table:table-row table:style-name="ro1">
          <table:table-cell office:value-type="string">
            <text:p>1600-20AN.tif</text:p>
          </table:table-cell>
          <table:table-cell office:value-type="float" office:value="140000">
            <text:p>140000</text:p>
          </table:table-cell>
          <table:table-cell office:value-type="float" office:value="518750">
            <text:p>518750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8]-[.B318])/[.F318]" office:value-type="float" office:value="0.625">
            <text:p>0,625</text:p>
          </table:table-cell>
          <table:table-cell table:formula="of:=([.E318]-[.C318])/[.G318]" office:value-type="float" office:value="0.625">
            <text:p>0,625</text:p>
          </table:table-cell>
        </table:table-row>
        <table:table-row table:style-name="ro1">
          <table:table-cell office:value-type="string">
            <text:p>1600-20AZ.tif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office:value-type="float" office:value="150000">
            <text:p>15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19]-[.B319])/[.F319]" office:value-type="float" office:value="0.625">
            <text:p>0,625</text:p>
          </table:table-cell>
          <table:table-cell table:formula="of:=([.E319]-[.C319])/[.G319]" office:value-type="float" office:value="0.625">
            <text:p>0,625</text:p>
          </table:table-cell>
        </table:table-row>
        <table:table-row table:style-name="ro1">
          <table:table-cell office:value-type="string">
            <text:p>1600-20BN.tif</text:p>
          </table:table-cell>
          <table:table-cell office:value-type="float" office:value="150000">
            <text:p>150000</text:p>
          </table:table-cell>
          <table:table-cell office:value-type="float" office:value="518750">
            <text:p>518750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0]-[.B320])/[.F320]" office:value-type="float" office:value="0.625">
            <text:p>0,625</text:p>
          </table:table-cell>
          <table:table-cell table:formula="of:=([.E320]-[.C320])/[.G320]" office:value-type="float" office:value="0.625">
            <text:p>0,625</text:p>
          </table:table-cell>
        </table:table-row>
        <table:table-row table:style-name="ro1">
          <table:table-cell office:value-type="string">
            <text:p>1600-20BZ.tif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office:value-type="float" office:value="160000">
            <text:p>16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1]-[.B321])/[.F321]" office:value-type="float" office:value="0.625">
            <text:p>0,625</text:p>
          </table:table-cell>
          <table:table-cell table:formula="of:=([.E321]-[.C321])/[.G321]" office:value-type="float" office:value="0.625">
            <text:p>0,625</text:p>
          </table:table-cell>
        </table:table-row>
        <table:table-row table:style-name="ro1">
          <table:table-cell office:value-type="string">
            <text:p>1600-20CN.tif</text:p>
          </table:table-cell>
          <table:table-cell office:value-type="float" office:value="140000">
            <text:p>140000</text:p>
          </table:table-cell>
          <table:table-cell office:value-type="float" office:value="506250">
            <text:p>506250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2]-[.B322])/[.F322]" office:value-type="float" office:value="0.625">
            <text:p>0,625</text:p>
          </table:table-cell>
          <table:table-cell table:formula="of:=([.E322]-[.C322])/[.G322]" office:value-type="float" office:value="0.625">
            <text:p>0,625</text:p>
          </table:table-cell>
        </table:table-row>
        <table:table-row table:style-name="ro1">
          <table:table-cell office:value-type="string">
            <text:p>1600-20CZ.tif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50000">
            <text:p>15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3]-[.B323])/[.F323]" office:value-type="float" office:value="0.625">
            <text:p>0,625</text:p>
          </table:table-cell>
          <table:table-cell table:formula="of:=([.E323]-[.C323])/[.G323]" office:value-type="float" office:value="0.625">
            <text:p>0,625</text:p>
          </table:table-cell>
        </table:table-row>
        <table:table-row table:style-name="ro1">
          <table:table-cell office:value-type="string">
            <text:p>1600-20DN.tif</text:p>
          </table:table-cell>
          <table:table-cell office:value-type="float" office:value="150000">
            <text:p>150000</text:p>
          </table:table-cell>
          <table:table-cell office:value-type="float" office:value="506250">
            <text:p>506250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4]-[.B324])/[.F324]" office:value-type="float" office:value="0.625">
            <text:p>0,625</text:p>
          </table:table-cell>
          <table:table-cell table:formula="of:=([.E324]-[.C324])/[.G324]" office:value-type="float" office:value="0.625">
            <text:p>0,625</text:p>
          </table:table-cell>
        </table:table-row>
        <table:table-row table:style-name="ro1">
          <table:table-cell office:value-type="string">
            <text:p>1600-20DZ.tif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office:value-type="float" office:value="160000">
            <text:p>16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5]-[.B325])/[.F325]" office:value-type="float" office:value="0.625">
            <text:p>0,625</text:p>
          </table:table-cell>
          <table:table-cell table:formula="of:=([.E325]-[.C325])/[.G325]" office:value-type="float" office:value="0.625">
            <text:p>0,625</text:p>
          </table:table-cell>
        </table:table-row>
        <table:table-row table:style-name="ro1">
          <table:table-cell office:value-type="string">
            <text:p>1600-20EN.tif</text:p>
          </table:table-cell>
          <table:table-cell office:value-type="float" office:value="160000">
            <text:p>160000</text:p>
          </table:table-cell>
          <table:table-cell office:value-type="float" office:value="518750">
            <text:p>518750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6]-[.B326])/[.F326]" office:value-type="float" office:value="0.625">
            <text:p>0,625</text:p>
          </table:table-cell>
          <table:table-cell table:formula="of:=([.E326]-[.C326])/[.G326]" office:value-type="float" office:value="0.625">
            <text:p>0,625</text:p>
          </table:table-cell>
        </table:table-row>
        <table:table-row table:style-name="ro1">
          <table:table-cell office:value-type="string">
            <text:p>1600-20EZ.tif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office:value-type="float" office:value="170000">
            <text:p>17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7]-[.B327])/[.F327]" office:value-type="float" office:value="0.625">
            <text:p>0,625</text:p>
          </table:table-cell>
          <table:table-cell table:formula="of:=([.E327]-[.C327])/[.G327]" office:value-type="float" office:value="0.625">
            <text:p>0,625</text:p>
          </table:table-cell>
        </table:table-row>
        <table:table-row table:style-name="ro1">
          <table:table-cell office:value-type="string">
            <text:p>1600-20FN.tif</text:p>
          </table:table-cell>
          <table:table-cell office:value-type="float" office:value="170000">
            <text:p>170000</text:p>
          </table:table-cell>
          <table:table-cell office:value-type="float" office:value="518750">
            <text:p>51875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8]-[.B328])/[.F328]" office:value-type="float" office:value="0.625">
            <text:p>0,625</text:p>
          </table:table-cell>
          <table:table-cell table:formula="of:=([.E328]-[.C328])/[.G328]" office:value-type="float" office:value="0.625">
            <text:p>0,625</text:p>
          </table:table-cell>
        </table:table-row>
        <table:table-row table:style-name="ro1">
          <table:table-cell office:value-type="string">
            <text:p>1600-20FZ.tif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office:value-type="float" office:value="180000">
            <text:p>18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29]-[.B329])/[.F329]" office:value-type="float" office:value="0.625">
            <text:p>0,625</text:p>
          </table:table-cell>
          <table:table-cell table:formula="of:=([.E329]-[.C329])/[.G329]" office:value-type="float" office:value="0.625">
            <text:p>0,625</text:p>
          </table:table-cell>
        </table:table-row>
        <table:table-row table:style-name="ro1">
          <table:table-cell office:value-type="string">
            <text:p>1600-20GN.tif</text:p>
          </table:table-cell>
          <table:table-cell office:value-type="float" office:value="160000">
            <text:p>160000</text:p>
          </table:table-cell>
          <table:table-cell office:value-type="float" office:value="506250">
            <text:p>506250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0]-[.B330])/[.F330]" office:value-type="float" office:value="0.625">
            <text:p>0,625</text:p>
          </table:table-cell>
          <table:table-cell table:formula="of:=([.E330]-[.C330])/[.G330]" office:value-type="float" office:value="0.625">
            <text:p>0,625</text:p>
          </table:table-cell>
        </table:table-row>
        <table:table-row table:style-name="ro1">
          <table:table-cell office:value-type="string">
            <text:p>1600-20GZ.tif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170000">
            <text:p>17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1]-[.B331])/[.F331]" office:value-type="float" office:value="0.625">
            <text:p>0,625</text:p>
          </table:table-cell>
          <table:table-cell table:formula="of:=([.E331]-[.C331])/[.G331]" office:value-type="float" office:value="0.625">
            <text:p>0,625</text:p>
          </table:table-cell>
        </table:table-row>
        <table:table-row table:style-name="ro1">
          <table:table-cell office:value-type="string">
            <text:p>1600-20HN.tif</text:p>
          </table:table-cell>
          <table:table-cell office:value-type="float" office:value="170000">
            <text:p>170000</text:p>
          </table:table-cell>
          <table:table-cell office:value-type="float" office:value="506250">
            <text:p>506250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2]-[.B332])/[.F332]" office:value-type="float" office:value="0.625">
            <text:p>0,625</text:p>
          </table:table-cell>
          <table:table-cell table:formula="of:=([.E332]-[.C332])/[.G332]" office:value-type="float" office:value="0.625">
            <text:p>0,625</text:p>
          </table:table-cell>
        </table:table-row>
        <table:table-row table:style-name="ro1">
          <table:table-cell office:value-type="string">
            <text:p>1600-20HZ.tif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3]-[.B333])/[.F333]" office:value-type="float" office:value="0.625">
            <text:p>0,625</text:p>
          </table:table-cell>
          <table:table-cell table:formula="of:=([.E333]-[.C333])/[.G333]" office:value-type="float" office:value="0.625">
            <text:p>0,625</text:p>
          </table:table-cell>
        </table:table-row>
        <table:table-row table:style-name="ro1">
          <table:table-cell office:value-type="string">
            <text:p>1600-21AN.tif</text:p>
          </table:table-cell>
          <table:table-cell office:value-type="float" office:value="180000">
            <text:p>180000</text:p>
          </table:table-cell>
          <table:table-cell office:value-type="float" office:value="518750">
            <text:p>518750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4]-[.B334])/[.F334]" office:value-type="float" office:value="0.625">
            <text:p>0,625</text:p>
          </table:table-cell>
          <table:table-cell table:formula="of:=([.E334]-[.C334])/[.G334]" office:value-type="float" office:value="0.625">
            <text:p>0,625</text:p>
          </table:table-cell>
        </table:table-row>
        <table:table-row table:style-name="ro1">
          <table:table-cell office:value-type="string">
            <text:p>1600-21AZ.tif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office:value-type="float" office:value="190000">
            <text:p>19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5]-[.B335])/[.F335]" office:value-type="float" office:value="0.625">
            <text:p>0,625</text:p>
          </table:table-cell>
          <table:table-cell table:formula="of:=([.E335]-[.C335])/[.G335]" office:value-type="float" office:value="0.625">
            <text:p>0,625</text:p>
          </table:table-cell>
        </table:table-row>
        <table:table-row table:style-name="ro1">
          <table:table-cell office:value-type="string">
            <text:p>1600-21BN.tif</text:p>
          </table:table-cell>
          <table:table-cell office:value-type="float" office:value="190000">
            <text:p>190000</text:p>
          </table:table-cell>
          <table:table-cell office:value-type="float" office:value="518750">
            <text:p>518750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6]-[.B336])/[.F336]" office:value-type="float" office:value="0.625">
            <text:p>0,625</text:p>
          </table:table-cell>
          <table:table-cell table:formula="of:=([.E336]-[.C336])/[.G336]" office:value-type="float" office:value="0.625">
            <text:p>0,625</text:p>
          </table:table-cell>
        </table:table-row>
        <table:table-row table:style-name="ro1">
          <table:table-cell office:value-type="string">
            <text:p>1600-21BZ.tif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office:value-type="float" office:value="200000">
            <text:p>20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7]-[.B337])/[.F337]" office:value-type="float" office:value="0.625">
            <text:p>0,625</text:p>
          </table:table-cell>
          <table:table-cell table:formula="of:=([.E337]-[.C337])/[.G337]" office:value-type="float" office:value="0.625">
            <text:p>0,625</text:p>
          </table:table-cell>
        </table:table-row>
        <table:table-row table:style-name="ro1">
          <table:table-cell office:value-type="string">
            <text:p>1600-21CN.tif</text:p>
          </table:table-cell>
          <table:table-cell office:value-type="float" office:value="180000">
            <text:p>180000</text:p>
          </table:table-cell>
          <table:table-cell office:value-type="float" office:value="506250">
            <text:p>506250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8]-[.B338])/[.F338]" office:value-type="float" office:value="0.625">
            <text:p>0,625</text:p>
          </table:table-cell>
          <table:table-cell table:formula="of:=([.E338]-[.C338])/[.G338]" office:value-type="float" office:value="0.625">
            <text:p>0,625</text:p>
          </table:table-cell>
        </table:table-row>
        <table:table-row table:style-name="ro1">
          <table:table-cell office:value-type="string">
            <text:p>1600-21CZ.tif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190000">
            <text:p>19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39]-[.B339])/[.F339]" office:value-type="float" office:value="0.625">
            <text:p>0,625</text:p>
          </table:table-cell>
          <table:table-cell table:formula="of:=([.E339]-[.C339])/[.G339]" office:value-type="float" office:value="0.625">
            <text:p>0,625</text:p>
          </table:table-cell>
        </table:table-row>
        <table:table-row table:style-name="ro1">
          <table:table-cell office:value-type="string">
            <text:p>1600-21DN.tif</text:p>
          </table:table-cell>
          <table:table-cell office:value-type="float" office:value="190000">
            <text:p>190000</text:p>
          </table:table-cell>
          <table:table-cell office:value-type="float" office:value="506250">
            <text:p>506250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0]-[.B340])/[.F340]" office:value-type="float" office:value="0.625">
            <text:p>0,625</text:p>
          </table:table-cell>
          <table:table-cell table:formula="of:=([.E340]-[.C340])/[.G340]" office:value-type="float" office:value="0.625">
            <text:p>0,625</text:p>
          </table:table-cell>
        </table:table-row>
        <table:table-row table:style-name="ro1">
          <table:table-cell office:value-type="string">
            <text:p>1600-21DZ.tif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office:value-type="float" office:value="200000">
            <text:p>20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1]-[.B341])/[.F341]" office:value-type="float" office:value="0.625">
            <text:p>0,625</text:p>
          </table:table-cell>
          <table:table-cell table:formula="of:=([.E341]-[.C341])/[.G341]" office:value-type="float" office:value="0.625">
            <text:p>0,625</text:p>
          </table:table-cell>
        </table:table-row>
        <table:table-row table:style-name="ro1">
          <table:table-cell office:value-type="string">
            <text:p>1600-21EN.tif</text:p>
          </table:table-cell>
          <table:table-cell office:value-type="float" office:value="200000">
            <text:p>200000</text:p>
          </table:table-cell>
          <table:table-cell office:value-type="float" office:value="518750">
            <text:p>518750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2]-[.B342])/[.F342]" office:value-type="float" office:value="0.625">
            <text:p>0,625</text:p>
          </table:table-cell>
          <table:table-cell table:formula="of:=([.E342]-[.C342])/[.G342]" office:value-type="float" office:value="0.625">
            <text:p>0,625</text:p>
          </table:table-cell>
        </table:table-row>
        <table:table-row table:style-name="ro1">
          <table:table-cell office:value-type="string">
            <text:p>1600-21EZ.tif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office:value-type="float" office:value="210000">
            <text:p>21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3]-[.B343])/[.F343]" office:value-type="float" office:value="0.625">
            <text:p>0,625</text:p>
          </table:table-cell>
          <table:table-cell table:formula="of:=([.E343]-[.C343])/[.G343]" office:value-type="float" office:value="0.625">
            <text:p>0,625</text:p>
          </table:table-cell>
        </table:table-row>
        <table:table-row table:style-name="ro1">
          <table:table-cell office:value-type="string">
            <text:p>1600-21FN.tif</text:p>
          </table:table-cell>
          <table:table-cell office:value-type="float" office:value="210000">
            <text:p>210000</text:p>
          </table:table-cell>
          <table:table-cell office:value-type="float" office:value="518750">
            <text:p>51875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4]-[.B344])/[.F344]" office:value-type="float" office:value="0.625">
            <text:p>0,625</text:p>
          </table:table-cell>
          <table:table-cell table:formula="of:=([.E344]-[.C344])/[.G344]" office:value-type="float" office:value="0.625">
            <text:p>0,625</text:p>
          </table:table-cell>
        </table:table-row>
        <table:table-row table:style-name="ro1">
          <table:table-cell office:value-type="string">
            <text:p>1600-21FZ.tif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office:value-type="float" office:value="220000">
            <text:p>22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5]-[.B345])/[.F345]" office:value-type="float" office:value="0.625">
            <text:p>0,625</text:p>
          </table:table-cell>
          <table:table-cell table:formula="of:=([.E345]-[.C345])/[.G345]" office:value-type="float" office:value="0.625">
            <text:p>0,625</text:p>
          </table:table-cell>
        </table:table-row>
        <table:table-row table:style-name="ro1">
          <table:table-cell office:value-type="string">
            <text:p>1600-21GN.tif</text:p>
          </table:table-cell>
          <table:table-cell office:value-type="float" office:value="200000">
            <text:p>200000</text:p>
          </table:table-cell>
          <table:table-cell office:value-type="float" office:value="506250">
            <text:p>506250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6]-[.B346])/[.F346]" office:value-type="float" office:value="0.625">
            <text:p>0,625</text:p>
          </table:table-cell>
          <table:table-cell table:formula="of:=([.E346]-[.C346])/[.G346]" office:value-type="float" office:value="0.625">
            <text:p>0,625</text:p>
          </table:table-cell>
        </table:table-row>
        <table:table-row table:style-name="ro1">
          <table:table-cell office:value-type="string">
            <text:p>1600-21GZ.tif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210000">
            <text:p>21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7]-[.B347])/[.F347]" office:value-type="float" office:value="0.625">
            <text:p>0,625</text:p>
          </table:table-cell>
          <table:table-cell table:formula="of:=([.E347]-[.C347])/[.G347]" office:value-type="float" office:value="0.625">
            <text:p>0,625</text:p>
          </table:table-cell>
        </table:table-row>
        <table:table-row table:style-name="ro1">
          <table:table-cell office:value-type="string">
            <text:p>1600-21HN.tif</text:p>
          </table:table-cell>
          <table:table-cell office:value-type="float" office:value="210000">
            <text:p>210000</text:p>
          </table:table-cell>
          <table:table-cell office:value-type="float" office:value="506250">
            <text:p>506250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8]-[.B348])/[.F348]" office:value-type="float" office:value="0.625">
            <text:p>0,625</text:p>
          </table:table-cell>
          <table:table-cell table:formula="of:=([.E348]-[.C348])/[.G348]" office:value-type="float" office:value="0.625">
            <text:p>0,625</text:p>
          </table:table-cell>
        </table:table-row>
        <table:table-row table:style-name="ro1">
          <table:table-cell office:value-type="string">
            <text:p>1600-21HZ.tif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49]-[.B349])/[.F349]" office:value-type="float" office:value="0.625">
            <text:p>0,625</text:p>
          </table:table-cell>
          <table:table-cell table:formula="of:=([.E349]-[.C349])/[.G349]" office:value-type="float" office:value="0.625">
            <text:p>0,625</text:p>
          </table:table-cell>
        </table:table-row>
        <table:table-row table:style-name="ro1">
          <table:table-cell office:value-type="string">
            <text:p>1600-22AN.tif</text:p>
          </table:table-cell>
          <table:table-cell office:value-type="float" office:value="220000">
            <text:p>220000</text:p>
          </table:table-cell>
          <table:table-cell office:value-type="float" office:value="518750">
            <text:p>518750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0]-[.B350])/[.F350]" office:value-type="float" office:value="0.625">
            <text:p>0,625</text:p>
          </table:table-cell>
          <table:table-cell table:formula="of:=([.E350]-[.C350])/[.G350]" office:value-type="float" office:value="0.625">
            <text:p>0,625</text:p>
          </table:table-cell>
        </table:table-row>
        <table:table-row table:style-name="ro1">
          <table:table-cell office:value-type="string">
            <text:p>1600-22AZ.tif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office:value-type="float" office:value="230000">
            <text:p>23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1]-[.B351])/[.F351]" office:value-type="float" office:value="0.625">
            <text:p>0,625</text:p>
          </table:table-cell>
          <table:table-cell table:formula="of:=([.E351]-[.C351])/[.G351]" office:value-type="float" office:value="0.625">
            <text:p>0,625</text:p>
          </table:table-cell>
        </table:table-row>
        <table:table-row table:style-name="ro1">
          <table:table-cell office:value-type="string">
            <text:p>1600-22BN.tif</text:p>
          </table:table-cell>
          <table:table-cell office:value-type="float" office:value="230000">
            <text:p>230000</text:p>
          </table:table-cell>
          <table:table-cell office:value-type="float" office:value="518750">
            <text:p>518750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2]-[.B352])/[.F352]" office:value-type="float" office:value="0.625">
            <text:p>0,625</text:p>
          </table:table-cell>
          <table:table-cell table:formula="of:=([.E352]-[.C352])/[.G352]" office:value-type="float" office:value="0.625">
            <text:p>0,625</text:p>
          </table:table-cell>
        </table:table-row>
        <table:table-row table:style-name="ro1">
          <table:table-cell office:value-type="string">
            <text:p>1600-22BZ.tif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office:value-type="float" office:value="240000">
            <text:p>24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3]-[.B353])/[.F353]" office:value-type="float" office:value="0.625">
            <text:p>0,625</text:p>
          </table:table-cell>
          <table:table-cell table:formula="of:=([.E353]-[.C353])/[.G353]" office:value-type="float" office:value="0.625">
            <text:p>0,625</text:p>
          </table:table-cell>
        </table:table-row>
        <table:table-row table:style-name="ro1">
          <table:table-cell office:value-type="string">
            <text:p>1600-22CN.tif</text:p>
          </table:table-cell>
          <table:table-cell office:value-type="float" office:value="220000">
            <text:p>220000</text:p>
          </table:table-cell>
          <table:table-cell office:value-type="float" office:value="506250">
            <text:p>506250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4]-[.B354])/[.F354]" office:value-type="float" office:value="0.625">
            <text:p>0,625</text:p>
          </table:table-cell>
          <table:table-cell table:formula="of:=([.E354]-[.C354])/[.G354]" office:value-type="float" office:value="0.625">
            <text:p>0,625</text:p>
          </table:table-cell>
        </table:table-row>
        <table:table-row table:style-name="ro1">
          <table:table-cell office:value-type="string">
            <text:p>1600-22CZ.tif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30000">
            <text:p>23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5]-[.B355])/[.F355]" office:value-type="float" office:value="0.625">
            <text:p>0,625</text:p>
          </table:table-cell>
          <table:table-cell table:formula="of:=([.E355]-[.C355])/[.G355]" office:value-type="float" office:value="0.625">
            <text:p>0,625</text:p>
          </table:table-cell>
        </table:table-row>
        <table:table-row table:style-name="ro1">
          <table:table-cell office:value-type="string">
            <text:p>1600-22DN.tif</text:p>
          </table:table-cell>
          <table:table-cell office:value-type="float" office:value="230000">
            <text:p>230000</text:p>
          </table:table-cell>
          <table:table-cell office:value-type="float" office:value="506250">
            <text:p>506250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6]-[.B356])/[.F356]" office:value-type="float" office:value="0.625">
            <text:p>0,625</text:p>
          </table:table-cell>
          <table:table-cell table:formula="of:=([.E356]-[.C356])/[.G356]" office:value-type="float" office:value="0.625">
            <text:p>0,625</text:p>
          </table:table-cell>
        </table:table-row>
        <table:table-row table:style-name="ro1">
          <table:table-cell office:value-type="string">
            <text:p>1600-22DZ.tif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office:value-type="float" office:value="240000">
            <text:p>24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7]-[.B357])/[.F357]" office:value-type="float" office:value="0.625">
            <text:p>0,625</text:p>
          </table:table-cell>
          <table:table-cell table:formula="of:=([.E357]-[.C357])/[.G357]" office:value-type="float" office:value="0.625">
            <text:p>0,625</text:p>
          </table:table-cell>
        </table:table-row>
        <table:table-row table:style-name="ro1">
          <table:table-cell office:value-type="string">
            <text:p>1600-22EN.tif</text:p>
          </table:table-cell>
          <table:table-cell office:value-type="float" office:value="240000">
            <text:p>240000</text:p>
          </table:table-cell>
          <table:table-cell office:value-type="float" office:value="518750">
            <text:p>518750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8]-[.B358])/[.F358]" office:value-type="float" office:value="0.625">
            <text:p>0,625</text:p>
          </table:table-cell>
          <table:table-cell table:formula="of:=([.E358]-[.C358])/[.G358]" office:value-type="float" office:value="0.625">
            <text:p>0,625</text:p>
          </table:table-cell>
        </table:table-row>
        <table:table-row table:style-name="ro1">
          <table:table-cell office:value-type="string">
            <text:p>1600-22EZ.tif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office:value-type="float" office:value="250000">
            <text:p>25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59]-[.B359])/[.F359]" office:value-type="float" office:value="0.625">
            <text:p>0,625</text:p>
          </table:table-cell>
          <table:table-cell table:formula="of:=([.E359]-[.C359])/[.G359]" office:value-type="float" office:value="0.625">
            <text:p>0,625</text:p>
          </table:table-cell>
        </table:table-row>
        <table:table-row table:style-name="ro1">
          <table:table-cell office:value-type="string">
            <text:p>1600-22FN.tif</text:p>
          </table:table-cell>
          <table:table-cell office:value-type="float" office:value="250000">
            <text:p>250000</text:p>
          </table:table-cell>
          <table:table-cell office:value-type="float" office:value="518750">
            <text:p>51875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0]-[.B360])/[.F360]" office:value-type="float" office:value="0.625">
            <text:p>0,625</text:p>
          </table:table-cell>
          <table:table-cell table:formula="of:=([.E360]-[.C360])/[.G360]" office:value-type="float" office:value="0.625">
            <text:p>0,625</text:p>
          </table:table-cell>
        </table:table-row>
        <table:table-row table:style-name="ro1">
          <table:table-cell office:value-type="string">
            <text:p>1600-22FZ.tif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office:value-type="float" office:value="260000">
            <text:p>26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1]-[.B361])/[.F361]" office:value-type="float" office:value="0.625">
            <text:p>0,625</text:p>
          </table:table-cell>
          <table:table-cell table:formula="of:=([.E361]-[.C361])/[.G361]" office:value-type="float" office:value="0.625">
            <text:p>0,625</text:p>
          </table:table-cell>
        </table:table-row>
        <table:table-row table:style-name="ro1">
          <table:table-cell office:value-type="string">
            <text:p>1600-22GN.tif</text:p>
          </table:table-cell>
          <table:table-cell office:value-type="float" office:value="240000">
            <text:p>240000</text:p>
          </table:table-cell>
          <table:table-cell office:value-type="float" office:value="506250">
            <text:p>506250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2]-[.B362])/[.F362]" office:value-type="float" office:value="0.625">
            <text:p>0,625</text:p>
          </table:table-cell>
          <table:table-cell table:formula="of:=([.E362]-[.C362])/[.G362]" office:value-type="float" office:value="0.625">
            <text:p>0,625</text:p>
          </table:table-cell>
        </table:table-row>
        <table:table-row table:style-name="ro1">
          <table:table-cell office:value-type="string">
            <text:p>1600-22GZ.tif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250000">
            <text:p>25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3]-[.B363])/[.F363]" office:value-type="float" office:value="0.625">
            <text:p>0,625</text:p>
          </table:table-cell>
          <table:table-cell table:formula="of:=([.E363]-[.C363])/[.G363]" office:value-type="float" office:value="0.625">
            <text:p>0,625</text:p>
          </table:table-cell>
        </table:table-row>
        <table:table-row table:style-name="ro1">
          <table:table-cell office:value-type="string">
            <text:p>1600-22HN.tif</text:p>
          </table:table-cell>
          <table:table-cell office:value-type="float" office:value="250000">
            <text:p>250000</text:p>
          </table:table-cell>
          <table:table-cell office:value-type="float" office:value="506250">
            <text:p>506250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4]-[.B364])/[.F364]" office:value-type="float" office:value="0.625">
            <text:p>0,625</text:p>
          </table:table-cell>
          <table:table-cell table:formula="of:=([.E364]-[.C364])/[.G364]" office:value-type="float" office:value="0.625">
            <text:p>0,625</text:p>
          </table:table-cell>
        </table:table-row>
        <table:table-row table:style-name="ro1">
          <table:table-cell office:value-type="string">
            <text:p>1600-22HZ.tif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5]-[.B365])/[.F365]" office:value-type="float" office:value="0.625">
            <text:p>0,625</text:p>
          </table:table-cell>
          <table:table-cell table:formula="of:=([.E365]-[.C365])/[.G365]" office:value-type="float" office:value="0.625">
            <text:p>0,625</text:p>
          </table:table-cell>
        </table:table-row>
        <table:table-row table:style-name="ro1">
          <table:table-cell office:value-type="string">
            <text:p>1600-23AN.tif</text:p>
          </table:table-cell>
          <table:table-cell office:value-type="float" office:value="260000">
            <text:p>260000</text:p>
          </table:table-cell>
          <table:table-cell office:value-type="float" office:value="518750">
            <text:p>518750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6]-[.B366])/[.F366]" office:value-type="float" office:value="0.625">
            <text:p>0,625</text:p>
          </table:table-cell>
          <table:table-cell table:formula="of:=([.E366]-[.C366])/[.G366]" office:value-type="float" office:value="0.625">
            <text:p>0,625</text:p>
          </table:table-cell>
        </table:table-row>
        <table:table-row table:style-name="ro1">
          <table:table-cell office:value-type="string">
            <text:p>1600-23AZ.tif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office:value-type="float" office:value="270000">
            <text:p>27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7]-[.B367])/[.F367]" office:value-type="float" office:value="0.625">
            <text:p>0,625</text:p>
          </table:table-cell>
          <table:table-cell table:formula="of:=([.E367]-[.C367])/[.G367]" office:value-type="float" office:value="0.625">
            <text:p>0,625</text:p>
          </table:table-cell>
        </table:table-row>
        <table:table-row table:style-name="ro1">
          <table:table-cell office:value-type="string">
            <text:p>1600-23BN.tif</text:p>
          </table:table-cell>
          <table:table-cell office:value-type="float" office:value="270000">
            <text:p>270000</text:p>
          </table:table-cell>
          <table:table-cell office:value-type="float" office:value="518750">
            <text:p>51875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8]-[.B368])/[.F368]" office:value-type="float" office:value="0.625">
            <text:p>0,625</text:p>
          </table:table-cell>
          <table:table-cell table:formula="of:=([.E368]-[.C368])/[.G368]" office:value-type="float" office:value="0.625">
            <text:p>0,625</text:p>
          </table:table-cell>
        </table:table-row>
        <table:table-row table:style-name="ro1">
          <table:table-cell office:value-type="string">
            <text:p>1600-23BZ.tif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office:value-type="float" office:value="280000">
            <text:p>280000</text:p>
          </table:table-cell>
          <table:table-cell office:value-type="float" office:value="518750">
            <text:p>5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69]-[.B369])/[.F369]" office:value-type="float" office:value="0.625">
            <text:p>0,625</text:p>
          </table:table-cell>
          <table:table-cell table:formula="of:=([.E369]-[.C369])/[.G369]" office:value-type="float" office:value="0.625">
            <text:p>0,625</text:p>
          </table:table-cell>
        </table:table-row>
        <table:table-row table:style-name="ro1">
          <table:table-cell office:value-type="string">
            <text:p>1600-23CN.tif</text:p>
          </table:table-cell>
          <table:table-cell office:value-type="float" office:value="260000">
            <text:p>260000</text:p>
          </table:table-cell>
          <table:table-cell office:value-type="float" office:value="506250">
            <text:p>506250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0]-[.B370])/[.F370]" office:value-type="float" office:value="0.625">
            <text:p>0,625</text:p>
          </table:table-cell>
          <table:table-cell table:formula="of:=([.E370]-[.C370])/[.G370]" office:value-type="float" office:value="0.625">
            <text:p>0,625</text:p>
          </table:table-cell>
        </table:table-row>
        <table:table-row table:style-name="ro1">
          <table:table-cell office:value-type="string">
            <text:p>1600-23CZ.tif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70000">
            <text:p>27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1]-[.B371])/[.F371]" office:value-type="float" office:value="0.625">
            <text:p>0,625</text:p>
          </table:table-cell>
          <table:table-cell table:formula="of:=([.E371]-[.C371])/[.G371]" office:value-type="float" office:value="0.625">
            <text:p>0,625</text:p>
          </table:table-cell>
        </table:table-row>
        <table:table-row table:style-name="ro1">
          <table:table-cell office:value-type="string">
            <text:p>1600-23DN.tif</text:p>
          </table:table-cell>
          <table:table-cell office:value-type="float" office:value="270000">
            <text:p>270000</text:p>
          </table:table-cell>
          <table:table-cell office:value-type="float" office:value="506250">
            <text:p>506250</text:p>
          </table:table-cell>
          <table:table-cell office:value-type="float" office:value="280000">
            <text:p>280000</text:p>
          </table:table-cell>
          <table:table-cell office:value-type="float" office:value="512500">
            <text:p>5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2]-[.B372])/[.F372]" office:value-type="float" office:value="0.625">
            <text:p>0,625</text:p>
          </table:table-cell>
          <table:table-cell table:formula="of:=([.E372]-[.C372])/[.G372]" office:value-type="float" office:value="0.625">
            <text:p>0,625</text:p>
          </table:table-cell>
        </table:table-row>
        <table:table-row table:style-name="ro1">
          <table:table-cell office:value-type="string">
            <text:p>1600-23DZ.tif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06250">
            <text:p>5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3]-[.B373])/[.F373]" office:value-type="float" office:value="0.625">
            <text:p>0,625</text:p>
          </table:table-cell>
          <table:table-cell table:formula="of:=([.E373]-[.C373])/[.G373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24EN.tif</text:p>
          </table:table-cell>
          <table:table-cell office:value-type="float" office:value="80000">
            <text:p>80000</text:p>
          </table:table-cell>
          <table:table-cell office:value-type="float" office:value="493750">
            <text:p>493750</text:p>
          </table:table-cell>
          <table:table-cell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5]-[.B375])/[.F375]" office:value-type="float" office:value="0.625">
            <text:p>0,625</text:p>
          </table:table-cell>
          <table:table-cell table:formula="of:=([.E375]-[.C375])/[.G375]" office:value-type="float" office:value="0.625">
            <text:p>0,625</text:p>
          </table:table-cell>
        </table:table-row>
        <table:table-row table:style-name="ro1">
          <table:table-cell office:value-type="string">
            <text:p>1600-24EZ.tif</text:p>
          </table:table-cell>
          <table:table-cell office:value-type="float" office:value="80000">
            <text:p>80000</text:p>
          </table:table-cell>
          <table:table-cell office:value-type="float" office:value="487500">
            <text:p>487500</text:p>
          </table:table-cell>
          <table:table-cell office:value-type="float" office:value="90000">
            <text:p>9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6]-[.B376])/[.F376]" office:value-type="float" office:value="0.625">
            <text:p>0,625</text:p>
          </table:table-cell>
          <table:table-cell table:formula="of:=([.E376]-[.C376])/[.G376]" office:value-type="float" office:value="0.625">
            <text:p>0,625</text:p>
          </table:table-cell>
        </table:table-row>
        <table:table-row table:style-name="ro1">
          <table:table-cell office:value-type="string">
            <text:p>1600-24FN.tif</text:p>
          </table:table-cell>
          <table:table-cell office:value-type="float" office:value="90000">
            <text:p>90000</text:p>
          </table:table-cell>
          <table:table-cell office:value-type="float" office:value="493750">
            <text:p>49375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7]-[.B377])/[.F377]" office:value-type="float" office:value="0.625">
            <text:p>0,625</text:p>
          </table:table-cell>
          <table:table-cell table:formula="of:=([.E377]-[.C377])/[.G377]" office:value-type="float" office:value="0.625">
            <text:p>0,625</text:p>
          </table:table-cell>
        </table:table-row>
        <table:table-row table:style-name="ro1">
          <table:table-cell office:value-type="string">
            <text:p>1600-24FZ.tif</text:p>
          </table:table-cell>
          <table:table-cell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office:value-type="float" office:value="100000">
            <text:p>10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8]-[.B378])/[.F378]" office:value-type="float" office:value="0.625">
            <text:p>0,625</text:p>
          </table:table-cell>
          <table:table-cell table:formula="of:=([.E378]-[.C378])/[.G378]" office:value-type="float" office:value="0.625">
            <text:p>0,625</text:p>
          </table:table-cell>
        </table:table-row>
        <table:table-row table:style-name="ro1">
          <table:table-cell office:value-type="string">
            <text:p>1600-24GN.tif</text:p>
          </table:table-cell>
          <table:table-cell office:value-type="float" office:value="80000">
            <text:p>80000</text:p>
          </table:table-cell>
          <table:table-cell office:value-type="float" office:value="481250">
            <text:p>481250</text:p>
          </table:table-cell>
          <table:table-cell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79]-[.B379])/[.F379]" office:value-type="float" office:value="0.625">
            <text:p>0,625</text:p>
          </table:table-cell>
          <table:table-cell table:formula="of:=([.E379]-[.C379])/[.G379]" office:value-type="float" office:value="0.625">
            <text:p>0,625</text:p>
          </table:table-cell>
        </table:table-row>
        <table:table-row table:style-name="ro1">
          <table:table-cell office:value-type="string">
            <text:p>1600-24GZ.tif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90000">
            <text:p>9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0]-[.B380])/[.F380]" office:value-type="float" office:value="0.625">
            <text:p>0,625</text:p>
          </table:table-cell>
          <table:table-cell table:formula="of:=([.E380]-[.C380])/[.G380]" office:value-type="float" office:value="0.625">
            <text:p>0,625</text:p>
          </table:table-cell>
        </table:table-row>
        <table:table-row table:style-name="ro1">
          <table:table-cell office:value-type="string">
            <text:p>1600-24HN.tif</text:p>
          </table:table-cell>
          <table:table-cell office:value-type="float" office:value="90000">
            <text:p>90000</text:p>
          </table:table-cell>
          <table:table-cell office:value-type="float" office:value="481250">
            <text:p>481250</text:p>
          </table:table-cell>
          <table:table-cell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1]-[.B381])/[.F381]" office:value-type="float" office:value="0.625">
            <text:p>0,625</text:p>
          </table:table-cell>
          <table:table-cell table:formula="of:=([.E381]-[.C381])/[.G381]" office:value-type="float" office:value="0.625">
            <text:p>0,625</text:p>
          </table:table-cell>
        </table:table-row>
        <table:table-row table:style-name="ro1">
          <table:table-cell office:value-type="string">
            <text:p>1600-24HZ.tif</text:p>
          </table:table-cell>
          <table:table-cell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2]-[.B382])/[.F382]" office:value-type="float" office:value="0.625">
            <text:p>0,625</text:p>
          </table:table-cell>
          <table:table-cell table:formula="of:=([.E382]-[.C382])/[.G382]" office:value-type="float" office:value="0.625">
            <text:p>0,625</text:p>
          </table:table-cell>
        </table:table-row>
        <table:table-row table:style-name="ro1">
          <table:table-cell office:value-type="string">
            <text:p>1600-25AN.tif</text:p>
          </table:table-cell>
          <table:table-cell office:value-type="float" office:value="100000">
            <text:p>100000</text:p>
          </table:table-cell>
          <table:table-cell office:value-type="float" office:value="493750">
            <text:p>493750</text:p>
          </table:table-cell>
          <table:table-cell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3]-[.B383])/[.F383]" office:value-type="float" office:value="0.625">
            <text:p>0,625</text:p>
          </table:table-cell>
          <table:table-cell table:formula="of:=([.E383]-[.C383])/[.G383]" office:value-type="float" office:value="0.625">
            <text:p>0,625</text:p>
          </table:table-cell>
        </table:table-row>
        <table:table-row table:style-name="ro1">
          <table:table-cell office:value-type="string">
            <text:p>1600-25AZ.tif</text:p>
          </table:table-cell>
          <table:table-cell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office:value-type="float" office:value="110000">
            <text:p>11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4]-[.B384])/[.F384]" office:value-type="float" office:value="0.625">
            <text:p>0,625</text:p>
          </table:table-cell>
          <table:table-cell table:formula="of:=([.E384]-[.C384])/[.G384]" office:value-type="float" office:value="0.625">
            <text:p>0,625</text:p>
          </table:table-cell>
        </table:table-row>
        <table:table-row table:style-name="ro1">
          <table:table-cell office:value-type="string">
            <text:p>1600-25BN.tif</text:p>
          </table:table-cell>
          <table:table-cell office:value-type="float" office:value="110000">
            <text:p>110000</text:p>
          </table:table-cell>
          <table:table-cell office:value-type="float" office:value="493750">
            <text:p>493750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5]-[.B385])/[.F385]" office:value-type="float" office:value="0.625">
            <text:p>0,625</text:p>
          </table:table-cell>
          <table:table-cell table:formula="of:=([.E385]-[.C385])/[.G385]" office:value-type="float" office:value="0.625">
            <text:p>0,625</text:p>
          </table:table-cell>
        </table:table-row>
        <table:table-row table:style-name="ro1">
          <table:table-cell office:value-type="string">
            <text:p>1600-25BZ.tif</text:p>
          </table:table-cell>
          <table:table-cell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office:value-type="float" office:value="120000">
            <text:p>12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6]-[.B386])/[.F386]" office:value-type="float" office:value="0.625">
            <text:p>0,625</text:p>
          </table:table-cell>
          <table:table-cell table:formula="of:=([.E386]-[.C386])/[.G386]" office:value-type="float" office:value="0.625">
            <text:p>0,625</text:p>
          </table:table-cell>
        </table:table-row>
        <table:table-row table:style-name="ro1">
          <table:table-cell office:value-type="string">
            <text:p>1600-25CN.tif</text:p>
          </table:table-cell>
          <table:table-cell office:value-type="float" office:value="100000">
            <text:p>100000</text:p>
          </table:table-cell>
          <table:table-cell office:value-type="float" office:value="481250">
            <text:p>481250</text:p>
          </table:table-cell>
          <table:table-cell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7]-[.B387])/[.F387]" office:value-type="float" office:value="0.625">
            <text:p>0,625</text:p>
          </table:table-cell>
          <table:table-cell table:formula="of:=([.E387]-[.C387])/[.G387]" office:value-type="float" office:value="0.625">
            <text:p>0,625</text:p>
          </table:table-cell>
        </table:table-row>
        <table:table-row table:style-name="ro1">
          <table:table-cell office:value-type="string">
            <text:p>1600-25CZ.tif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10000">
            <text:p>11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8]-[.B388])/[.F388]" office:value-type="float" office:value="0.625">
            <text:p>0,625</text:p>
          </table:table-cell>
          <table:table-cell table:formula="of:=([.E388]-[.C388])/[.G388]" office:value-type="float" office:value="0.625">
            <text:p>0,625</text:p>
          </table:table-cell>
        </table:table-row>
        <table:table-row table:style-name="ro1">
          <table:table-cell office:value-type="string">
            <text:p>1600-25DN.tif</text:p>
          </table:table-cell>
          <table:table-cell office:value-type="float" office:value="110000">
            <text:p>110000</text:p>
          </table:table-cell>
          <table:table-cell office:value-type="float" office:value="481250">
            <text:p>481250</text:p>
          </table:table-cell>
          <table:table-cell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89]-[.B389])/[.F389]" office:value-type="float" office:value="0.625">
            <text:p>0,625</text:p>
          </table:table-cell>
          <table:table-cell table:formula="of:=([.E389]-[.C389])/[.G389]" office:value-type="float" office:value="0.625">
            <text:p>0,625</text:p>
          </table:table-cell>
        </table:table-row>
        <table:table-row table:style-name="ro1">
          <table:table-cell office:value-type="string">
            <text:p>1600-25DZ.tif</text:p>
          </table:table-cell>
          <table:table-cell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office:value-type="float" office:value="120000">
            <text:p>12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0]-[.B390])/[.F390]" office:value-type="float" office:value="0.625">
            <text:p>0,625</text:p>
          </table:table-cell>
          <table:table-cell table:formula="of:=([.E390]-[.C390])/[.G390]" office:value-type="float" office:value="0.625">
            <text:p>0,625</text:p>
          </table:table-cell>
        </table:table-row>
        <table:table-row table:style-name="ro1">
          <table:table-cell office:value-type="string">
            <text:p>1600-25EN.tif</text:p>
          </table:table-cell>
          <table:table-cell office:value-type="float" office:value="120000">
            <text:p>120000</text:p>
          </table:table-cell>
          <table:table-cell office:value-type="float" office:value="493750">
            <text:p>493750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1]-[.B391])/[.F391]" office:value-type="float" office:value="0.625">
            <text:p>0,625</text:p>
          </table:table-cell>
          <table:table-cell table:formula="of:=([.E391]-[.C391])/[.G391]" office:value-type="float" office:value="0.625">
            <text:p>0,625</text:p>
          </table:table-cell>
        </table:table-row>
        <table:table-row table:style-name="ro1">
          <table:table-cell office:value-type="string">
            <text:p>1600-25EZ.tif</text:p>
          </table:table-cell>
          <table:table-cell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office:value-type="float" office:value="130000">
            <text:p>13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2]-[.B392])/[.F392]" office:value-type="float" office:value="0.625">
            <text:p>0,625</text:p>
          </table:table-cell>
          <table:table-cell table:formula="of:=([.E392]-[.C392])/[.G392]" office:value-type="float" office:value="0.625">
            <text:p>0,625</text:p>
          </table:table-cell>
        </table:table-row>
        <table:table-row table:style-name="ro1">
          <table:table-cell office:value-type="string">
            <text:p>1600-25FN.tif</text:p>
          </table:table-cell>
          <table:table-cell office:value-type="float" office:value="130000">
            <text:p>130000</text:p>
          </table:table-cell>
          <table:table-cell office:value-type="float" office:value="493750">
            <text:p>49375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3]-[.B393])/[.F393]" office:value-type="float" office:value="0.625">
            <text:p>0,625</text:p>
          </table:table-cell>
          <table:table-cell table:formula="of:=([.E393]-[.C393])/[.G393]" office:value-type="float" office:value="0.625">
            <text:p>0,625</text:p>
          </table:table-cell>
        </table:table-row>
        <table:table-row table:style-name="ro1">
          <table:table-cell office:value-type="string">
            <text:p>1600-25FZ.tif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office:value-type="float" office:value="140000">
            <text:p>14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4]-[.B394])/[.F394]" office:value-type="float" office:value="0.625">
            <text:p>0,625</text:p>
          </table:table-cell>
          <table:table-cell table:formula="of:=([.E394]-[.C394])/[.G394]" office:value-type="float" office:value="0.625">
            <text:p>0,625</text:p>
          </table:table-cell>
        </table:table-row>
        <table:table-row table:style-name="ro1">
          <table:table-cell office:value-type="string">
            <text:p>1600-25GN.tif</text:p>
          </table:table-cell>
          <table:table-cell office:value-type="float" office:value="120000">
            <text:p>120000</text:p>
          </table:table-cell>
          <table:table-cell office:value-type="float" office:value="481250">
            <text:p>481250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5]-[.B395])/[.F395]" office:value-type="float" office:value="0.625">
            <text:p>0,625</text:p>
          </table:table-cell>
          <table:table-cell table:formula="of:=([.E395]-[.C395])/[.G395]" office:value-type="float" office:value="0.625">
            <text:p>0,625</text:p>
          </table:table-cell>
        </table:table-row>
        <table:table-row table:style-name="ro1">
          <table:table-cell office:value-type="string">
            <text:p>1600-25GZ.tif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130000">
            <text:p>13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6]-[.B396])/[.F396]" office:value-type="float" office:value="0.625">
            <text:p>0,625</text:p>
          </table:table-cell>
          <table:table-cell table:formula="of:=([.E396]-[.C396])/[.G396]" office:value-type="float" office:value="0.625">
            <text:p>0,625</text:p>
          </table:table-cell>
        </table:table-row>
        <table:table-row table:style-name="ro1">
          <table:table-cell office:value-type="string">
            <text:p>1600-25HN.tif</text:p>
          </table:table-cell>
          <table:table-cell office:value-type="float" office:value="130000">
            <text:p>130000</text:p>
          </table:table-cell>
          <table:table-cell office:value-type="float" office:value="481250">
            <text:p>481250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7]-[.B397])/[.F397]" office:value-type="float" office:value="0.625">
            <text:p>0,625</text:p>
          </table:table-cell>
          <table:table-cell table:formula="of:=([.E397]-[.C397])/[.G397]" office:value-type="float" office:value="0.625">
            <text:p>0,625</text:p>
          </table:table-cell>
        </table:table-row>
        <table:table-row table:style-name="ro1">
          <table:table-cell office:value-type="string">
            <text:p>1600-25HZ.tif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8]-[.B398])/[.F398]" office:value-type="float" office:value="0.625">
            <text:p>0,625</text:p>
          </table:table-cell>
          <table:table-cell table:formula="of:=([.E398]-[.C398])/[.G398]" office:value-type="float" office:value="0.625">
            <text:p>0,625</text:p>
          </table:table-cell>
        </table:table-row>
        <table:table-row table:style-name="ro1">
          <table:table-cell office:value-type="string">
            <text:p>1600-26AN.tif</text:p>
          </table:table-cell>
          <table:table-cell office:value-type="float" office:value="140000">
            <text:p>140000</text:p>
          </table:table-cell>
          <table:table-cell office:value-type="float" office:value="493750">
            <text:p>493750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399]-[.B399])/[.F399]" office:value-type="float" office:value="0.625">
            <text:p>0,625</text:p>
          </table:table-cell>
          <table:table-cell table:formula="of:=([.E399]-[.C399])/[.G399]" office:value-type="float" office:value="0.625">
            <text:p>0,625</text:p>
          </table:table-cell>
        </table:table-row>
        <table:table-row table:style-name="ro1">
          <table:table-cell office:value-type="string">
            <text:p>1600-26AZ.tif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office:value-type="float" office:value="150000">
            <text:p>15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0]-[.B400])/[.F400]" office:value-type="float" office:value="0.625">
            <text:p>0,625</text:p>
          </table:table-cell>
          <table:table-cell table:formula="of:=([.E400]-[.C400])/[.G400]" office:value-type="float" office:value="0.625">
            <text:p>0,625</text:p>
          </table:table-cell>
        </table:table-row>
        <table:table-row table:style-name="ro1">
          <table:table-cell office:value-type="string">
            <text:p>1600-26BN.tif</text:p>
          </table:table-cell>
          <table:table-cell office:value-type="float" office:value="150000">
            <text:p>150000</text:p>
          </table:table-cell>
          <table:table-cell office:value-type="float" office:value="493750">
            <text:p>493750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1]-[.B401])/[.F401]" office:value-type="float" office:value="0.625">
            <text:p>0,625</text:p>
          </table:table-cell>
          <table:table-cell table:formula="of:=([.E401]-[.C401])/[.G401]" office:value-type="float" office:value="0.625">
            <text:p>0,625</text:p>
          </table:table-cell>
        </table:table-row>
        <table:table-row table:style-name="ro1">
          <table:table-cell office:value-type="string">
            <text:p>1600-26BZ.tif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office:value-type="float" office:value="160000">
            <text:p>16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2]-[.B402])/[.F402]" office:value-type="float" office:value="0.625">
            <text:p>0,625</text:p>
          </table:table-cell>
          <table:table-cell table:formula="of:=([.E402]-[.C402])/[.G402]" office:value-type="float" office:value="0.625">
            <text:p>0,625</text:p>
          </table:table-cell>
        </table:table-row>
        <table:table-row table:style-name="ro1">
          <table:table-cell office:value-type="string">
            <text:p>1600-26CN.tif</text:p>
          </table:table-cell>
          <table:table-cell office:value-type="float" office:value="140000">
            <text:p>140000</text:p>
          </table:table-cell>
          <table:table-cell office:value-type="float" office:value="481250">
            <text:p>481250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3]-[.B403])/[.F403]" office:value-type="float" office:value="0.625">
            <text:p>0,625</text:p>
          </table:table-cell>
          <table:table-cell table:formula="of:=([.E403]-[.C403])/[.G403]" office:value-type="float" office:value="0.625">
            <text:p>0,625</text:p>
          </table:table-cell>
        </table:table-row>
        <table:table-row table:style-name="ro1">
          <table:table-cell office:value-type="string">
            <text:p>1600-26CZ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50000">
            <text:p>15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4]-[.B404])/[.F404]" office:value-type="float" office:value="0.625">
            <text:p>0,625</text:p>
          </table:table-cell>
          <table:table-cell table:formula="of:=([.E404]-[.C404])/[.G404]" office:value-type="float" office:value="0.625">
            <text:p>0,625</text:p>
          </table:table-cell>
        </table:table-row>
        <table:table-row table:style-name="ro1">
          <table:table-cell office:value-type="string">
            <text:p>1600-26DN.tif</text:p>
          </table:table-cell>
          <table:table-cell office:value-type="float" office:value="150000">
            <text:p>150000</text:p>
          </table:table-cell>
          <table:table-cell office:value-type="float" office:value="481250">
            <text:p>481250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5]-[.B405])/[.F405]" office:value-type="float" office:value="0.625">
            <text:p>0,625</text:p>
          </table:table-cell>
          <table:table-cell table:formula="of:=([.E405]-[.C405])/[.G405]" office:value-type="float" office:value="0.625">
            <text:p>0,625</text:p>
          </table:table-cell>
        </table:table-row>
        <table:table-row table:style-name="ro1">
          <table:table-cell office:value-type="string">
            <text:p>1600-26DZ.tif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office:value-type="float" office:value="160000">
            <text:p>16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6]-[.B406])/[.F406]" office:value-type="float" office:value="0.625">
            <text:p>0,625</text:p>
          </table:table-cell>
          <table:table-cell table:formula="of:=([.E406]-[.C406])/[.G406]" office:value-type="float" office:value="0.625">
            <text:p>0,625</text:p>
          </table:table-cell>
        </table:table-row>
        <table:table-row table:style-name="ro1">
          <table:table-cell office:value-type="string">
            <text:p>1600-26EN.tif</text:p>
          </table:table-cell>
          <table:table-cell office:value-type="float" office:value="160000">
            <text:p>160000</text:p>
          </table:table-cell>
          <table:table-cell office:value-type="float" office:value="493750">
            <text:p>493750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7]-[.B407])/[.F407]" office:value-type="float" office:value="0.625">
            <text:p>0,625</text:p>
          </table:table-cell>
          <table:table-cell table:formula="of:=([.E407]-[.C407])/[.G407]" office:value-type="float" office:value="0.625">
            <text:p>0,625</text:p>
          </table:table-cell>
        </table:table-row>
        <table:table-row table:style-name="ro1">
          <table:table-cell office:value-type="string">
            <text:p>1600-26EZ.tif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office:value-type="float" office:value="170000">
            <text:p>17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8]-[.B408])/[.F408]" office:value-type="float" office:value="0.625">
            <text:p>0,625</text:p>
          </table:table-cell>
          <table:table-cell table:formula="of:=([.E408]-[.C408])/[.G408]" office:value-type="float" office:value="0.625">
            <text:p>0,625</text:p>
          </table:table-cell>
        </table:table-row>
        <table:table-row table:style-name="ro1">
          <table:table-cell office:value-type="string">
            <text:p>1600-26FN.tif</text:p>
          </table:table-cell>
          <table:table-cell office:value-type="float" office:value="170000">
            <text:p>170000</text:p>
          </table:table-cell>
          <table:table-cell office:value-type="float" office:value="493750">
            <text:p>49375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09]-[.B409])/[.F409]" office:value-type="float" office:value="0.625">
            <text:p>0,625</text:p>
          </table:table-cell>
          <table:table-cell table:formula="of:=([.E409]-[.C409])/[.G409]" office:value-type="float" office:value="0.625">
            <text:p>0,625</text:p>
          </table:table-cell>
        </table:table-row>
        <table:table-row table:style-name="ro1">
          <table:table-cell office:value-type="string">
            <text:p>1600-26FZ.tif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office:value-type="float" office:value="180000">
            <text:p>18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0]-[.B410])/[.F410]" office:value-type="float" office:value="0.625">
            <text:p>0,625</text:p>
          </table:table-cell>
          <table:table-cell table:formula="of:=([.E410]-[.C410])/[.G410]" office:value-type="float" office:value="0.625">
            <text:p>0,625</text:p>
          </table:table-cell>
        </table:table-row>
        <table:table-row table:style-name="ro1">
          <table:table-cell office:value-type="string">
            <text:p>1600-26GN.tif</text:p>
          </table:table-cell>
          <table:table-cell office:value-type="float" office:value="160000">
            <text:p>160000</text:p>
          </table:table-cell>
          <table:table-cell office:value-type="float" office:value="481250">
            <text:p>481250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1]-[.B411])/[.F411]" office:value-type="float" office:value="0.625">
            <text:p>0,625</text:p>
          </table:table-cell>
          <table:table-cell table:formula="of:=([.E411]-[.C411])/[.G411]" office:value-type="float" office:value="0.625">
            <text:p>0,625</text:p>
          </table:table-cell>
        </table:table-row>
        <table:table-row table:style-name="ro1">
          <table:table-cell office:value-type="string">
            <text:p>1600-26GZ.tif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170000">
            <text:p>17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2]-[.B412])/[.F412]" office:value-type="float" office:value="0.625">
            <text:p>0,625</text:p>
          </table:table-cell>
          <table:table-cell table:formula="of:=([.E412]-[.C412])/[.G412]" office:value-type="float" office:value="0.625">
            <text:p>0,625</text:p>
          </table:table-cell>
        </table:table-row>
        <table:table-row table:style-name="ro1">
          <table:table-cell office:value-type="string">
            <text:p>1600-26HN.tif</text:p>
          </table:table-cell>
          <table:table-cell office:value-type="float" office:value="170000">
            <text:p>170000</text:p>
          </table:table-cell>
          <table:table-cell office:value-type="float" office:value="481250">
            <text:p>481250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3]-[.B413])/[.F413]" office:value-type="float" office:value="0.625">
            <text:p>0,625</text:p>
          </table:table-cell>
          <table:table-cell table:formula="of:=([.E413]-[.C413])/[.G413]" office:value-type="float" office:value="0.625">
            <text:p>0,625</text:p>
          </table:table-cell>
        </table:table-row>
        <table:table-row table:style-name="ro1">
          <table:table-cell office:value-type="string">
            <text:p>1600-26HZ.tif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4]-[.B414])/[.F414]" office:value-type="float" office:value="0.625">
            <text:p>0,625</text:p>
          </table:table-cell>
          <table:table-cell table:formula="of:=([.E414]-[.C414])/[.G414]" office:value-type="float" office:value="0.625">
            <text:p>0,625</text:p>
          </table:table-cell>
        </table:table-row>
        <table:table-row table:style-name="ro1">
          <table:table-cell office:value-type="string">
            <text:p>1600-27AN.tif</text:p>
          </table:table-cell>
          <table:table-cell office:value-type="float" office:value="180000">
            <text:p>180000</text:p>
          </table:table-cell>
          <table:table-cell office:value-type="float" office:value="493750">
            <text:p>493750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5]-[.B415])/[.F415]" office:value-type="float" office:value="0.625">
            <text:p>0,625</text:p>
          </table:table-cell>
          <table:table-cell table:formula="of:=([.E415]-[.C415])/[.G415]" office:value-type="float" office:value="0.625">
            <text:p>0,625</text:p>
          </table:table-cell>
        </table:table-row>
        <table:table-row table:style-name="ro1">
          <table:table-cell office:value-type="string">
            <text:p>1600-27AZ.tif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office:value-type="float" office:value="190000">
            <text:p>19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6]-[.B416])/[.F416]" office:value-type="float" office:value="0.625">
            <text:p>0,625</text:p>
          </table:table-cell>
          <table:table-cell table:formula="of:=([.E416]-[.C416])/[.G416]" office:value-type="float" office:value="0.625">
            <text:p>0,625</text:p>
          </table:table-cell>
        </table:table-row>
        <table:table-row table:style-name="ro1">
          <table:table-cell office:value-type="string">
            <text:p>1600-27BN.tif</text:p>
          </table:table-cell>
          <table:table-cell office:value-type="float" office:value="190000">
            <text:p>190000</text:p>
          </table:table-cell>
          <table:table-cell office:value-type="float" office:value="493750">
            <text:p>493750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7]-[.B417])/[.F417]" office:value-type="float" office:value="0.625">
            <text:p>0,625</text:p>
          </table:table-cell>
          <table:table-cell table:formula="of:=([.E417]-[.C417])/[.G417]" office:value-type="float" office:value="0.625">
            <text:p>0,625</text:p>
          </table:table-cell>
        </table:table-row>
        <table:table-row table:style-name="ro1">
          <table:table-cell office:value-type="string">
            <text:p>1600-27BZ.tif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office:value-type="float" office:value="200000">
            <text:p>20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8]-[.B418])/[.F418]" office:value-type="float" office:value="0.625">
            <text:p>0,625</text:p>
          </table:table-cell>
          <table:table-cell table:formula="of:=([.E418]-[.C418])/[.G418]" office:value-type="float" office:value="0.625">
            <text:p>0,625</text:p>
          </table:table-cell>
        </table:table-row>
        <table:table-row table:style-name="ro1">
          <table:table-cell office:value-type="string">
            <text:p>1600-27CN.tif</text:p>
          </table:table-cell>
          <table:table-cell office:value-type="float" office:value="180000">
            <text:p>180000</text:p>
          </table:table-cell>
          <table:table-cell office:value-type="float" office:value="481250">
            <text:p>481250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19]-[.B419])/[.F419]" office:value-type="float" office:value="0.625">
            <text:p>0,625</text:p>
          </table:table-cell>
          <table:table-cell table:formula="of:=([.E419]-[.C419])/[.G419]" office:value-type="float" office:value="0.625">
            <text:p>0,625</text:p>
          </table:table-cell>
        </table:table-row>
        <table:table-row table:style-name="ro1">
          <table:table-cell office:value-type="string">
            <text:p>1600-27CZ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190000">
            <text:p>19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0]-[.B420])/[.F420]" office:value-type="float" office:value="0.625">
            <text:p>0,625</text:p>
          </table:table-cell>
          <table:table-cell table:formula="of:=([.E420]-[.C420])/[.G420]" office:value-type="float" office:value="0.625">
            <text:p>0,625</text:p>
          </table:table-cell>
        </table:table-row>
        <table:table-row table:style-name="ro1">
          <table:table-cell office:value-type="string">
            <text:p>1600-27DN.tif</text:p>
          </table:table-cell>
          <table:table-cell office:value-type="float" office:value="190000">
            <text:p>190000</text:p>
          </table:table-cell>
          <table:table-cell office:value-type="float" office:value="481250">
            <text:p>481250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1]-[.B421])/[.F421]" office:value-type="float" office:value="0.625">
            <text:p>0,625</text:p>
          </table:table-cell>
          <table:table-cell table:formula="of:=([.E421]-[.C421])/[.G421]" office:value-type="float" office:value="0.625">
            <text:p>0,625</text:p>
          </table:table-cell>
        </table:table-row>
        <table:table-row table:style-name="ro1">
          <table:table-cell office:value-type="string">
            <text:p>1600-27DZ.tif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office:value-type="float" office:value="200000">
            <text:p>20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2]-[.B422])/[.F422]" office:value-type="float" office:value="0.625">
            <text:p>0,625</text:p>
          </table:table-cell>
          <table:table-cell table:formula="of:=([.E422]-[.C422])/[.G422]" office:value-type="float" office:value="0.625">
            <text:p>0,625</text:p>
          </table:table-cell>
        </table:table-row>
        <table:table-row table:style-name="ro1">
          <table:table-cell office:value-type="string">
            <text:p>1600-27EN.tif</text:p>
          </table:table-cell>
          <table:table-cell office:value-type="float" office:value="200000">
            <text:p>200000</text:p>
          </table:table-cell>
          <table:table-cell office:value-type="float" office:value="493750">
            <text:p>493750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3]-[.B423])/[.F423]" office:value-type="float" office:value="0.625">
            <text:p>0,625</text:p>
          </table:table-cell>
          <table:table-cell table:formula="of:=([.E423]-[.C423])/[.G423]" office:value-type="float" office:value="0.625">
            <text:p>0,625</text:p>
          </table:table-cell>
        </table:table-row>
        <table:table-row table:style-name="ro1">
          <table:table-cell office:value-type="string">
            <text:p>1600-27EZ.tif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office:value-type="float" office:value="210000">
            <text:p>21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4]-[.B424])/[.F424]" office:value-type="float" office:value="0.625">
            <text:p>0,625</text:p>
          </table:table-cell>
          <table:table-cell table:formula="of:=([.E424]-[.C424])/[.G424]" office:value-type="float" office:value="0.625">
            <text:p>0,625</text:p>
          </table:table-cell>
        </table:table-row>
        <table:table-row table:style-name="ro1">
          <table:table-cell office:value-type="string">
            <text:p>1600-27FN.tif</text:p>
          </table:table-cell>
          <table:table-cell office:value-type="float" office:value="210000">
            <text:p>210000</text:p>
          </table:table-cell>
          <table:table-cell office:value-type="float" office:value="493750">
            <text:p>49375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5]-[.B425])/[.F425]" office:value-type="float" office:value="0.625">
            <text:p>0,625</text:p>
          </table:table-cell>
          <table:table-cell table:formula="of:=([.E425]-[.C425])/[.G425]" office:value-type="float" office:value="0.625">
            <text:p>0,625</text:p>
          </table:table-cell>
        </table:table-row>
        <table:table-row table:style-name="ro1">
          <table:table-cell office:value-type="string">
            <text:p>1600-27FZ.tif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office:value-type="float" office:value="220000">
            <text:p>22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6]-[.B426])/[.F426]" office:value-type="float" office:value="0.625">
            <text:p>0,625</text:p>
          </table:table-cell>
          <table:table-cell table:formula="of:=([.E426]-[.C426])/[.G426]" office:value-type="float" office:value="0.625">
            <text:p>0,625</text:p>
          </table:table-cell>
        </table:table-row>
        <table:table-row table:style-name="ro1">
          <table:table-cell office:value-type="string">
            <text:p>1600-27GN.tif</text:p>
          </table:table-cell>
          <table:table-cell office:value-type="float" office:value="200000">
            <text:p>200000</text:p>
          </table:table-cell>
          <table:table-cell office:value-type="float" office:value="481250">
            <text:p>481250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7]-[.B427])/[.F427]" office:value-type="float" office:value="0.625">
            <text:p>0,625</text:p>
          </table:table-cell>
          <table:table-cell table:formula="of:=([.E427]-[.C427])/[.G427]" office:value-type="float" office:value="0.625">
            <text:p>0,625</text:p>
          </table:table-cell>
        </table:table-row>
        <table:table-row table:style-name="ro1">
          <table:table-cell office:value-type="string">
            <text:p>1600-27GZ.tif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210000">
            <text:p>21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8]-[.B428])/[.F428]" office:value-type="float" office:value="0.625">
            <text:p>0,625</text:p>
          </table:table-cell>
          <table:table-cell table:formula="of:=([.E428]-[.C428])/[.G428]" office:value-type="float" office:value="0.625">
            <text:p>0,625</text:p>
          </table:table-cell>
        </table:table-row>
        <table:table-row table:style-name="ro1">
          <table:table-cell office:value-type="string">
            <text:p>1600-27HN.tif</text:p>
          </table:table-cell>
          <table:table-cell office:value-type="float" office:value="210000">
            <text:p>210000</text:p>
          </table:table-cell>
          <table:table-cell office:value-type="float" office:value="481250">
            <text:p>481250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29]-[.B429])/[.F429]" office:value-type="float" office:value="0.625">
            <text:p>0,625</text:p>
          </table:table-cell>
          <table:table-cell table:formula="of:=([.E429]-[.C429])/[.G429]" office:value-type="float" office:value="0.625">
            <text:p>0,625</text:p>
          </table:table-cell>
        </table:table-row>
        <table:table-row table:style-name="ro1">
          <table:table-cell office:value-type="string">
            <text:p>1600-27HZ.tif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0]-[.B430])/[.F430]" office:value-type="float" office:value="0.625">
            <text:p>0,625</text:p>
          </table:table-cell>
          <table:table-cell table:formula="of:=([.E430]-[.C430])/[.G430]" office:value-type="float" office:value="0.625">
            <text:p>0,625</text:p>
          </table:table-cell>
        </table:table-row>
        <table:table-row table:style-name="ro1">
          <table:table-cell office:value-type="string">
            <text:p>1600-28AN.tif</text:p>
          </table:table-cell>
          <table:table-cell office:value-type="float" office:value="220000">
            <text:p>220000</text:p>
          </table:table-cell>
          <table:table-cell office:value-type="float" office:value="493750">
            <text:p>493750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1]-[.B431])/[.F431]" office:value-type="float" office:value="0.625">
            <text:p>0,625</text:p>
          </table:table-cell>
          <table:table-cell table:formula="of:=([.E431]-[.C431])/[.G431]" office:value-type="float" office:value="0.625">
            <text:p>0,625</text:p>
          </table:table-cell>
        </table:table-row>
        <table:table-row table:style-name="ro1">
          <table:table-cell office:value-type="string">
            <text:p>1600-28AZ.tif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office:value-type="float" office:value="230000">
            <text:p>23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2]-[.B432])/[.F432]" office:value-type="float" office:value="0.625">
            <text:p>0,625</text:p>
          </table:table-cell>
          <table:table-cell table:formula="of:=([.E432]-[.C432])/[.G432]" office:value-type="float" office:value="0.625">
            <text:p>0,625</text:p>
          </table:table-cell>
        </table:table-row>
        <table:table-row table:style-name="ro1">
          <table:table-cell office:value-type="string">
            <text:p>1600-28BN.tif</text:p>
          </table:table-cell>
          <table:table-cell office:value-type="float" office:value="230000">
            <text:p>230000</text:p>
          </table:table-cell>
          <table:table-cell office:value-type="float" office:value="493750">
            <text:p>493750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3]-[.B433])/[.F433]" office:value-type="float" office:value="0.625">
            <text:p>0,625</text:p>
          </table:table-cell>
          <table:table-cell table:formula="of:=([.E433]-[.C433])/[.G433]" office:value-type="float" office:value="0.625">
            <text:p>0,625</text:p>
          </table:table-cell>
        </table:table-row>
        <table:table-row table:style-name="ro1">
          <table:table-cell office:value-type="string">
            <text:p>1600-28BZ.tif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office:value-type="float" office:value="240000">
            <text:p>24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4]-[.B434])/[.F434]" office:value-type="float" office:value="0.625">
            <text:p>0,625</text:p>
          </table:table-cell>
          <table:table-cell table:formula="of:=([.E434]-[.C434])/[.G434]" office:value-type="float" office:value="0.625">
            <text:p>0,625</text:p>
          </table:table-cell>
        </table:table-row>
        <table:table-row table:style-name="ro1">
          <table:table-cell office:value-type="string">
            <text:p>1600-28CN.tif</text:p>
          </table:table-cell>
          <table:table-cell office:value-type="float" office:value="220000">
            <text:p>220000</text:p>
          </table:table-cell>
          <table:table-cell office:value-type="float" office:value="481250">
            <text:p>481250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5]-[.B435])/[.F435]" office:value-type="float" office:value="0.625">
            <text:p>0,625</text:p>
          </table:table-cell>
          <table:table-cell table:formula="of:=([.E435]-[.C435])/[.G435]" office:value-type="float" office:value="0.625">
            <text:p>0,625</text:p>
          </table:table-cell>
        </table:table-row>
        <table:table-row table:style-name="ro1">
          <table:table-cell office:value-type="string">
            <text:p>1600-28CZ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30000">
            <text:p>23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6]-[.B436])/[.F436]" office:value-type="float" office:value="0.625">
            <text:p>0,625</text:p>
          </table:table-cell>
          <table:table-cell table:formula="of:=([.E436]-[.C436])/[.G436]" office:value-type="float" office:value="0.625">
            <text:p>0,625</text:p>
          </table:table-cell>
        </table:table-row>
        <table:table-row table:style-name="ro1">
          <table:table-cell office:value-type="string">
            <text:p>1600-28DN.tif</text:p>
          </table:table-cell>
          <table:table-cell office:value-type="float" office:value="230000">
            <text:p>230000</text:p>
          </table:table-cell>
          <table:table-cell office:value-type="float" office:value="481250">
            <text:p>481250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7]-[.B437])/[.F437]" office:value-type="float" office:value="0.625">
            <text:p>0,625</text:p>
          </table:table-cell>
          <table:table-cell table:formula="of:=([.E437]-[.C437])/[.G437]" office:value-type="float" office:value="0.625">
            <text:p>0,625</text:p>
          </table:table-cell>
        </table:table-row>
        <table:table-row table:style-name="ro1">
          <table:table-cell office:value-type="string">
            <text:p>1600-28DZ.tif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office:value-type="float" office:value="240000">
            <text:p>24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8]-[.B438])/[.F438]" office:value-type="float" office:value="0.625">
            <text:p>0,625</text:p>
          </table:table-cell>
          <table:table-cell table:formula="of:=([.E438]-[.C438])/[.G438]" office:value-type="float" office:value="0.625">
            <text:p>0,625</text:p>
          </table:table-cell>
        </table:table-row>
        <table:table-row table:style-name="ro1">
          <table:table-cell office:value-type="string">
            <text:p>1600-28EN.tif</text:p>
          </table:table-cell>
          <table:table-cell office:value-type="float" office:value="240000">
            <text:p>240000</text:p>
          </table:table-cell>
          <table:table-cell office:value-type="float" office:value="493750">
            <text:p>493750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39]-[.B439])/[.F439]" office:value-type="float" office:value="0.625">
            <text:p>0,625</text:p>
          </table:table-cell>
          <table:table-cell table:formula="of:=([.E439]-[.C439])/[.G439]" office:value-type="float" office:value="0.625">
            <text:p>0,625</text:p>
          </table:table-cell>
        </table:table-row>
        <table:table-row table:style-name="ro1">
          <table:table-cell office:value-type="string">
            <text:p>1600-28EZ.tif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office:value-type="float" office:value="250000">
            <text:p>25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0]-[.B440])/[.F440]" office:value-type="float" office:value="0.625">
            <text:p>0,625</text:p>
          </table:table-cell>
          <table:table-cell table:formula="of:=([.E440]-[.C440])/[.G440]" office:value-type="float" office:value="0.625">
            <text:p>0,625</text:p>
          </table:table-cell>
        </table:table-row>
        <table:table-row table:style-name="ro1">
          <table:table-cell office:value-type="string">
            <text:p>1600-28FN.tif</text:p>
          </table:table-cell>
          <table:table-cell office:value-type="float" office:value="250000">
            <text:p>250000</text:p>
          </table:table-cell>
          <table:table-cell office:value-type="float" office:value="493750">
            <text:p>49375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1]-[.B441])/[.F441]" office:value-type="float" office:value="0.625">
            <text:p>0,625</text:p>
          </table:table-cell>
          <table:table-cell table:formula="of:=([.E441]-[.C441])/[.G441]" office:value-type="float" office:value="0.625">
            <text:p>0,625</text:p>
          </table:table-cell>
        </table:table-row>
        <table:table-row table:style-name="ro1">
          <table:table-cell office:value-type="string">
            <text:p>1600-28FZ.tif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office:value-type="float" office:value="260000">
            <text:p>26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2]-[.B442])/[.F442]" office:value-type="float" office:value="0.625">
            <text:p>0,625</text:p>
          </table:table-cell>
          <table:table-cell table:formula="of:=([.E442]-[.C442])/[.G442]" office:value-type="float" office:value="0.625">
            <text:p>0,625</text:p>
          </table:table-cell>
        </table:table-row>
        <table:table-row table:style-name="ro1">
          <table:table-cell office:value-type="string">
            <text:p>1600-28GN.tif</text:p>
          </table:table-cell>
          <table:table-cell office:value-type="float" office:value="240000">
            <text:p>240000</text:p>
          </table:table-cell>
          <table:table-cell office:value-type="float" office:value="481250">
            <text:p>481250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3]-[.B443])/[.F443]" office:value-type="float" office:value="0.625">
            <text:p>0,625</text:p>
          </table:table-cell>
          <table:table-cell table:formula="of:=([.E443]-[.C443])/[.G443]" office:value-type="float" office:value="0.625">
            <text:p>0,625</text:p>
          </table:table-cell>
        </table:table-row>
        <table:table-row table:style-name="ro1">
          <table:table-cell office:value-type="string">
            <text:p>1600-28GZ.tif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250000">
            <text:p>25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4]-[.B444])/[.F444]" office:value-type="float" office:value="0.625">
            <text:p>0,625</text:p>
          </table:table-cell>
          <table:table-cell table:formula="of:=([.E444]-[.C444])/[.G444]" office:value-type="float" office:value="0.625">
            <text:p>0,625</text:p>
          </table:table-cell>
        </table:table-row>
        <table:table-row table:style-name="ro1">
          <table:table-cell office:value-type="string">
            <text:p>1600-28HN.tif</text:p>
          </table:table-cell>
          <table:table-cell office:value-type="float" office:value="250000">
            <text:p>250000</text:p>
          </table:table-cell>
          <table:table-cell office:value-type="float" office:value="481250">
            <text:p>481250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5]-[.B445])/[.F445]" office:value-type="float" office:value="0.625">
            <text:p>0,625</text:p>
          </table:table-cell>
          <table:table-cell table:formula="of:=([.E445]-[.C445])/[.G445]" office:value-type="float" office:value="0.625">
            <text:p>0,625</text:p>
          </table:table-cell>
        </table:table-row>
        <table:table-row table:style-name="ro1">
          <table:table-cell office:value-type="string">
            <text:p>1600-28HZ.tif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6]-[.B446])/[.F446]" office:value-type="float" office:value="0.625">
            <text:p>0,625</text:p>
          </table:table-cell>
          <table:table-cell table:formula="of:=([.E446]-[.C446])/[.G446]" office:value-type="float" office:value="0.625">
            <text:p>0,625</text:p>
          </table:table-cell>
        </table:table-row>
        <table:table-row table:style-name="ro1">
          <table:table-cell office:value-type="string">
            <text:p>1600-29AN.tif</text:p>
          </table:table-cell>
          <table:table-cell office:value-type="float" office:value="260000">
            <text:p>260000</text:p>
          </table:table-cell>
          <table:table-cell office:value-type="float" office:value="493750">
            <text:p>493750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7]-[.B447])/[.F447]" office:value-type="float" office:value="0.625">
            <text:p>0,625</text:p>
          </table:table-cell>
          <table:table-cell table:formula="of:=([.E447]-[.C447])/[.G447]" office:value-type="float" office:value="0.625">
            <text:p>0,625</text:p>
          </table:table-cell>
        </table:table-row>
        <table:table-row table:style-name="ro1">
          <table:table-cell office:value-type="string">
            <text:p>1600-29AZ.tif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office:value-type="float" office:value="270000">
            <text:p>27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8]-[.B448])/[.F448]" office:value-type="float" office:value="0.625">
            <text:p>0,625</text:p>
          </table:table-cell>
          <table:table-cell table:formula="of:=([.E448]-[.C448])/[.G448]" office:value-type="float" office:value="0.625">
            <text:p>0,625</text:p>
          </table:table-cell>
        </table:table-row>
        <table:table-row table:style-name="ro1">
          <table:table-cell office:value-type="string">
            <text:p>1600-29BN.tif</text:p>
          </table:table-cell>
          <table:table-cell office:value-type="float" office:value="270000">
            <text:p>270000</text:p>
          </table:table-cell>
          <table:table-cell office:value-type="float" office:value="493750">
            <text:p>49375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49]-[.B449])/[.F449]" office:value-type="float" office:value="0.625">
            <text:p>0,625</text:p>
          </table:table-cell>
          <table:table-cell table:formula="of:=([.E449]-[.C449])/[.G449]" office:value-type="float" office:value="0.625">
            <text:p>0,625</text:p>
          </table:table-cell>
        </table:table-row>
        <table:table-row table:style-name="ro1">
          <table:table-cell office:value-type="string">
            <text:p>1600-29BZ.tif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office:value-type="float" office:value="280000">
            <text:p>280000</text:p>
          </table:table-cell>
          <table:table-cell office:value-type="float" office:value="493750">
            <text:p>4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0]-[.B450])/[.F450]" office:value-type="float" office:value="0.625">
            <text:p>0,625</text:p>
          </table:table-cell>
          <table:table-cell table:formula="of:=([.E450]-[.C450])/[.G450]" office:value-type="float" office:value="0.625">
            <text:p>0,625</text:p>
          </table:table-cell>
        </table:table-row>
        <table:table-row table:style-name="ro1">
          <table:table-cell office:value-type="string">
            <text:p>1600-29CN.tif</text:p>
          </table:table-cell>
          <table:table-cell office:value-type="float" office:value="260000">
            <text:p>260000</text:p>
          </table:table-cell>
          <table:table-cell office:value-type="float" office:value="481250">
            <text:p>481250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1]-[.B451])/[.F451]" office:value-type="float" office:value="0.625">
            <text:p>0,625</text:p>
          </table:table-cell>
          <table:table-cell table:formula="of:=([.E451]-[.C451])/[.G451]" office:value-type="float" office:value="0.625">
            <text:p>0,625</text:p>
          </table:table-cell>
        </table:table-row>
        <table:table-row table:style-name="ro1">
          <table:table-cell office:value-type="string">
            <text:p>1600-29CZ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70000">
            <text:p>27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2]-[.B452])/[.F452]" office:value-type="float" office:value="0.625">
            <text:p>0,625</text:p>
          </table:table-cell>
          <table:table-cell table:formula="of:=([.E452]-[.C452])/[.G452]" office:value-type="float" office:value="0.625">
            <text:p>0,625</text:p>
          </table:table-cell>
        </table:table-row>
        <table:table-row table:style-name="ro1">
          <table:table-cell office:value-type="string">
            <text:p>1600-29DN.tif</text:p>
          </table:table-cell>
          <table:table-cell office:value-type="float" office:value="270000">
            <text:p>270000</text:p>
          </table:table-cell>
          <table:table-cell office:value-type="float" office:value="481250">
            <text:p>481250</text:p>
          </table:table-cell>
          <table:table-cell office:value-type="float" office:value="280000">
            <text:p>280000</text:p>
          </table:table-cell>
          <table:table-cell office:value-type="float" office:value="487500">
            <text:p>4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3]-[.B453])/[.F453]" office:value-type="float" office:value="0.625">
            <text:p>0,625</text:p>
          </table:table-cell>
          <table:table-cell table:formula="of:=([.E453]-[.C453])/[.G453]" office:value-type="float" office:value="0.625">
            <text:p>0,625</text:p>
          </table:table-cell>
        </table:table-row>
        <table:table-row table:style-name="ro1">
          <table:table-cell office:value-type="string">
            <text:p>1600-29DZ.tif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481250">
            <text:p>4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4]-[.B454])/[.F454]" office:value-type="float" office:value="0.625">
            <text:p>0,625</text:p>
          </table:table-cell>
          <table:table-cell table:formula="of:=([.E454]-[.C454])/[.G454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30AN.tif</text:p>
          </table:table-cell>
          <table:table-cell office:value-type="float" office:value="60000">
            <text:p>60000</text:p>
          </table:table-cell>
          <table:table-cell office:value-type="float" office:value="468750">
            <text:p>468750</text:p>
          </table:table-cell>
          <table:table-cell office:value-type="float" office:value="70000">
            <text:p>7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6]-[.B456])/[.F456]" office:value-type="float" office:value="0.625">
            <text:p>0,625</text:p>
          </table:table-cell>
          <table:table-cell table:formula="of:=([.E456]-[.C456])/[.G456]" office:value-type="float" office:value="0.625">
            <text:p>0,625</text:p>
          </table:table-cell>
        </table:table-row>
        <table:table-row table:style-name="ro1">
          <table:table-cell office:value-type="string">
            <text:p>1600-30AZ.tif</text:p>
          </table:table-cell>
          <table:table-cell office:value-type="float" office:value="60000">
            <text:p>60000</text:p>
          </table:table-cell>
          <table:table-cell office:value-type="float" office:value="462500">
            <text:p>462500</text:p>
          </table:table-cell>
          <table:table-cell office:value-type="float" office:value="70000">
            <text:p>7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7]-[.B457])/[.F457]" office:value-type="float" office:value="0.625">
            <text:p>0,625</text:p>
          </table:table-cell>
          <table:table-cell table:formula="of:=([.E457]-[.C457])/[.G457]" office:value-type="float" office:value="0.625">
            <text:p>0,625</text:p>
          </table:table-cell>
        </table:table-row>
        <table:table-row table:style-name="ro1">
          <table:table-cell office:value-type="string">
            <text:p>1600-30BN.tif</text:p>
          </table:table-cell>
          <table:table-cell office:value-type="float" office:value="70000">
            <text:p>70000</text:p>
          </table:table-cell>
          <table:table-cell office:value-type="float" office:value="468750">
            <text:p>468750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8]-[.B458])/[.F458]" office:value-type="float" office:value="0.625">
            <text:p>0,625</text:p>
          </table:table-cell>
          <table:table-cell table:formula="of:=([.E458]-[.C458])/[.G458]" office:value-type="float" office:value="0.625">
            <text:p>0,625</text:p>
          </table:table-cell>
        </table:table-row>
        <table:table-row table:style-name="ro1">
          <table:table-cell office:value-type="string">
            <text:p>1600-30BZ.tif</text:p>
          </table:table-cell>
          <table:table-cell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office:value-type="float" office:value="80000">
            <text:p>8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59]-[.B459])/[.F459]" office:value-type="float" office:value="0.625">
            <text:p>0,625</text:p>
          </table:table-cell>
          <table:table-cell table:formula="of:=([.E459]-[.C459])/[.G459]" office:value-type="float" office:value="0.625">
            <text:p>0,625</text:p>
          </table:table-cell>
        </table:table-row>
        <table:table-row table:style-name="ro1">
          <table:table-cell office:value-type="string">
            <text:p>1600-30CN.tif</text:p>
          </table:table-cell>
          <table:table-cell office:value-type="float" office:value="60000">
            <text:p>60000</text:p>
          </table:table-cell>
          <table:table-cell office:value-type="float" office:value="456250">
            <text:p>456250</text:p>
          </table:table-cell>
          <table:table-cell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0]-[.B460])/[.F460]" office:value-type="float" office:value="0.625">
            <text:p>0,625</text:p>
          </table:table-cell>
          <table:table-cell table:formula="of:=([.E460]-[.C460])/[.G460]" office:value-type="float" office:value="0.625">
            <text:p>0,625</text:p>
          </table:table-cell>
        </table:table-row>
        <table:table-row table:style-name="ro1">
          <table:table-cell office:value-type="string">
            <text:p>1600-30CZ.tif</text:p>
          </table:table-cell>
          <table:table-cell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office:value-type="float" office:value="70000">
            <text:p>7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1]-[.B461])/[.F461]" office:value-type="float" office:value="0.625">
            <text:p>0,625</text:p>
          </table:table-cell>
          <table:table-cell table:formula="of:=([.E461]-[.C461])/[.G461]" office:value-type="float" office:value="0.625">
            <text:p>0,625</text:p>
          </table:table-cell>
        </table:table-row>
        <table:table-row table:style-name="ro1">
          <table:table-cell office:value-type="string">
            <text:p>1600-30DN.tif</text:p>
          </table:table-cell>
          <table:table-cell office:value-type="float" office:value="70000">
            <text:p>70000</text:p>
          </table:table-cell>
          <table:table-cell office:value-type="float" office:value="456250">
            <text:p>456250</text:p>
          </table:table-cell>
          <table:table-cell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2]-[.B462])/[.F462]" office:value-type="float" office:value="0.625">
            <text:p>0,625</text:p>
          </table:table-cell>
          <table:table-cell table:formula="of:=([.E462]-[.C462])/[.G462]" office:value-type="float" office:value="0.625">
            <text:p>0,625</text:p>
          </table:table-cell>
        </table:table-row>
        <table:table-row table:style-name="ro1">
          <table:table-cell office:value-type="string">
            <text:p>1600-30DZ.tif</text:p>
          </table:table-cell>
          <table:table-cell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office:value-type="float" office:value="80000">
            <text:p>8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3]-[.B463])/[.F463]" office:value-type="float" office:value="0.625">
            <text:p>0,625</text:p>
          </table:table-cell>
          <table:table-cell table:formula="of:=([.E463]-[.C463])/[.G463]" office:value-type="float" office:value="0.625">
            <text:p>0,625</text:p>
          </table:table-cell>
        </table:table-row>
        <table:table-row table:style-name="ro1">
          <table:table-cell office:value-type="string">
            <text:p>1600-30EN.tif</text:p>
          </table:table-cell>
          <table:table-cell office:value-type="float" office:value="80000">
            <text:p>80000</text:p>
          </table:table-cell>
          <table:table-cell office:value-type="float" office:value="468750">
            <text:p>468750</text:p>
          </table:table-cell>
          <table:table-cell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4]-[.B464])/[.F464]" office:value-type="float" office:value="0.625">
            <text:p>0,625</text:p>
          </table:table-cell>
          <table:table-cell table:formula="of:=([.E464]-[.C464])/[.G464]" office:value-type="float" office:value="0.625">
            <text:p>0,625</text:p>
          </table:table-cell>
        </table:table-row>
        <table:table-row table:style-name="ro1">
          <table:table-cell office:value-type="string">
            <text:p>1600-30EZ.tif</text:p>
          </table:table-cell>
          <table:table-cell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office:value-type="float" office:value="90000">
            <text:p>9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5]-[.B465])/[.F465]" office:value-type="float" office:value="0.625">
            <text:p>0,625</text:p>
          </table:table-cell>
          <table:table-cell table:formula="of:=([.E465]-[.C465])/[.G465]" office:value-type="float" office:value="0.625">
            <text:p>0,625</text:p>
          </table:table-cell>
        </table:table-row>
        <table:table-row table:style-name="ro1">
          <table:table-cell office:value-type="string">
            <text:p>1600-30FN.tif</text:p>
          </table:table-cell>
          <table:table-cell office:value-type="float" office:value="90000">
            <text:p>90000</text:p>
          </table:table-cell>
          <table:table-cell office:value-type="float" office:value="468750">
            <text:p>46875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6]-[.B466])/[.F466]" office:value-type="float" office:value="0.625">
            <text:p>0,625</text:p>
          </table:table-cell>
          <table:table-cell table:formula="of:=([.E466]-[.C466])/[.G466]" office:value-type="float" office:value="0.625">
            <text:p>0,625</text:p>
          </table:table-cell>
        </table:table-row>
        <table:table-row table:style-name="ro1">
          <table:table-cell office:value-type="string">
            <text:p>1600-30FZ.tif</text:p>
          </table:table-cell>
          <table:table-cell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office:value-type="float" office:value="100000">
            <text:p>10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7]-[.B467])/[.F467]" office:value-type="float" office:value="0.625">
            <text:p>0,625</text:p>
          </table:table-cell>
          <table:table-cell table:formula="of:=([.E467]-[.C467])/[.G467]" office:value-type="float" office:value="0.625">
            <text:p>0,625</text:p>
          </table:table-cell>
        </table:table-row>
        <table:table-row table:style-name="ro1">
          <table:table-cell office:value-type="string">
            <text:p>1600-30GN.tif</text:p>
          </table:table-cell>
          <table:table-cell office:value-type="float" office:value="80000">
            <text:p>80000</text:p>
          </table:table-cell>
          <table:table-cell office:value-type="float" office:value="456250">
            <text:p>456250</text:p>
          </table:table-cell>
          <table:table-cell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8]-[.B468])/[.F468]" office:value-type="float" office:value="0.625">
            <text:p>0,625</text:p>
          </table:table-cell>
          <table:table-cell table:formula="of:=([.E468]-[.C468])/[.G468]" office:value-type="float" office:value="0.625">
            <text:p>0,625</text:p>
          </table:table-cell>
        </table:table-row>
        <table:table-row table:style-name="ro1">
          <table:table-cell office:value-type="string">
            <text:p>1600-30GZ.tif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90000">
            <text:p>9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69]-[.B469])/[.F469]" office:value-type="float" office:value="0.625">
            <text:p>0,625</text:p>
          </table:table-cell>
          <table:table-cell table:formula="of:=([.E469]-[.C469])/[.G469]" office:value-type="float" office:value="0.625">
            <text:p>0,625</text:p>
          </table:table-cell>
        </table:table-row>
        <table:table-row table:style-name="ro1">
          <table:table-cell office:value-type="string">
            <text:p>1600-30HN.tif</text:p>
          </table:table-cell>
          <table:table-cell office:value-type="float" office:value="90000">
            <text:p>90000</text:p>
          </table:table-cell>
          <table:table-cell office:value-type="float" office:value="456250">
            <text:p>456250</text:p>
          </table:table-cell>
          <table:table-cell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0]-[.B470])/[.F470]" office:value-type="float" office:value="0.625">
            <text:p>0,625</text:p>
          </table:table-cell>
          <table:table-cell table:formula="of:=([.E470]-[.C470])/[.G470]" office:value-type="float" office:value="0.625">
            <text:p>0,625</text:p>
          </table:table-cell>
        </table:table-row>
        <table:table-row table:style-name="ro1">
          <table:table-cell office:value-type="string">
            <text:p>1600-30HZ.tif</text:p>
          </table:table-cell>
          <table:table-cell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office:value-type="float" office:value="100000">
            <text:p>10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1]-[.B471])/[.F471]" office:value-type="float" office:value="0.625">
            <text:p>0,625</text:p>
          </table:table-cell>
          <table:table-cell table:formula="of:=([.E471]-[.C471])/[.G471]" office:value-type="float" office:value="0.625">
            <text:p>0,625</text:p>
          </table:table-cell>
        </table:table-row>
        <table:table-row table:style-name="ro1">
          <table:table-cell office:value-type="string">
            <text:p>1600-31AN.tif</text:p>
          </table:table-cell>
          <table:table-cell office:value-type="float" office:value="100000">
            <text:p>100000</text:p>
          </table:table-cell>
          <table:table-cell office:value-type="float" office:value="468750">
            <text:p>468750</text:p>
          </table:table-cell>
          <table:table-cell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2]-[.B472])/[.F472]" office:value-type="float" office:value="0.625">
            <text:p>0,625</text:p>
          </table:table-cell>
          <table:table-cell table:formula="of:=([.E472]-[.C472])/[.G472]" office:value-type="float" office:value="0.625">
            <text:p>0,625</text:p>
          </table:table-cell>
        </table:table-row>
        <table:table-row table:style-name="ro1">
          <table:table-cell office:value-type="string">
            <text:p>1600-31AZ.tif</text:p>
          </table:table-cell>
          <table:table-cell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office:value-type="float" office:value="110000">
            <text:p>11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3]-[.B473])/[.F473]" office:value-type="float" office:value="0.625">
            <text:p>0,625</text:p>
          </table:table-cell>
          <table:table-cell table:formula="of:=([.E473]-[.C473])/[.G473]" office:value-type="float" office:value="0.625">
            <text:p>0,625</text:p>
          </table:table-cell>
        </table:table-row>
        <table:table-row table:style-name="ro1">
          <table:table-cell office:value-type="string">
            <text:p>1600-31BN.tif</text:p>
          </table:table-cell>
          <table:table-cell office:value-type="float" office:value="110000">
            <text:p>110000</text:p>
          </table:table-cell>
          <table:table-cell office:value-type="float" office:value="468750">
            <text:p>468750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4]-[.B474])/[.F474]" office:value-type="float" office:value="0.625">
            <text:p>0,625</text:p>
          </table:table-cell>
          <table:table-cell table:formula="of:=([.E474]-[.C474])/[.G474]" office:value-type="float" office:value="0.625">
            <text:p>0,625</text:p>
          </table:table-cell>
        </table:table-row>
        <table:table-row table:style-name="ro1">
          <table:table-cell office:value-type="string">
            <text:p>1600-31BZ.tif</text:p>
          </table:table-cell>
          <table:table-cell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office:value-type="float" office:value="120000">
            <text:p>12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5]-[.B475])/[.F475]" office:value-type="float" office:value="0.625">
            <text:p>0,625</text:p>
          </table:table-cell>
          <table:table-cell table:formula="of:=([.E475]-[.C475])/[.G475]" office:value-type="float" office:value="0.625">
            <text:p>0,625</text:p>
          </table:table-cell>
        </table:table-row>
        <table:table-row table:style-name="ro1">
          <table:table-cell office:value-type="string">
            <text:p>1600-31CN.tif</text:p>
          </table:table-cell>
          <table:table-cell office:value-type="float" office:value="100000">
            <text:p>100000</text:p>
          </table:table-cell>
          <table:table-cell office:value-type="float" office:value="456250">
            <text:p>456250</text:p>
          </table:table-cell>
          <table:table-cell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6]-[.B476])/[.F476]" office:value-type="float" office:value="0.625">
            <text:p>0,625</text:p>
          </table:table-cell>
          <table:table-cell table:formula="of:=([.E476]-[.C476])/[.G476]" office:value-type="float" office:value="0.625">
            <text:p>0,625</text:p>
          </table:table-cell>
        </table:table-row>
        <table:table-row table:style-name="ro1">
          <table:table-cell office:value-type="string">
            <text:p>1600-31CZ.tif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110000">
            <text:p>11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7]-[.B477])/[.F477]" office:value-type="float" office:value="0.625">
            <text:p>0,625</text:p>
          </table:table-cell>
          <table:table-cell table:formula="of:=([.E477]-[.C477])/[.G477]" office:value-type="float" office:value="0.625">
            <text:p>0,625</text:p>
          </table:table-cell>
        </table:table-row>
        <table:table-row table:style-name="ro1">
          <table:table-cell office:value-type="string">
            <text:p>1600-31DN.tif</text:p>
          </table:table-cell>
          <table:table-cell office:value-type="float" office:value="110000">
            <text:p>110000</text:p>
          </table:table-cell>
          <table:table-cell office:value-type="float" office:value="456250">
            <text:p>456250</text:p>
          </table:table-cell>
          <table:table-cell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8]-[.B478])/[.F478]" office:value-type="float" office:value="0.625">
            <text:p>0,625</text:p>
          </table:table-cell>
          <table:table-cell table:formula="of:=([.E478]-[.C478])/[.G478]" office:value-type="float" office:value="0.625">
            <text:p>0,625</text:p>
          </table:table-cell>
        </table:table-row>
        <table:table-row table:style-name="ro1">
          <table:table-cell office:value-type="string">
            <text:p>1600-31DZ.tif</text:p>
          </table:table-cell>
          <table:table-cell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office:value-type="float" office:value="120000">
            <text:p>12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79]-[.B479])/[.F479]" office:value-type="float" office:value="0.625">
            <text:p>0,625</text:p>
          </table:table-cell>
          <table:table-cell table:formula="of:=([.E479]-[.C479])/[.G479]" office:value-type="float" office:value="0.625">
            <text:p>0,625</text:p>
          </table:table-cell>
        </table:table-row>
        <table:table-row table:style-name="ro1">
          <table:table-cell office:value-type="string">
            <text:p>1600-31EN.tif</text:p>
          </table:table-cell>
          <table:table-cell office:value-type="float" office:value="120000">
            <text:p>120000</text:p>
          </table:table-cell>
          <table:table-cell office:value-type="float" office:value="468750">
            <text:p>468750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0]-[.B480])/[.F480]" office:value-type="float" office:value="0.625">
            <text:p>0,625</text:p>
          </table:table-cell>
          <table:table-cell table:formula="of:=([.E480]-[.C480])/[.G480]" office:value-type="float" office:value="0.625">
            <text:p>0,625</text:p>
          </table:table-cell>
        </table:table-row>
        <table:table-row table:style-name="ro1">
          <table:table-cell office:value-type="string">
            <text:p>1600-31EZ.tif</text:p>
          </table:table-cell>
          <table:table-cell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office:value-type="float" office:value="130000">
            <text:p>13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1]-[.B481])/[.F481]" office:value-type="float" office:value="0.625">
            <text:p>0,625</text:p>
          </table:table-cell>
          <table:table-cell table:formula="of:=([.E481]-[.C481])/[.G481]" office:value-type="float" office:value="0.625">
            <text:p>0,625</text:p>
          </table:table-cell>
        </table:table-row>
        <table:table-row table:style-name="ro1">
          <table:table-cell office:value-type="string">
            <text:p>1600-31FN.tif</text:p>
          </table:table-cell>
          <table:table-cell office:value-type="float" office:value="130000">
            <text:p>130000</text:p>
          </table:table-cell>
          <table:table-cell office:value-type="float" office:value="468750">
            <text:p>46875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2]-[.B482])/[.F482]" office:value-type="float" office:value="0.625">
            <text:p>0,625</text:p>
          </table:table-cell>
          <table:table-cell table:formula="of:=([.E482]-[.C482])/[.G482]" office:value-type="float" office:value="0.625">
            <text:p>0,625</text:p>
          </table:table-cell>
        </table:table-row>
        <table:table-row table:style-name="ro1">
          <table:table-cell office:value-type="string">
            <text:p>1600-31FZ.tif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office:value-type="float" office:value="140000">
            <text:p>14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3]-[.B483])/[.F483]" office:value-type="float" office:value="0.625">
            <text:p>0,625</text:p>
          </table:table-cell>
          <table:table-cell table:formula="of:=([.E483]-[.C483])/[.G483]" office:value-type="float" office:value="0.625">
            <text:p>0,625</text:p>
          </table:table-cell>
        </table:table-row>
        <table:table-row table:style-name="ro1">
          <table:table-cell office:value-type="string">
            <text:p>1600-31GN.tif</text:p>
          </table:table-cell>
          <table:table-cell office:value-type="float" office:value="120000">
            <text:p>120000</text:p>
          </table:table-cell>
          <table:table-cell office:value-type="float" office:value="456250">
            <text:p>456250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4]-[.B484])/[.F484]" office:value-type="float" office:value="0.625">
            <text:p>0,625</text:p>
          </table:table-cell>
          <table:table-cell table:formula="of:=([.E484]-[.C484])/[.G484]" office:value-type="float" office:value="0.625">
            <text:p>0,625</text:p>
          </table:table-cell>
        </table:table-row>
        <table:table-row table:style-name="ro1">
          <table:table-cell office:value-type="string">
            <text:p>1600-31GZ.tif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130000">
            <text:p>13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5]-[.B485])/[.F485]" office:value-type="float" office:value="0.625">
            <text:p>0,625</text:p>
          </table:table-cell>
          <table:table-cell table:formula="of:=([.E485]-[.C485])/[.G485]" office:value-type="float" office:value="0.625">
            <text:p>0,625</text:p>
          </table:table-cell>
        </table:table-row>
        <table:table-row table:style-name="ro1">
          <table:table-cell office:value-type="string">
            <text:p>1600-31HN.tif</text:p>
          </table:table-cell>
          <table:table-cell office:value-type="float" office:value="130000">
            <text:p>130000</text:p>
          </table:table-cell>
          <table:table-cell office:value-type="float" office:value="456250">
            <text:p>456250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6]-[.B486])/[.F486]" office:value-type="float" office:value="0.625">
            <text:p>0,625</text:p>
          </table:table-cell>
          <table:table-cell table:formula="of:=([.E486]-[.C486])/[.G486]" office:value-type="float" office:value="0.625">
            <text:p>0,625</text:p>
          </table:table-cell>
        </table:table-row>
        <table:table-row table:style-name="ro1">
          <table:table-cell office:value-type="string">
            <text:p>1600-31HZ.tif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7]-[.B487])/[.F487]" office:value-type="float" office:value="0.625">
            <text:p>0,625</text:p>
          </table:table-cell>
          <table:table-cell table:formula="of:=([.E487]-[.C487])/[.G487]" office:value-type="float" office:value="0.625">
            <text:p>0,625</text:p>
          </table:table-cell>
        </table:table-row>
        <table:table-row table:style-name="ro1">
          <table:table-cell office:value-type="string">
            <text:p>1600-32AN.tif</text:p>
          </table:table-cell>
          <table:table-cell office:value-type="float" office:value="140000">
            <text:p>140000</text:p>
          </table:table-cell>
          <table:table-cell office:value-type="float" office:value="468750">
            <text:p>468750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8]-[.B488])/[.F488]" office:value-type="float" office:value="0.625">
            <text:p>0,625</text:p>
          </table:table-cell>
          <table:table-cell table:formula="of:=([.E488]-[.C488])/[.G488]" office:value-type="float" office:value="0.625">
            <text:p>0,625</text:p>
          </table:table-cell>
        </table:table-row>
        <table:table-row table:style-name="ro1">
          <table:table-cell office:value-type="string">
            <text:p>1600-32AZ.tif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office:value-type="float" office:value="150000">
            <text:p>15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89]-[.B489])/[.F489]" office:value-type="float" office:value="0.625">
            <text:p>0,625</text:p>
          </table:table-cell>
          <table:table-cell table:formula="of:=([.E489]-[.C489])/[.G489]" office:value-type="float" office:value="0.625">
            <text:p>0,625</text:p>
          </table:table-cell>
        </table:table-row>
        <table:table-row table:style-name="ro1">
          <table:table-cell office:value-type="string">
            <text:p>1600-32BN.tif</text:p>
          </table:table-cell>
          <table:table-cell office:value-type="float" office:value="150000">
            <text:p>150000</text:p>
          </table:table-cell>
          <table:table-cell office:value-type="float" office:value="468750">
            <text:p>468750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0]-[.B490])/[.F490]" office:value-type="float" office:value="0.625">
            <text:p>0,625</text:p>
          </table:table-cell>
          <table:table-cell table:formula="of:=([.E490]-[.C490])/[.G490]" office:value-type="float" office:value="0.625">
            <text:p>0,625</text:p>
          </table:table-cell>
        </table:table-row>
        <table:table-row table:style-name="ro1">
          <table:table-cell office:value-type="string">
            <text:p>1600-32BZ.tif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office:value-type="float" office:value="160000">
            <text:p>16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1]-[.B491])/[.F491]" office:value-type="float" office:value="0.625">
            <text:p>0,625</text:p>
          </table:table-cell>
          <table:table-cell table:formula="of:=([.E491]-[.C491])/[.G491]" office:value-type="float" office:value="0.625">
            <text:p>0,625</text:p>
          </table:table-cell>
        </table:table-row>
        <table:table-row table:style-name="ro1">
          <table:table-cell office:value-type="string">
            <text:p>1600-32CN.tif</text:p>
          </table:table-cell>
          <table:table-cell office:value-type="float" office:value="140000">
            <text:p>140000</text:p>
          </table:table-cell>
          <table:table-cell office:value-type="float" office:value="456250">
            <text:p>456250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2]-[.B492])/[.F492]" office:value-type="float" office:value="0.625">
            <text:p>0,625</text:p>
          </table:table-cell>
          <table:table-cell table:formula="of:=([.E492]-[.C492])/[.G492]" office:value-type="float" office:value="0.625">
            <text:p>0,625</text:p>
          </table:table-cell>
        </table:table-row>
        <table:table-row table:style-name="ro1">
          <table:table-cell office:value-type="string">
            <text:p>1600-32CZ.tif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50000">
            <text:p>15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3]-[.B493])/[.F493]" office:value-type="float" office:value="0.625">
            <text:p>0,625</text:p>
          </table:table-cell>
          <table:table-cell table:formula="of:=([.E493]-[.C493])/[.G493]" office:value-type="float" office:value="0.625">
            <text:p>0,625</text:p>
          </table:table-cell>
        </table:table-row>
        <table:table-row table:style-name="ro1">
          <table:table-cell office:value-type="string">
            <text:p>1600-32DN.tif</text:p>
          </table:table-cell>
          <table:table-cell office:value-type="float" office:value="150000">
            <text:p>150000</text:p>
          </table:table-cell>
          <table:table-cell office:value-type="float" office:value="456250">
            <text:p>456250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4]-[.B494])/[.F494]" office:value-type="float" office:value="0.625">
            <text:p>0,625</text:p>
          </table:table-cell>
          <table:table-cell table:formula="of:=([.E494]-[.C494])/[.G494]" office:value-type="float" office:value="0.625">
            <text:p>0,625</text:p>
          </table:table-cell>
        </table:table-row>
        <table:table-row table:style-name="ro1">
          <table:table-cell office:value-type="string">
            <text:p>1600-32DZ.tif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office:value-type="float" office:value="160000">
            <text:p>16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5]-[.B495])/[.F495]" office:value-type="float" office:value="0.625">
            <text:p>0,625</text:p>
          </table:table-cell>
          <table:table-cell table:formula="of:=([.E495]-[.C495])/[.G495]" office:value-type="float" office:value="0.625">
            <text:p>0,625</text:p>
          </table:table-cell>
        </table:table-row>
        <table:table-row table:style-name="ro1">
          <table:table-cell office:value-type="string">
            <text:p>1600-32EN.tif</text:p>
          </table:table-cell>
          <table:table-cell office:value-type="float" office:value="160000">
            <text:p>160000</text:p>
          </table:table-cell>
          <table:table-cell office:value-type="float" office:value="468750">
            <text:p>468750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6]-[.B496])/[.F496]" office:value-type="float" office:value="0.625">
            <text:p>0,625</text:p>
          </table:table-cell>
          <table:table-cell table:formula="of:=([.E496]-[.C496])/[.G496]" office:value-type="float" office:value="0.625">
            <text:p>0,625</text:p>
          </table:table-cell>
        </table:table-row>
        <table:table-row table:style-name="ro1">
          <table:table-cell office:value-type="string">
            <text:p>1600-32EZ.tif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office:value-type="float" office:value="170000">
            <text:p>17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7]-[.B497])/[.F497]" office:value-type="float" office:value="0.625">
            <text:p>0,625</text:p>
          </table:table-cell>
          <table:table-cell table:formula="of:=([.E497]-[.C497])/[.G497]" office:value-type="float" office:value="0.625">
            <text:p>0,625</text:p>
          </table:table-cell>
        </table:table-row>
        <table:table-row table:style-name="ro1">
          <table:table-cell office:value-type="string">
            <text:p>1600-32FN.tif</text:p>
          </table:table-cell>
          <table:table-cell office:value-type="float" office:value="170000">
            <text:p>170000</text:p>
          </table:table-cell>
          <table:table-cell office:value-type="float" office:value="468750">
            <text:p>46875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8]-[.B498])/[.F498]" office:value-type="float" office:value="0.625">
            <text:p>0,625</text:p>
          </table:table-cell>
          <table:table-cell table:formula="of:=([.E498]-[.C498])/[.G498]" office:value-type="float" office:value="0.625">
            <text:p>0,625</text:p>
          </table:table-cell>
        </table:table-row>
        <table:table-row table:style-name="ro1">
          <table:table-cell office:value-type="string">
            <text:p>1600-32FZ.tif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office:value-type="float" office:value="180000">
            <text:p>18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499]-[.B499])/[.F499]" office:value-type="float" office:value="0.625">
            <text:p>0,625</text:p>
          </table:table-cell>
          <table:table-cell table:formula="of:=([.E499]-[.C499])/[.G499]" office:value-type="float" office:value="0.625">
            <text:p>0,625</text:p>
          </table:table-cell>
        </table:table-row>
        <table:table-row table:style-name="ro1">
          <table:table-cell office:value-type="string">
            <text:p>1600-32GN.tif</text:p>
          </table:table-cell>
          <table:table-cell office:value-type="float" office:value="160000">
            <text:p>160000</text:p>
          </table:table-cell>
          <table:table-cell office:value-type="float" office:value="456250">
            <text:p>456250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0]-[.B500])/[.F500]" office:value-type="float" office:value="0.625">
            <text:p>0,625</text:p>
          </table:table-cell>
          <table:table-cell table:formula="of:=([.E500]-[.C500])/[.G500]" office:value-type="float" office:value="0.625">
            <text:p>0,625</text:p>
          </table:table-cell>
        </table:table-row>
        <table:table-row table:style-name="ro1">
          <table:table-cell office:value-type="string">
            <text:p>1600-32GZ.tif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170000">
            <text:p>17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1]-[.B501])/[.F501]" office:value-type="float" office:value="0.625">
            <text:p>0,625</text:p>
          </table:table-cell>
          <table:table-cell table:formula="of:=([.E501]-[.C501])/[.G501]" office:value-type="float" office:value="0.625">
            <text:p>0,625</text:p>
          </table:table-cell>
        </table:table-row>
        <table:table-row table:style-name="ro1">
          <table:table-cell office:value-type="string">
            <text:p>1600-32HN.tif</text:p>
          </table:table-cell>
          <table:table-cell office:value-type="float" office:value="170000">
            <text:p>170000</text:p>
          </table:table-cell>
          <table:table-cell office:value-type="float" office:value="456250">
            <text:p>456250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2]-[.B502])/[.F502]" office:value-type="float" office:value="0.625">
            <text:p>0,625</text:p>
          </table:table-cell>
          <table:table-cell table:formula="of:=([.E502]-[.C502])/[.G502]" office:value-type="float" office:value="0.625">
            <text:p>0,625</text:p>
          </table:table-cell>
        </table:table-row>
        <table:table-row table:style-name="ro1">
          <table:table-cell office:value-type="string">
            <text:p>1600-32HZ.tif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3]-[.B503])/[.F503]" office:value-type="float" office:value="0.625">
            <text:p>0,625</text:p>
          </table:table-cell>
          <table:table-cell table:formula="of:=([.E503]-[.C503])/[.G503]" office:value-type="float" office:value="0.625">
            <text:p>0,625</text:p>
          </table:table-cell>
        </table:table-row>
        <table:table-row table:style-name="ro1">
          <table:table-cell office:value-type="string">
            <text:p>1600-33AN.tif</text:p>
          </table:table-cell>
          <table:table-cell office:value-type="float" office:value="180000">
            <text:p>180000</text:p>
          </table:table-cell>
          <table:table-cell office:value-type="float" office:value="468750">
            <text:p>468750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4]-[.B504])/[.F504]" office:value-type="float" office:value="0.625">
            <text:p>0,625</text:p>
          </table:table-cell>
          <table:table-cell table:formula="of:=([.E504]-[.C504])/[.G504]" office:value-type="float" office:value="0.625">
            <text:p>0,625</text:p>
          </table:table-cell>
        </table:table-row>
        <table:table-row table:style-name="ro1">
          <table:table-cell office:value-type="string">
            <text:p>1600-33AZ.tif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office:value-type="float" office:value="190000">
            <text:p>19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5]-[.B505])/[.F505]" office:value-type="float" office:value="0.625">
            <text:p>0,625</text:p>
          </table:table-cell>
          <table:table-cell table:formula="of:=([.E505]-[.C505])/[.G505]" office:value-type="float" office:value="0.625">
            <text:p>0,625</text:p>
          </table:table-cell>
        </table:table-row>
        <table:table-row table:style-name="ro1">
          <table:table-cell office:value-type="string">
            <text:p>1600-33BN.tif</text:p>
          </table:table-cell>
          <table:table-cell office:value-type="float" office:value="190000">
            <text:p>190000</text:p>
          </table:table-cell>
          <table:table-cell office:value-type="float" office:value="468750">
            <text:p>468750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6]-[.B506])/[.F506]" office:value-type="float" office:value="0.625">
            <text:p>0,625</text:p>
          </table:table-cell>
          <table:table-cell table:formula="of:=([.E506]-[.C506])/[.G506]" office:value-type="float" office:value="0.625">
            <text:p>0,625</text:p>
          </table:table-cell>
        </table:table-row>
        <table:table-row table:style-name="ro1">
          <table:table-cell office:value-type="string">
            <text:p>1600-33BZ.tif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office:value-type="float" office:value="200000">
            <text:p>20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7]-[.B507])/[.F507]" office:value-type="float" office:value="0.625">
            <text:p>0,625</text:p>
          </table:table-cell>
          <table:table-cell table:formula="of:=([.E507]-[.C507])/[.G507]" office:value-type="float" office:value="0.625">
            <text:p>0,625</text:p>
          </table:table-cell>
        </table:table-row>
        <table:table-row table:style-name="ro1">
          <table:table-cell office:value-type="string">
            <text:p>1600-33CN.tif</text:p>
          </table:table-cell>
          <table:table-cell office:value-type="float" office:value="180000">
            <text:p>180000</text:p>
          </table:table-cell>
          <table:table-cell office:value-type="float" office:value="456250">
            <text:p>456250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8]-[.B508])/[.F508]" office:value-type="float" office:value="0.625">
            <text:p>0,625</text:p>
          </table:table-cell>
          <table:table-cell table:formula="of:=([.E508]-[.C508])/[.G508]" office:value-type="float" office:value="0.625">
            <text:p>0,625</text:p>
          </table:table-cell>
        </table:table-row>
        <table:table-row table:style-name="ro1">
          <table:table-cell office:value-type="string">
            <text:p>1600-33CZ.tif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190000">
            <text:p>19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09]-[.B509])/[.F509]" office:value-type="float" office:value="0.625">
            <text:p>0,625</text:p>
          </table:table-cell>
          <table:table-cell table:formula="of:=([.E509]-[.C509])/[.G509]" office:value-type="float" office:value="0.625">
            <text:p>0,625</text:p>
          </table:table-cell>
        </table:table-row>
        <table:table-row table:style-name="ro1">
          <table:table-cell office:value-type="string">
            <text:p>1600-33DN.tif</text:p>
          </table:table-cell>
          <table:table-cell office:value-type="float" office:value="190000">
            <text:p>190000</text:p>
          </table:table-cell>
          <table:table-cell office:value-type="float" office:value="456250">
            <text:p>456250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0]-[.B510])/[.F510]" office:value-type="float" office:value="0.625">
            <text:p>0,625</text:p>
          </table:table-cell>
          <table:table-cell table:formula="of:=([.E510]-[.C510])/[.G510]" office:value-type="float" office:value="0.625">
            <text:p>0,625</text:p>
          </table:table-cell>
        </table:table-row>
        <table:table-row table:style-name="ro1">
          <table:table-cell office:value-type="string">
            <text:p>1600-33DZ.tif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office:value-type="float" office:value="200000">
            <text:p>20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1]-[.B511])/[.F511]" office:value-type="float" office:value="0.625">
            <text:p>0,625</text:p>
          </table:table-cell>
          <table:table-cell table:formula="of:=([.E511]-[.C511])/[.G511]" office:value-type="float" office:value="0.625">
            <text:p>0,625</text:p>
          </table:table-cell>
        </table:table-row>
        <table:table-row table:style-name="ro1">
          <table:table-cell office:value-type="string">
            <text:p>1600-33EN.tif</text:p>
          </table:table-cell>
          <table:table-cell office:value-type="float" office:value="200000">
            <text:p>200000</text:p>
          </table:table-cell>
          <table:table-cell office:value-type="float" office:value="468750">
            <text:p>468750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2]-[.B512])/[.F512]" office:value-type="float" office:value="0.625">
            <text:p>0,625</text:p>
          </table:table-cell>
          <table:table-cell table:formula="of:=([.E512]-[.C512])/[.G512]" office:value-type="float" office:value="0.625">
            <text:p>0,625</text:p>
          </table:table-cell>
        </table:table-row>
        <table:table-row table:style-name="ro1">
          <table:table-cell office:value-type="string">
            <text:p>1600-33EZ.tif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office:value-type="float" office:value="210000">
            <text:p>21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3]-[.B513])/[.F513]" office:value-type="float" office:value="0.625">
            <text:p>0,625</text:p>
          </table:table-cell>
          <table:table-cell table:formula="of:=([.E513]-[.C513])/[.G513]" office:value-type="float" office:value="0.625">
            <text:p>0,625</text:p>
          </table:table-cell>
        </table:table-row>
        <table:table-row table:style-name="ro1">
          <table:table-cell office:value-type="string">
            <text:p>1600-33FN.tif</text:p>
          </table:table-cell>
          <table:table-cell office:value-type="float" office:value="210000">
            <text:p>210000</text:p>
          </table:table-cell>
          <table:table-cell office:value-type="float" office:value="468750">
            <text:p>46875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4]-[.B514])/[.F514]" office:value-type="float" office:value="0.625">
            <text:p>0,625</text:p>
          </table:table-cell>
          <table:table-cell table:formula="of:=([.E514]-[.C514])/[.G514]" office:value-type="float" office:value="0.625">
            <text:p>0,625</text:p>
          </table:table-cell>
        </table:table-row>
        <table:table-row table:style-name="ro1">
          <table:table-cell office:value-type="string">
            <text:p>1600-33FZ.tif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office:value-type="float" office:value="220000">
            <text:p>22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5]-[.B515])/[.F515]" office:value-type="float" office:value="0.625">
            <text:p>0,625</text:p>
          </table:table-cell>
          <table:table-cell table:formula="of:=([.E515]-[.C515])/[.G515]" office:value-type="float" office:value="0.625">
            <text:p>0,625</text:p>
          </table:table-cell>
        </table:table-row>
        <table:table-row table:style-name="ro1">
          <table:table-cell office:value-type="string">
            <text:p>1600-33GN.tif</text:p>
          </table:table-cell>
          <table:table-cell office:value-type="float" office:value="200000">
            <text:p>200000</text:p>
          </table:table-cell>
          <table:table-cell office:value-type="float" office:value="456250">
            <text:p>456250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6]-[.B516])/[.F516]" office:value-type="float" office:value="0.625">
            <text:p>0,625</text:p>
          </table:table-cell>
          <table:table-cell table:formula="of:=([.E516]-[.C516])/[.G516]" office:value-type="float" office:value="0.625">
            <text:p>0,625</text:p>
          </table:table-cell>
        </table:table-row>
        <table:table-row table:style-name="ro1">
          <table:table-cell office:value-type="string">
            <text:p>1600-33GZ.tif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210000">
            <text:p>21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7]-[.B517])/[.F517]" office:value-type="float" office:value="0.625">
            <text:p>0,625</text:p>
          </table:table-cell>
          <table:table-cell table:formula="of:=([.E517]-[.C517])/[.G517]" office:value-type="float" office:value="0.625">
            <text:p>0,625</text:p>
          </table:table-cell>
        </table:table-row>
        <table:table-row table:style-name="ro1">
          <table:table-cell office:value-type="string">
            <text:p>1600-33HN.tif</text:p>
          </table:table-cell>
          <table:table-cell office:value-type="float" office:value="210000">
            <text:p>210000</text:p>
          </table:table-cell>
          <table:table-cell office:value-type="float" office:value="456250">
            <text:p>456250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8]-[.B518])/[.F518]" office:value-type="float" office:value="0.625">
            <text:p>0,625</text:p>
          </table:table-cell>
          <table:table-cell table:formula="of:=([.E518]-[.C518])/[.G518]" office:value-type="float" office:value="0.625">
            <text:p>0,625</text:p>
          </table:table-cell>
        </table:table-row>
        <table:table-row table:style-name="ro1">
          <table:table-cell office:value-type="string">
            <text:p>1600-33HZ.tif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19]-[.B519])/[.F519]" office:value-type="float" office:value="0.625">
            <text:p>0,625</text:p>
          </table:table-cell>
          <table:table-cell table:formula="of:=([.E519]-[.C519])/[.G519]" office:value-type="float" office:value="0.625">
            <text:p>0,625</text:p>
          </table:table-cell>
        </table:table-row>
        <table:table-row table:style-name="ro1">
          <table:table-cell office:value-type="string">
            <text:p>1600-34AN.tif</text:p>
          </table:table-cell>
          <table:table-cell office:value-type="float" office:value="220000">
            <text:p>220000</text:p>
          </table:table-cell>
          <table:table-cell office:value-type="float" office:value="468750">
            <text:p>468750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0]-[.B520])/[.F520]" office:value-type="float" office:value="0.625">
            <text:p>0,625</text:p>
          </table:table-cell>
          <table:table-cell table:formula="of:=([.E520]-[.C520])/[.G520]" office:value-type="float" office:value="0.625">
            <text:p>0,625</text:p>
          </table:table-cell>
        </table:table-row>
        <table:table-row table:style-name="ro1">
          <table:table-cell office:value-type="string">
            <text:p>1600-34AZ.tif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office:value-type="float" office:value="230000">
            <text:p>23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1]-[.B521])/[.F521]" office:value-type="float" office:value="0.625">
            <text:p>0,625</text:p>
          </table:table-cell>
          <table:table-cell table:formula="of:=([.E521]-[.C521])/[.G521]" office:value-type="float" office:value="0.625">
            <text:p>0,625</text:p>
          </table:table-cell>
        </table:table-row>
        <table:table-row table:style-name="ro1">
          <table:table-cell office:value-type="string">
            <text:p>1600-34BN.tif</text:p>
          </table:table-cell>
          <table:table-cell office:value-type="float" office:value="230000">
            <text:p>230000</text:p>
          </table:table-cell>
          <table:table-cell office:value-type="float" office:value="468750">
            <text:p>468750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2]-[.B522])/[.F522]" office:value-type="float" office:value="0.625">
            <text:p>0,625</text:p>
          </table:table-cell>
          <table:table-cell table:formula="of:=([.E522]-[.C522])/[.G522]" office:value-type="float" office:value="0.625">
            <text:p>0,625</text:p>
          </table:table-cell>
        </table:table-row>
        <table:table-row table:style-name="ro1">
          <table:table-cell office:value-type="string">
            <text:p>1600-34BZ.tif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office:value-type="float" office:value="240000">
            <text:p>24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3]-[.B523])/[.F523]" office:value-type="float" office:value="0.625">
            <text:p>0,625</text:p>
          </table:table-cell>
          <table:table-cell table:formula="of:=([.E523]-[.C523])/[.G523]" office:value-type="float" office:value="0.625">
            <text:p>0,625</text:p>
          </table:table-cell>
        </table:table-row>
        <table:table-row table:style-name="ro1">
          <table:table-cell office:value-type="string">
            <text:p>1600-34CN.tif</text:p>
          </table:table-cell>
          <table:table-cell office:value-type="float" office:value="220000">
            <text:p>220000</text:p>
          </table:table-cell>
          <table:table-cell office:value-type="float" office:value="456250">
            <text:p>456250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4]-[.B524])/[.F524]" office:value-type="float" office:value="0.625">
            <text:p>0,625</text:p>
          </table:table-cell>
          <table:table-cell table:formula="of:=([.E524]-[.C524])/[.G524]" office:value-type="float" office:value="0.625">
            <text:p>0,625</text:p>
          </table:table-cell>
        </table:table-row>
        <table:table-row table:style-name="ro1">
          <table:table-cell office:value-type="string">
            <text:p>1600-34CZ.tif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30000">
            <text:p>23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5]-[.B525])/[.F525]" office:value-type="float" office:value="0.625">
            <text:p>0,625</text:p>
          </table:table-cell>
          <table:table-cell table:formula="of:=([.E525]-[.C525])/[.G525]" office:value-type="float" office:value="0.625">
            <text:p>0,625</text:p>
          </table:table-cell>
        </table:table-row>
        <table:table-row table:style-name="ro1">
          <table:table-cell office:value-type="string">
            <text:p>1600-34DN.tif</text:p>
          </table:table-cell>
          <table:table-cell office:value-type="float" office:value="230000">
            <text:p>230000</text:p>
          </table:table-cell>
          <table:table-cell office:value-type="float" office:value="456250">
            <text:p>456250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6]-[.B526])/[.F526]" office:value-type="float" office:value="0.625">
            <text:p>0,625</text:p>
          </table:table-cell>
          <table:table-cell table:formula="of:=([.E526]-[.C526])/[.G526]" office:value-type="float" office:value="0.625">
            <text:p>0,625</text:p>
          </table:table-cell>
        </table:table-row>
        <table:table-row table:style-name="ro1">
          <table:table-cell office:value-type="string">
            <text:p>1600-34DZ.tif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office:value-type="float" office:value="240000">
            <text:p>24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7]-[.B527])/[.F527]" office:value-type="float" office:value="0.625">
            <text:p>0,625</text:p>
          </table:table-cell>
          <table:table-cell table:formula="of:=([.E527]-[.C527])/[.G527]" office:value-type="float" office:value="0.625">
            <text:p>0,625</text:p>
          </table:table-cell>
        </table:table-row>
        <table:table-row table:style-name="ro1">
          <table:table-cell office:value-type="string">
            <text:p>1600-34EN.tif</text:p>
          </table:table-cell>
          <table:table-cell office:value-type="float" office:value="240000">
            <text:p>240000</text:p>
          </table:table-cell>
          <table:table-cell office:value-type="float" office:value="468750">
            <text:p>468750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8]-[.B528])/[.F528]" office:value-type="float" office:value="0.625">
            <text:p>0,625</text:p>
          </table:table-cell>
          <table:table-cell table:formula="of:=([.E528]-[.C528])/[.G528]" office:value-type="float" office:value="0.625">
            <text:p>0,625</text:p>
          </table:table-cell>
        </table:table-row>
        <table:table-row table:style-name="ro1">
          <table:table-cell office:value-type="string">
            <text:p>1600-34EZ.tif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office:value-type="float" office:value="250000">
            <text:p>25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29]-[.B529])/[.F529]" office:value-type="float" office:value="0.625">
            <text:p>0,625</text:p>
          </table:table-cell>
          <table:table-cell table:formula="of:=([.E529]-[.C529])/[.G529]" office:value-type="float" office:value="0.625">
            <text:p>0,625</text:p>
          </table:table-cell>
        </table:table-row>
        <table:table-row table:style-name="ro1">
          <table:table-cell office:value-type="string">
            <text:p>1600-34FN.tif</text:p>
          </table:table-cell>
          <table:table-cell office:value-type="float" office:value="250000">
            <text:p>250000</text:p>
          </table:table-cell>
          <table:table-cell office:value-type="float" office:value="468750">
            <text:p>46875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0]-[.B530])/[.F530]" office:value-type="float" office:value="0.625">
            <text:p>0,625</text:p>
          </table:table-cell>
          <table:table-cell table:formula="of:=([.E530]-[.C530])/[.G530]" office:value-type="float" office:value="0.625">
            <text:p>0,625</text:p>
          </table:table-cell>
        </table:table-row>
        <table:table-row table:style-name="ro1">
          <table:table-cell office:value-type="string">
            <text:p>1600-34FZ.tif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office:value-type="float" office:value="260000">
            <text:p>26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1]-[.B531])/[.F531]" office:value-type="float" office:value="0.625">
            <text:p>0,625</text:p>
          </table:table-cell>
          <table:table-cell table:formula="of:=([.E531]-[.C531])/[.G531]" office:value-type="float" office:value="0.625">
            <text:p>0,625</text:p>
          </table:table-cell>
        </table:table-row>
        <table:table-row table:style-name="ro1">
          <table:table-cell office:value-type="string">
            <text:p>1600-34GN.tif</text:p>
          </table:table-cell>
          <table:table-cell office:value-type="float" office:value="240000">
            <text:p>240000</text:p>
          </table:table-cell>
          <table:table-cell office:value-type="float" office:value="456250">
            <text:p>456250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2]-[.B532])/[.F532]" office:value-type="float" office:value="0.625">
            <text:p>0,625</text:p>
          </table:table-cell>
          <table:table-cell table:formula="of:=([.E532]-[.C532])/[.G532]" office:value-type="float" office:value="0.625">
            <text:p>0,625</text:p>
          </table:table-cell>
        </table:table-row>
        <table:table-row table:style-name="ro1">
          <table:table-cell office:value-type="string">
            <text:p>1600-34GZ.tif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250000">
            <text:p>25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3]-[.B533])/[.F533]" office:value-type="float" office:value="0.625">
            <text:p>0,625</text:p>
          </table:table-cell>
          <table:table-cell table:formula="of:=([.E533]-[.C533])/[.G533]" office:value-type="float" office:value="0.625">
            <text:p>0,625</text:p>
          </table:table-cell>
        </table:table-row>
        <table:table-row table:style-name="ro1">
          <table:table-cell office:value-type="string">
            <text:p>1600-34HN.tif</text:p>
          </table:table-cell>
          <table:table-cell office:value-type="float" office:value="250000">
            <text:p>250000</text:p>
          </table:table-cell>
          <table:table-cell office:value-type="float" office:value="456250">
            <text:p>456250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4]-[.B534])/[.F534]" office:value-type="float" office:value="0.625">
            <text:p>0,625</text:p>
          </table:table-cell>
          <table:table-cell table:formula="of:=([.E534]-[.C534])/[.G534]" office:value-type="float" office:value="0.625">
            <text:p>0,625</text:p>
          </table:table-cell>
        </table:table-row>
        <table:table-row table:style-name="ro1">
          <table:table-cell office:value-type="string">
            <text:p>1600-34HZ.tif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5]-[.B535])/[.F535]" office:value-type="float" office:value="0.625">
            <text:p>0,625</text:p>
          </table:table-cell>
          <table:table-cell table:formula="of:=([.E535]-[.C535])/[.G535]" office:value-type="float" office:value="0.625">
            <text:p>0,625</text:p>
          </table:table-cell>
        </table:table-row>
        <table:table-row table:style-name="ro1">
          <table:table-cell office:value-type="string">
            <text:p>1600-35AN.tif</text:p>
          </table:table-cell>
          <table:table-cell office:value-type="float" office:value="260000">
            <text:p>260000</text:p>
          </table:table-cell>
          <table:table-cell office:value-type="float" office:value="468750">
            <text:p>468750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6]-[.B536])/[.F536]" office:value-type="float" office:value="0.625">
            <text:p>0,625</text:p>
          </table:table-cell>
          <table:table-cell table:formula="of:=([.E536]-[.C536])/[.G536]" office:value-type="float" office:value="0.625">
            <text:p>0,625</text:p>
          </table:table-cell>
        </table:table-row>
        <table:table-row table:style-name="ro1">
          <table:table-cell office:value-type="string">
            <text:p>1600-35AZ.tif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office:value-type="float" office:value="270000">
            <text:p>27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7]-[.B537])/[.F537]" office:value-type="float" office:value="0.625">
            <text:p>0,625</text:p>
          </table:table-cell>
          <table:table-cell table:formula="of:=([.E537]-[.C537])/[.G537]" office:value-type="float" office:value="0.625">
            <text:p>0,625</text:p>
          </table:table-cell>
        </table:table-row>
        <table:table-row table:style-name="ro1">
          <table:table-cell office:value-type="string">
            <text:p>1600-35BN.tif</text:p>
          </table:table-cell>
          <table:table-cell office:value-type="float" office:value="270000">
            <text:p>270000</text:p>
          </table:table-cell>
          <table:table-cell office:value-type="float" office:value="468750">
            <text:p>46875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8]-[.B538])/[.F538]" office:value-type="float" office:value="0.625">
            <text:p>0,625</text:p>
          </table:table-cell>
          <table:table-cell table:formula="of:=([.E538]-[.C538])/[.G538]" office:value-type="float" office:value="0.625">
            <text:p>0,625</text:p>
          </table:table-cell>
        </table:table-row>
        <table:table-row table:style-name="ro1">
          <table:table-cell office:value-type="string">
            <text:p>1600-35BZ.tif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office:value-type="float" office:value="280000">
            <text:p>280000</text:p>
          </table:table-cell>
          <table:table-cell office:value-type="float" office:value="468750">
            <text:p>4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39]-[.B539])/[.F539]" office:value-type="float" office:value="0.625">
            <text:p>0,625</text:p>
          </table:table-cell>
          <table:table-cell table:formula="of:=([.E539]-[.C539])/[.G539]" office:value-type="float" office:value="0.625">
            <text:p>0,625</text:p>
          </table:table-cell>
        </table:table-row>
        <table:table-row table:style-name="ro1">
          <table:table-cell office:value-type="string">
            <text:p>1600-35CN.tif</text:p>
          </table:table-cell>
          <table:table-cell office:value-type="float" office:value="260000">
            <text:p>260000</text:p>
          </table:table-cell>
          <table:table-cell office:value-type="float" office:value="456250">
            <text:p>456250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0]-[.B540])/[.F540]" office:value-type="float" office:value="0.625">
            <text:p>0,625</text:p>
          </table:table-cell>
          <table:table-cell table:formula="of:=([.E540]-[.C540])/[.G540]" office:value-type="float" office:value="0.625">
            <text:p>0,625</text:p>
          </table:table-cell>
        </table:table-row>
        <table:table-row table:style-name="ro1">
          <table:table-cell office:value-type="string">
            <text:p>1600-35CZ.tif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70000">
            <text:p>27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1]-[.B541])/[.F541]" office:value-type="float" office:value="0.625">
            <text:p>0,625</text:p>
          </table:table-cell>
          <table:table-cell table:formula="of:=([.E541]-[.C541])/[.G541]" office:value-type="float" office:value="0.625">
            <text:p>0,625</text:p>
          </table:table-cell>
        </table:table-row>
        <table:table-row table:style-name="ro1">
          <table:table-cell office:value-type="string">
            <text:p>1600-35DN.tif</text:p>
          </table:table-cell>
          <table:table-cell office:value-type="float" office:value="270000">
            <text:p>270000</text:p>
          </table:table-cell>
          <table:table-cell office:value-type="float" office:value="456250">
            <text:p>456250</text:p>
          </table:table-cell>
          <table:table-cell office:value-type="float" office:value="280000">
            <text:p>280000</text:p>
          </table:table-cell>
          <table:table-cell office:value-type="float" office:value="462500">
            <text:p>4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2]-[.B542])/[.F542]" office:value-type="float" office:value="0.625">
            <text:p>0,625</text:p>
          </table:table-cell>
          <table:table-cell table:formula="of:=([.E542]-[.C542])/[.G542]" office:value-type="float" office:value="0.625">
            <text:p>0,625</text:p>
          </table:table-cell>
        </table:table-row>
        <table:table-row table:style-name="ro1">
          <table:table-cell office:value-type="string">
            <text:p>1600-35DZ.tif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56250">
            <text:p>4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3]-[.B543])/[.F543]" office:value-type="float" office:value="0.625">
            <text:p>0,625</text:p>
          </table:table-cell>
          <table:table-cell table:formula="of:=([.E543]-[.C543])/[.G543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37AN.tif</text:p>
          </table:table-cell>
          <table:table-cell office:value-type="float" office:value="60000">
            <text:p>60000</text:p>
          </table:table-cell>
          <table:table-cell office:value-type="float" office:value="443750">
            <text:p>443750</text:p>
          </table:table-cell>
          <table:table-cell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5]-[.B545])/[.F545]" office:value-type="float" office:value="0.625">
            <text:p>0,625</text:p>
          </table:table-cell>
          <table:table-cell table:formula="of:=([.E545]-[.C545])/[.G545]" office:value-type="float" office:value="0.625">
            <text:p>0,625</text:p>
          </table:table-cell>
        </table:table-row>
        <table:table-row table:style-name="ro1">
          <table:table-cell office:value-type="string">
            <text:p>1600-37AZ.tif</text:p>
          </table:table-cell>
          <table:table-cell office:value-type="float" office:value="60000">
            <text:p>60000</text:p>
          </table:table-cell>
          <table:table-cell office:value-type="float" office:value="437500">
            <text:p>437500</text:p>
          </table:table-cell>
          <table:table-cell office:value-type="float" office:value="70000">
            <text:p>7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6]-[.B546])/[.F546]" office:value-type="float" office:value="0.625">
            <text:p>0,625</text:p>
          </table:table-cell>
          <table:table-cell table:formula="of:=([.E546]-[.C546])/[.G546]" office:value-type="float" office:value="0.625">
            <text:p>0,625</text:p>
          </table:table-cell>
        </table:table-row>
        <table:table-row table:style-name="ro1">
          <table:table-cell office:value-type="string">
            <text:p>1600-37BN.tif</text:p>
          </table:table-cell>
          <table:table-cell office:value-type="float" office:value="70000">
            <text:p>70000</text:p>
          </table:table-cell>
          <table:table-cell office:value-type="float" office:value="443750">
            <text:p>443750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7]-[.B547])/[.F547]" office:value-type="float" office:value="0.625">
            <text:p>0,625</text:p>
          </table:table-cell>
          <table:table-cell table:formula="of:=([.E547]-[.C547])/[.G547]" office:value-type="float" office:value="0.625">
            <text:p>0,625</text:p>
          </table:table-cell>
        </table:table-row>
        <table:table-row table:style-name="ro1">
          <table:table-cell office:value-type="string">
            <text:p>1600-37BZ.tif</text:p>
          </table:table-cell>
          <table:table-cell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office:value-type="float" office:value="80000">
            <text:p>8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8]-[.B548])/[.F548]" office:value-type="float" office:value="0.625">
            <text:p>0,625</text:p>
          </table:table-cell>
          <table:table-cell table:formula="of:=([.E548]-[.C548])/[.G548]" office:value-type="float" office:value="0.625">
            <text:p>0,625</text:p>
          </table:table-cell>
        </table:table-row>
        <table:table-row table:style-name="ro1">
          <table:table-cell office:value-type="string">
            <text:p>1600-37CN.tif</text:p>
          </table:table-cell>
          <table:table-cell office:value-type="float" office:value="60000">
            <text:p>60000</text:p>
          </table:table-cell>
          <table:table-cell office:value-type="float" office:value="431250">
            <text:p>431250</text:p>
          </table:table-cell>
          <table:table-cell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49]-[.B549])/[.F549]" office:value-type="float" office:value="0.625">
            <text:p>0,625</text:p>
          </table:table-cell>
          <table:table-cell table:formula="of:=([.E549]-[.C549])/[.G549]" office:value-type="float" office:value="0.625">
            <text:p>0,625</text:p>
          </table:table-cell>
        </table:table-row>
        <table:table-row table:style-name="ro1">
          <table:table-cell office:value-type="string">
            <text:p>1600-37CZ.tif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70000">
            <text:p>7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0]-[.B550])/[.F550]" office:value-type="float" office:value="0.625">
            <text:p>0,625</text:p>
          </table:table-cell>
          <table:table-cell table:formula="of:=([.E550]-[.C550])/[.G550]" office:value-type="float" office:value="0.625">
            <text:p>0,625</text:p>
          </table:table-cell>
        </table:table-row>
        <table:table-row table:style-name="ro1">
          <table:table-cell office:value-type="string">
            <text:p>1600-37DN.tif</text:p>
          </table:table-cell>
          <table:table-cell office:value-type="float" office:value="70000">
            <text:p>70000</text:p>
          </table:table-cell>
          <table:table-cell office:value-type="float" office:value="431250">
            <text:p>431250</text:p>
          </table:table-cell>
          <table:table-cell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1]-[.B551])/[.F551]" office:value-type="float" office:value="0.625">
            <text:p>0,625</text:p>
          </table:table-cell>
          <table:table-cell table:formula="of:=([.E551]-[.C551])/[.G551]" office:value-type="float" office:value="0.625">
            <text:p>0,625</text:p>
          </table:table-cell>
        </table:table-row>
        <table:table-row table:style-name="ro1">
          <table:table-cell office:value-type="string">
            <text:p>1600-37DZ.tif</text:p>
          </table:table-cell>
          <table:table-cell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office:value-type="float" office:value="80000">
            <text:p>8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2]-[.B552])/[.F552]" office:value-type="float" office:value="0.625">
            <text:p>0,625</text:p>
          </table:table-cell>
          <table:table-cell table:formula="of:=([.E552]-[.C552])/[.G552]" office:value-type="float" office:value="0.625">
            <text:p>0,625</text:p>
          </table:table-cell>
        </table:table-row>
        <table:table-row table:style-name="ro1">
          <table:table-cell office:value-type="string">
            <text:p>1600-37EN.tif</text:p>
          </table:table-cell>
          <table:table-cell office:value-type="float" office:value="80000">
            <text:p>80000</text:p>
          </table:table-cell>
          <table:table-cell office:value-type="float" office:value="443750">
            <text:p>443750</text:p>
          </table:table-cell>
          <table:table-cell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3]-[.B553])/[.F553]" office:value-type="float" office:value="0.625">
            <text:p>0,625</text:p>
          </table:table-cell>
          <table:table-cell table:formula="of:=([.E553]-[.C553])/[.G553]" office:value-type="float" office:value="0.625">
            <text:p>0,625</text:p>
          </table:table-cell>
        </table:table-row>
        <table:table-row table:style-name="ro1">
          <table:table-cell office:value-type="string">
            <text:p>1600-37EZ.tif</text:p>
          </table:table-cell>
          <table:table-cell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office:value-type="float" office:value="90000">
            <text:p>9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4]-[.B554])/[.F554]" office:value-type="float" office:value="0.625">
            <text:p>0,625</text:p>
          </table:table-cell>
          <table:table-cell table:formula="of:=([.E554]-[.C554])/[.G554]" office:value-type="float" office:value="0.625">
            <text:p>0,625</text:p>
          </table:table-cell>
        </table:table-row>
        <table:table-row table:style-name="ro1">
          <table:table-cell office:value-type="string">
            <text:p>1600-37FN.tif</text:p>
          </table:table-cell>
          <table:table-cell office:value-type="float" office:value="90000">
            <text:p>90000</text:p>
          </table:table-cell>
          <table:table-cell office:value-type="float" office:value="443750">
            <text:p>443750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5]-[.B555])/[.F555]" office:value-type="float" office:value="0.625">
            <text:p>0,625</text:p>
          </table:table-cell>
          <table:table-cell table:formula="of:=([.E555]-[.C555])/[.G555]" office:value-type="float" office:value="0.625">
            <text:p>0,625</text:p>
          </table:table-cell>
        </table:table-row>
        <table:table-row table:style-name="ro1">
          <table:table-cell office:value-type="string">
            <text:p>1600-37FZ.tif</text:p>
          </table:table-cell>
          <table:table-cell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office:value-type="float" office:value="100000">
            <text:p>10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6]-[.B556])/[.F556]" office:value-type="float" office:value="0.625">
            <text:p>0,625</text:p>
          </table:table-cell>
          <table:table-cell table:formula="of:=([.E556]-[.C556])/[.G556]" office:value-type="float" office:value="0.625">
            <text:p>0,625</text:p>
          </table:table-cell>
        </table:table-row>
        <table:table-row table:style-name="ro1">
          <table:table-cell office:value-type="string">
            <text:p>1600-37GN.tif</text:p>
          </table:table-cell>
          <table:table-cell office:value-type="float" office:value="80000">
            <text:p>80000</text:p>
          </table:table-cell>
          <table:table-cell office:value-type="float" office:value="431250">
            <text:p>431250</text:p>
          </table:table-cell>
          <table:table-cell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7]-[.B557])/[.F557]" office:value-type="float" office:value="0.625">
            <text:p>0,625</text:p>
          </table:table-cell>
          <table:table-cell table:formula="of:=([.E557]-[.C557])/[.G557]" office:value-type="float" office:value="0.625">
            <text:p>0,625</text:p>
          </table:table-cell>
        </table:table-row>
        <table:table-row table:style-name="ro1">
          <table:table-cell office:value-type="string">
            <text:p>1600-37GZ.tif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90000">
            <text:p>9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8]-[.B558])/[.F558]" office:value-type="float" office:value="0.625">
            <text:p>0,625</text:p>
          </table:table-cell>
          <table:table-cell table:formula="of:=([.E558]-[.C558])/[.G558]" office:value-type="float" office:value="0.625">
            <text:p>0,625</text:p>
          </table:table-cell>
        </table:table-row>
        <table:table-row table:style-name="ro1">
          <table:table-cell office:value-type="string">
            <text:p>1600-37HN.tif</text:p>
          </table:table-cell>
          <table:table-cell office:value-type="float" office:value="90000">
            <text:p>90000</text:p>
          </table:table-cell>
          <table:table-cell office:value-type="float" office:value="431250">
            <text:p>431250</text:p>
          </table:table-cell>
          <table:table-cell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59]-[.B559])/[.F559]" office:value-type="float" office:value="0.625">
            <text:p>0,625</text:p>
          </table:table-cell>
          <table:table-cell table:formula="of:=([.E559]-[.C559])/[.G559]" office:value-type="float" office:value="0.625">
            <text:p>0,625</text:p>
          </table:table-cell>
        </table:table-row>
        <table:table-row table:style-name="ro1">
          <table:table-cell office:value-type="string">
            <text:p>1600-37HZ.tif</text:p>
          </table:table-cell>
          <table:table-cell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0]-[.B560])/[.F560]" office:value-type="float" office:value="0.625">
            <text:p>0,625</text:p>
          </table:table-cell>
          <table:table-cell table:formula="of:=([.E560]-[.C560])/[.G560]" office:value-type="float" office:value="0.625">
            <text:p>0,625</text:p>
          </table:table-cell>
        </table:table-row>
        <table:table-row table:style-name="ro1">
          <table:table-cell office:value-type="string">
            <text:p>1600-38AN.tif</text:p>
          </table:table-cell>
          <table:table-cell office:value-type="float" office:value="100000">
            <text:p>100000</text:p>
          </table:table-cell>
          <table:table-cell office:value-type="float" office:value="443750">
            <text:p>443750</text:p>
          </table:table-cell>
          <table:table-cell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1]-[.B561])/[.F561]" office:value-type="float" office:value="0.625">
            <text:p>0,625</text:p>
          </table:table-cell>
          <table:table-cell table:formula="of:=([.E561]-[.C561])/[.G561]" office:value-type="float" office:value="0.625">
            <text:p>0,625</text:p>
          </table:table-cell>
        </table:table-row>
        <table:table-row table:style-name="ro1">
          <table:table-cell office:value-type="string">
            <text:p>1600-38AZ.tif</text:p>
          </table:table-cell>
          <table:table-cell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office:value-type="float" office:value="110000">
            <text:p>11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2]-[.B562])/[.F562]" office:value-type="float" office:value="0.625">
            <text:p>0,625</text:p>
          </table:table-cell>
          <table:table-cell table:formula="of:=([.E562]-[.C562])/[.G562]" office:value-type="float" office:value="0.625">
            <text:p>0,625</text:p>
          </table:table-cell>
        </table:table-row>
        <table:table-row table:style-name="ro1">
          <table:table-cell office:value-type="string">
            <text:p>1600-38BN.tif</text:p>
          </table:table-cell>
          <table:table-cell office:value-type="float" office:value="110000">
            <text:p>110000</text:p>
          </table:table-cell>
          <table:table-cell office:value-type="float" office:value="443750">
            <text:p>443750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3]-[.B563])/[.F563]" office:value-type="float" office:value="0.625">
            <text:p>0,625</text:p>
          </table:table-cell>
          <table:table-cell table:formula="of:=([.E563]-[.C563])/[.G563]" office:value-type="float" office:value="0.625">
            <text:p>0,625</text:p>
          </table:table-cell>
        </table:table-row>
        <table:table-row table:style-name="ro1">
          <table:table-cell office:value-type="string">
            <text:p>1600-38BZ.tif</text:p>
          </table:table-cell>
          <table:table-cell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office:value-type="float" office:value="120000">
            <text:p>12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4]-[.B564])/[.F564]" office:value-type="float" office:value="0.625">
            <text:p>0,625</text:p>
          </table:table-cell>
          <table:table-cell table:formula="of:=([.E564]-[.C564])/[.G564]" office:value-type="float" office:value="0.625">
            <text:p>0,625</text:p>
          </table:table-cell>
        </table:table-row>
        <table:table-row table:style-name="ro1">
          <table:table-cell office:value-type="string">
            <text:p>1600-38CN.tif</text:p>
          </table:table-cell>
          <table:table-cell office:value-type="float" office:value="100000">
            <text:p>100000</text:p>
          </table:table-cell>
          <table:table-cell office:value-type="float" office:value="431250">
            <text:p>431250</text:p>
          </table:table-cell>
          <table:table-cell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5]-[.B565])/[.F565]" office:value-type="float" office:value="0.625">
            <text:p>0,625</text:p>
          </table:table-cell>
          <table:table-cell table:formula="of:=([.E565]-[.C565])/[.G565]" office:value-type="float" office:value="0.625">
            <text:p>0,625</text:p>
          </table:table-cell>
        </table:table-row>
        <table:table-row table:style-name="ro1">
          <table:table-cell office:value-type="string">
            <text:p>1600-38CZ.tif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10000">
            <text:p>11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6]-[.B566])/[.F566]" office:value-type="float" office:value="0.625">
            <text:p>0,625</text:p>
          </table:table-cell>
          <table:table-cell table:formula="of:=([.E566]-[.C566])/[.G566]" office:value-type="float" office:value="0.625">
            <text:p>0,625</text:p>
          </table:table-cell>
        </table:table-row>
        <table:table-row table:style-name="ro1">
          <table:table-cell office:value-type="string">
            <text:p>1600-38DN.tif</text:p>
          </table:table-cell>
          <table:table-cell office:value-type="float" office:value="110000">
            <text:p>110000</text:p>
          </table:table-cell>
          <table:table-cell office:value-type="float" office:value="431250">
            <text:p>431250</text:p>
          </table:table-cell>
          <table:table-cell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7]-[.B567])/[.F567]" office:value-type="float" office:value="0.625">
            <text:p>0,625</text:p>
          </table:table-cell>
          <table:table-cell table:formula="of:=([.E567]-[.C567])/[.G567]" office:value-type="float" office:value="0.625">
            <text:p>0,625</text:p>
          </table:table-cell>
        </table:table-row>
        <table:table-row table:style-name="ro1">
          <table:table-cell office:value-type="string">
            <text:p>1600-38DZ.tif</text:p>
          </table:table-cell>
          <table:table-cell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office:value-type="float" office:value="120000">
            <text:p>12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8]-[.B568])/[.F568]" office:value-type="float" office:value="0.625">
            <text:p>0,625</text:p>
          </table:table-cell>
          <table:table-cell table:formula="of:=([.E568]-[.C568])/[.G568]" office:value-type="float" office:value="0.625">
            <text:p>0,625</text:p>
          </table:table-cell>
        </table:table-row>
        <table:table-row table:style-name="ro1">
          <table:table-cell office:value-type="string">
            <text:p>1600-38EN.tif</text:p>
          </table:table-cell>
          <table:table-cell office:value-type="float" office:value="120000">
            <text:p>120000</text:p>
          </table:table-cell>
          <table:table-cell office:value-type="float" office:value="443750">
            <text:p>443750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69]-[.B569])/[.F569]" office:value-type="float" office:value="0.625">
            <text:p>0,625</text:p>
          </table:table-cell>
          <table:table-cell table:formula="of:=([.E569]-[.C569])/[.G569]" office:value-type="float" office:value="0.625">
            <text:p>0,625</text:p>
          </table:table-cell>
        </table:table-row>
        <table:table-row table:style-name="ro1">
          <table:table-cell office:value-type="string">
            <text:p>1600-38EZ.tif</text:p>
          </table:table-cell>
          <table:table-cell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office:value-type="float" office:value="130000">
            <text:p>13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0]-[.B570])/[.F570]" office:value-type="float" office:value="0.625">
            <text:p>0,625</text:p>
          </table:table-cell>
          <table:table-cell table:formula="of:=([.E570]-[.C570])/[.G570]" office:value-type="float" office:value="0.625">
            <text:p>0,625</text:p>
          </table:table-cell>
        </table:table-row>
        <table:table-row table:style-name="ro1">
          <table:table-cell office:value-type="string">
            <text:p>1600-38FN.tif</text:p>
          </table:table-cell>
          <table:table-cell office:value-type="float" office:value="130000">
            <text:p>130000</text:p>
          </table:table-cell>
          <table:table-cell office:value-type="float" office:value="443750">
            <text:p>44375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1]-[.B571])/[.F571]" office:value-type="float" office:value="0.625">
            <text:p>0,625</text:p>
          </table:table-cell>
          <table:table-cell table:formula="of:=([.E571]-[.C571])/[.G571]" office:value-type="float" office:value="0.625">
            <text:p>0,625</text:p>
          </table:table-cell>
        </table:table-row>
        <table:table-row table:style-name="ro1">
          <table:table-cell office:value-type="string">
            <text:p>1600-38FZ.tif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office:value-type="float" office:value="140000">
            <text:p>14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2]-[.B572])/[.F572]" office:value-type="float" office:value="0.625">
            <text:p>0,625</text:p>
          </table:table-cell>
          <table:table-cell table:formula="of:=([.E572]-[.C572])/[.G572]" office:value-type="float" office:value="0.625">
            <text:p>0,625</text:p>
          </table:table-cell>
        </table:table-row>
        <table:table-row table:style-name="ro1">
          <table:table-cell office:value-type="string">
            <text:p>1600-38GN.tif</text:p>
          </table:table-cell>
          <table:table-cell office:value-type="float" office:value="120000">
            <text:p>120000</text:p>
          </table:table-cell>
          <table:table-cell office:value-type="float" office:value="431250">
            <text:p>431250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3]-[.B573])/[.F573]" office:value-type="float" office:value="0.625">
            <text:p>0,625</text:p>
          </table:table-cell>
          <table:table-cell table:formula="of:=([.E573]-[.C573])/[.G573]" office:value-type="float" office:value="0.625">
            <text:p>0,625</text:p>
          </table:table-cell>
        </table:table-row>
        <table:table-row table:style-name="ro1">
          <table:table-cell office:value-type="string">
            <text:p>1600-38GZ.tif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130000">
            <text:p>13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4]-[.B574])/[.F574]" office:value-type="float" office:value="0.625">
            <text:p>0,625</text:p>
          </table:table-cell>
          <table:table-cell table:formula="of:=([.E574]-[.C574])/[.G574]" office:value-type="float" office:value="0.625">
            <text:p>0,625</text:p>
          </table:table-cell>
        </table:table-row>
        <table:table-row table:style-name="ro1">
          <table:table-cell office:value-type="string">
            <text:p>1600-38HN.tif</text:p>
          </table:table-cell>
          <table:table-cell office:value-type="float" office:value="130000">
            <text:p>130000</text:p>
          </table:table-cell>
          <table:table-cell office:value-type="float" office:value="431250">
            <text:p>431250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5]-[.B575])/[.F575]" office:value-type="float" office:value="0.625">
            <text:p>0,625</text:p>
          </table:table-cell>
          <table:table-cell table:formula="of:=([.E575]-[.C575])/[.G575]" office:value-type="float" office:value="0.625">
            <text:p>0,625</text:p>
          </table:table-cell>
        </table:table-row>
        <table:table-row table:style-name="ro1">
          <table:table-cell office:value-type="string">
            <text:p>1600-38HZ.tif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6]-[.B576])/[.F576]" office:value-type="float" office:value="0.625">
            <text:p>0,625</text:p>
          </table:table-cell>
          <table:table-cell table:formula="of:=([.E576]-[.C576])/[.G576]" office:value-type="float" office:value="0.625">
            <text:p>0,625</text:p>
          </table:table-cell>
        </table:table-row>
        <table:table-row table:style-name="ro1">
          <table:table-cell office:value-type="string">
            <text:p>1600-39AN.tif</text:p>
          </table:table-cell>
          <table:table-cell office:value-type="float" office:value="140000">
            <text:p>140000</text:p>
          </table:table-cell>
          <table:table-cell office:value-type="float" office:value="443750">
            <text:p>443750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7]-[.B577])/[.F577]" office:value-type="float" office:value="0.625">
            <text:p>0,625</text:p>
          </table:table-cell>
          <table:table-cell table:formula="of:=([.E577]-[.C577])/[.G577]" office:value-type="float" office:value="0.625">
            <text:p>0,625</text:p>
          </table:table-cell>
        </table:table-row>
        <table:table-row table:style-name="ro1">
          <table:table-cell office:value-type="string">
            <text:p>1600-39AZ.tif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office:value-type="float" office:value="150000">
            <text:p>15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8]-[.B578])/[.F578]" office:value-type="float" office:value="0.625">
            <text:p>0,625</text:p>
          </table:table-cell>
          <table:table-cell table:formula="of:=([.E578]-[.C578])/[.G578]" office:value-type="float" office:value="0.625">
            <text:p>0,625</text:p>
          </table:table-cell>
        </table:table-row>
        <table:table-row table:style-name="ro1">
          <table:table-cell office:value-type="string">
            <text:p>1600-39BN.tif</text:p>
          </table:table-cell>
          <table:table-cell office:value-type="float" office:value="150000">
            <text:p>150000</text:p>
          </table:table-cell>
          <table:table-cell office:value-type="float" office:value="443750">
            <text:p>443750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79]-[.B579])/[.F579]" office:value-type="float" office:value="0.625">
            <text:p>0,625</text:p>
          </table:table-cell>
          <table:table-cell table:formula="of:=([.E579]-[.C579])/[.G579]" office:value-type="float" office:value="0.625">
            <text:p>0,625</text:p>
          </table:table-cell>
        </table:table-row>
        <table:table-row table:style-name="ro1">
          <table:table-cell office:value-type="string">
            <text:p>1600-39BZ.tif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office:value-type="float" office:value="160000">
            <text:p>16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0]-[.B580])/[.F580]" office:value-type="float" office:value="0.625">
            <text:p>0,625</text:p>
          </table:table-cell>
          <table:table-cell table:formula="of:=([.E580]-[.C580])/[.G580]" office:value-type="float" office:value="0.625">
            <text:p>0,625</text:p>
          </table:table-cell>
        </table:table-row>
        <table:table-row table:style-name="ro1">
          <table:table-cell office:value-type="string">
            <text:p>1600-39CN.tif</text:p>
          </table:table-cell>
          <table:table-cell office:value-type="float" office:value="140000">
            <text:p>140000</text:p>
          </table:table-cell>
          <table:table-cell office:value-type="float" office:value="431250">
            <text:p>431250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1]-[.B581])/[.F581]" office:value-type="float" office:value="0.625">
            <text:p>0,625</text:p>
          </table:table-cell>
          <table:table-cell table:formula="of:=([.E581]-[.C581])/[.G581]" office:value-type="float" office:value="0.625">
            <text:p>0,625</text:p>
          </table:table-cell>
        </table:table-row>
        <table:table-row table:style-name="ro1">
          <table:table-cell office:value-type="string">
            <text:p>1600-39CZ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50000">
            <text:p>15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2]-[.B582])/[.F582]" office:value-type="float" office:value="0.625">
            <text:p>0,625</text:p>
          </table:table-cell>
          <table:table-cell table:formula="of:=([.E582]-[.C582])/[.G582]" office:value-type="float" office:value="0.625">
            <text:p>0,625</text:p>
          </table:table-cell>
        </table:table-row>
        <table:table-row table:style-name="ro1">
          <table:table-cell office:value-type="string">
            <text:p>1600-39DN.tif</text:p>
          </table:table-cell>
          <table:table-cell office:value-type="float" office:value="150000">
            <text:p>150000</text:p>
          </table:table-cell>
          <table:table-cell office:value-type="float" office:value="431250">
            <text:p>431250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3]-[.B583])/[.F583]" office:value-type="float" office:value="0.625">
            <text:p>0,625</text:p>
          </table:table-cell>
          <table:table-cell table:formula="of:=([.E583]-[.C583])/[.G583]" office:value-type="float" office:value="0.625">
            <text:p>0,625</text:p>
          </table:table-cell>
        </table:table-row>
        <table:table-row table:style-name="ro1">
          <table:table-cell office:value-type="string">
            <text:p>1600-39DZ.tif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office:value-type="float" office:value="160000">
            <text:p>16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4]-[.B584])/[.F584]" office:value-type="float" office:value="0.625">
            <text:p>0,625</text:p>
          </table:table-cell>
          <table:table-cell table:formula="of:=([.E584]-[.C584])/[.G584]" office:value-type="float" office:value="0.625">
            <text:p>0,625</text:p>
          </table:table-cell>
        </table:table-row>
        <table:table-row table:style-name="ro1">
          <table:table-cell office:value-type="string">
            <text:p>1600-39EN.tif</text:p>
          </table:table-cell>
          <table:table-cell office:value-type="float" office:value="160000">
            <text:p>160000</text:p>
          </table:table-cell>
          <table:table-cell office:value-type="float" office:value="443750">
            <text:p>443750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5]-[.B585])/[.F585]" office:value-type="float" office:value="0.625">
            <text:p>0,625</text:p>
          </table:table-cell>
          <table:table-cell table:formula="of:=([.E585]-[.C585])/[.G585]" office:value-type="float" office:value="0.625">
            <text:p>0,625</text:p>
          </table:table-cell>
        </table:table-row>
        <table:table-row table:style-name="ro1">
          <table:table-cell office:value-type="string">
            <text:p>1600-39EZ.tif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office:value-type="float" office:value="170000">
            <text:p>17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6]-[.B586])/[.F586]" office:value-type="float" office:value="0.625">
            <text:p>0,625</text:p>
          </table:table-cell>
          <table:table-cell table:formula="of:=([.E586]-[.C586])/[.G586]" office:value-type="float" office:value="0.625">
            <text:p>0,625</text:p>
          </table:table-cell>
        </table:table-row>
        <table:table-row table:style-name="ro1">
          <table:table-cell office:value-type="string">
            <text:p>1600-39FN.tif</text:p>
          </table:table-cell>
          <table:table-cell office:value-type="float" office:value="170000">
            <text:p>170000</text:p>
          </table:table-cell>
          <table:table-cell office:value-type="float" office:value="443750">
            <text:p>44375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7]-[.B587])/[.F587]" office:value-type="float" office:value="0.625">
            <text:p>0,625</text:p>
          </table:table-cell>
          <table:table-cell table:formula="of:=([.E587]-[.C587])/[.G587]" office:value-type="float" office:value="0.625">
            <text:p>0,625</text:p>
          </table:table-cell>
        </table:table-row>
        <table:table-row table:style-name="ro1">
          <table:table-cell office:value-type="string">
            <text:p>1600-39FZ.tif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office:value-type="float" office:value="180000">
            <text:p>18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8]-[.B588])/[.F588]" office:value-type="float" office:value="0.625">
            <text:p>0,625</text:p>
          </table:table-cell>
          <table:table-cell table:formula="of:=([.E588]-[.C588])/[.G588]" office:value-type="float" office:value="0.625">
            <text:p>0,625</text:p>
          </table:table-cell>
        </table:table-row>
        <table:table-row table:style-name="ro1">
          <table:table-cell office:value-type="string">
            <text:p>1600-39GN.tif</text:p>
          </table:table-cell>
          <table:table-cell office:value-type="float" office:value="160000">
            <text:p>160000</text:p>
          </table:table-cell>
          <table:table-cell office:value-type="float" office:value="431250">
            <text:p>431250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89]-[.B589])/[.F589]" office:value-type="float" office:value="0.625">
            <text:p>0,625</text:p>
          </table:table-cell>
          <table:table-cell table:formula="of:=([.E589]-[.C589])/[.G589]" office:value-type="float" office:value="0.625">
            <text:p>0,625</text:p>
          </table:table-cell>
        </table:table-row>
        <table:table-row table:style-name="ro1">
          <table:table-cell office:value-type="string">
            <text:p>1600-39GZ.tif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170000">
            <text:p>17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0]-[.B590])/[.F590]" office:value-type="float" office:value="0.625">
            <text:p>0,625</text:p>
          </table:table-cell>
          <table:table-cell table:formula="of:=([.E590]-[.C590])/[.G590]" office:value-type="float" office:value="0.625">
            <text:p>0,625</text:p>
          </table:table-cell>
        </table:table-row>
        <table:table-row table:style-name="ro1">
          <table:table-cell office:value-type="string">
            <text:p>1600-39HN.tif</text:p>
          </table:table-cell>
          <table:table-cell office:value-type="float" office:value="170000">
            <text:p>170000</text:p>
          </table:table-cell>
          <table:table-cell office:value-type="float" office:value="431250">
            <text:p>431250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1]-[.B591])/[.F591]" office:value-type="float" office:value="0.625">
            <text:p>0,625</text:p>
          </table:table-cell>
          <table:table-cell table:formula="of:=([.E591]-[.C591])/[.G591]" office:value-type="float" office:value="0.625">
            <text:p>0,625</text:p>
          </table:table-cell>
        </table:table-row>
        <table:table-row table:style-name="ro1">
          <table:table-cell office:value-type="string">
            <text:p>1600-39HZ.tif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2]-[.B592])/[.F592]" office:value-type="float" office:value="0.625">
            <text:p>0,625</text:p>
          </table:table-cell>
          <table:table-cell table:formula="of:=([.E592]-[.C592])/[.G592]" office:value-type="float" office:value="0.625">
            <text:p>0,625</text:p>
          </table:table-cell>
        </table:table-row>
        <table:table-row table:style-name="ro1">
          <table:table-cell office:value-type="string">
            <text:p>1600-40AN.tif</text:p>
          </table:table-cell>
          <table:table-cell office:value-type="float" office:value="180000">
            <text:p>180000</text:p>
          </table:table-cell>
          <table:table-cell office:value-type="float" office:value="443750">
            <text:p>443750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3]-[.B593])/[.F593]" office:value-type="float" office:value="0.625">
            <text:p>0,625</text:p>
          </table:table-cell>
          <table:table-cell table:formula="of:=([.E593]-[.C593])/[.G593]" office:value-type="float" office:value="0.625">
            <text:p>0,625</text:p>
          </table:table-cell>
        </table:table-row>
        <table:table-row table:style-name="ro1">
          <table:table-cell office:value-type="string">
            <text:p>1600-40AZ.tif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office:value-type="float" office:value="190000">
            <text:p>19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4]-[.B594])/[.F594]" office:value-type="float" office:value="0.625">
            <text:p>0,625</text:p>
          </table:table-cell>
          <table:table-cell table:formula="of:=([.E594]-[.C594])/[.G594]" office:value-type="float" office:value="0.625">
            <text:p>0,625</text:p>
          </table:table-cell>
        </table:table-row>
        <table:table-row table:style-name="ro1">
          <table:table-cell office:value-type="string">
            <text:p>1600-40BN.tif</text:p>
          </table:table-cell>
          <table:table-cell office:value-type="float" office:value="190000">
            <text:p>190000</text:p>
          </table:table-cell>
          <table:table-cell office:value-type="float" office:value="443750">
            <text:p>443750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5]-[.B595])/[.F595]" office:value-type="float" office:value="0.625">
            <text:p>0,625</text:p>
          </table:table-cell>
          <table:table-cell table:formula="of:=([.E595]-[.C595])/[.G595]" office:value-type="float" office:value="0.625">
            <text:p>0,625</text:p>
          </table:table-cell>
        </table:table-row>
        <table:table-row table:style-name="ro1">
          <table:table-cell office:value-type="string">
            <text:p>1600-40BZ.tif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office:value-type="float" office:value="200000">
            <text:p>20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6]-[.B596])/[.F596]" office:value-type="float" office:value="0.625">
            <text:p>0,625</text:p>
          </table:table-cell>
          <table:table-cell table:formula="of:=([.E596]-[.C596])/[.G596]" office:value-type="float" office:value="0.625">
            <text:p>0,625</text:p>
          </table:table-cell>
        </table:table-row>
        <table:table-row table:style-name="ro1">
          <table:table-cell office:value-type="string">
            <text:p>1600-40CN.tif</text:p>
          </table:table-cell>
          <table:table-cell office:value-type="float" office:value="180000">
            <text:p>180000</text:p>
          </table:table-cell>
          <table:table-cell office:value-type="float" office:value="431250">
            <text:p>431250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7]-[.B597])/[.F597]" office:value-type="float" office:value="0.625">
            <text:p>0,625</text:p>
          </table:table-cell>
          <table:table-cell table:formula="of:=([.E597]-[.C597])/[.G597]" office:value-type="float" office:value="0.625">
            <text:p>0,625</text:p>
          </table:table-cell>
        </table:table-row>
        <table:table-row table:style-name="ro1">
          <table:table-cell office:value-type="string">
            <text:p>1600-40CZ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190000">
            <text:p>19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8]-[.B598])/[.F598]" office:value-type="float" office:value="0.625">
            <text:p>0,625</text:p>
          </table:table-cell>
          <table:table-cell table:formula="of:=([.E598]-[.C598])/[.G598]" office:value-type="float" office:value="0.625">
            <text:p>0,625</text:p>
          </table:table-cell>
        </table:table-row>
        <table:table-row table:style-name="ro1">
          <table:table-cell office:value-type="string">
            <text:p>1600-40DN.tif</text:p>
          </table:table-cell>
          <table:table-cell office:value-type="float" office:value="190000">
            <text:p>190000</text:p>
          </table:table-cell>
          <table:table-cell office:value-type="float" office:value="431250">
            <text:p>431250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599]-[.B599])/[.F599]" office:value-type="float" office:value="0.625">
            <text:p>0,625</text:p>
          </table:table-cell>
          <table:table-cell table:formula="of:=([.E599]-[.C599])/[.G599]" office:value-type="float" office:value="0.625">
            <text:p>0,625</text:p>
          </table:table-cell>
        </table:table-row>
        <table:table-row table:style-name="ro1">
          <table:table-cell office:value-type="string">
            <text:p>1600-40DZ.tif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office:value-type="float" office:value="200000">
            <text:p>20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0]-[.B600])/[.F600]" office:value-type="float" office:value="0.625">
            <text:p>0,625</text:p>
          </table:table-cell>
          <table:table-cell table:formula="of:=([.E600]-[.C600])/[.G600]" office:value-type="float" office:value="0.625">
            <text:p>0,625</text:p>
          </table:table-cell>
        </table:table-row>
        <table:table-row table:style-name="ro1">
          <table:table-cell office:value-type="string">
            <text:p>1600-40EN.tif</text:p>
          </table:table-cell>
          <table:table-cell office:value-type="float" office:value="200000">
            <text:p>200000</text:p>
          </table:table-cell>
          <table:table-cell office:value-type="float" office:value="443750">
            <text:p>443750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1]-[.B601])/[.F601]" office:value-type="float" office:value="0.625">
            <text:p>0,625</text:p>
          </table:table-cell>
          <table:table-cell table:formula="of:=([.E601]-[.C601])/[.G601]" office:value-type="float" office:value="0.625">
            <text:p>0,625</text:p>
          </table:table-cell>
        </table:table-row>
        <table:table-row table:style-name="ro1">
          <table:table-cell office:value-type="string">
            <text:p>1600-40EZ.tif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office:value-type="float" office:value="210000">
            <text:p>21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2]-[.B602])/[.F602]" office:value-type="float" office:value="0.625">
            <text:p>0,625</text:p>
          </table:table-cell>
          <table:table-cell table:formula="of:=([.E602]-[.C602])/[.G602]" office:value-type="float" office:value="0.625">
            <text:p>0,625</text:p>
          </table:table-cell>
        </table:table-row>
        <table:table-row table:style-name="ro1">
          <table:table-cell office:value-type="string">
            <text:p>1600-40FN.tif</text:p>
          </table:table-cell>
          <table:table-cell office:value-type="float" office:value="210000">
            <text:p>210000</text:p>
          </table:table-cell>
          <table:table-cell office:value-type="float" office:value="443750">
            <text:p>44375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3]-[.B603])/[.F603]" office:value-type="float" office:value="0.625">
            <text:p>0,625</text:p>
          </table:table-cell>
          <table:table-cell table:formula="of:=([.E603]-[.C603])/[.G603]" office:value-type="float" office:value="0.625">
            <text:p>0,625</text:p>
          </table:table-cell>
        </table:table-row>
        <table:table-row table:style-name="ro1">
          <table:table-cell office:value-type="string">
            <text:p>1600-40FZ.tif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office:value-type="float" office:value="220000">
            <text:p>22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4]-[.B604])/[.F604]" office:value-type="float" office:value="0.625">
            <text:p>0,625</text:p>
          </table:table-cell>
          <table:table-cell table:formula="of:=([.E604]-[.C604])/[.G604]" office:value-type="float" office:value="0.625">
            <text:p>0,625</text:p>
          </table:table-cell>
        </table:table-row>
        <table:table-row table:style-name="ro1">
          <table:table-cell office:value-type="string">
            <text:p>1600-40GN.tif</text:p>
          </table:table-cell>
          <table:table-cell office:value-type="float" office:value="200000">
            <text:p>200000</text:p>
          </table:table-cell>
          <table:table-cell office:value-type="float" office:value="431250">
            <text:p>431250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5]-[.B605])/[.F605]" office:value-type="float" office:value="0.625">
            <text:p>0,625</text:p>
          </table:table-cell>
          <table:table-cell table:formula="of:=([.E605]-[.C605])/[.G605]" office:value-type="float" office:value="0.625">
            <text:p>0,625</text:p>
          </table:table-cell>
        </table:table-row>
        <table:table-row table:style-name="ro1">
          <table:table-cell office:value-type="string">
            <text:p>1600-40GZ.tif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210000">
            <text:p>21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6]-[.B606])/[.F606]" office:value-type="float" office:value="0.625">
            <text:p>0,625</text:p>
          </table:table-cell>
          <table:table-cell table:formula="of:=([.E606]-[.C606])/[.G606]" office:value-type="float" office:value="0.625">
            <text:p>0,625</text:p>
          </table:table-cell>
        </table:table-row>
        <table:table-row table:style-name="ro1">
          <table:table-cell office:value-type="string">
            <text:p>1600-40HN.tif</text:p>
          </table:table-cell>
          <table:table-cell office:value-type="float" office:value="210000">
            <text:p>210000</text:p>
          </table:table-cell>
          <table:table-cell office:value-type="float" office:value="431250">
            <text:p>431250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7]-[.B607])/[.F607]" office:value-type="float" office:value="0.625">
            <text:p>0,625</text:p>
          </table:table-cell>
          <table:table-cell table:formula="of:=([.E607]-[.C607])/[.G607]" office:value-type="float" office:value="0.625">
            <text:p>0,625</text:p>
          </table:table-cell>
        </table:table-row>
        <table:table-row table:style-name="ro1">
          <table:table-cell office:value-type="string">
            <text:p>1600-40HZ.tif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8]-[.B608])/[.F608]" office:value-type="float" office:value="0.625">
            <text:p>0,625</text:p>
          </table:table-cell>
          <table:table-cell table:formula="of:=([.E608]-[.C608])/[.G608]" office:value-type="float" office:value="0.625">
            <text:p>0,625</text:p>
          </table:table-cell>
        </table:table-row>
        <table:table-row table:style-name="ro1">
          <table:table-cell office:value-type="string">
            <text:p>1600-41AN.tif</text:p>
          </table:table-cell>
          <table:table-cell office:value-type="float" office:value="220000">
            <text:p>220000</text:p>
          </table:table-cell>
          <table:table-cell office:value-type="float" office:value="443750">
            <text:p>443750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09]-[.B609])/[.F609]" office:value-type="float" office:value="0.625">
            <text:p>0,625</text:p>
          </table:table-cell>
          <table:table-cell table:formula="of:=([.E609]-[.C609])/[.G609]" office:value-type="float" office:value="0.625">
            <text:p>0,625</text:p>
          </table:table-cell>
        </table:table-row>
        <table:table-row table:style-name="ro1">
          <table:table-cell office:value-type="string">
            <text:p>1600-41AZ.tif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office:value-type="float" office:value="230000">
            <text:p>23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0]-[.B610])/[.F610]" office:value-type="float" office:value="0.625">
            <text:p>0,625</text:p>
          </table:table-cell>
          <table:table-cell table:formula="of:=([.E610]-[.C610])/[.G610]" office:value-type="float" office:value="0.625">
            <text:p>0,625</text:p>
          </table:table-cell>
        </table:table-row>
        <table:table-row table:style-name="ro1">
          <table:table-cell office:value-type="string">
            <text:p>1600-41BN.tif</text:p>
          </table:table-cell>
          <table:table-cell office:value-type="float" office:value="230000">
            <text:p>230000</text:p>
          </table:table-cell>
          <table:table-cell office:value-type="float" office:value="443750">
            <text:p>443750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1]-[.B611])/[.F611]" office:value-type="float" office:value="0.625">
            <text:p>0,625</text:p>
          </table:table-cell>
          <table:table-cell table:formula="of:=([.E611]-[.C611])/[.G611]" office:value-type="float" office:value="0.625">
            <text:p>0,625</text:p>
          </table:table-cell>
        </table:table-row>
        <table:table-row table:style-name="ro1">
          <table:table-cell office:value-type="string">
            <text:p>1600-41BZ.tif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office:value-type="float" office:value="240000">
            <text:p>24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2]-[.B612])/[.F612]" office:value-type="float" office:value="0.625">
            <text:p>0,625</text:p>
          </table:table-cell>
          <table:table-cell table:formula="of:=([.E612]-[.C612])/[.G612]" office:value-type="float" office:value="0.625">
            <text:p>0,625</text:p>
          </table:table-cell>
        </table:table-row>
        <table:table-row table:style-name="ro1">
          <table:table-cell office:value-type="string">
            <text:p>1600-41CN.tif</text:p>
          </table:table-cell>
          <table:table-cell office:value-type="float" office:value="220000">
            <text:p>220000</text:p>
          </table:table-cell>
          <table:table-cell office:value-type="float" office:value="431250">
            <text:p>431250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3]-[.B613])/[.F613]" office:value-type="float" office:value="0.625">
            <text:p>0,625</text:p>
          </table:table-cell>
          <table:table-cell table:formula="of:=([.E613]-[.C613])/[.G613]" office:value-type="float" office:value="0.625">
            <text:p>0,625</text:p>
          </table:table-cell>
        </table:table-row>
        <table:table-row table:style-name="ro1">
          <table:table-cell office:value-type="string">
            <text:p>1600-41CZ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30000">
            <text:p>23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4]-[.B614])/[.F614]" office:value-type="float" office:value="0.625">
            <text:p>0,625</text:p>
          </table:table-cell>
          <table:table-cell table:formula="of:=([.E614]-[.C614])/[.G614]" office:value-type="float" office:value="0.625">
            <text:p>0,625</text:p>
          </table:table-cell>
        </table:table-row>
        <table:table-row table:style-name="ro1">
          <table:table-cell office:value-type="string">
            <text:p>1600-41DN.tif</text:p>
          </table:table-cell>
          <table:table-cell office:value-type="float" office:value="230000">
            <text:p>230000</text:p>
          </table:table-cell>
          <table:table-cell office:value-type="float" office:value="431250">
            <text:p>431250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5]-[.B615])/[.F615]" office:value-type="float" office:value="0.625">
            <text:p>0,625</text:p>
          </table:table-cell>
          <table:table-cell table:formula="of:=([.E615]-[.C615])/[.G615]" office:value-type="float" office:value="0.625">
            <text:p>0,625</text:p>
          </table:table-cell>
        </table:table-row>
        <table:table-row table:style-name="ro1">
          <table:table-cell office:value-type="string">
            <text:p>1600-41DZ.tif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office:value-type="float" office:value="240000">
            <text:p>24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6]-[.B616])/[.F616]" office:value-type="float" office:value="0.625">
            <text:p>0,625</text:p>
          </table:table-cell>
          <table:table-cell table:formula="of:=([.E616]-[.C616])/[.G616]" office:value-type="float" office:value="0.625">
            <text:p>0,625</text:p>
          </table:table-cell>
        </table:table-row>
        <table:table-row table:style-name="ro1">
          <table:table-cell office:value-type="string">
            <text:p>1600-41EN.tif</text:p>
          </table:table-cell>
          <table:table-cell office:value-type="float" office:value="240000">
            <text:p>240000</text:p>
          </table:table-cell>
          <table:table-cell office:value-type="float" office:value="443750">
            <text:p>443750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7]-[.B617])/[.F617]" office:value-type="float" office:value="0.625">
            <text:p>0,625</text:p>
          </table:table-cell>
          <table:table-cell table:formula="of:=([.E617]-[.C617])/[.G617]" office:value-type="float" office:value="0.625">
            <text:p>0,625</text:p>
          </table:table-cell>
        </table:table-row>
        <table:table-row table:style-name="ro1">
          <table:table-cell office:value-type="string">
            <text:p>1600-41EZ.tif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office:value-type="float" office:value="250000">
            <text:p>25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8]-[.B618])/[.F618]" office:value-type="float" office:value="0.625">
            <text:p>0,625</text:p>
          </table:table-cell>
          <table:table-cell table:formula="of:=([.E618]-[.C618])/[.G618]" office:value-type="float" office:value="0.625">
            <text:p>0,625</text:p>
          </table:table-cell>
        </table:table-row>
        <table:table-row table:style-name="ro1">
          <table:table-cell office:value-type="string">
            <text:p>1600-41FN.tif</text:p>
          </table:table-cell>
          <table:table-cell office:value-type="float" office:value="250000">
            <text:p>250000</text:p>
          </table:table-cell>
          <table:table-cell office:value-type="float" office:value="443750">
            <text:p>44375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19]-[.B619])/[.F619]" office:value-type="float" office:value="0.625">
            <text:p>0,625</text:p>
          </table:table-cell>
          <table:table-cell table:formula="of:=([.E619]-[.C619])/[.G619]" office:value-type="float" office:value="0.625">
            <text:p>0,625</text:p>
          </table:table-cell>
        </table:table-row>
        <table:table-row table:style-name="ro1">
          <table:table-cell office:value-type="string">
            <text:p>1600-41FZ.tif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office:value-type="float" office:value="260000">
            <text:p>26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0]-[.B620])/[.F620]" office:value-type="float" office:value="0.625">
            <text:p>0,625</text:p>
          </table:table-cell>
          <table:table-cell table:formula="of:=([.E620]-[.C620])/[.G620]" office:value-type="float" office:value="0.625">
            <text:p>0,625</text:p>
          </table:table-cell>
        </table:table-row>
        <table:table-row table:style-name="ro1">
          <table:table-cell office:value-type="string">
            <text:p>1600-41GN.tif</text:p>
          </table:table-cell>
          <table:table-cell office:value-type="float" office:value="240000">
            <text:p>240000</text:p>
          </table:table-cell>
          <table:table-cell office:value-type="float" office:value="431250">
            <text:p>431250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1]-[.B621])/[.F621]" office:value-type="float" office:value="0.625">
            <text:p>0,625</text:p>
          </table:table-cell>
          <table:table-cell table:formula="of:=([.E621]-[.C621])/[.G621]" office:value-type="float" office:value="0.625">
            <text:p>0,625</text:p>
          </table:table-cell>
        </table:table-row>
        <table:table-row table:style-name="ro1">
          <table:table-cell office:value-type="string">
            <text:p>1600-41GZ.tif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250000">
            <text:p>25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2]-[.B622])/[.F622]" office:value-type="float" office:value="0.625">
            <text:p>0,625</text:p>
          </table:table-cell>
          <table:table-cell table:formula="of:=([.E622]-[.C622])/[.G622]" office:value-type="float" office:value="0.625">
            <text:p>0,625</text:p>
          </table:table-cell>
        </table:table-row>
        <table:table-row table:style-name="ro1">
          <table:table-cell office:value-type="string">
            <text:p>1600-41HN.tif</text:p>
          </table:table-cell>
          <table:table-cell office:value-type="float" office:value="250000">
            <text:p>250000</text:p>
          </table:table-cell>
          <table:table-cell office:value-type="float" office:value="431250">
            <text:p>431250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3]-[.B623])/[.F623]" office:value-type="float" office:value="0.625">
            <text:p>0,625</text:p>
          </table:table-cell>
          <table:table-cell table:formula="of:=([.E623]-[.C623])/[.G623]" office:value-type="float" office:value="0.625">
            <text:p>0,625</text:p>
          </table:table-cell>
        </table:table-row>
        <table:table-row table:style-name="ro1">
          <table:table-cell office:value-type="string">
            <text:p>1600-41HZ.tif</text:p>
          </table:table-cell>
          <table:table-cell office:value-type="float" office:value="250000">
            <text:p>25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4]-[.B624])/[.F624]" office:value-type="float" office:value="0.625">
            <text:p>0,625</text:p>
          </table:table-cell>
          <table:table-cell table:formula="of:=([.E624]-[.C624])/[.G624]" office:value-type="float" office:value="0.625">
            <text:p>0,625</text:p>
          </table:table-cell>
        </table:table-row>
        <table:table-row table:style-name="ro1">
          <table:table-cell office:value-type="string">
            <text:p>1600-42AN.tif</text:p>
          </table:table-cell>
          <table:table-cell office:value-type="float" office:value="260000">
            <text:p>260000</text:p>
          </table:table-cell>
          <table:table-cell office:value-type="float" office:value="443750">
            <text:p>443750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5]-[.B625])/[.F625]" office:value-type="float" office:value="0.625">
            <text:p>0,625</text:p>
          </table:table-cell>
          <table:table-cell table:formula="of:=([.E625]-[.C625])/[.G625]" office:value-type="float" office:value="0.625">
            <text:p>0,625</text:p>
          </table:table-cell>
        </table:table-row>
        <table:table-row table:style-name="ro1">
          <table:table-cell office:value-type="string">
            <text:p>1600-42AZ.tif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office:value-type="float" office:value="270000">
            <text:p>27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6]-[.B626])/[.F626]" office:value-type="float" office:value="0.625">
            <text:p>0,625</text:p>
          </table:table-cell>
          <table:table-cell table:formula="of:=([.E626]-[.C626])/[.G626]" office:value-type="float" office:value="0.625">
            <text:p>0,625</text:p>
          </table:table-cell>
        </table:table-row>
        <table:table-row table:style-name="ro1">
          <table:table-cell office:value-type="string">
            <text:p>1600-42BN.tif</text:p>
          </table:table-cell>
          <table:table-cell office:value-type="float" office:value="270000">
            <text:p>270000</text:p>
          </table:table-cell>
          <table:table-cell office:value-type="float" office:value="443750">
            <text:p>44375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7]-[.B627])/[.F627]" office:value-type="float" office:value="0.625">
            <text:p>0,625</text:p>
          </table:table-cell>
          <table:table-cell table:formula="of:=([.E627]-[.C627])/[.G627]" office:value-type="float" office:value="0.625">
            <text:p>0,625</text:p>
          </table:table-cell>
        </table:table-row>
        <table:table-row table:style-name="ro1">
          <table:table-cell office:value-type="string">
            <text:p>1600-42BZ.tif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office:value-type="float" office:value="280000">
            <text:p>280000</text:p>
          </table:table-cell>
          <table:table-cell office:value-type="float" office:value="443750">
            <text:p>4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8]-[.B628])/[.F628]" office:value-type="float" office:value="0.625">
            <text:p>0,625</text:p>
          </table:table-cell>
          <table:table-cell table:formula="of:=([.E628]-[.C628])/[.G628]" office:value-type="float" office:value="0.625">
            <text:p>0,625</text:p>
          </table:table-cell>
        </table:table-row>
        <table:table-row table:style-name="ro1">
          <table:table-cell office:value-type="string">
            <text:p>1600-42CN.tif</text:p>
          </table:table-cell>
          <table:table-cell office:value-type="float" office:value="260000">
            <text:p>260000</text:p>
          </table:table-cell>
          <table:table-cell office:value-type="float" office:value="431250">
            <text:p>431250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29]-[.B629])/[.F629]" office:value-type="float" office:value="0.625">
            <text:p>0,625</text:p>
          </table:table-cell>
          <table:table-cell table:formula="of:=([.E629]-[.C629])/[.G629]" office:value-type="float" office:value="0.625">
            <text:p>0,625</text:p>
          </table:table-cell>
        </table:table-row>
        <table:table-row table:style-name="ro1">
          <table:table-cell office:value-type="string">
            <text:p>1600-42CZ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70000">
            <text:p>27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0]-[.B630])/[.F630]" office:value-type="float" office:value="0.625">
            <text:p>0,625</text:p>
          </table:table-cell>
          <table:table-cell table:formula="of:=([.E630]-[.C630])/[.G630]" office:value-type="float" office:value="0.625">
            <text:p>0,625</text:p>
          </table:table-cell>
        </table:table-row>
        <table:table-row table:style-name="ro1">
          <table:table-cell office:value-type="string">
            <text:p>1600-42DN.tif</text:p>
          </table:table-cell>
          <table:table-cell office:value-type="float" office:value="270000">
            <text:p>270000</text:p>
          </table:table-cell>
          <table:table-cell office:value-type="float" office:value="431250">
            <text:p>431250</text:p>
          </table:table-cell>
          <table:table-cell office:value-type="float" office:value="280000">
            <text:p>280000</text:p>
          </table:table-cell>
          <table:table-cell office:value-type="float" office:value="437500">
            <text:p>4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1]-[.B631])/[.F631]" office:value-type="float" office:value="0.625">
            <text:p>0,625</text:p>
          </table:table-cell>
          <table:table-cell table:formula="of:=([.E631]-[.C631])/[.G631]" office:value-type="float" office:value="0.625">
            <text:p>0,625</text:p>
          </table:table-cell>
        </table:table-row>
        <table:table-row table:style-name="ro1">
          <table:table-cell office:value-type="string">
            <text:p>1600-42DZ.tif</text:p>
          </table:table-cell>
          <table:table-cell office:value-type="float" office:value="270000">
            <text:p>27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31250">
            <text:p>4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2]-[.B632])/[.F632]" office:value-type="float" office:value="0.625">
            <text:p>0,625</text:p>
          </table:table-cell>
          <table:table-cell table:formula="of:=([.E632]-[.C632])/[.G632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43AN.tif</text:p>
          </table:table-cell>
          <table:table-cell office:value-type="float" office:value="60000">
            <text:p>60000</text:p>
          </table:table-cell>
          <table:table-cell office:value-type="float" office:value="418750">
            <text:p>418750</text:p>
          </table:table-cell>
          <table:table-cell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4]-[.B634])/[.F634]" office:value-type="float" office:value="0.625">
            <text:p>0,625</text:p>
          </table:table-cell>
          <table:table-cell table:formula="of:=([.E634]-[.C634])/[.G634]" office:value-type="float" office:value="0.625">
            <text:p>0,625</text:p>
          </table:table-cell>
        </table:table-row>
        <table:table-row table:style-name="ro1">
          <table:table-cell office:value-type="string">
            <text:p>1600-43AZ.tif</text:p>
          </table:table-cell>
          <table:table-cell office:value-type="float" office:value="60000">
            <text:p>60000</text:p>
          </table:table-cell>
          <table:table-cell office:value-type="float" office:value="412500">
            <text:p>412500</text:p>
          </table:table-cell>
          <table:table-cell office:value-type="float" office:value="70000">
            <text:p>7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5]-[.B635])/[.F635]" office:value-type="float" office:value="0.625">
            <text:p>0,625</text:p>
          </table:table-cell>
          <table:table-cell table:formula="of:=([.E635]-[.C635])/[.G635]" office:value-type="float" office:value="0.625">
            <text:p>0,625</text:p>
          </table:table-cell>
        </table:table-row>
        <table:table-row table:style-name="ro1">
          <table:table-cell office:value-type="string">
            <text:p>1600-43BN.tif</text:p>
          </table:table-cell>
          <table:table-cell office:value-type="float" office:value="70000">
            <text:p>70000</text:p>
          </table:table-cell>
          <table:table-cell office:value-type="float" office:value="418750">
            <text:p>418750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6]-[.B636])/[.F636]" office:value-type="float" office:value="0.625">
            <text:p>0,625</text:p>
          </table:table-cell>
          <table:table-cell table:formula="of:=([.E636]-[.C636])/[.G636]" office:value-type="float" office:value="0.625">
            <text:p>0,625</text:p>
          </table:table-cell>
        </table:table-row>
        <table:table-row table:style-name="ro1">
          <table:table-cell office:value-type="string">
            <text:p>1600-43BZ.tif</text:p>
          </table:table-cell>
          <table:table-cell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office:value-type="float" office:value="80000">
            <text:p>8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7]-[.B637])/[.F637]" office:value-type="float" office:value="0.625">
            <text:p>0,625</text:p>
          </table:table-cell>
          <table:table-cell table:formula="of:=([.E637]-[.C637])/[.G637]" office:value-type="float" office:value="0.625">
            <text:p>0,625</text:p>
          </table:table-cell>
        </table:table-row>
        <table:table-row table:style-name="ro1">
          <table:table-cell office:value-type="string">
            <text:p>1600-43CN.tif</text:p>
          </table:table-cell>
          <table:table-cell office:value-type="float" office:value="60000">
            <text:p>60000</text:p>
          </table:table-cell>
          <table:table-cell office:value-type="float" office:value="406250">
            <text:p>406250</text:p>
          </table:table-cell>
          <table:table-cell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8]-[.B638])/[.F638]" office:value-type="float" office:value="0.625">
            <text:p>0,625</text:p>
          </table:table-cell>
          <table:table-cell table:formula="of:=([.E638]-[.C638])/[.G638]" office:value-type="float" office:value="0.625">
            <text:p>0,625</text:p>
          </table:table-cell>
        </table:table-row>
        <table:table-row table:style-name="ro1">
          <table:table-cell office:value-type="string">
            <text:p>1600-43CZ.tif</text:p>
          </table:table-cell>
          <table:table-cell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office:value-type="float" office:value="70000">
            <text:p>7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39]-[.B639])/[.F639]" office:value-type="float" office:value="0.625">
            <text:p>0,625</text:p>
          </table:table-cell>
          <table:table-cell table:formula="of:=([.E639]-[.C639])/[.G639]" office:value-type="float" office:value="0.625">
            <text:p>0,625</text:p>
          </table:table-cell>
        </table:table-row>
        <table:table-row table:style-name="ro1">
          <table:table-cell office:value-type="string">
            <text:p>1600-43DN.tif</text:p>
          </table:table-cell>
          <table:table-cell office:value-type="float" office:value="70000">
            <text:p>70000</text:p>
          </table:table-cell>
          <table:table-cell office:value-type="float" office:value="406250">
            <text:p>406250</text:p>
          </table:table-cell>
          <table:table-cell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0]-[.B640])/[.F640]" office:value-type="float" office:value="0.625">
            <text:p>0,625</text:p>
          </table:table-cell>
          <table:table-cell table:formula="of:=([.E640]-[.C640])/[.G640]" office:value-type="float" office:value="0.625">
            <text:p>0,625</text:p>
          </table:table-cell>
        </table:table-row>
        <table:table-row table:style-name="ro1">
          <table:table-cell office:value-type="string">
            <text:p>1600-43DZ.tif</text:p>
          </table:table-cell>
          <table:table-cell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office:value-type="float" office:value="80000">
            <text:p>8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1]-[.B641])/[.F641]" office:value-type="float" office:value="0.625">
            <text:p>0,625</text:p>
          </table:table-cell>
          <table:table-cell table:formula="of:=([.E641]-[.C641])/[.G641]" office:value-type="float" office:value="0.625">
            <text:p>0,625</text:p>
          </table:table-cell>
        </table:table-row>
        <table:table-row table:style-name="ro1">
          <table:table-cell office:value-type="string">
            <text:p>1600-43EN.tif</text:p>
          </table:table-cell>
          <table:table-cell office:value-type="float" office:value="80000">
            <text:p>80000</text:p>
          </table:table-cell>
          <table:table-cell office:value-type="float" office:value="418750">
            <text:p>418750</text:p>
          </table:table-cell>
          <table:table-cell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2]-[.B642])/[.F642]" office:value-type="float" office:value="0.625">
            <text:p>0,625</text:p>
          </table:table-cell>
          <table:table-cell table:formula="of:=([.E642]-[.C642])/[.G642]" office:value-type="float" office:value="0.625">
            <text:p>0,625</text:p>
          </table:table-cell>
        </table:table-row>
        <table:table-row table:style-name="ro1">
          <table:table-cell office:value-type="string">
            <text:p>1600-43EZ.tif</text:p>
          </table:table-cell>
          <table:table-cell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office:value-type="float" office:value="90000">
            <text:p>9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3]-[.B643])/[.F643]" office:value-type="float" office:value="0.625">
            <text:p>0,625</text:p>
          </table:table-cell>
          <table:table-cell table:formula="of:=([.E643]-[.C643])/[.G643]" office:value-type="float" office:value="0.625">
            <text:p>0,625</text:p>
          </table:table-cell>
        </table:table-row>
        <table:table-row table:style-name="ro1">
          <table:table-cell office:value-type="string">
            <text:p>1600-43FN.tif</text:p>
          </table:table-cell>
          <table:table-cell office:value-type="float" office:value="90000">
            <text:p>90000</text:p>
          </table:table-cell>
          <table:table-cell office:value-type="float" office:value="418750">
            <text:p>41875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4]-[.B644])/[.F644]" office:value-type="float" office:value="0.625">
            <text:p>0,625</text:p>
          </table:table-cell>
          <table:table-cell table:formula="of:=([.E644]-[.C644])/[.G644]" office:value-type="float" office:value="0.625">
            <text:p>0,625</text:p>
          </table:table-cell>
        </table:table-row>
        <table:table-row table:style-name="ro1">
          <table:table-cell office:value-type="string">
            <text:p>1600-43FZ.tif</text:p>
          </table:table-cell>
          <table:table-cell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office:value-type="float" office:value="100000">
            <text:p>10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5]-[.B645])/[.F645]" office:value-type="float" office:value="0.625">
            <text:p>0,625</text:p>
          </table:table-cell>
          <table:table-cell table:formula="of:=([.E645]-[.C645])/[.G645]" office:value-type="float" office:value="0.625">
            <text:p>0,625</text:p>
          </table:table-cell>
        </table:table-row>
        <table:table-row table:style-name="ro1">
          <table:table-cell office:value-type="string">
            <text:p>1600-43GN.tif</text:p>
          </table:table-cell>
          <table:table-cell office:value-type="float" office:value="80000">
            <text:p>80000</text:p>
          </table:table-cell>
          <table:table-cell office:value-type="float" office:value="406250">
            <text:p>406250</text:p>
          </table:table-cell>
          <table:table-cell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6]-[.B646])/[.F646]" office:value-type="float" office:value="0.625">
            <text:p>0,625</text:p>
          </table:table-cell>
          <table:table-cell table:formula="of:=([.E646]-[.C646])/[.G646]" office:value-type="float" office:value="0.625">
            <text:p>0,625</text:p>
          </table:table-cell>
        </table:table-row>
        <table:table-row table:style-name="ro1">
          <table:table-cell office:value-type="string">
            <text:p>1600-43GZ.tif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90000">
            <text:p>9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7]-[.B647])/[.F647]" office:value-type="float" office:value="0.625">
            <text:p>0,625</text:p>
          </table:table-cell>
          <table:table-cell table:formula="of:=([.E647]-[.C647])/[.G647]" office:value-type="float" office:value="0.625">
            <text:p>0,625</text:p>
          </table:table-cell>
        </table:table-row>
        <table:table-row table:style-name="ro1">
          <table:table-cell office:value-type="string">
            <text:p>1600-43HN.tif</text:p>
          </table:table-cell>
          <table:table-cell office:value-type="float" office:value="90000">
            <text:p>90000</text:p>
          </table:table-cell>
          <table:table-cell office:value-type="float" office:value="406250">
            <text:p>406250</text:p>
          </table:table-cell>
          <table:table-cell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8]-[.B648])/[.F648]" office:value-type="float" office:value="0.625">
            <text:p>0,625</text:p>
          </table:table-cell>
          <table:table-cell table:formula="of:=([.E648]-[.C648])/[.G648]" office:value-type="float" office:value="0.625">
            <text:p>0,625</text:p>
          </table:table-cell>
        </table:table-row>
        <table:table-row table:style-name="ro1">
          <table:table-cell office:value-type="string">
            <text:p>1600-43HZ.tif</text:p>
          </table:table-cell>
          <table:table-cell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office:value-type="float" office:value="100000">
            <text:p>10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49]-[.B649])/[.F649]" office:value-type="float" office:value="0.625">
            <text:p>0,625</text:p>
          </table:table-cell>
          <table:table-cell table:formula="of:=([.E649]-[.C649])/[.G649]" office:value-type="float" office:value="0.625">
            <text:p>0,625</text:p>
          </table:table-cell>
        </table:table-row>
        <table:table-row table:style-name="ro1">
          <table:table-cell office:value-type="string">
            <text:p>1600-44AN.tif</text:p>
          </table:table-cell>
          <table:table-cell office:value-type="float" office:value="100000">
            <text:p>100000</text:p>
          </table:table-cell>
          <table:table-cell office:value-type="float" office:value="418750">
            <text:p>418750</text:p>
          </table:table-cell>
          <table:table-cell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0]-[.B650])/[.F650]" office:value-type="float" office:value="0.625">
            <text:p>0,625</text:p>
          </table:table-cell>
          <table:table-cell table:formula="of:=([.E650]-[.C650])/[.G650]" office:value-type="float" office:value="0.625">
            <text:p>0,625</text:p>
          </table:table-cell>
        </table:table-row>
        <table:table-row table:style-name="ro1">
          <table:table-cell office:value-type="string">
            <text:p>1600-44AZ.tif</text:p>
          </table:table-cell>
          <table:table-cell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office:value-type="float" office:value="110000">
            <text:p>11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1]-[.B651])/[.F651]" office:value-type="float" office:value="0.625">
            <text:p>0,625</text:p>
          </table:table-cell>
          <table:table-cell table:formula="of:=([.E651]-[.C651])/[.G651]" office:value-type="float" office:value="0.625">
            <text:p>0,625</text:p>
          </table:table-cell>
        </table:table-row>
        <table:table-row table:style-name="ro1">
          <table:table-cell office:value-type="string">
            <text:p>1600-44BN.tif</text:p>
          </table:table-cell>
          <table:table-cell office:value-type="float" office:value="110000">
            <text:p>110000</text:p>
          </table:table-cell>
          <table:table-cell office:value-type="float" office:value="418750">
            <text:p>418750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2]-[.B652])/[.F652]" office:value-type="float" office:value="0.625">
            <text:p>0,625</text:p>
          </table:table-cell>
          <table:table-cell table:formula="of:=([.E652]-[.C652])/[.G652]" office:value-type="float" office:value="0.625">
            <text:p>0,625</text:p>
          </table:table-cell>
        </table:table-row>
        <table:table-row table:style-name="ro1">
          <table:table-cell office:value-type="string">
            <text:p>1600-44BZ.tif</text:p>
          </table:table-cell>
          <table:table-cell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office:value-type="float" office:value="120000">
            <text:p>12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3]-[.B653])/[.F653]" office:value-type="float" office:value="0.625">
            <text:p>0,625</text:p>
          </table:table-cell>
          <table:table-cell table:formula="of:=([.E653]-[.C653])/[.G653]" office:value-type="float" office:value="0.625">
            <text:p>0,625</text:p>
          </table:table-cell>
        </table:table-row>
        <table:table-row table:style-name="ro1">
          <table:table-cell office:value-type="string">
            <text:p>1600-44CN.tif</text:p>
          </table:table-cell>
          <table:table-cell office:value-type="float" office:value="100000">
            <text:p>100000</text:p>
          </table:table-cell>
          <table:table-cell office:value-type="float" office:value="406250">
            <text:p>406250</text:p>
          </table:table-cell>
          <table:table-cell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4]-[.B654])/[.F654]" office:value-type="float" office:value="0.625">
            <text:p>0,625</text:p>
          </table:table-cell>
          <table:table-cell table:formula="of:=([.E654]-[.C654])/[.G654]" office:value-type="float" office:value="0.625">
            <text:p>0,625</text:p>
          </table:table-cell>
        </table:table-row>
        <table:table-row table:style-name="ro1">
          <table:table-cell office:value-type="string">
            <text:p>1600-44CZ.tif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110000">
            <text:p>11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5]-[.B655])/[.F655]" office:value-type="float" office:value="0.625">
            <text:p>0,625</text:p>
          </table:table-cell>
          <table:table-cell table:formula="of:=([.E655]-[.C655])/[.G655]" office:value-type="float" office:value="0.625">
            <text:p>0,625</text:p>
          </table:table-cell>
        </table:table-row>
        <table:table-row table:style-name="ro1">
          <table:table-cell office:value-type="string">
            <text:p>1600-44DN.tif</text:p>
          </table:table-cell>
          <table:table-cell office:value-type="float" office:value="110000">
            <text:p>110000</text:p>
          </table:table-cell>
          <table:table-cell office:value-type="float" office:value="406250">
            <text:p>406250</text:p>
          </table:table-cell>
          <table:table-cell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6]-[.B656])/[.F656]" office:value-type="float" office:value="0.625">
            <text:p>0,625</text:p>
          </table:table-cell>
          <table:table-cell table:formula="of:=([.E656]-[.C656])/[.G656]" office:value-type="float" office:value="0.625">
            <text:p>0,625</text:p>
          </table:table-cell>
        </table:table-row>
        <table:table-row table:style-name="ro1">
          <table:table-cell office:value-type="string">
            <text:p>1600-44DZ.tif</text:p>
          </table:table-cell>
          <table:table-cell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office:value-type="float" office:value="120000">
            <text:p>12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7]-[.B657])/[.F657]" office:value-type="float" office:value="0.625">
            <text:p>0,625</text:p>
          </table:table-cell>
          <table:table-cell table:formula="of:=([.E657]-[.C657])/[.G657]" office:value-type="float" office:value="0.625">
            <text:p>0,625</text:p>
          </table:table-cell>
        </table:table-row>
        <table:table-row table:style-name="ro1">
          <table:table-cell office:value-type="string">
            <text:p>1600-44EN.tif</text:p>
          </table:table-cell>
          <table:table-cell office:value-type="float" office:value="120000">
            <text:p>120000</text:p>
          </table:table-cell>
          <table:table-cell office:value-type="float" office:value="418750">
            <text:p>418750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8]-[.B658])/[.F658]" office:value-type="float" office:value="0.625">
            <text:p>0,625</text:p>
          </table:table-cell>
          <table:table-cell table:formula="of:=([.E658]-[.C658])/[.G658]" office:value-type="float" office:value="0.625">
            <text:p>0,625</text:p>
          </table:table-cell>
        </table:table-row>
        <table:table-row table:style-name="ro1">
          <table:table-cell office:value-type="string">
            <text:p>1600-44EZ.tif</text:p>
          </table:table-cell>
          <table:table-cell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office:value-type="float" office:value="130000">
            <text:p>13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59]-[.B659])/[.F659]" office:value-type="float" office:value="0.625">
            <text:p>0,625</text:p>
          </table:table-cell>
          <table:table-cell table:formula="of:=([.E659]-[.C659])/[.G659]" office:value-type="float" office:value="0.625">
            <text:p>0,625</text:p>
          </table:table-cell>
        </table:table-row>
        <table:table-row table:style-name="ro1">
          <table:table-cell office:value-type="string">
            <text:p>1600-44FN.tif</text:p>
          </table:table-cell>
          <table:table-cell office:value-type="float" office:value="130000">
            <text:p>130000</text:p>
          </table:table-cell>
          <table:table-cell office:value-type="float" office:value="418750">
            <text:p>41875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0]-[.B660])/[.F660]" office:value-type="float" office:value="0.625">
            <text:p>0,625</text:p>
          </table:table-cell>
          <table:table-cell table:formula="of:=([.E660]-[.C660])/[.G660]" office:value-type="float" office:value="0.625">
            <text:p>0,625</text:p>
          </table:table-cell>
        </table:table-row>
        <table:table-row table:style-name="ro1">
          <table:table-cell office:value-type="string">
            <text:p>1600-44FZ.tif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office:value-type="float" office:value="140000">
            <text:p>14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1]-[.B661])/[.F661]" office:value-type="float" office:value="0.625">
            <text:p>0,625</text:p>
          </table:table-cell>
          <table:table-cell table:formula="of:=([.E661]-[.C661])/[.G661]" office:value-type="float" office:value="0.625">
            <text:p>0,625</text:p>
          </table:table-cell>
        </table:table-row>
        <table:table-row table:style-name="ro1">
          <table:table-cell office:value-type="string">
            <text:p>1600-44GN.tif</text:p>
          </table:table-cell>
          <table:table-cell office:value-type="float" office:value="120000">
            <text:p>120000</text:p>
          </table:table-cell>
          <table:table-cell office:value-type="float" office:value="406250">
            <text:p>406250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2]-[.B662])/[.F662]" office:value-type="float" office:value="0.625">
            <text:p>0,625</text:p>
          </table:table-cell>
          <table:table-cell table:formula="of:=([.E662]-[.C662])/[.G662]" office:value-type="float" office:value="0.625">
            <text:p>0,625</text:p>
          </table:table-cell>
        </table:table-row>
        <table:table-row table:style-name="ro1">
          <table:table-cell office:value-type="string">
            <text:p>1600-44GZ.tif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130000">
            <text:p>13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3]-[.B663])/[.F663]" office:value-type="float" office:value="0.625">
            <text:p>0,625</text:p>
          </table:table-cell>
          <table:table-cell table:formula="of:=([.E663]-[.C663])/[.G663]" office:value-type="float" office:value="0.625">
            <text:p>0,625</text:p>
          </table:table-cell>
        </table:table-row>
        <table:table-row table:style-name="ro1">
          <table:table-cell office:value-type="string">
            <text:p>1600-44HN.tif</text:p>
          </table:table-cell>
          <table:table-cell office:value-type="float" office:value="130000">
            <text:p>130000</text:p>
          </table:table-cell>
          <table:table-cell office:value-type="float" office:value="406250">
            <text:p>406250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4]-[.B664])/[.F664]" office:value-type="float" office:value="0.625">
            <text:p>0,625</text:p>
          </table:table-cell>
          <table:table-cell table:formula="of:=([.E664]-[.C664])/[.G664]" office:value-type="float" office:value="0.625">
            <text:p>0,625</text:p>
          </table:table-cell>
        </table:table-row>
        <table:table-row table:style-name="ro1">
          <table:table-cell office:value-type="string">
            <text:p>1600-44HZ.tif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5]-[.B665])/[.F665]" office:value-type="float" office:value="0.625">
            <text:p>0,625</text:p>
          </table:table-cell>
          <table:table-cell table:formula="of:=([.E665]-[.C665])/[.G665]" office:value-type="float" office:value="0.625">
            <text:p>0,625</text:p>
          </table:table-cell>
        </table:table-row>
        <table:table-row table:style-name="ro1">
          <table:table-cell office:value-type="string">
            <text:p>1600-45AN.tif</text:p>
          </table:table-cell>
          <table:table-cell office:value-type="float" office:value="140000">
            <text:p>140000</text:p>
          </table:table-cell>
          <table:table-cell office:value-type="float" office:value="418750">
            <text:p>418750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6]-[.B666])/[.F666]" office:value-type="float" office:value="0.625">
            <text:p>0,625</text:p>
          </table:table-cell>
          <table:table-cell table:formula="of:=([.E666]-[.C666])/[.G666]" office:value-type="float" office:value="0.625">
            <text:p>0,625</text:p>
          </table:table-cell>
        </table:table-row>
        <table:table-row table:style-name="ro1">
          <table:table-cell office:value-type="string">
            <text:p>1600-45AZ.tif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office:value-type="float" office:value="150000">
            <text:p>15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7]-[.B667])/[.F667]" office:value-type="float" office:value="0.625">
            <text:p>0,625</text:p>
          </table:table-cell>
          <table:table-cell table:formula="of:=([.E667]-[.C667])/[.G667]" office:value-type="float" office:value="0.625">
            <text:p>0,625</text:p>
          </table:table-cell>
        </table:table-row>
        <table:table-row table:style-name="ro1">
          <table:table-cell office:value-type="string">
            <text:p>1600-45BN.tif</text:p>
          </table:table-cell>
          <table:table-cell office:value-type="float" office:value="150000">
            <text:p>150000</text:p>
          </table:table-cell>
          <table:table-cell office:value-type="float" office:value="418750">
            <text:p>418750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8]-[.B668])/[.F668]" office:value-type="float" office:value="0.625">
            <text:p>0,625</text:p>
          </table:table-cell>
          <table:table-cell table:formula="of:=([.E668]-[.C668])/[.G668]" office:value-type="float" office:value="0.625">
            <text:p>0,625</text:p>
          </table:table-cell>
        </table:table-row>
        <table:table-row table:style-name="ro1">
          <table:table-cell office:value-type="string">
            <text:p>1600-45BZ.tif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office:value-type="float" office:value="160000">
            <text:p>16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69]-[.B669])/[.F669]" office:value-type="float" office:value="0.625">
            <text:p>0,625</text:p>
          </table:table-cell>
          <table:table-cell table:formula="of:=([.E669]-[.C669])/[.G669]" office:value-type="float" office:value="0.625">
            <text:p>0,625</text:p>
          </table:table-cell>
        </table:table-row>
        <table:table-row table:style-name="ro1">
          <table:table-cell office:value-type="string">
            <text:p>1600-45CN.tif</text:p>
          </table:table-cell>
          <table:table-cell office:value-type="float" office:value="140000">
            <text:p>140000</text:p>
          </table:table-cell>
          <table:table-cell office:value-type="float" office:value="406250">
            <text:p>406250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0]-[.B670])/[.F670]" office:value-type="float" office:value="0.625">
            <text:p>0,625</text:p>
          </table:table-cell>
          <table:table-cell table:formula="of:=([.E670]-[.C670])/[.G670]" office:value-type="float" office:value="0.625">
            <text:p>0,625</text:p>
          </table:table-cell>
        </table:table-row>
        <table:table-row table:style-name="ro1">
          <table:table-cell office:value-type="string">
            <text:p>1600-45CZ.tif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50000">
            <text:p>15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1]-[.B671])/[.F671]" office:value-type="float" office:value="0.625">
            <text:p>0,625</text:p>
          </table:table-cell>
          <table:table-cell table:formula="of:=([.E671]-[.C671])/[.G671]" office:value-type="float" office:value="0.625">
            <text:p>0,625</text:p>
          </table:table-cell>
        </table:table-row>
        <table:table-row table:style-name="ro1">
          <table:table-cell office:value-type="string">
            <text:p>1600-45DN.tif</text:p>
          </table:table-cell>
          <table:table-cell office:value-type="float" office:value="150000">
            <text:p>150000</text:p>
          </table:table-cell>
          <table:table-cell office:value-type="float" office:value="406250">
            <text:p>406250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2]-[.B672])/[.F672]" office:value-type="float" office:value="0.625">
            <text:p>0,625</text:p>
          </table:table-cell>
          <table:table-cell table:formula="of:=([.E672]-[.C672])/[.G672]" office:value-type="float" office:value="0.625">
            <text:p>0,625</text:p>
          </table:table-cell>
        </table:table-row>
        <table:table-row table:style-name="ro1">
          <table:table-cell office:value-type="string">
            <text:p>1600-45DZ.tif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office:value-type="float" office:value="160000">
            <text:p>16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3]-[.B673])/[.F673]" office:value-type="float" office:value="0.625">
            <text:p>0,625</text:p>
          </table:table-cell>
          <table:table-cell table:formula="of:=([.E673]-[.C673])/[.G673]" office:value-type="float" office:value="0.625">
            <text:p>0,625</text:p>
          </table:table-cell>
        </table:table-row>
        <table:table-row table:style-name="ro1">
          <table:table-cell office:value-type="string">
            <text:p>1600-45EN.tif</text:p>
          </table:table-cell>
          <table:table-cell office:value-type="float" office:value="160000">
            <text:p>160000</text:p>
          </table:table-cell>
          <table:table-cell office:value-type="float" office:value="418750">
            <text:p>418750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4]-[.B674])/[.F674]" office:value-type="float" office:value="0.625">
            <text:p>0,625</text:p>
          </table:table-cell>
          <table:table-cell table:formula="of:=([.E674]-[.C674])/[.G674]" office:value-type="float" office:value="0.625">
            <text:p>0,625</text:p>
          </table:table-cell>
        </table:table-row>
        <table:table-row table:style-name="ro1">
          <table:table-cell office:value-type="string">
            <text:p>1600-45EZ.tif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office:value-type="float" office:value="170000">
            <text:p>17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5]-[.B675])/[.F675]" office:value-type="float" office:value="0.625">
            <text:p>0,625</text:p>
          </table:table-cell>
          <table:table-cell table:formula="of:=([.E675]-[.C675])/[.G675]" office:value-type="float" office:value="0.625">
            <text:p>0,625</text:p>
          </table:table-cell>
        </table:table-row>
        <table:table-row table:style-name="ro1">
          <table:table-cell office:value-type="string">
            <text:p>1600-45FN.tif</text:p>
          </table:table-cell>
          <table:table-cell office:value-type="float" office:value="170000">
            <text:p>170000</text:p>
          </table:table-cell>
          <table:table-cell office:value-type="float" office:value="418750">
            <text:p>41875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6]-[.B676])/[.F676]" office:value-type="float" office:value="0.625">
            <text:p>0,625</text:p>
          </table:table-cell>
          <table:table-cell table:formula="of:=([.E676]-[.C676])/[.G676]" office:value-type="float" office:value="0.625">
            <text:p>0,625</text:p>
          </table:table-cell>
        </table:table-row>
        <table:table-row table:style-name="ro1">
          <table:table-cell office:value-type="string">
            <text:p>1600-45FZ.tif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office:value-type="float" office:value="180000">
            <text:p>18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7]-[.B677])/[.F677]" office:value-type="float" office:value="0.625">
            <text:p>0,625</text:p>
          </table:table-cell>
          <table:table-cell table:formula="of:=([.E677]-[.C677])/[.G677]" office:value-type="float" office:value="0.625">
            <text:p>0,625</text:p>
          </table:table-cell>
        </table:table-row>
        <table:table-row table:style-name="ro1">
          <table:table-cell office:value-type="string">
            <text:p>1600-45GN.tif</text:p>
          </table:table-cell>
          <table:table-cell office:value-type="float" office:value="160000">
            <text:p>160000</text:p>
          </table:table-cell>
          <table:table-cell office:value-type="float" office:value="406250">
            <text:p>406250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8]-[.B678])/[.F678]" office:value-type="float" office:value="0.625">
            <text:p>0,625</text:p>
          </table:table-cell>
          <table:table-cell table:formula="of:=([.E678]-[.C678])/[.G678]" office:value-type="float" office:value="0.625">
            <text:p>0,625</text:p>
          </table:table-cell>
        </table:table-row>
        <table:table-row table:style-name="ro1">
          <table:table-cell office:value-type="string">
            <text:p>1600-45GZ.tif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170000">
            <text:p>17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79]-[.B679])/[.F679]" office:value-type="float" office:value="0.625">
            <text:p>0,625</text:p>
          </table:table-cell>
          <table:table-cell table:formula="of:=([.E679]-[.C679])/[.G679]" office:value-type="float" office:value="0.625">
            <text:p>0,625</text:p>
          </table:table-cell>
        </table:table-row>
        <table:table-row table:style-name="ro1">
          <table:table-cell office:value-type="string">
            <text:p>1600-45HN.tif</text:p>
          </table:table-cell>
          <table:table-cell office:value-type="float" office:value="170000">
            <text:p>170000</text:p>
          </table:table-cell>
          <table:table-cell office:value-type="float" office:value="406250">
            <text:p>406250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0]-[.B680])/[.F680]" office:value-type="float" office:value="0.625">
            <text:p>0,625</text:p>
          </table:table-cell>
          <table:table-cell table:formula="of:=([.E680]-[.C680])/[.G680]" office:value-type="float" office:value="0.625">
            <text:p>0,625</text:p>
          </table:table-cell>
        </table:table-row>
        <table:table-row table:style-name="ro1">
          <table:table-cell office:value-type="string">
            <text:p>1600-45HZ.tif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1]-[.B681])/[.F681]" office:value-type="float" office:value="0.625">
            <text:p>0,625</text:p>
          </table:table-cell>
          <table:table-cell table:formula="of:=([.E681]-[.C681])/[.G681]" office:value-type="float" office:value="0.625">
            <text:p>0,625</text:p>
          </table:table-cell>
        </table:table-row>
        <table:table-row table:style-name="ro1">
          <table:table-cell office:value-type="string">
            <text:p>1600-46AN.tif</text:p>
          </table:table-cell>
          <table:table-cell office:value-type="float" office:value="180000">
            <text:p>180000</text:p>
          </table:table-cell>
          <table:table-cell office:value-type="float" office:value="418750">
            <text:p>418750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2]-[.B682])/[.F682]" office:value-type="float" office:value="0.625">
            <text:p>0,625</text:p>
          </table:table-cell>
          <table:table-cell table:formula="of:=([.E682]-[.C682])/[.G682]" office:value-type="float" office:value="0.625">
            <text:p>0,625</text:p>
          </table:table-cell>
        </table:table-row>
        <table:table-row table:style-name="ro1">
          <table:table-cell office:value-type="string">
            <text:p>1600-46AZ.tif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office:value-type="float" office:value="190000">
            <text:p>19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3]-[.B683])/[.F683]" office:value-type="float" office:value="0.625">
            <text:p>0,625</text:p>
          </table:table-cell>
          <table:table-cell table:formula="of:=([.E683]-[.C683])/[.G683]" office:value-type="float" office:value="0.625">
            <text:p>0,625</text:p>
          </table:table-cell>
        </table:table-row>
        <table:table-row table:style-name="ro1">
          <table:table-cell office:value-type="string">
            <text:p>1600-46BN.tif</text:p>
          </table:table-cell>
          <table:table-cell office:value-type="float" office:value="190000">
            <text:p>190000</text:p>
          </table:table-cell>
          <table:table-cell office:value-type="float" office:value="418750">
            <text:p>418750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4]-[.B684])/[.F684]" office:value-type="float" office:value="0.625">
            <text:p>0,625</text:p>
          </table:table-cell>
          <table:table-cell table:formula="of:=([.E684]-[.C684])/[.G684]" office:value-type="float" office:value="0.625">
            <text:p>0,625</text:p>
          </table:table-cell>
        </table:table-row>
        <table:table-row table:style-name="ro1">
          <table:table-cell office:value-type="string">
            <text:p>1600-46BZ.tif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office:value-type="float" office:value="200000">
            <text:p>20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5]-[.B685])/[.F685]" office:value-type="float" office:value="0.625">
            <text:p>0,625</text:p>
          </table:table-cell>
          <table:table-cell table:formula="of:=([.E685]-[.C685])/[.G685]" office:value-type="float" office:value="0.625">
            <text:p>0,625</text:p>
          </table:table-cell>
        </table:table-row>
        <table:table-row table:style-name="ro1">
          <table:table-cell office:value-type="string">
            <text:p>1600-46CN.tif</text:p>
          </table:table-cell>
          <table:table-cell office:value-type="float" office:value="180000">
            <text:p>180000</text:p>
          </table:table-cell>
          <table:table-cell office:value-type="float" office:value="406250">
            <text:p>406250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6]-[.B686])/[.F686]" office:value-type="float" office:value="0.625">
            <text:p>0,625</text:p>
          </table:table-cell>
          <table:table-cell table:formula="of:=([.E686]-[.C686])/[.G686]" office:value-type="float" office:value="0.625">
            <text:p>0,625</text:p>
          </table:table-cell>
        </table:table-row>
        <table:table-row table:style-name="ro1">
          <table:table-cell office:value-type="string">
            <text:p>1600-46CZ.tif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190000">
            <text:p>19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7]-[.B687])/[.F687]" office:value-type="float" office:value="0.625">
            <text:p>0,625</text:p>
          </table:table-cell>
          <table:table-cell table:formula="of:=([.E687]-[.C687])/[.G687]" office:value-type="float" office:value="0.625">
            <text:p>0,625</text:p>
          </table:table-cell>
        </table:table-row>
        <table:table-row table:style-name="ro1">
          <table:table-cell office:value-type="string">
            <text:p>1600-46DN.tif</text:p>
          </table:table-cell>
          <table:table-cell office:value-type="float" office:value="190000">
            <text:p>190000</text:p>
          </table:table-cell>
          <table:table-cell office:value-type="float" office:value="406250">
            <text:p>406250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8]-[.B688])/[.F688]" office:value-type="float" office:value="0.625">
            <text:p>0,625</text:p>
          </table:table-cell>
          <table:table-cell table:formula="of:=([.E688]-[.C688])/[.G688]" office:value-type="float" office:value="0.625">
            <text:p>0,625</text:p>
          </table:table-cell>
        </table:table-row>
        <table:table-row table:style-name="ro1">
          <table:table-cell office:value-type="string">
            <text:p>1600-46DZ.tif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89]-[.B689])/[.F689]" office:value-type="float" office:value="0.625">
            <text:p>0,625</text:p>
          </table:table-cell>
          <table:table-cell table:formula="of:=([.E689]-[.C689])/[.G689]" office:value-type="float" office:value="0.625">
            <text:p>0,625</text:p>
          </table:table-cell>
        </table:table-row>
        <table:table-row table:style-name="ro1">
          <table:table-cell office:value-type="string">
            <text:p>1600-46EN.tif</text:p>
          </table:table-cell>
          <table:table-cell office:value-type="float" office:value="200000">
            <text:p>200000</text:p>
          </table:table-cell>
          <table:table-cell office:value-type="float" office:value="418750">
            <text:p>418750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0]-[.B690])/[.F690]" office:value-type="float" office:value="0.625">
            <text:p>0,625</text:p>
          </table:table-cell>
          <table:table-cell table:formula="of:=([.E690]-[.C690])/[.G690]" office:value-type="float" office:value="0.625">
            <text:p>0,625</text:p>
          </table:table-cell>
        </table:table-row>
        <table:table-row table:style-name="ro1">
          <table:table-cell office:value-type="string">
            <text:p>1600-46EZ.tif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office:value-type="float" office:value="210000">
            <text:p>21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1]-[.B691])/[.F691]" office:value-type="float" office:value="0.625">
            <text:p>0,625</text:p>
          </table:table-cell>
          <table:table-cell table:formula="of:=([.E691]-[.C691])/[.G691]" office:value-type="float" office:value="0.625">
            <text:p>0,625</text:p>
          </table:table-cell>
        </table:table-row>
        <table:table-row table:style-name="ro1">
          <table:table-cell office:value-type="string">
            <text:p>1600-46FN.tif</text:p>
          </table:table-cell>
          <table:table-cell office:value-type="float" office:value="210000">
            <text:p>210000</text:p>
          </table:table-cell>
          <table:table-cell office:value-type="float" office:value="418750">
            <text:p>41875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2]-[.B692])/[.F692]" office:value-type="float" office:value="0.625">
            <text:p>0,625</text:p>
          </table:table-cell>
          <table:table-cell table:formula="of:=([.E692]-[.C692])/[.G692]" office:value-type="float" office:value="0.625">
            <text:p>0,625</text:p>
          </table:table-cell>
        </table:table-row>
        <table:table-row table:style-name="ro1">
          <table:table-cell office:value-type="string">
            <text:p>1600-46FZ.tif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office:value-type="float" office:value="220000">
            <text:p>22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3]-[.B693])/[.F693]" office:value-type="float" office:value="0.625">
            <text:p>0,625</text:p>
          </table:table-cell>
          <table:table-cell table:formula="of:=([.E693]-[.C693])/[.G693]" office:value-type="float" office:value="0.625">
            <text:p>0,625</text:p>
          </table:table-cell>
        </table:table-row>
        <table:table-row table:style-name="ro1">
          <table:table-cell office:value-type="string">
            <text:p>1600-46GN.tif</text:p>
          </table:table-cell>
          <table:table-cell office:value-type="float" office:value="200000">
            <text:p>200000</text:p>
          </table:table-cell>
          <table:table-cell office:value-type="float" office:value="406250">
            <text:p>406250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4]-[.B694])/[.F694]" office:value-type="float" office:value="0.625">
            <text:p>0,625</text:p>
          </table:table-cell>
          <table:table-cell table:formula="of:=([.E694]-[.C694])/[.G694]" office:value-type="float" office:value="0.625">
            <text:p>0,625</text:p>
          </table:table-cell>
        </table:table-row>
        <table:table-row table:style-name="ro1">
          <table:table-cell office:value-type="string">
            <text:p>1600-46GZ.tif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210000">
            <text:p>21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5]-[.B695])/[.F695]" office:value-type="float" office:value="0.625">
            <text:p>0,625</text:p>
          </table:table-cell>
          <table:table-cell table:formula="of:=([.E695]-[.C695])/[.G695]" office:value-type="float" office:value="0.625">
            <text:p>0,625</text:p>
          </table:table-cell>
        </table:table-row>
        <table:table-row table:style-name="ro1">
          <table:table-cell office:value-type="string">
            <text:p>1600-46HN.tif</text:p>
          </table:table-cell>
          <table:table-cell office:value-type="float" office:value="210000">
            <text:p>210000</text:p>
          </table:table-cell>
          <table:table-cell office:value-type="float" office:value="406250">
            <text:p>406250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6]-[.B696])/[.F696]" office:value-type="float" office:value="0.625">
            <text:p>0,625</text:p>
          </table:table-cell>
          <table:table-cell table:formula="of:=([.E696]-[.C696])/[.G696]" office:value-type="float" office:value="0.625">
            <text:p>0,625</text:p>
          </table:table-cell>
        </table:table-row>
        <table:table-row table:style-name="ro1">
          <table:table-cell office:value-type="string">
            <text:p>1600-46HZ.tif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7]-[.B697])/[.F697]" office:value-type="float" office:value="0.625">
            <text:p>0,625</text:p>
          </table:table-cell>
          <table:table-cell table:formula="of:=([.E697]-[.C697])/[.G697]" office:value-type="float" office:value="0.625">
            <text:p>0,625</text:p>
          </table:table-cell>
        </table:table-row>
        <table:table-row table:style-name="ro1">
          <table:table-cell office:value-type="string">
            <text:p>1600-47AN.tif</text:p>
          </table:table-cell>
          <table:table-cell office:value-type="float" office:value="220000">
            <text:p>220000</text:p>
          </table:table-cell>
          <table:table-cell office:value-type="float" office:value="418750">
            <text:p>418750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8]-[.B698])/[.F698]" office:value-type="float" office:value="0.625">
            <text:p>0,625</text:p>
          </table:table-cell>
          <table:table-cell table:formula="of:=([.E698]-[.C698])/[.G698]" office:value-type="float" office:value="0.625">
            <text:p>0,625</text:p>
          </table:table-cell>
        </table:table-row>
        <table:table-row table:style-name="ro1">
          <table:table-cell office:value-type="string">
            <text:p>1600-47AZ.tif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office:value-type="float" office:value="230000">
            <text:p>23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699]-[.B699])/[.F699]" office:value-type="float" office:value="0.625">
            <text:p>0,625</text:p>
          </table:table-cell>
          <table:table-cell table:formula="of:=([.E699]-[.C699])/[.G699]" office:value-type="float" office:value="0.625">
            <text:p>0,625</text:p>
          </table:table-cell>
        </table:table-row>
        <table:table-row table:style-name="ro1">
          <table:table-cell office:value-type="string">
            <text:p>1600-47BN.tif</text:p>
          </table:table-cell>
          <table:table-cell office:value-type="float" office:value="230000">
            <text:p>230000</text:p>
          </table:table-cell>
          <table:table-cell office:value-type="float" office:value="418750">
            <text:p>41875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0]-[.B700])/[.F700]" office:value-type="float" office:value="0.625">
            <text:p>0,625</text:p>
          </table:table-cell>
          <table:table-cell table:formula="of:=([.E700]-[.C700])/[.G700]" office:value-type="float" office:value="0.625">
            <text:p>0,625</text:p>
          </table:table-cell>
        </table:table-row>
        <table:table-row table:style-name="ro1">
          <table:table-cell office:value-type="string">
            <text:p>1600-47BZ.tif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office:value-type="float" office:value="240000">
            <text:p>240000</text:p>
          </table:table-cell>
          <table:table-cell office:value-type="float" office:value="418750">
            <text:p>4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1]-[.B701])/[.F701]" office:value-type="float" office:value="0.625">
            <text:p>0,625</text:p>
          </table:table-cell>
          <table:table-cell table:formula="of:=([.E701]-[.C701])/[.G701]" office:value-type="float" office:value="0.625">
            <text:p>0,625</text:p>
          </table:table-cell>
        </table:table-row>
        <table:table-row table:style-name="ro1">
          <table:table-cell office:value-type="string">
            <text:p>1600-47CN.tif</text:p>
          </table:table-cell>
          <table:table-cell office:value-type="float" office:value="220000">
            <text:p>220000</text:p>
          </table:table-cell>
          <table:table-cell office:value-type="float" office:value="406250">
            <text:p>406250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2]-[.B702])/[.F702]" office:value-type="float" office:value="0.625">
            <text:p>0,625</text:p>
          </table:table-cell>
          <table:table-cell table:formula="of:=([.E702]-[.C702])/[.G702]" office:value-type="float" office:value="0.625">
            <text:p>0,625</text:p>
          </table:table-cell>
        </table:table-row>
        <table:table-row table:style-name="ro1">
          <table:table-cell office:value-type="string">
            <text:p>1600-47CZ.tif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30000">
            <text:p>23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3]-[.B703])/[.F703]" office:value-type="float" office:value="0.625">
            <text:p>0,625</text:p>
          </table:table-cell>
          <table:table-cell table:formula="of:=([.E703]-[.C703])/[.G703]" office:value-type="float" office:value="0.625">
            <text:p>0,625</text:p>
          </table:table-cell>
        </table:table-row>
        <table:table-row table:style-name="ro1">
          <table:table-cell office:value-type="string">
            <text:p>1600-47DN.tif</text:p>
          </table:table-cell>
          <table:table-cell office:value-type="float" office:value="230000">
            <text:p>230000</text:p>
          </table:table-cell>
          <table:table-cell office:value-type="float" office:value="406250">
            <text:p>406250</text:p>
          </table:table-cell>
          <table:table-cell office:value-type="float" office:value="240000">
            <text:p>240000</text:p>
          </table:table-cell>
          <table:table-cell office:value-type="float" office:value="412500">
            <text:p>4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4]-[.B704])/[.F704]" office:value-type="float" office:value="0.625">
            <text:p>0,625</text:p>
          </table:table-cell>
          <table:table-cell table:formula="of:=([.E704]-[.C704])/[.G704]" office:value-type="float" office:value="0.625">
            <text:p>0,625</text:p>
          </table:table-cell>
        </table:table-row>
        <table:table-row table:style-name="ro1">
          <table:table-cell office:value-type="string">
            <text:p>1600-47DZ.tif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06250">
            <text:p>4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5]-[.B705])/[.F705]" office:value-type="float" office:value="0.625">
            <text:p>0,625</text:p>
          </table:table-cell>
          <table:table-cell table:formula="of:=([.E705]-[.C705])/[.G705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49AN.tif</text:p>
          </table:table-cell>
          <table:table-cell office:value-type="float" office:value="60000">
            <text:p>60000</text:p>
          </table:table-cell>
          <table:table-cell office:value-type="float" office:value="393750">
            <text:p>393750</text:p>
          </table:table-cell>
          <table:table-cell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7]-[.B707])/[.F707]" office:value-type="float" office:value="0.625">
            <text:p>0,625</text:p>
          </table:table-cell>
          <table:table-cell table:formula="of:=([.E707]-[.C707])/[.G707]" office:value-type="float" office:value="0.625">
            <text:p>0,625</text:p>
          </table:table-cell>
        </table:table-row>
        <table:table-row table:style-name="ro1">
          <table:table-cell office:value-type="string">
            <text:p>1600-49AZ.tif</text:p>
          </table:table-cell>
          <table:table-cell office:value-type="float" office:value="60000">
            <text:p>60000</text:p>
          </table:table-cell>
          <table:table-cell office:value-type="float" office:value="387500">
            <text:p>387500</text:p>
          </table:table-cell>
          <table:table-cell office:value-type="float" office:value="70000">
            <text:p>7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8]-[.B708])/[.F708]" office:value-type="float" office:value="0.625">
            <text:p>0,625</text:p>
          </table:table-cell>
          <table:table-cell table:formula="of:=([.E708]-[.C708])/[.G708]" office:value-type="float" office:value="0.625">
            <text:p>0,625</text:p>
          </table:table-cell>
        </table:table-row>
        <table:table-row table:style-name="ro1">
          <table:table-cell office:value-type="string">
            <text:p>1600-49BN.tif</text:p>
          </table:table-cell>
          <table:table-cell office:value-type="float" office:value="70000">
            <text:p>70000</text:p>
          </table:table-cell>
          <table:table-cell office:value-type="float" office:value="393750">
            <text:p>393750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09]-[.B709])/[.F709]" office:value-type="float" office:value="0.625">
            <text:p>0,625</text:p>
          </table:table-cell>
          <table:table-cell table:formula="of:=([.E709]-[.C709])/[.G709]" office:value-type="float" office:value="0.625">
            <text:p>0,625</text:p>
          </table:table-cell>
        </table:table-row>
        <table:table-row table:style-name="ro1">
          <table:table-cell office:value-type="string">
            <text:p>1600-49BZ.tif</text:p>
          </table:table-cell>
          <table:table-cell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office:value-type="float" office:value="80000">
            <text:p>8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0]-[.B710])/[.F710]" office:value-type="float" office:value="0.625">
            <text:p>0,625</text:p>
          </table:table-cell>
          <table:table-cell table:formula="of:=([.E710]-[.C710])/[.G710]" office:value-type="float" office:value="0.625">
            <text:p>0,625</text:p>
          </table:table-cell>
        </table:table-row>
        <table:table-row table:style-name="ro1">
          <table:table-cell office:value-type="string">
            <text:p>1600-49CN.tif</text:p>
          </table:table-cell>
          <table:table-cell office:value-type="float" office:value="60000">
            <text:p>60000</text:p>
          </table:table-cell>
          <table:table-cell office:value-type="float" office:value="381250">
            <text:p>381250</text:p>
          </table:table-cell>
          <table:table-cell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1]-[.B711])/[.F711]" office:value-type="float" office:value="0.625">
            <text:p>0,625</text:p>
          </table:table-cell>
          <table:table-cell table:formula="of:=([.E711]-[.C711])/[.G711]" office:value-type="float" office:value="0.625">
            <text:p>0,625</text:p>
          </table:table-cell>
        </table:table-row>
        <table:table-row table:style-name="ro1">
          <table:table-cell office:value-type="string">
            <text:p>1600-49CZ.tif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70000">
            <text:p>7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2]-[.B712])/[.F712]" office:value-type="float" office:value="0.625">
            <text:p>0,625</text:p>
          </table:table-cell>
          <table:table-cell table:formula="of:=([.E712]-[.C712])/[.G712]" office:value-type="float" office:value="0.625">
            <text:p>0,625</text:p>
          </table:table-cell>
        </table:table-row>
        <table:table-row table:style-name="ro1">
          <table:table-cell office:value-type="string">
            <text:p>1600-49DN.tif</text:p>
          </table:table-cell>
          <table:table-cell office:value-type="float" office:value="70000">
            <text:p>70000</text:p>
          </table:table-cell>
          <table:table-cell office:value-type="float" office:value="381250">
            <text:p>381250</text:p>
          </table:table-cell>
          <table:table-cell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3]-[.B713])/[.F713]" office:value-type="float" office:value="0.625">
            <text:p>0,625</text:p>
          </table:table-cell>
          <table:table-cell table:formula="of:=([.E713]-[.C713])/[.G713]" office:value-type="float" office:value="0.625">
            <text:p>0,625</text:p>
          </table:table-cell>
        </table:table-row>
        <table:table-row table:style-name="ro1">
          <table:table-cell office:value-type="string">
            <text:p>1600-49DZ.tif</text:p>
          </table:table-cell>
          <table:table-cell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office:value-type="float" office:value="80000">
            <text:p>8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4]-[.B714])/[.F714]" office:value-type="float" office:value="0.625">
            <text:p>0,625</text:p>
          </table:table-cell>
          <table:table-cell table:formula="of:=([.E714]-[.C714])/[.G714]" office:value-type="float" office:value="0.625">
            <text:p>0,625</text:p>
          </table:table-cell>
        </table:table-row>
        <table:table-row table:style-name="ro1">
          <table:table-cell office:value-type="string">
            <text:p>1600-49EN.tif</text:p>
          </table:table-cell>
          <table:table-cell office:value-type="float" office:value="80000">
            <text:p>80000</text:p>
          </table:table-cell>
          <table:table-cell office:value-type="float" office:value="393750">
            <text:p>393750</text:p>
          </table:table-cell>
          <table:table-cell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5]-[.B715])/[.F715]" office:value-type="float" office:value="0.625">
            <text:p>0,625</text:p>
          </table:table-cell>
          <table:table-cell table:formula="of:=([.E715]-[.C715])/[.G715]" office:value-type="float" office:value="0.625">
            <text:p>0,625</text:p>
          </table:table-cell>
        </table:table-row>
        <table:table-row table:style-name="ro1">
          <table:table-cell office:value-type="string">
            <text:p>1600-49EZ.tif</text:p>
          </table:table-cell>
          <table:table-cell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office:value-type="float" office:value="90000">
            <text:p>9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6]-[.B716])/[.F716]" office:value-type="float" office:value="0.625">
            <text:p>0,625</text:p>
          </table:table-cell>
          <table:table-cell table:formula="of:=([.E716]-[.C716])/[.G716]" office:value-type="float" office:value="0.625">
            <text:p>0,625</text:p>
          </table:table-cell>
        </table:table-row>
        <table:table-row table:style-name="ro1">
          <table:table-cell office:value-type="string">
            <text:p>1600-49FN.tif</text:p>
          </table:table-cell>
          <table:table-cell office:value-type="float" office:value="90000">
            <text:p>90000</text:p>
          </table:table-cell>
          <table:table-cell office:value-type="float" office:value="393750">
            <text:p>393750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7]-[.B717])/[.F717]" office:value-type="float" office:value="0.625">
            <text:p>0,625</text:p>
          </table:table-cell>
          <table:table-cell table:formula="of:=([.E717]-[.C717])/[.G717]" office:value-type="float" office:value="0.625">
            <text:p>0,625</text:p>
          </table:table-cell>
        </table:table-row>
        <table:table-row table:style-name="ro1">
          <table:table-cell office:value-type="string">
            <text:p>1600-49FZ.tif</text:p>
          </table:table-cell>
          <table:table-cell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office:value-type="float" office:value="100000">
            <text:p>10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8]-[.B718])/[.F718]" office:value-type="float" office:value="0.625">
            <text:p>0,625</text:p>
          </table:table-cell>
          <table:table-cell table:formula="of:=([.E718]-[.C718])/[.G718]" office:value-type="float" office:value="0.625">
            <text:p>0,625</text:p>
          </table:table-cell>
        </table:table-row>
        <table:table-row table:style-name="ro1">
          <table:table-cell office:value-type="string">
            <text:p>1600-49GN.tif</text:p>
          </table:table-cell>
          <table:table-cell office:value-type="float" office:value="80000">
            <text:p>80000</text:p>
          </table:table-cell>
          <table:table-cell office:value-type="float" office:value="381250">
            <text:p>381250</text:p>
          </table:table-cell>
          <table:table-cell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19]-[.B719])/[.F719]" office:value-type="float" office:value="0.625">
            <text:p>0,625</text:p>
          </table:table-cell>
          <table:table-cell table:formula="of:=([.E719]-[.C719])/[.G719]" office:value-type="float" office:value="0.625">
            <text:p>0,625</text:p>
          </table:table-cell>
        </table:table-row>
        <table:table-row table:style-name="ro1">
          <table:table-cell office:value-type="string">
            <text:p>1600-49GZ.tif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90000">
            <text:p>9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0]-[.B720])/[.F720]" office:value-type="float" office:value="0.625">
            <text:p>0,625</text:p>
          </table:table-cell>
          <table:table-cell table:formula="of:=([.E720]-[.C720])/[.G720]" office:value-type="float" office:value="0.625">
            <text:p>0,625</text:p>
          </table:table-cell>
        </table:table-row>
        <table:table-row table:style-name="ro1">
          <table:table-cell office:value-type="string">
            <text:p>1600-49HN.tif</text:p>
          </table:table-cell>
          <table:table-cell office:value-type="float" office:value="90000">
            <text:p>90000</text:p>
          </table:table-cell>
          <table:table-cell office:value-type="float" office:value="381250">
            <text:p>381250</text:p>
          </table:table-cell>
          <table:table-cell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1]-[.B721])/[.F721]" office:value-type="float" office:value="0.625">
            <text:p>0,625</text:p>
          </table:table-cell>
          <table:table-cell table:formula="of:=([.E721]-[.C721])/[.G721]" office:value-type="float" office:value="0.625">
            <text:p>0,625</text:p>
          </table:table-cell>
        </table:table-row>
        <table:table-row table:style-name="ro1">
          <table:table-cell office:value-type="string">
            <text:p>1600-49HZ.tif</text:p>
          </table:table-cell>
          <table:table-cell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2]-[.B722])/[.F722]" office:value-type="float" office:value="0.625">
            <text:p>0,625</text:p>
          </table:table-cell>
          <table:table-cell table:formula="of:=([.E722]-[.C722])/[.G722]" office:value-type="float" office:value="0.625">
            <text:p>0,625</text:p>
          </table:table-cell>
        </table:table-row>
        <table:table-row table:style-name="ro1">
          <table:table-cell office:value-type="string">
            <text:p>1600-50AN.tif</text:p>
          </table:table-cell>
          <table:table-cell office:value-type="float" office:value="100000">
            <text:p>100000</text:p>
          </table:table-cell>
          <table:table-cell office:value-type="float" office:value="393750">
            <text:p>393750</text:p>
          </table:table-cell>
          <table:table-cell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3]-[.B723])/[.F723]" office:value-type="float" office:value="0.625">
            <text:p>0,625</text:p>
          </table:table-cell>
          <table:table-cell table:formula="of:=([.E723]-[.C723])/[.G723]" office:value-type="float" office:value="0.625">
            <text:p>0,625</text:p>
          </table:table-cell>
        </table:table-row>
        <table:table-row table:style-name="ro1">
          <table:table-cell office:value-type="string">
            <text:p>1600-50AZ.tif</text:p>
          </table:table-cell>
          <table:table-cell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office:value-type="float" office:value="110000">
            <text:p>11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4]-[.B724])/[.F724]" office:value-type="float" office:value="0.625">
            <text:p>0,625</text:p>
          </table:table-cell>
          <table:table-cell table:formula="of:=([.E724]-[.C724])/[.G724]" office:value-type="float" office:value="0.625">
            <text:p>0,625</text:p>
          </table:table-cell>
        </table:table-row>
        <table:table-row table:style-name="ro1">
          <table:table-cell office:value-type="string">
            <text:p>1600-50BN.tif</text:p>
          </table:table-cell>
          <table:table-cell office:value-type="float" office:value="110000">
            <text:p>110000</text:p>
          </table:table-cell>
          <table:table-cell office:value-type="float" office:value="393750">
            <text:p>393750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5]-[.B725])/[.F725]" office:value-type="float" office:value="0.625">
            <text:p>0,625</text:p>
          </table:table-cell>
          <table:table-cell table:formula="of:=([.E725]-[.C725])/[.G725]" office:value-type="float" office:value="0.625">
            <text:p>0,625</text:p>
          </table:table-cell>
        </table:table-row>
        <table:table-row table:style-name="ro1">
          <table:table-cell office:value-type="string">
            <text:p>1600-50BZ.tif</text:p>
          </table:table-cell>
          <table:table-cell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office:value-type="float" office:value="120000">
            <text:p>12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6]-[.B726])/[.F726]" office:value-type="float" office:value="0.625">
            <text:p>0,625</text:p>
          </table:table-cell>
          <table:table-cell table:formula="of:=([.E726]-[.C726])/[.G726]" office:value-type="float" office:value="0.625">
            <text:p>0,625</text:p>
          </table:table-cell>
        </table:table-row>
        <table:table-row table:style-name="ro1">
          <table:table-cell office:value-type="string">
            <text:p>1600-50CN.tif</text:p>
          </table:table-cell>
          <table:table-cell office:value-type="float" office:value="100000">
            <text:p>100000</text:p>
          </table:table-cell>
          <table:table-cell office:value-type="float" office:value="381250">
            <text:p>381250</text:p>
          </table:table-cell>
          <table:table-cell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7]-[.B727])/[.F727]" office:value-type="float" office:value="0.625">
            <text:p>0,625</text:p>
          </table:table-cell>
          <table:table-cell table:formula="of:=([.E727]-[.C727])/[.G727]" office:value-type="float" office:value="0.625">
            <text:p>0,625</text:p>
          </table:table-cell>
        </table:table-row>
        <table:table-row table:style-name="ro1">
          <table:table-cell office:value-type="string">
            <text:p>1600-50CZ.tif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10000">
            <text:p>11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8]-[.B728])/[.F728]" office:value-type="float" office:value="0.625">
            <text:p>0,625</text:p>
          </table:table-cell>
          <table:table-cell table:formula="of:=([.E728]-[.C728])/[.G728]" office:value-type="float" office:value="0.625">
            <text:p>0,625</text:p>
          </table:table-cell>
        </table:table-row>
        <table:table-row table:style-name="ro1">
          <table:table-cell office:value-type="string">
            <text:p>1600-50DN.tif</text:p>
          </table:table-cell>
          <table:table-cell office:value-type="float" office:value="110000">
            <text:p>110000</text:p>
          </table:table-cell>
          <table:table-cell office:value-type="float" office:value="381250">
            <text:p>381250</text:p>
          </table:table-cell>
          <table:table-cell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29]-[.B729])/[.F729]" office:value-type="float" office:value="0.625">
            <text:p>0,625</text:p>
          </table:table-cell>
          <table:table-cell table:formula="of:=([.E729]-[.C729])/[.G729]" office:value-type="float" office:value="0.625">
            <text:p>0,625</text:p>
          </table:table-cell>
        </table:table-row>
        <table:table-row table:style-name="ro1">
          <table:table-cell office:value-type="string">
            <text:p>1600-50DZ.tif</text:p>
          </table:table-cell>
          <table:table-cell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office:value-type="float" office:value="120000">
            <text:p>12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0]-[.B730])/[.F730]" office:value-type="float" office:value="0.625">
            <text:p>0,625</text:p>
          </table:table-cell>
          <table:table-cell table:formula="of:=([.E730]-[.C730])/[.G730]" office:value-type="float" office:value="0.625">
            <text:p>0,625</text:p>
          </table:table-cell>
        </table:table-row>
        <table:table-row table:style-name="ro1">
          <table:table-cell office:value-type="string">
            <text:p>1600-50EN.tif</text:p>
          </table:table-cell>
          <table:table-cell office:value-type="float" office:value="120000">
            <text:p>120000</text:p>
          </table:table-cell>
          <table:table-cell office:value-type="float" office:value="393750">
            <text:p>393750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1]-[.B731])/[.F731]" office:value-type="float" office:value="0.625">
            <text:p>0,625</text:p>
          </table:table-cell>
          <table:table-cell table:formula="of:=([.E731]-[.C731])/[.G731]" office:value-type="float" office:value="0.625">
            <text:p>0,625</text:p>
          </table:table-cell>
        </table:table-row>
        <table:table-row table:style-name="ro1">
          <table:table-cell office:value-type="string">
            <text:p>1600-50EZ.tif</text:p>
          </table:table-cell>
          <table:table-cell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office:value-type="float" office:value="130000">
            <text:p>13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2]-[.B732])/[.F732]" office:value-type="float" office:value="0.625">
            <text:p>0,625</text:p>
          </table:table-cell>
          <table:table-cell table:formula="of:=([.E732]-[.C732])/[.G732]" office:value-type="float" office:value="0.625">
            <text:p>0,625</text:p>
          </table:table-cell>
        </table:table-row>
        <table:table-row table:style-name="ro1">
          <table:table-cell office:value-type="string">
            <text:p>1600-50FN.tif</text:p>
          </table:table-cell>
          <table:table-cell office:value-type="float" office:value="130000">
            <text:p>130000</text:p>
          </table:table-cell>
          <table:table-cell office:value-type="float" office:value="393750">
            <text:p>39375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3]-[.B733])/[.F733]" office:value-type="float" office:value="0.625">
            <text:p>0,625</text:p>
          </table:table-cell>
          <table:table-cell table:formula="of:=([.E733]-[.C733])/[.G733]" office:value-type="float" office:value="0.625">
            <text:p>0,625</text:p>
          </table:table-cell>
        </table:table-row>
        <table:table-row table:style-name="ro1">
          <table:table-cell office:value-type="string">
            <text:p>1600-50FZ.tif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office:value-type="float" office:value="140000">
            <text:p>14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4]-[.B734])/[.F734]" office:value-type="float" office:value="0.625">
            <text:p>0,625</text:p>
          </table:table-cell>
          <table:table-cell table:formula="of:=([.E734]-[.C734])/[.G734]" office:value-type="float" office:value="0.625">
            <text:p>0,625</text:p>
          </table:table-cell>
        </table:table-row>
        <table:table-row table:style-name="ro1">
          <table:table-cell office:value-type="string">
            <text:p>1600-50GN.tif</text:p>
          </table:table-cell>
          <table:table-cell office:value-type="float" office:value="120000">
            <text:p>120000</text:p>
          </table:table-cell>
          <table:table-cell office:value-type="float" office:value="381250">
            <text:p>381250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5]-[.B735])/[.F735]" office:value-type="float" office:value="0.625">
            <text:p>0,625</text:p>
          </table:table-cell>
          <table:table-cell table:formula="of:=([.E735]-[.C735])/[.G735]" office:value-type="float" office:value="0.625">
            <text:p>0,625</text:p>
          </table:table-cell>
        </table:table-row>
        <table:table-row table:style-name="ro1">
          <table:table-cell office:value-type="string">
            <text:p>1600-50GZ.tif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130000">
            <text:p>13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6]-[.B736])/[.F736]" office:value-type="float" office:value="0.625">
            <text:p>0,625</text:p>
          </table:table-cell>
          <table:table-cell table:formula="of:=([.E736]-[.C736])/[.G736]" office:value-type="float" office:value="0.625">
            <text:p>0,625</text:p>
          </table:table-cell>
        </table:table-row>
        <table:table-row table:style-name="ro1">
          <table:table-cell office:value-type="string">
            <text:p>1600-50HN.tif</text:p>
          </table:table-cell>
          <table:table-cell office:value-type="float" office:value="130000">
            <text:p>130000</text:p>
          </table:table-cell>
          <table:table-cell office:value-type="float" office:value="381250">
            <text:p>381250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7]-[.B737])/[.F737]" office:value-type="float" office:value="0.625">
            <text:p>0,625</text:p>
          </table:table-cell>
          <table:table-cell table:formula="of:=([.E737]-[.C737])/[.G737]" office:value-type="float" office:value="0.625">
            <text:p>0,625</text:p>
          </table:table-cell>
        </table:table-row>
        <table:table-row table:style-name="ro1">
          <table:table-cell office:value-type="string">
            <text:p>1600-50HZ.tif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8]-[.B738])/[.F738]" office:value-type="float" office:value="0.625">
            <text:p>0,625</text:p>
          </table:table-cell>
          <table:table-cell table:formula="of:=([.E738]-[.C738])/[.G738]" office:value-type="float" office:value="0.625">
            <text:p>0,625</text:p>
          </table:table-cell>
        </table:table-row>
        <table:table-row table:style-name="ro1">
          <table:table-cell office:value-type="string">
            <text:p>1600-51AN.tif</text:p>
          </table:table-cell>
          <table:table-cell office:value-type="float" office:value="140000">
            <text:p>140000</text:p>
          </table:table-cell>
          <table:table-cell office:value-type="float" office:value="393750">
            <text:p>393750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39]-[.B739])/[.F739]" office:value-type="float" office:value="0.625">
            <text:p>0,625</text:p>
          </table:table-cell>
          <table:table-cell table:formula="of:=([.E739]-[.C739])/[.G739]" office:value-type="float" office:value="0.625">
            <text:p>0,625</text:p>
          </table:table-cell>
        </table:table-row>
        <table:table-row table:style-name="ro1">
          <table:table-cell office:value-type="string">
            <text:p>1600-51AZ.tif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office:value-type="float" office:value="150000">
            <text:p>15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0]-[.B740])/[.F740]" office:value-type="float" office:value="0.625">
            <text:p>0,625</text:p>
          </table:table-cell>
          <table:table-cell table:formula="of:=([.E740]-[.C740])/[.G740]" office:value-type="float" office:value="0.625">
            <text:p>0,625</text:p>
          </table:table-cell>
        </table:table-row>
        <table:table-row table:style-name="ro1">
          <table:table-cell office:value-type="string">
            <text:p>1600-51BN.tif</text:p>
          </table:table-cell>
          <table:table-cell office:value-type="float" office:value="150000">
            <text:p>150000</text:p>
          </table:table-cell>
          <table:table-cell office:value-type="float" office:value="393750">
            <text:p>393750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1]-[.B741])/[.F741]" office:value-type="float" office:value="0.625">
            <text:p>0,625</text:p>
          </table:table-cell>
          <table:table-cell table:formula="of:=([.E741]-[.C741])/[.G741]" office:value-type="float" office:value="0.625">
            <text:p>0,625</text:p>
          </table:table-cell>
        </table:table-row>
        <table:table-row table:style-name="ro1">
          <table:table-cell office:value-type="string">
            <text:p>1600-51BZ.tif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office:value-type="float" office:value="160000">
            <text:p>16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2]-[.B742])/[.F742]" office:value-type="float" office:value="0.625">
            <text:p>0,625</text:p>
          </table:table-cell>
          <table:table-cell table:formula="of:=([.E742]-[.C742])/[.G742]" office:value-type="float" office:value="0.625">
            <text:p>0,625</text:p>
          </table:table-cell>
        </table:table-row>
        <table:table-row table:style-name="ro1">
          <table:table-cell office:value-type="string">
            <text:p>1600-51CN.tif</text:p>
          </table:table-cell>
          <table:table-cell office:value-type="float" office:value="140000">
            <text:p>140000</text:p>
          </table:table-cell>
          <table:table-cell office:value-type="float" office:value="381250">
            <text:p>381250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3]-[.B743])/[.F743]" office:value-type="float" office:value="0.625">
            <text:p>0,625</text:p>
          </table:table-cell>
          <table:table-cell table:formula="of:=([.E743]-[.C743])/[.G743]" office:value-type="float" office:value="0.625">
            <text:p>0,625</text:p>
          </table:table-cell>
        </table:table-row>
        <table:table-row table:style-name="ro1">
          <table:table-cell office:value-type="string">
            <text:p>1600-51CZ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50000">
            <text:p>15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4]-[.B744])/[.F744]" office:value-type="float" office:value="0.625">
            <text:p>0,625</text:p>
          </table:table-cell>
          <table:table-cell table:formula="of:=([.E744]-[.C744])/[.G744]" office:value-type="float" office:value="0.625">
            <text:p>0,625</text:p>
          </table:table-cell>
        </table:table-row>
        <table:table-row table:style-name="ro1">
          <table:table-cell office:value-type="string">
            <text:p>1600-51DN.tif</text:p>
          </table:table-cell>
          <table:table-cell office:value-type="float" office:value="150000">
            <text:p>150000</text:p>
          </table:table-cell>
          <table:table-cell office:value-type="float" office:value="381250">
            <text:p>381250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5]-[.B745])/[.F745]" office:value-type="float" office:value="0.625">
            <text:p>0,625</text:p>
          </table:table-cell>
          <table:table-cell table:formula="of:=([.E745]-[.C745])/[.G745]" office:value-type="float" office:value="0.625">
            <text:p>0,625</text:p>
          </table:table-cell>
        </table:table-row>
        <table:table-row table:style-name="ro1">
          <table:table-cell office:value-type="string">
            <text:p>1600-51DZ.tif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office:value-type="float" office:value="160000">
            <text:p>16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6]-[.B746])/[.F746]" office:value-type="float" office:value="0.625">
            <text:p>0,625</text:p>
          </table:table-cell>
          <table:table-cell table:formula="of:=([.E746]-[.C746])/[.G746]" office:value-type="float" office:value="0.625">
            <text:p>0,625</text:p>
          </table:table-cell>
        </table:table-row>
        <table:table-row table:style-name="ro1">
          <table:table-cell office:value-type="string">
            <text:p>1600-51EN.tif</text:p>
          </table:table-cell>
          <table:table-cell office:value-type="float" office:value="160000">
            <text:p>160000</text:p>
          </table:table-cell>
          <table:table-cell office:value-type="float" office:value="393750">
            <text:p>393750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7]-[.B747])/[.F747]" office:value-type="float" office:value="0.625">
            <text:p>0,625</text:p>
          </table:table-cell>
          <table:table-cell table:formula="of:=([.E747]-[.C747])/[.G747]" office:value-type="float" office:value="0.625">
            <text:p>0,625</text:p>
          </table:table-cell>
        </table:table-row>
        <table:table-row table:style-name="ro1">
          <table:table-cell office:value-type="string">
            <text:p>1600-51EZ.tif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office:value-type="float" office:value="170000">
            <text:p>17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8]-[.B748])/[.F748]" office:value-type="float" office:value="0.625">
            <text:p>0,625</text:p>
          </table:table-cell>
          <table:table-cell table:formula="of:=([.E748]-[.C748])/[.G748]" office:value-type="float" office:value="0.625">
            <text:p>0,625</text:p>
          </table:table-cell>
        </table:table-row>
        <table:table-row table:style-name="ro1">
          <table:table-cell office:value-type="string">
            <text:p>1600-51FN.tif</text:p>
          </table:table-cell>
          <table:table-cell office:value-type="float" office:value="170000">
            <text:p>170000</text:p>
          </table:table-cell>
          <table:table-cell office:value-type="float" office:value="393750">
            <text:p>39375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49]-[.B749])/[.F749]" office:value-type="float" office:value="0.625">
            <text:p>0,625</text:p>
          </table:table-cell>
          <table:table-cell table:formula="of:=([.E749]-[.C749])/[.G749]" office:value-type="float" office:value="0.625">
            <text:p>0,625</text:p>
          </table:table-cell>
        </table:table-row>
        <table:table-row table:style-name="ro1">
          <table:table-cell office:value-type="string">
            <text:p>1600-51FZ.tif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office:value-type="float" office:value="180000">
            <text:p>18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0]-[.B750])/[.F750]" office:value-type="float" office:value="0.625">
            <text:p>0,625</text:p>
          </table:table-cell>
          <table:table-cell table:formula="of:=([.E750]-[.C750])/[.G750]" office:value-type="float" office:value="0.625">
            <text:p>0,625</text:p>
          </table:table-cell>
        </table:table-row>
        <table:table-row table:style-name="ro1">
          <table:table-cell office:value-type="string">
            <text:p>1600-51GN.tif</text:p>
          </table:table-cell>
          <table:table-cell office:value-type="float" office:value="160000">
            <text:p>160000</text:p>
          </table:table-cell>
          <table:table-cell office:value-type="float" office:value="381250">
            <text:p>381250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1]-[.B751])/[.F751]" office:value-type="float" office:value="0.625">
            <text:p>0,625</text:p>
          </table:table-cell>
          <table:table-cell table:formula="of:=([.E751]-[.C751])/[.G751]" office:value-type="float" office:value="0.625">
            <text:p>0,625</text:p>
          </table:table-cell>
        </table:table-row>
        <table:table-row table:style-name="ro1">
          <table:table-cell office:value-type="string">
            <text:p>1600-51GZ.tif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170000">
            <text:p>17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2]-[.B752])/[.F752]" office:value-type="float" office:value="0.625">
            <text:p>0,625</text:p>
          </table:table-cell>
          <table:table-cell table:formula="of:=([.E752]-[.C752])/[.G752]" office:value-type="float" office:value="0.625">
            <text:p>0,625</text:p>
          </table:table-cell>
        </table:table-row>
        <table:table-row table:style-name="ro1">
          <table:table-cell office:value-type="string">
            <text:p>1600-51HN.tif</text:p>
          </table:table-cell>
          <table:table-cell office:value-type="float" office:value="170000">
            <text:p>170000</text:p>
          </table:table-cell>
          <table:table-cell office:value-type="float" office:value="381250">
            <text:p>381250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3]-[.B753])/[.F753]" office:value-type="float" office:value="0.625">
            <text:p>0,625</text:p>
          </table:table-cell>
          <table:table-cell table:formula="of:=([.E753]-[.C753])/[.G753]" office:value-type="float" office:value="0.625">
            <text:p>0,625</text:p>
          </table:table-cell>
        </table:table-row>
        <table:table-row table:style-name="ro1">
          <table:table-cell office:value-type="string">
            <text:p>1600-51HZ.tif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4]-[.B754])/[.F754]" office:value-type="float" office:value="0.625">
            <text:p>0,625</text:p>
          </table:table-cell>
          <table:table-cell table:formula="of:=([.E754]-[.C754])/[.G754]" office:value-type="float" office:value="0.625">
            <text:p>0,625</text:p>
          </table:table-cell>
        </table:table-row>
        <table:table-row table:style-name="ro1">
          <table:table-cell office:value-type="string">
            <text:p>1600-52AN.tif</text:p>
          </table:table-cell>
          <table:table-cell office:value-type="float" office:value="180000">
            <text:p>180000</text:p>
          </table:table-cell>
          <table:table-cell office:value-type="float" office:value="393750">
            <text:p>393750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5]-[.B755])/[.F755]" office:value-type="float" office:value="0.625">
            <text:p>0,625</text:p>
          </table:table-cell>
          <table:table-cell table:formula="of:=([.E755]-[.C755])/[.G755]" office:value-type="float" office:value="0.625">
            <text:p>0,625</text:p>
          </table:table-cell>
        </table:table-row>
        <table:table-row table:style-name="ro1">
          <table:table-cell office:value-type="string">
            <text:p>1600-52AZ.tif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office:value-type="float" office:value="190000">
            <text:p>19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6]-[.B756])/[.F756]" office:value-type="float" office:value="0.625">
            <text:p>0,625</text:p>
          </table:table-cell>
          <table:table-cell table:formula="of:=([.E756]-[.C756])/[.G756]" office:value-type="float" office:value="0.625">
            <text:p>0,625</text:p>
          </table:table-cell>
        </table:table-row>
        <table:table-row table:style-name="ro1">
          <table:table-cell office:value-type="string">
            <text:p>1600-52BN.tif</text:p>
          </table:table-cell>
          <table:table-cell office:value-type="float" office:value="190000">
            <text:p>190000</text:p>
          </table:table-cell>
          <table:table-cell office:value-type="float" office:value="393750">
            <text:p>393750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7]-[.B757])/[.F757]" office:value-type="float" office:value="0.625">
            <text:p>0,625</text:p>
          </table:table-cell>
          <table:table-cell table:formula="of:=([.E757]-[.C757])/[.G757]" office:value-type="float" office:value="0.625">
            <text:p>0,625</text:p>
          </table:table-cell>
        </table:table-row>
        <table:table-row table:style-name="ro1">
          <table:table-cell office:value-type="string">
            <text:p>1600-52BZ.tif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office:value-type="float" office:value="200000">
            <text:p>20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8]-[.B758])/[.F758]" office:value-type="float" office:value="0.625">
            <text:p>0,625</text:p>
          </table:table-cell>
          <table:table-cell table:formula="of:=([.E758]-[.C758])/[.G758]" office:value-type="float" office:value="0.625">
            <text:p>0,625</text:p>
          </table:table-cell>
        </table:table-row>
        <table:table-row table:style-name="ro1">
          <table:table-cell office:value-type="string">
            <text:p>1600-52CN.tif</text:p>
          </table:table-cell>
          <table:table-cell office:value-type="float" office:value="180000">
            <text:p>180000</text:p>
          </table:table-cell>
          <table:table-cell office:value-type="float" office:value="381250">
            <text:p>381250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59]-[.B759])/[.F759]" office:value-type="float" office:value="0.625">
            <text:p>0,625</text:p>
          </table:table-cell>
          <table:table-cell table:formula="of:=([.E759]-[.C759])/[.G759]" office:value-type="float" office:value="0.625">
            <text:p>0,625</text:p>
          </table:table-cell>
        </table:table-row>
        <table:table-row table:style-name="ro1">
          <table:table-cell office:value-type="string">
            <text:p>1600-52CZ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190000">
            <text:p>19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0]-[.B760])/[.F760]" office:value-type="float" office:value="0.625">
            <text:p>0,625</text:p>
          </table:table-cell>
          <table:table-cell table:formula="of:=([.E760]-[.C760])/[.G760]" office:value-type="float" office:value="0.625">
            <text:p>0,625</text:p>
          </table:table-cell>
        </table:table-row>
        <table:table-row table:style-name="ro1">
          <table:table-cell office:value-type="string">
            <text:p>1600-52DN.tif</text:p>
          </table:table-cell>
          <table:table-cell office:value-type="float" office:value="190000">
            <text:p>190000</text:p>
          </table:table-cell>
          <table:table-cell office:value-type="float" office:value="381250">
            <text:p>381250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1]-[.B761])/[.F761]" office:value-type="float" office:value="0.625">
            <text:p>0,625</text:p>
          </table:table-cell>
          <table:table-cell table:formula="of:=([.E761]-[.C761])/[.G761]" office:value-type="float" office:value="0.625">
            <text:p>0,625</text:p>
          </table:table-cell>
        </table:table-row>
        <table:table-row table:style-name="ro1">
          <table:table-cell office:value-type="string">
            <text:p>1600-52DZ.tif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2]-[.B762])/[.F762]" office:value-type="float" office:value="0.625">
            <text:p>0,625</text:p>
          </table:table-cell>
          <table:table-cell table:formula="of:=([.E762]-[.C762])/[.G762]" office:value-type="float" office:value="0.625">
            <text:p>0,625</text:p>
          </table:table-cell>
        </table:table-row>
        <table:table-row table:style-name="ro1">
          <table:table-cell office:value-type="string">
            <text:p>1600-52EN.tif</text:p>
          </table:table-cell>
          <table:table-cell office:value-type="float" office:value="200000">
            <text:p>200000</text:p>
          </table:table-cell>
          <table:table-cell office:value-type="float" office:value="393750">
            <text:p>393750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3]-[.B763])/[.F763]" office:value-type="float" office:value="0.625">
            <text:p>0,625</text:p>
          </table:table-cell>
          <table:table-cell table:formula="of:=([.E763]-[.C763])/[.G763]" office:value-type="float" office:value="0.625">
            <text:p>0,625</text:p>
          </table:table-cell>
        </table:table-row>
        <table:table-row table:style-name="ro1">
          <table:table-cell office:value-type="string">
            <text:p>1600-52EZ.tif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office:value-type="float" office:value="210000">
            <text:p>21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4]-[.B764])/[.F764]" office:value-type="float" office:value="0.625">
            <text:p>0,625</text:p>
          </table:table-cell>
          <table:table-cell table:formula="of:=([.E764]-[.C764])/[.G764]" office:value-type="float" office:value="0.625">
            <text:p>0,625</text:p>
          </table:table-cell>
        </table:table-row>
        <table:table-row table:style-name="ro1">
          <table:table-cell office:value-type="string">
            <text:p>1600-52FN.tif</text:p>
          </table:table-cell>
          <table:table-cell office:value-type="float" office:value="210000">
            <text:p>210000</text:p>
          </table:table-cell>
          <table:table-cell office:value-type="float" office:value="393750">
            <text:p>39375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5]-[.B765])/[.F765]" office:value-type="float" office:value="0.625">
            <text:p>0,625</text:p>
          </table:table-cell>
          <table:table-cell table:formula="of:=([.E765]-[.C765])/[.G765]" office:value-type="float" office:value="0.625">
            <text:p>0,625</text:p>
          </table:table-cell>
        </table:table-row>
        <table:table-row table:style-name="ro1">
          <table:table-cell office:value-type="string">
            <text:p>1600-52FZ.tif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office:value-type="float" office:value="220000">
            <text:p>22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6]-[.B766])/[.F766]" office:value-type="float" office:value="0.625">
            <text:p>0,625</text:p>
          </table:table-cell>
          <table:table-cell table:formula="of:=([.E766]-[.C766])/[.G766]" office:value-type="float" office:value="0.625">
            <text:p>0,625</text:p>
          </table:table-cell>
        </table:table-row>
        <table:table-row table:style-name="ro1">
          <table:table-cell office:value-type="string">
            <text:p>1600-52GN.tif</text:p>
          </table:table-cell>
          <table:table-cell office:value-type="float" office:value="200000">
            <text:p>200000</text:p>
          </table:table-cell>
          <table:table-cell office:value-type="float" office:value="381250">
            <text:p>381250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7]-[.B767])/[.F767]" office:value-type="float" office:value="0.625">
            <text:p>0,625</text:p>
          </table:table-cell>
          <table:table-cell table:formula="of:=([.E767]-[.C767])/[.G767]" office:value-type="float" office:value="0.625">
            <text:p>0,625</text:p>
          </table:table-cell>
        </table:table-row>
        <table:table-row table:style-name="ro1">
          <table:table-cell office:value-type="string">
            <text:p>1600-52GZ.tif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210000">
            <text:p>21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8]-[.B768])/[.F768]" office:value-type="float" office:value="0.625">
            <text:p>0,625</text:p>
          </table:table-cell>
          <table:table-cell table:formula="of:=([.E768]-[.C768])/[.G768]" office:value-type="float" office:value="0.625">
            <text:p>0,625</text:p>
          </table:table-cell>
        </table:table-row>
        <table:table-row table:style-name="ro1">
          <table:table-cell office:value-type="string">
            <text:p>1600-52HN.tif</text:p>
          </table:table-cell>
          <table:table-cell office:value-type="float" office:value="210000">
            <text:p>210000</text:p>
          </table:table-cell>
          <table:table-cell office:value-type="float" office:value="381250">
            <text:p>381250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69]-[.B769])/[.F769]" office:value-type="float" office:value="0.625">
            <text:p>0,625</text:p>
          </table:table-cell>
          <table:table-cell table:formula="of:=([.E769]-[.C769])/[.G769]" office:value-type="float" office:value="0.625">
            <text:p>0,625</text:p>
          </table:table-cell>
        </table:table-row>
        <table:table-row table:style-name="ro1">
          <table:table-cell office:value-type="string">
            <text:p>1600-52HZ.tif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0]-[.B770])/[.F770]" office:value-type="float" office:value="0.625">
            <text:p>0,625</text:p>
          </table:table-cell>
          <table:table-cell table:formula="of:=([.E770]-[.C770])/[.G770]" office:value-type="float" office:value="0.625">
            <text:p>0,625</text:p>
          </table:table-cell>
        </table:table-row>
        <table:table-row table:style-name="ro1">
          <table:table-cell office:value-type="string">
            <text:p>1600-53AN.tif</text:p>
          </table:table-cell>
          <table:table-cell office:value-type="float" office:value="220000">
            <text:p>220000</text:p>
          </table:table-cell>
          <table:table-cell office:value-type="float" office:value="393750">
            <text:p>393750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1]-[.B771])/[.F771]" office:value-type="float" office:value="0.625">
            <text:p>0,625</text:p>
          </table:table-cell>
          <table:table-cell table:formula="of:=([.E771]-[.C771])/[.G771]" office:value-type="float" office:value="0.625">
            <text:p>0,625</text:p>
          </table:table-cell>
        </table:table-row>
        <table:table-row table:style-name="ro1">
          <table:table-cell office:value-type="string">
            <text:p>1600-53AZ.tif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office:value-type="float" office:value="230000">
            <text:p>23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2]-[.B772])/[.F772]" office:value-type="float" office:value="0.625">
            <text:p>0,625</text:p>
          </table:table-cell>
          <table:table-cell table:formula="of:=([.E772]-[.C772])/[.G772]" office:value-type="float" office:value="0.625">
            <text:p>0,625</text:p>
          </table:table-cell>
        </table:table-row>
        <table:table-row table:style-name="ro1">
          <table:table-cell office:value-type="string">
            <text:p>1600-53BN.tif</text:p>
          </table:table-cell>
          <table:table-cell office:value-type="float" office:value="230000">
            <text:p>230000</text:p>
          </table:table-cell>
          <table:table-cell office:value-type="float" office:value="393750">
            <text:p>39375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3]-[.B773])/[.F773]" office:value-type="float" office:value="0.625">
            <text:p>0,625</text:p>
          </table:table-cell>
          <table:table-cell table:formula="of:=([.E773]-[.C773])/[.G773]" office:value-type="float" office:value="0.625">
            <text:p>0,625</text:p>
          </table:table-cell>
        </table:table-row>
        <table:table-row table:style-name="ro1">
          <table:table-cell office:value-type="string">
            <text:p>1600-53BZ.tif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office:value-type="float" office:value="240000">
            <text:p>240000</text:p>
          </table:table-cell>
          <table:table-cell office:value-type="float" office:value="393750">
            <text:p>39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4]-[.B774])/[.F774]" office:value-type="float" office:value="0.625">
            <text:p>0,625</text:p>
          </table:table-cell>
          <table:table-cell table:formula="of:=([.E774]-[.C774])/[.G774]" office:value-type="float" office:value="0.625">
            <text:p>0,625</text:p>
          </table:table-cell>
        </table:table-row>
        <table:table-row table:style-name="ro1">
          <table:table-cell office:value-type="string">
            <text:p>1600-53CN.tif</text:p>
          </table:table-cell>
          <table:table-cell office:value-type="float" office:value="220000">
            <text:p>220000</text:p>
          </table:table-cell>
          <table:table-cell office:value-type="float" office:value="381250">
            <text:p>381250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5]-[.B775])/[.F775]" office:value-type="float" office:value="0.625">
            <text:p>0,625</text:p>
          </table:table-cell>
          <table:table-cell table:formula="of:=([.E775]-[.C775])/[.G775]" office:value-type="float" office:value="0.625">
            <text:p>0,625</text:p>
          </table:table-cell>
        </table:table-row>
        <table:table-row table:style-name="ro1">
          <table:table-cell office:value-type="string">
            <text:p>1600-53CZ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30000">
            <text:p>23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6]-[.B776])/[.F776]" office:value-type="float" office:value="0.625">
            <text:p>0,625</text:p>
          </table:table-cell>
          <table:table-cell table:formula="of:=([.E776]-[.C776])/[.G776]" office:value-type="float" office:value="0.625">
            <text:p>0,625</text:p>
          </table:table-cell>
        </table:table-row>
        <table:table-row table:style-name="ro1">
          <table:table-cell office:value-type="string">
            <text:p>1600-53DN.tif</text:p>
          </table:table-cell>
          <table:table-cell office:value-type="float" office:value="230000">
            <text:p>230000</text:p>
          </table:table-cell>
          <table:table-cell office:value-type="float" office:value="381250">
            <text:p>381250</text:p>
          </table:table-cell>
          <table:table-cell office:value-type="float" office:value="240000">
            <text:p>240000</text:p>
          </table:table-cell>
          <table:table-cell office:value-type="float" office:value="387500">
            <text:p>38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7]-[.B777])/[.F777]" office:value-type="float" office:value="0.625">
            <text:p>0,625</text:p>
          </table:table-cell>
          <table:table-cell table:formula="of:=([.E777]-[.C777])/[.G777]" office:value-type="float" office:value="0.625">
            <text:p>0,625</text:p>
          </table:table-cell>
        </table:table-row>
        <table:table-row table:style-name="ro1">
          <table:table-cell office:value-type="string">
            <text:p>1600-53DZ.tif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381250">
            <text:p>38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78]-[.B778])/[.F778]" office:value-type="float" office:value="0.625">
            <text:p>0,625</text:p>
          </table:table-cell>
          <table:table-cell table:formula="of:=([.E778]-[.C778])/[.G778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55AN.tif</text:p>
          </table:table-cell>
          <table:table-cell office:value-type="float" office:value="60000">
            <text:p>60000</text:p>
          </table:table-cell>
          <table:table-cell office:value-type="float" office:value="368750">
            <text:p>368750</text:p>
          </table:table-cell>
          <table:table-cell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0]-[.B780])/[.F780]" office:value-type="float" office:value="0.625">
            <text:p>0,625</text:p>
          </table:table-cell>
          <table:table-cell table:formula="of:=([.E780]-[.C780])/[.G780]" office:value-type="float" office:value="0.625">
            <text:p>0,625</text:p>
          </table:table-cell>
        </table:table-row>
        <table:table-row table:style-name="ro1">
          <table:table-cell office:value-type="string">
            <text:p>1600-55AZ.tif</text:p>
          </table:table-cell>
          <table:table-cell office:value-type="float" office:value="60000">
            <text:p>60000</text:p>
          </table:table-cell>
          <table:table-cell office:value-type="float" office:value="362500">
            <text:p>362500</text:p>
          </table:table-cell>
          <table:table-cell office:value-type="float" office:value="70000">
            <text:p>7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1]-[.B781])/[.F781]" office:value-type="float" office:value="0.625">
            <text:p>0,625</text:p>
          </table:table-cell>
          <table:table-cell table:formula="of:=([.E781]-[.C781])/[.G781]" office:value-type="float" office:value="0.625">
            <text:p>0,625</text:p>
          </table:table-cell>
        </table:table-row>
        <table:table-row table:style-name="ro1">
          <table:table-cell office:value-type="string">
            <text:p>1600-55BN.tif</text:p>
          </table:table-cell>
          <table:table-cell office:value-type="float" office:value="70000">
            <text:p>70000</text:p>
          </table:table-cell>
          <table:table-cell office:value-type="float" office:value="368750">
            <text:p>368750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2]-[.B782])/[.F782]" office:value-type="float" office:value="0.625">
            <text:p>0,625</text:p>
          </table:table-cell>
          <table:table-cell table:formula="of:=([.E782]-[.C782])/[.G782]" office:value-type="float" office:value="0.625">
            <text:p>0,625</text:p>
          </table:table-cell>
        </table:table-row>
        <table:table-row table:style-name="ro1">
          <table:table-cell office:value-type="string">
            <text:p>1600-55BZ.tif</text:p>
          </table:table-cell>
          <table:table-cell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office:value-type="float" office:value="80000">
            <text:p>8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3]-[.B783])/[.F783]" office:value-type="float" office:value="0.625">
            <text:p>0,625</text:p>
          </table:table-cell>
          <table:table-cell table:formula="of:=([.E783]-[.C783])/[.G783]" office:value-type="float" office:value="0.625">
            <text:p>0,625</text:p>
          </table:table-cell>
        </table:table-row>
        <table:table-row table:style-name="ro1">
          <table:table-cell office:value-type="string">
            <text:p>1600-55CN.tif</text:p>
          </table:table-cell>
          <table:table-cell office:value-type="float" office:value="60000">
            <text:p>60000</text:p>
          </table:table-cell>
          <table:table-cell office:value-type="float" office:value="356250">
            <text:p>356250</text:p>
          </table:table-cell>
          <table:table-cell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4]-[.B784])/[.F784]" office:value-type="float" office:value="0.625">
            <text:p>0,625</text:p>
          </table:table-cell>
          <table:table-cell table:formula="of:=([.E784]-[.C784])/[.G784]" office:value-type="float" office:value="0.625">
            <text:p>0,625</text:p>
          </table:table-cell>
        </table:table-row>
        <table:table-row table:style-name="ro1">
          <table:table-cell office:value-type="string">
            <text:p>1600-55CZ.tif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70000">
            <text:p>7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5]-[.B785])/[.F785]" office:value-type="float" office:value="0.625">
            <text:p>0,625</text:p>
          </table:table-cell>
          <table:table-cell table:formula="of:=([.E785]-[.C785])/[.G785]" office:value-type="float" office:value="0.625">
            <text:p>0,625</text:p>
          </table:table-cell>
        </table:table-row>
        <table:table-row table:style-name="ro1">
          <table:table-cell office:value-type="string">
            <text:p>1600-55DN.tif</text:p>
          </table:table-cell>
          <table:table-cell office:value-type="float" office:value="70000">
            <text:p>70000</text:p>
          </table:table-cell>
          <table:table-cell office:value-type="float" office:value="356250">
            <text:p>356250</text:p>
          </table:table-cell>
          <table:table-cell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6]-[.B786])/[.F786]" office:value-type="float" office:value="0.625">
            <text:p>0,625</text:p>
          </table:table-cell>
          <table:table-cell table:formula="of:=([.E786]-[.C786])/[.G786]" office:value-type="float" office:value="0.625">
            <text:p>0,625</text:p>
          </table:table-cell>
        </table:table-row>
        <table:table-row table:style-name="ro1">
          <table:table-cell office:value-type="string">
            <text:p>1600-55DZ.tif</text:p>
          </table:table-cell>
          <table:table-cell office:value-type="float" office:value="70000">
            <text:p>70000</text:p>
          </table:table-cell>
          <table:table-cell office:value-type="float" office:value="350000">
            <text:p>350000</text:p>
          </table:table-cell>
          <table:table-cell office:value-type="float" office:value="80000">
            <text:p>8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7]-[.B787])/[.F787]" office:value-type="float" office:value="0.625">
            <text:p>0,625</text:p>
          </table:table-cell>
          <table:table-cell table:formula="of:=([.E787]-[.C787])/[.G787]" office:value-type="float" office:value="0.625">
            <text:p>0,625</text:p>
          </table:table-cell>
        </table:table-row>
        <table:table-row table:style-name="ro1">
          <table:table-cell office:value-type="string">
            <text:p>1600-55EN.tif</text:p>
          </table:table-cell>
          <table:table-cell office:value-type="float" office:value="80000">
            <text:p>80000</text:p>
          </table:table-cell>
          <table:table-cell office:value-type="float" office:value="368750">
            <text:p>368750</text:p>
          </table:table-cell>
          <table:table-cell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8]-[.B788])/[.F788]" office:value-type="float" office:value="0.625">
            <text:p>0,625</text:p>
          </table:table-cell>
          <table:table-cell table:formula="of:=([.E788]-[.C788])/[.G788]" office:value-type="float" office:value="0.625">
            <text:p>0,625</text:p>
          </table:table-cell>
        </table:table-row>
        <table:table-row table:style-name="ro1">
          <table:table-cell office:value-type="string">
            <text:p>1600-55EZ.tif</text:p>
          </table:table-cell>
          <table:table-cell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office:value-type="float" office:value="90000">
            <text:p>9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89]-[.B789])/[.F789]" office:value-type="float" office:value="0.625">
            <text:p>0,625</text:p>
          </table:table-cell>
          <table:table-cell table:formula="of:=([.E789]-[.C789])/[.G789]" office:value-type="float" office:value="0.625">
            <text:p>0,625</text:p>
          </table:table-cell>
        </table:table-row>
        <table:table-row table:style-name="ro1">
          <table:table-cell office:value-type="string">
            <text:p>1600-55FN.tif</text:p>
          </table:table-cell>
          <table:table-cell office:value-type="float" office:value="90000">
            <text:p>90000</text:p>
          </table:table-cell>
          <table:table-cell office:value-type="float" office:value="368750">
            <text:p>36875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0]-[.B790])/[.F790]" office:value-type="float" office:value="0.625">
            <text:p>0,625</text:p>
          </table:table-cell>
          <table:table-cell table:formula="of:=([.E790]-[.C790])/[.G790]" office:value-type="float" office:value="0.625">
            <text:p>0,625</text:p>
          </table:table-cell>
        </table:table-row>
        <table:table-row table:style-name="ro1">
          <table:table-cell office:value-type="string">
            <text:p>1600-55FZ.tif</text:p>
          </table:table-cell>
          <table:table-cell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office:value-type="float" office:value="100000">
            <text:p>10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1]-[.B791])/[.F791]" office:value-type="float" office:value="0.625">
            <text:p>0,625</text:p>
          </table:table-cell>
          <table:table-cell table:formula="of:=([.E791]-[.C791])/[.G791]" office:value-type="float" office:value="0.625">
            <text:p>0,625</text:p>
          </table:table-cell>
        </table:table-row>
        <table:table-row table:style-name="ro1">
          <table:table-cell office:value-type="string">
            <text:p>1600-55GN.tif</text:p>
          </table:table-cell>
          <table:table-cell office:value-type="float" office:value="80000">
            <text:p>80000</text:p>
          </table:table-cell>
          <table:table-cell office:value-type="float" office:value="356250">
            <text:p>356250</text:p>
          </table:table-cell>
          <table:table-cell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2]-[.B792])/[.F792]" office:value-type="float" office:value="0.625">
            <text:p>0,625</text:p>
          </table:table-cell>
          <table:table-cell table:formula="of:=([.E792]-[.C792])/[.G792]" office:value-type="float" office:value="0.625">
            <text:p>0,625</text:p>
          </table:table-cell>
        </table:table-row>
        <table:table-row table:style-name="ro1">
          <table:table-cell office:value-type="string">
            <text:p>1600-55GZ.tif</text:p>
          </table:table-cell>
          <table:table-cell office:value-type="float" office:value="80000">
            <text:p>80000</text:p>
          </table:table-cell>
          <table:table-cell office:value-type="float" office:value="350000">
            <text:p>350000</text:p>
          </table:table-cell>
          <table:table-cell office:value-type="float" office:value="90000">
            <text:p>9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3]-[.B793])/[.F793]" office:value-type="float" office:value="0.625">
            <text:p>0,625</text:p>
          </table:table-cell>
          <table:table-cell table:formula="of:=([.E793]-[.C793])/[.G793]" office:value-type="float" office:value="0.625">
            <text:p>0,625</text:p>
          </table:table-cell>
        </table:table-row>
        <table:table-row table:style-name="ro1">
          <table:table-cell office:value-type="string">
            <text:p>1600-55HN.tif</text:p>
          </table:table-cell>
          <table:table-cell office:value-type="float" office:value="90000">
            <text:p>90000</text:p>
          </table:table-cell>
          <table:table-cell office:value-type="float" office:value="356250">
            <text:p>356250</text:p>
          </table:table-cell>
          <table:table-cell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4]-[.B794])/[.F794]" office:value-type="float" office:value="0.625">
            <text:p>0,625</text:p>
          </table:table-cell>
          <table:table-cell table:formula="of:=([.E794]-[.C794])/[.G794]" office:value-type="float" office:value="0.625">
            <text:p>0,625</text:p>
          </table:table-cell>
        </table:table-row>
        <table:table-row table:style-name="ro1">
          <table:table-cell office:value-type="string">
            <text:p>1600-55HZ.tif</text:p>
          </table:table-cell>
          <table:table-cell office:value-type="float" office:value="90000">
            <text:p>9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5]-[.B795])/[.F795]" office:value-type="float" office:value="0.625">
            <text:p>0,625</text:p>
          </table:table-cell>
          <table:table-cell table:formula="of:=([.E795]-[.C795])/[.G795]" office:value-type="float" office:value="0.625">
            <text:p>0,625</text:p>
          </table:table-cell>
        </table:table-row>
        <table:table-row table:style-name="ro1">
          <table:table-cell office:value-type="string">
            <text:p>1600-56AN.tif</text:p>
          </table:table-cell>
          <table:table-cell office:value-type="float" office:value="100000">
            <text:p>100000</text:p>
          </table:table-cell>
          <table:table-cell office:value-type="float" office:value="368750">
            <text:p>368750</text:p>
          </table:table-cell>
          <table:table-cell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6]-[.B796])/[.F796]" office:value-type="float" office:value="0.625">
            <text:p>0,625</text:p>
          </table:table-cell>
          <table:table-cell table:formula="of:=([.E796]-[.C796])/[.G796]" office:value-type="float" office:value="0.625">
            <text:p>0,625</text:p>
          </table:table-cell>
        </table:table-row>
        <table:table-row table:style-name="ro1">
          <table:table-cell office:value-type="string">
            <text:p>1600-56AZ.tif</text:p>
          </table:table-cell>
          <table:table-cell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office:value-type="float" office:value="110000">
            <text:p>11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7]-[.B797])/[.F797]" office:value-type="float" office:value="0.625">
            <text:p>0,625</text:p>
          </table:table-cell>
          <table:table-cell table:formula="of:=([.E797]-[.C797])/[.G797]" office:value-type="float" office:value="0.625">
            <text:p>0,625</text:p>
          </table:table-cell>
        </table:table-row>
        <table:table-row table:style-name="ro1">
          <table:table-cell office:value-type="string">
            <text:p>1600-56BN.tif</text:p>
          </table:table-cell>
          <table:table-cell office:value-type="float" office:value="110000">
            <text:p>110000</text:p>
          </table:table-cell>
          <table:table-cell office:value-type="float" office:value="368750">
            <text:p>368750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8]-[.B798])/[.F798]" office:value-type="float" office:value="0.625">
            <text:p>0,625</text:p>
          </table:table-cell>
          <table:table-cell table:formula="of:=([.E798]-[.C798])/[.G798]" office:value-type="float" office:value="0.625">
            <text:p>0,625</text:p>
          </table:table-cell>
        </table:table-row>
        <table:table-row table:style-name="ro1">
          <table:table-cell office:value-type="string">
            <text:p>1600-56BZ.tif</text:p>
          </table:table-cell>
          <table:table-cell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office:value-type="float" office:value="120000">
            <text:p>12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799]-[.B799])/[.F799]" office:value-type="float" office:value="0.625">
            <text:p>0,625</text:p>
          </table:table-cell>
          <table:table-cell table:formula="of:=([.E799]-[.C799])/[.G799]" office:value-type="float" office:value="0.625">
            <text:p>0,625</text:p>
          </table:table-cell>
        </table:table-row>
        <table:table-row table:style-name="ro1">
          <table:table-cell office:value-type="string">
            <text:p>1600-56CN.tif</text:p>
          </table:table-cell>
          <table:table-cell office:value-type="float" office:value="100000">
            <text:p>100000</text:p>
          </table:table-cell>
          <table:table-cell office:value-type="float" office:value="356250">
            <text:p>356250</text:p>
          </table:table-cell>
          <table:table-cell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0]-[.B800])/[.F800]" office:value-type="float" office:value="0.625">
            <text:p>0,625</text:p>
          </table:table-cell>
          <table:table-cell table:formula="of:=([.E800]-[.C800])/[.G800]" office:value-type="float" office:value="0.625">
            <text:p>0,625</text:p>
          </table:table-cell>
        </table:table-row>
        <table:table-row table:style-name="ro1">
          <table:table-cell office:value-type="string">
            <text:p>1600-56CZ.tif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10000">
            <text:p>11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1]-[.B801])/[.F801]" office:value-type="float" office:value="0.625">
            <text:p>0,625</text:p>
          </table:table-cell>
          <table:table-cell table:formula="of:=([.E801]-[.C801])/[.G801]" office:value-type="float" office:value="0.625">
            <text:p>0,625</text:p>
          </table:table-cell>
        </table:table-row>
        <table:table-row table:style-name="ro1">
          <table:table-cell office:value-type="string">
            <text:p>1600-56DN.tif</text:p>
          </table:table-cell>
          <table:table-cell office:value-type="float" office:value="110000">
            <text:p>110000</text:p>
          </table:table-cell>
          <table:table-cell office:value-type="float" office:value="356250">
            <text:p>356250</text:p>
          </table:table-cell>
          <table:table-cell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2]-[.B802])/[.F802]" office:value-type="float" office:value="0.625">
            <text:p>0,625</text:p>
          </table:table-cell>
          <table:table-cell table:formula="of:=([.E802]-[.C802])/[.G802]" office:value-type="float" office:value="0.625">
            <text:p>0,625</text:p>
          </table:table-cell>
        </table:table-row>
        <table:table-row table:style-name="ro1">
          <table:table-cell office:value-type="string">
            <text:p>1600-56DZ.tif</text:p>
          </table:table-cell>
          <table:table-cell office:value-type="float" office:value="110000">
            <text:p>110000</text:p>
          </table:table-cell>
          <table:table-cell office:value-type="float" office:value="350000">
            <text:p>350000</text:p>
          </table:table-cell>
          <table:table-cell office:value-type="float" office:value="120000">
            <text:p>12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3]-[.B803])/[.F803]" office:value-type="float" office:value="0.625">
            <text:p>0,625</text:p>
          </table:table-cell>
          <table:table-cell table:formula="of:=([.E803]-[.C803])/[.G803]" office:value-type="float" office:value="0.625">
            <text:p>0,625</text:p>
          </table:table-cell>
        </table:table-row>
        <table:table-row table:style-name="ro1">
          <table:table-cell office:value-type="string">
            <text:p>1600-56EN.tif</text:p>
          </table:table-cell>
          <table:table-cell office:value-type="float" office:value="120000">
            <text:p>120000</text:p>
          </table:table-cell>
          <table:table-cell office:value-type="float" office:value="368750">
            <text:p>368750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4]-[.B804])/[.F804]" office:value-type="float" office:value="0.625">
            <text:p>0,625</text:p>
          </table:table-cell>
          <table:table-cell table:formula="of:=([.E804]-[.C804])/[.G804]" office:value-type="float" office:value="0.625">
            <text:p>0,625</text:p>
          </table:table-cell>
        </table:table-row>
        <table:table-row table:style-name="ro1">
          <table:table-cell office:value-type="string">
            <text:p>1600-56EZ.tif</text:p>
          </table:table-cell>
          <table:table-cell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office:value-type="float" office:value="130000">
            <text:p>13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5]-[.B805])/[.F805]" office:value-type="float" office:value="0.625">
            <text:p>0,625</text:p>
          </table:table-cell>
          <table:table-cell table:formula="of:=([.E805]-[.C805])/[.G805]" office:value-type="float" office:value="0.625">
            <text:p>0,625</text:p>
          </table:table-cell>
        </table:table-row>
        <table:table-row table:style-name="ro1">
          <table:table-cell office:value-type="string">
            <text:p>1600-56FN.tif</text:p>
          </table:table-cell>
          <table:table-cell office:value-type="float" office:value="130000">
            <text:p>130000</text:p>
          </table:table-cell>
          <table:table-cell office:value-type="float" office:value="368750">
            <text:p>36875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6]-[.B806])/[.F806]" office:value-type="float" office:value="0.625">
            <text:p>0,625</text:p>
          </table:table-cell>
          <table:table-cell table:formula="of:=([.E806]-[.C806])/[.G806]" office:value-type="float" office:value="0.625">
            <text:p>0,625</text:p>
          </table:table-cell>
        </table:table-row>
        <table:table-row table:style-name="ro1">
          <table:table-cell office:value-type="string">
            <text:p>1600-56FZ.tif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office:value-type="float" office:value="140000">
            <text:p>14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7]-[.B807])/[.F807]" office:value-type="float" office:value="0.625">
            <text:p>0,625</text:p>
          </table:table-cell>
          <table:table-cell table:formula="of:=([.E807]-[.C807])/[.G807]" office:value-type="float" office:value="0.625">
            <text:p>0,625</text:p>
          </table:table-cell>
        </table:table-row>
        <table:table-row table:style-name="ro1">
          <table:table-cell office:value-type="string">
            <text:p>1600-56GN.tif</text:p>
          </table:table-cell>
          <table:table-cell office:value-type="float" office:value="120000">
            <text:p>120000</text:p>
          </table:table-cell>
          <table:table-cell office:value-type="float" office:value="356250">
            <text:p>356250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8]-[.B808])/[.F808]" office:value-type="float" office:value="0.625">
            <text:p>0,625</text:p>
          </table:table-cell>
          <table:table-cell table:formula="of:=([.E808]-[.C808])/[.G808]" office:value-type="float" office:value="0.625">
            <text:p>0,625</text:p>
          </table:table-cell>
        </table:table-row>
        <table:table-row table:style-name="ro1">
          <table:table-cell office:value-type="string">
            <text:p>1600-56GZ.tif</text:p>
          </table:table-cell>
          <table:table-cell office:value-type="float" office:value="120000">
            <text:p>120000</text:p>
          </table:table-cell>
          <table:table-cell office:value-type="float" office:value="350000">
            <text:p>350000</text:p>
          </table:table-cell>
          <table:table-cell office:value-type="float" office:value="130000">
            <text:p>13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09]-[.B809])/[.F809]" office:value-type="float" office:value="0.625">
            <text:p>0,625</text:p>
          </table:table-cell>
          <table:table-cell table:formula="of:=([.E809]-[.C809])/[.G809]" office:value-type="float" office:value="0.625">
            <text:p>0,625</text:p>
          </table:table-cell>
        </table:table-row>
        <table:table-row table:style-name="ro1">
          <table:table-cell office:value-type="string">
            <text:p>1600-56HN.tif</text:p>
          </table:table-cell>
          <table:table-cell office:value-type="float" office:value="130000">
            <text:p>130000</text:p>
          </table:table-cell>
          <table:table-cell office:value-type="float" office:value="356250">
            <text:p>356250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0]-[.B810])/[.F810]" office:value-type="float" office:value="0.625">
            <text:p>0,625</text:p>
          </table:table-cell>
          <table:table-cell table:formula="of:=([.E810]-[.C810])/[.G810]" office:value-type="float" office:value="0.625">
            <text:p>0,625</text:p>
          </table:table-cell>
        </table:table-row>
        <table:table-row table:style-name="ro1">
          <table:table-cell office:value-type="string">
            <text:p>1600-56HZ.tif</text:p>
          </table:table-cell>
          <table:table-cell office:value-type="float" office:value="130000">
            <text:p>13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1]-[.B811])/[.F811]" office:value-type="float" office:value="0.625">
            <text:p>0,625</text:p>
          </table:table-cell>
          <table:table-cell table:formula="of:=([.E811]-[.C811])/[.G811]" office:value-type="float" office:value="0.625">
            <text:p>0,625</text:p>
          </table:table-cell>
        </table:table-row>
        <table:table-row table:style-name="ro1">
          <table:table-cell office:value-type="string">
            <text:p>1600-57AN.tif</text:p>
          </table:table-cell>
          <table:table-cell office:value-type="float" office:value="140000">
            <text:p>140000</text:p>
          </table:table-cell>
          <table:table-cell office:value-type="float" office:value="368750">
            <text:p>368750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2]-[.B812])/[.F812]" office:value-type="float" office:value="0.625">
            <text:p>0,625</text:p>
          </table:table-cell>
          <table:table-cell table:formula="of:=([.E812]-[.C812])/[.G812]" office:value-type="float" office:value="0.625">
            <text:p>0,625</text:p>
          </table:table-cell>
        </table:table-row>
        <table:table-row table:style-name="ro1">
          <table:table-cell office:value-type="string">
            <text:p>1600-57AZ.tif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office:value-type="float" office:value="150000">
            <text:p>15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3]-[.B813])/[.F813]" office:value-type="float" office:value="0.625">
            <text:p>0,625</text:p>
          </table:table-cell>
          <table:table-cell table:formula="of:=([.E813]-[.C813])/[.G813]" office:value-type="float" office:value="0.625">
            <text:p>0,625</text:p>
          </table:table-cell>
        </table:table-row>
        <table:table-row table:style-name="ro1">
          <table:table-cell office:value-type="string">
            <text:p>1600-57BN.tif</text:p>
          </table:table-cell>
          <table:table-cell office:value-type="float" office:value="150000">
            <text:p>150000</text:p>
          </table:table-cell>
          <table:table-cell office:value-type="float" office:value="368750">
            <text:p>368750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4]-[.B814])/[.F814]" office:value-type="float" office:value="0.625">
            <text:p>0,625</text:p>
          </table:table-cell>
          <table:table-cell table:formula="of:=([.E814]-[.C814])/[.G814]" office:value-type="float" office:value="0.625">
            <text:p>0,625</text:p>
          </table:table-cell>
        </table:table-row>
        <table:table-row table:style-name="ro1">
          <table:table-cell office:value-type="string">
            <text:p>1600-57BZ.tif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office:value-type="float" office:value="160000">
            <text:p>16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5]-[.B815])/[.F815]" office:value-type="float" office:value="0.625">
            <text:p>0,625</text:p>
          </table:table-cell>
          <table:table-cell table:formula="of:=([.E815]-[.C815])/[.G815]" office:value-type="float" office:value="0.625">
            <text:p>0,625</text:p>
          </table:table-cell>
        </table:table-row>
        <table:table-row table:style-name="ro1">
          <table:table-cell office:value-type="string">
            <text:p>1600-57CN.tif</text:p>
          </table:table-cell>
          <table:table-cell office:value-type="float" office:value="140000">
            <text:p>140000</text:p>
          </table:table-cell>
          <table:table-cell office:value-type="float" office:value="356250">
            <text:p>356250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6]-[.B816])/[.F816]" office:value-type="float" office:value="0.625">
            <text:p>0,625</text:p>
          </table:table-cell>
          <table:table-cell table:formula="of:=([.E816]-[.C816])/[.G816]" office:value-type="float" office:value="0.625">
            <text:p>0,625</text:p>
          </table:table-cell>
        </table:table-row>
        <table:table-row table:style-name="ro1">
          <table:table-cell office:value-type="string">
            <text:p>1600-57CZ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50000">
            <text:p>15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7]-[.B817])/[.F817]" office:value-type="float" office:value="0.625">
            <text:p>0,625</text:p>
          </table:table-cell>
          <table:table-cell table:formula="of:=([.E817]-[.C817])/[.G817]" office:value-type="float" office:value="0.625">
            <text:p>0,625</text:p>
          </table:table-cell>
        </table:table-row>
        <table:table-row table:style-name="ro1">
          <table:table-cell office:value-type="string">
            <text:p>1600-57DN.tif</text:p>
          </table:table-cell>
          <table:table-cell office:value-type="float" office:value="150000">
            <text:p>150000</text:p>
          </table:table-cell>
          <table:table-cell office:value-type="float" office:value="356250">
            <text:p>356250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8]-[.B818])/[.F818]" office:value-type="float" office:value="0.625">
            <text:p>0,625</text:p>
          </table:table-cell>
          <table:table-cell table:formula="of:=([.E818]-[.C818])/[.G818]" office:value-type="float" office:value="0.625">
            <text:p>0,625</text:p>
          </table:table-cell>
        </table:table-row>
        <table:table-row table:style-name="ro1">
          <table:table-cell office:value-type="string">
            <text:p>1600-57DZ.tif</text:p>
          </table:table-cell>
          <table:table-cell office:value-type="float" office:value="150000">
            <text:p>150000</text:p>
          </table:table-cell>
          <table:table-cell office:value-type="float" office:value="350000">
            <text:p>350000</text:p>
          </table:table-cell>
          <table:table-cell office:value-type="float" office:value="160000">
            <text:p>16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19]-[.B819])/[.F819]" office:value-type="float" office:value="0.625">
            <text:p>0,625</text:p>
          </table:table-cell>
          <table:table-cell table:formula="of:=([.E819]-[.C819])/[.G819]" office:value-type="float" office:value="0.625">
            <text:p>0,625</text:p>
          </table:table-cell>
        </table:table-row>
        <table:table-row table:style-name="ro1">
          <table:table-cell office:value-type="string">
            <text:p>1600-57EN.tif</text:p>
          </table:table-cell>
          <table:table-cell office:value-type="float" office:value="160000">
            <text:p>160000</text:p>
          </table:table-cell>
          <table:table-cell office:value-type="float" office:value="368750">
            <text:p>368750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0]-[.B820])/[.F820]" office:value-type="float" office:value="0.625">
            <text:p>0,625</text:p>
          </table:table-cell>
          <table:table-cell table:formula="of:=([.E820]-[.C820])/[.G820]" office:value-type="float" office:value="0.625">
            <text:p>0,625</text:p>
          </table:table-cell>
        </table:table-row>
        <table:table-row table:style-name="ro1">
          <table:table-cell office:value-type="string">
            <text:p>1600-57EZ.tif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office:value-type="float" office:value="170000">
            <text:p>17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1]-[.B821])/[.F821]" office:value-type="float" office:value="0.625">
            <text:p>0,625</text:p>
          </table:table-cell>
          <table:table-cell table:formula="of:=([.E821]-[.C821])/[.G821]" office:value-type="float" office:value="0.625">
            <text:p>0,625</text:p>
          </table:table-cell>
        </table:table-row>
        <table:table-row table:style-name="ro1">
          <table:table-cell office:value-type="string">
            <text:p>1600-57FN.tif</text:p>
          </table:table-cell>
          <table:table-cell office:value-type="float" office:value="170000">
            <text:p>170000</text:p>
          </table:table-cell>
          <table:table-cell office:value-type="float" office:value="368750">
            <text:p>36875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2]-[.B822])/[.F822]" office:value-type="float" office:value="0.625">
            <text:p>0,625</text:p>
          </table:table-cell>
          <table:table-cell table:formula="of:=([.E822]-[.C822])/[.G822]" office:value-type="float" office:value="0.625">
            <text:p>0,625</text:p>
          </table:table-cell>
        </table:table-row>
        <table:table-row table:style-name="ro1">
          <table:table-cell office:value-type="string">
            <text:p>1600-57FZ.tif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office:value-type="float" office:value="180000">
            <text:p>18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3]-[.B823])/[.F823]" office:value-type="float" office:value="0.625">
            <text:p>0,625</text:p>
          </table:table-cell>
          <table:table-cell table:formula="of:=([.E823]-[.C823])/[.G823]" office:value-type="float" office:value="0.625">
            <text:p>0,625</text:p>
          </table:table-cell>
        </table:table-row>
        <table:table-row table:style-name="ro1">
          <table:table-cell office:value-type="string">
            <text:p>1600-57GN.tif</text:p>
          </table:table-cell>
          <table:table-cell office:value-type="float" office:value="160000">
            <text:p>160000</text:p>
          </table:table-cell>
          <table:table-cell office:value-type="float" office:value="356250">
            <text:p>356250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4]-[.B824])/[.F824]" office:value-type="float" office:value="0.625">
            <text:p>0,625</text:p>
          </table:table-cell>
          <table:table-cell table:formula="of:=([.E824]-[.C824])/[.G824]" office:value-type="float" office:value="0.625">
            <text:p>0,625</text:p>
          </table:table-cell>
        </table:table-row>
        <table:table-row table:style-name="ro1">
          <table:table-cell office:value-type="string">
            <text:p>1600-57GZ.tif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170000">
            <text:p>17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5]-[.B825])/[.F825]" office:value-type="float" office:value="0.625">
            <text:p>0,625</text:p>
          </table:table-cell>
          <table:table-cell table:formula="of:=([.E825]-[.C825])/[.G825]" office:value-type="float" office:value="0.625">
            <text:p>0,625</text:p>
          </table:table-cell>
        </table:table-row>
        <table:table-row table:style-name="ro1">
          <table:table-cell office:value-type="string">
            <text:p>1600-57HN.tif</text:p>
          </table:table-cell>
          <table:table-cell office:value-type="float" office:value="170000">
            <text:p>170000</text:p>
          </table:table-cell>
          <table:table-cell office:value-type="float" office:value="356250">
            <text:p>356250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6]-[.B826])/[.F826]" office:value-type="float" office:value="0.625">
            <text:p>0,625</text:p>
          </table:table-cell>
          <table:table-cell table:formula="of:=([.E826]-[.C826])/[.G826]" office:value-type="float" office:value="0.625">
            <text:p>0,625</text:p>
          </table:table-cell>
        </table:table-row>
        <table:table-row table:style-name="ro1">
          <table:table-cell office:value-type="string">
            <text:p>1600-57HZ.tif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7]-[.B827])/[.F827]" office:value-type="float" office:value="0.625">
            <text:p>0,625</text:p>
          </table:table-cell>
          <table:table-cell table:formula="of:=([.E827]-[.C827])/[.G827]" office:value-type="float" office:value="0.625">
            <text:p>0,625</text:p>
          </table:table-cell>
        </table:table-row>
        <table:table-row table:style-name="ro1">
          <table:table-cell office:value-type="string">
            <text:p>1600-58AN.tif</text:p>
          </table:table-cell>
          <table:table-cell office:value-type="float" office:value="180000">
            <text:p>180000</text:p>
          </table:table-cell>
          <table:table-cell office:value-type="float" office:value="368750">
            <text:p>368750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8]-[.B828])/[.F828]" office:value-type="float" office:value="0.625">
            <text:p>0,625</text:p>
          </table:table-cell>
          <table:table-cell table:formula="of:=([.E828]-[.C828])/[.G828]" office:value-type="float" office:value="0.625">
            <text:p>0,625</text:p>
          </table:table-cell>
        </table:table-row>
        <table:table-row table:style-name="ro1">
          <table:table-cell office:value-type="string">
            <text:p>1600-58AZ.tif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office:value-type="float" office:value="190000">
            <text:p>19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29]-[.B829])/[.F829]" office:value-type="float" office:value="0.625">
            <text:p>0,625</text:p>
          </table:table-cell>
          <table:table-cell table:formula="of:=([.E829]-[.C829])/[.G829]" office:value-type="float" office:value="0.625">
            <text:p>0,625</text:p>
          </table:table-cell>
        </table:table-row>
        <table:table-row table:style-name="ro1">
          <table:table-cell office:value-type="string">
            <text:p>1600-58BN.tif</text:p>
          </table:table-cell>
          <table:table-cell office:value-type="float" office:value="190000">
            <text:p>190000</text:p>
          </table:table-cell>
          <table:table-cell office:value-type="float" office:value="368750">
            <text:p>368750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0]-[.B830])/[.F830]" office:value-type="float" office:value="0.625">
            <text:p>0,625</text:p>
          </table:table-cell>
          <table:table-cell table:formula="of:=([.E830]-[.C830])/[.G830]" office:value-type="float" office:value="0.625">
            <text:p>0,625</text:p>
          </table:table-cell>
        </table:table-row>
        <table:table-row table:style-name="ro1">
          <table:table-cell office:value-type="string">
            <text:p>1600-58BZ.tif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office:value-type="float" office:value="200000">
            <text:p>20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1]-[.B831])/[.F831]" office:value-type="float" office:value="0.625">
            <text:p>0,625</text:p>
          </table:table-cell>
          <table:table-cell table:formula="of:=([.E831]-[.C831])/[.G831]" office:value-type="float" office:value="0.625">
            <text:p>0,625</text:p>
          </table:table-cell>
        </table:table-row>
        <table:table-row table:style-name="ro1">
          <table:table-cell office:value-type="string">
            <text:p>1600-58CN.tif</text:p>
          </table:table-cell>
          <table:table-cell office:value-type="float" office:value="180000">
            <text:p>180000</text:p>
          </table:table-cell>
          <table:table-cell office:value-type="float" office:value="356250">
            <text:p>356250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2]-[.B832])/[.F832]" office:value-type="float" office:value="0.625">
            <text:p>0,625</text:p>
          </table:table-cell>
          <table:table-cell table:formula="of:=([.E832]-[.C832])/[.G832]" office:value-type="float" office:value="0.625">
            <text:p>0,625</text:p>
          </table:table-cell>
        </table:table-row>
        <table:table-row table:style-name="ro1">
          <table:table-cell office:value-type="string">
            <text:p>1600-58CZ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190000">
            <text:p>19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3]-[.B833])/[.F833]" office:value-type="float" office:value="0.625">
            <text:p>0,625</text:p>
          </table:table-cell>
          <table:table-cell table:formula="of:=([.E833]-[.C833])/[.G833]" office:value-type="float" office:value="0.625">
            <text:p>0,625</text:p>
          </table:table-cell>
        </table:table-row>
        <table:table-row table:style-name="ro1">
          <table:table-cell office:value-type="string">
            <text:p>1600-58DN.tif</text:p>
          </table:table-cell>
          <table:table-cell office:value-type="float" office:value="190000">
            <text:p>190000</text:p>
          </table:table-cell>
          <table:table-cell office:value-type="float" office:value="356250">
            <text:p>356250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4]-[.B834])/[.F834]" office:value-type="float" office:value="0.625">
            <text:p>0,625</text:p>
          </table:table-cell>
          <table:table-cell table:formula="of:=([.E834]-[.C834])/[.G834]" office:value-type="float" office:value="0.625">
            <text:p>0,625</text:p>
          </table:table-cell>
        </table:table-row>
        <table:table-row table:style-name="ro1">
          <table:table-cell office:value-type="string">
            <text:p>1600-58DZ.tif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200000">
            <text:p>20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5]-[.B835])/[.F835]" office:value-type="float" office:value="0.625">
            <text:p>0,625</text:p>
          </table:table-cell>
          <table:table-cell table:formula="of:=([.E835]-[.C835])/[.G835]" office:value-type="float" office:value="0.625">
            <text:p>0,625</text:p>
          </table:table-cell>
        </table:table-row>
        <table:table-row table:style-name="ro1">
          <table:table-cell office:value-type="string">
            <text:p>1600-58EN.tif</text:p>
          </table:table-cell>
          <table:table-cell office:value-type="float" office:value="200000">
            <text:p>200000</text:p>
          </table:table-cell>
          <table:table-cell office:value-type="float" office:value="368750">
            <text:p>368750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6]-[.B836])/[.F836]" office:value-type="float" office:value="0.625">
            <text:p>0,625</text:p>
          </table:table-cell>
          <table:table-cell table:formula="of:=([.E836]-[.C836])/[.G836]" office:value-type="float" office:value="0.625">
            <text:p>0,625</text:p>
          </table:table-cell>
        </table:table-row>
        <table:table-row table:style-name="ro1">
          <table:table-cell office:value-type="string">
            <text:p>1600-58EZ.tif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office:value-type="float" office:value="210000">
            <text:p>21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7]-[.B837])/[.F837]" office:value-type="float" office:value="0.625">
            <text:p>0,625</text:p>
          </table:table-cell>
          <table:table-cell table:formula="of:=([.E837]-[.C837])/[.G837]" office:value-type="float" office:value="0.625">
            <text:p>0,625</text:p>
          </table:table-cell>
        </table:table-row>
        <table:table-row table:style-name="ro1">
          <table:table-cell office:value-type="string">
            <text:p>1600-58FN.tif</text:p>
          </table:table-cell>
          <table:table-cell office:value-type="float" office:value="210000">
            <text:p>210000</text:p>
          </table:table-cell>
          <table:table-cell office:value-type="float" office:value="368750">
            <text:p>36875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8]-[.B838])/[.F838]" office:value-type="float" office:value="0.625">
            <text:p>0,625</text:p>
          </table:table-cell>
          <table:table-cell table:formula="of:=([.E838]-[.C838])/[.G838]" office:value-type="float" office:value="0.625">
            <text:p>0,625</text:p>
          </table:table-cell>
        </table:table-row>
        <table:table-row table:style-name="ro1">
          <table:table-cell office:value-type="string">
            <text:p>1600-58FZ.tif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office:value-type="float" office:value="220000">
            <text:p>22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39]-[.B839])/[.F839]" office:value-type="float" office:value="0.625">
            <text:p>0,625</text:p>
          </table:table-cell>
          <table:table-cell table:formula="of:=([.E839]-[.C839])/[.G839]" office:value-type="float" office:value="0.625">
            <text:p>0,625</text:p>
          </table:table-cell>
        </table:table-row>
        <table:table-row table:style-name="ro1">
          <table:table-cell office:value-type="string">
            <text:p>1600-58GN.tif</text:p>
          </table:table-cell>
          <table:table-cell office:value-type="float" office:value="200000">
            <text:p>200000</text:p>
          </table:table-cell>
          <table:table-cell office:value-type="float" office:value="356250">
            <text:p>356250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0]-[.B840])/[.F840]" office:value-type="float" office:value="0.625">
            <text:p>0,625</text:p>
          </table:table-cell>
          <table:table-cell table:formula="of:=([.E840]-[.C840])/[.G840]" office:value-type="float" office:value="0.625">
            <text:p>0,625</text:p>
          </table:table-cell>
        </table:table-row>
        <table:table-row table:style-name="ro1">
          <table:table-cell office:value-type="string">
            <text:p>1600-58GZ.tif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210000">
            <text:p>21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1]-[.B841])/[.F841]" office:value-type="float" office:value="0.625">
            <text:p>0,625</text:p>
          </table:table-cell>
          <table:table-cell table:formula="of:=([.E841]-[.C841])/[.G841]" office:value-type="float" office:value="0.625">
            <text:p>0,625</text:p>
          </table:table-cell>
        </table:table-row>
        <table:table-row table:style-name="ro1">
          <table:table-cell office:value-type="string">
            <text:p>1600-58HN.tif</text:p>
          </table:table-cell>
          <table:table-cell office:value-type="float" office:value="210000">
            <text:p>210000</text:p>
          </table:table-cell>
          <table:table-cell office:value-type="float" office:value="356250">
            <text:p>356250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2]-[.B842])/[.F842]" office:value-type="float" office:value="0.625">
            <text:p>0,625</text:p>
          </table:table-cell>
          <table:table-cell table:formula="of:=([.E842]-[.C842])/[.G842]" office:value-type="float" office:value="0.625">
            <text:p>0,625</text:p>
          </table:table-cell>
        </table:table-row>
        <table:table-row table:style-name="ro1">
          <table:table-cell office:value-type="string">
            <text:p>1600-58HZ.tif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3]-[.B843])/[.F843]" office:value-type="float" office:value="0.625">
            <text:p>0,625</text:p>
          </table:table-cell>
          <table:table-cell table:formula="of:=([.E843]-[.C843])/[.G843]" office:value-type="float" office:value="0.625">
            <text:p>0,625</text:p>
          </table:table-cell>
        </table:table-row>
        <table:table-row table:style-name="ro1">
          <table:table-cell office:value-type="string">
            <text:p>1600-59AN.tif</text:p>
          </table:table-cell>
          <table:table-cell office:value-type="float" office:value="220000">
            <text:p>220000</text:p>
          </table:table-cell>
          <table:table-cell office:value-type="float" office:value="368750">
            <text:p>368750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4]-[.B844])/[.F844]" office:value-type="float" office:value="0.625">
            <text:p>0,625</text:p>
          </table:table-cell>
          <table:table-cell table:formula="of:=([.E844]-[.C844])/[.G844]" office:value-type="float" office:value="0.625">
            <text:p>0,625</text:p>
          </table:table-cell>
        </table:table-row>
        <table:table-row table:style-name="ro1">
          <table:table-cell office:value-type="string">
            <text:p>1600-59AZ.tif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office:value-type="float" office:value="230000">
            <text:p>23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5]-[.B845])/[.F845]" office:value-type="float" office:value="0.625">
            <text:p>0,625</text:p>
          </table:table-cell>
          <table:table-cell table:formula="of:=([.E845]-[.C845])/[.G845]" office:value-type="float" office:value="0.625">
            <text:p>0,625</text:p>
          </table:table-cell>
        </table:table-row>
        <table:table-row table:style-name="ro1">
          <table:table-cell office:value-type="string">
            <text:p>1600-59BN.tif</text:p>
          </table:table-cell>
          <table:table-cell office:value-type="float" office:value="230000">
            <text:p>230000</text:p>
          </table:table-cell>
          <table:table-cell office:value-type="float" office:value="368750">
            <text:p>36875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6]-[.B846])/[.F846]" office:value-type="float" office:value="0.625">
            <text:p>0,625</text:p>
          </table:table-cell>
          <table:table-cell table:formula="of:=([.E846]-[.C846])/[.G846]" office:value-type="float" office:value="0.625">
            <text:p>0,625</text:p>
          </table:table-cell>
        </table:table-row>
        <table:table-row table:style-name="ro1">
          <table:table-cell office:value-type="string">
            <text:p>1600-59BZ.tif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office:value-type="float" office:value="240000">
            <text:p>240000</text:p>
          </table:table-cell>
          <table:table-cell office:value-type="float" office:value="368750">
            <text:p>36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7]-[.B847])/[.F847]" office:value-type="float" office:value="0.625">
            <text:p>0,625</text:p>
          </table:table-cell>
          <table:table-cell table:formula="of:=([.E847]-[.C847])/[.G847]" office:value-type="float" office:value="0.625">
            <text:p>0,625</text:p>
          </table:table-cell>
        </table:table-row>
        <table:table-row table:style-name="ro1">
          <table:table-cell office:value-type="string">
            <text:p>1600-59CN.tif</text:p>
          </table:table-cell>
          <table:table-cell office:value-type="float" office:value="220000">
            <text:p>220000</text:p>
          </table:table-cell>
          <table:table-cell office:value-type="float" office:value="356250">
            <text:p>356250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8]-[.B848])/[.F848]" office:value-type="float" office:value="0.625">
            <text:p>0,625</text:p>
          </table:table-cell>
          <table:table-cell table:formula="of:=([.E848]-[.C848])/[.G848]" office:value-type="float" office:value="0.625">
            <text:p>0,625</text:p>
          </table:table-cell>
        </table:table-row>
        <table:table-row table:style-name="ro1">
          <table:table-cell office:value-type="string">
            <text:p>1600-59CZ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30000">
            <text:p>23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49]-[.B849])/[.F849]" office:value-type="float" office:value="0.625">
            <text:p>0,625</text:p>
          </table:table-cell>
          <table:table-cell table:formula="of:=([.E849]-[.C849])/[.G849]" office:value-type="float" office:value="0.625">
            <text:p>0,625</text:p>
          </table:table-cell>
        </table:table-row>
        <table:table-row table:style-name="ro1">
          <table:table-cell office:value-type="string">
            <text:p>1600-59DN.tif</text:p>
          </table:table-cell>
          <table:table-cell office:value-type="float" office:value="230000">
            <text:p>230000</text:p>
          </table:table-cell>
          <table:table-cell office:value-type="float" office:value="356250">
            <text:p>356250</text:p>
          </table:table-cell>
          <table:table-cell office:value-type="float" office:value="240000">
            <text:p>240000</text:p>
          </table:table-cell>
          <table:table-cell office:value-type="float" office:value="362500">
            <text:p>36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0]-[.B850])/[.F850]" office:value-type="float" office:value="0.625">
            <text:p>0,625</text:p>
          </table:table-cell>
          <table:table-cell table:formula="of:=([.E850]-[.C850])/[.G850]" office:value-type="float" office:value="0.625">
            <text:p>0,625</text:p>
          </table:table-cell>
        </table:table-row>
        <table:table-row table:style-name="ro1">
          <table:table-cell office:value-type="string">
            <text:p>1600-59DZ.tif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56250">
            <text:p>35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1]-[.B851])/[.F851]" office:value-type="float" office:value="0.625">
            <text:p>0,625</text:p>
          </table:table-cell>
          <table:table-cell table:formula="of:=([.E851]-[.C851])/[.G851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36EN.tif</text:p>
          </table:table-cell>
          <table:table-cell office:value-type="float" office:value="40000">
            <text:p>40000</text:p>
          </table:table-cell>
          <table:table-cell office:value-type="float" office:value="449750">
            <text:p>449750</text:p>
          </table:table-cell>
          <table:table-cell office:value-type="float" office:value="50000">
            <text:p>50000</text:p>
          </table:table-cell>
          <table:table-cell office:value-type="float" office:value="456000">
            <text:p>45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3]-[.B853])/[.F853]" office:value-type="float" office:value="0.625">
            <text:p>0,625</text:p>
          </table:table-cell>
          <table:table-cell table:formula="of:=([.E853]-[.C853])/[.G853]" office:value-type="float" office:value="0.625">
            <text:p>0,625</text:p>
          </table:table-cell>
        </table:table-row>
        <table:table-row table:style-name="ro1">
          <table:table-cell office:value-type="string">
            <text:p>1600-36EZ.tif</text:p>
          </table:table-cell>
          <table:table-cell office:value-type="float" office:value="40000">
            <text:p>40000</text:p>
          </table:table-cell>
          <table:table-cell office:value-type="float" office:value="443500">
            <text:p>443500</text:p>
          </table:table-cell>
          <table:table-cell office:value-type="float" office:value="50000">
            <text:p>50000</text:p>
          </table:table-cell>
          <table:table-cell office:value-type="float" office:value="449750">
            <text:p>44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4]-[.B854])/[.F854]" office:value-type="float" office:value="0.625">
            <text:p>0,625</text:p>
          </table:table-cell>
          <table:table-cell table:formula="of:=([.E854]-[.C854])/[.G854]" office:value-type="float" office:value="0.625">
            <text:p>0,625</text:p>
          </table:table-cell>
        </table:table-row>
        <table:table-row table:style-name="ro1">
          <table:table-cell office:value-type="string">
            <text:p>1600-36FN.tif</text:p>
          </table:table-cell>
          <table:table-cell office:value-type="float" office:value="50000">
            <text:p>50000</text:p>
          </table:table-cell>
          <table:table-cell office:value-type="float" office:value="449750">
            <text:p>44975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5]-[.B855])/[.F855]" office:value-type="float" office:value="0.625">
            <text:p>0,625</text:p>
          </table:table-cell>
          <table:table-cell table:formula="of:=([.E855]-[.C855])/[.G855]" office:value-type="float" office:value="0.625">
            <text:p>0,625</text:p>
          </table:table-cell>
        </table:table-row>
        <table:table-row table:style-name="ro1">
          <table:table-cell office:value-type="string">
            <text:p>1600-36FZ.tif</text:p>
          </table:table-cell>
          <table:table-cell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office:value-type="float" office:value="60000">
            <text:p>60000</text:p>
          </table:table-cell>
          <table:table-cell office:value-type="float" office:value="449750">
            <text:p>44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6]-[.B856])/[.F856]" office:value-type="float" office:value="0.625">
            <text:p>0,625</text:p>
          </table:table-cell>
          <table:table-cell table:formula="of:=([.E856]-[.C856])/[.G856]" office:value-type="float" office:value="0.625">
            <text:p>0,625</text:p>
          </table:table-cell>
        </table:table-row>
        <table:table-row table:style-name="ro1">
          <table:table-cell office:value-type="string">
            <text:p>1600-36GN.tif</text:p>
          </table:table-cell>
          <table:table-cell office:value-type="float" office:value="40000">
            <text:p>40000</text:p>
          </table:table-cell>
          <table:table-cell office:value-type="float" office:value="437250">
            <text:p>437250</text:p>
          </table:table-cell>
          <table:table-cell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7]-[.B857])/[.F857]" office:value-type="float" office:value="0.625">
            <text:p>0,625</text:p>
          </table:table-cell>
          <table:table-cell table:formula="of:=([.E857]-[.C857])/[.G857]" office:value-type="float" office:value="0.625">
            <text:p>0,625</text:p>
          </table:table-cell>
        </table:table-row>
        <table:table-row table:style-name="ro1">
          <table:table-cell office:value-type="string">
            <text:p>1600-36GZ.tif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50000">
            <text:p>50000</text:p>
          </table:table-cell>
          <table:table-cell office:value-type="float" office:value="437250">
            <text:p>43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8]-[.B858])/[.F858]" office:value-type="float" office:value="0.625">
            <text:p>0,625</text:p>
          </table:table-cell>
          <table:table-cell table:formula="of:=([.E858]-[.C858])/[.G858]" office:value-type="float" office:value="0.625">
            <text:p>0,625</text:p>
          </table:table-cell>
        </table:table-row>
        <table:table-row table:style-name="ro1">
          <table:table-cell office:value-type="string">
            <text:p>1600-36HN.tif</text:p>
          </table:table-cell>
          <table:table-cell office:value-type="float" office:value="50000">
            <text:p>50000</text:p>
          </table:table-cell>
          <table:table-cell office:value-type="float" office:value="437250">
            <text:p>437250</text:p>
          </table:table-cell>
          <table:table-cell office:value-type="float" office:value="60000">
            <text:p>60000</text:p>
          </table:table-cell>
          <table:table-cell office:value-type="float" office:value="443500">
            <text:p>44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59]-[.B859])/[.F859]" office:value-type="float" office:value="0.625">
            <text:p>0,625</text:p>
          </table:table-cell>
          <table:table-cell table:formula="of:=([.E859]-[.C859])/[.G859]" office:value-type="float" office:value="0.625">
            <text:p>0,625</text:p>
          </table:table-cell>
        </table:table-row>
        <table:table-row table:style-name="ro1">
          <table:table-cell office:value-type="string">
            <text:p>1600-36HZ.tif</text:p>
          </table:table-cell>
          <table:table-cell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office:value-type="float" office:value="60000">
            <text:p>60000</text:p>
          </table:table-cell>
          <table:table-cell office:value-type="float" office:value="437250">
            <text:p>43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0]-[.B860])/[.F860]" office:value-type="float" office:value="0.625">
            <text:p>0,625</text:p>
          </table:table-cell>
          <table:table-cell table:formula="of:=([.E860]-[.C860])/[.G860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64AN.tif</text:p>
          </table:table-cell>
          <table:table-cell office:value-type="float" office:value="20000">
            <text:p>20000</text:p>
          </table:table-cell>
          <table:table-cell office:value-type="float" office:value="424750">
            <text:p>424750</text:p>
          </table:table-cell>
          <table:table-cell office:value-type="float" office:value="30000">
            <text:p>30000</text:p>
          </table:table-cell>
          <table:table-cell office:value-type="float" office:value="431000">
            <text:p>43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2]-[.B862])/[.F862]" office:value-type="float" office:value="0.625">
            <text:p>0,625</text:p>
          </table:table-cell>
          <table:table-cell table:formula="of:=([.E862]-[.C862])/[.G862]" office:value-type="float" office:value="0.625">
            <text:p>0,625</text:p>
          </table:table-cell>
        </table:table-row>
        <table:table-row table:style-name="ro1">
          <table:table-cell office:value-type="string">
            <text:p>1600-64AZ.tif</text:p>
          </table:table-cell>
          <table:table-cell office:value-type="float" office:value="20000">
            <text:p>20000</text:p>
          </table:table-cell>
          <table:table-cell office:value-type="float" office:value="418500">
            <text:p>418500</text:p>
          </table:table-cell>
          <table:table-cell office:value-type="float" office:value="30000">
            <text:p>30000</text:p>
          </table:table-cell>
          <table:table-cell office:value-type="float" office:value="424750">
            <text:p>42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3]-[.B863])/[.F863]" office:value-type="float" office:value="0.625">
            <text:p>0,625</text:p>
          </table:table-cell>
          <table:table-cell table:formula="of:=([.E863]-[.C863])/[.G863]" office:value-type="float" office:value="0.625">
            <text:p>0,625</text:p>
          </table:table-cell>
        </table:table-row>
        <table:table-row table:style-name="ro1">
          <table:table-cell office:value-type="string">
            <text:p>1600-64BN.tif</text:p>
          </table:table-cell>
          <table:table-cell office:value-type="float" office:value="30000">
            <text:p>30000</text:p>
          </table:table-cell>
          <table:table-cell office:value-type="float" office:value="424750">
            <text:p>424750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4]-[.B864])/[.F864]" office:value-type="float" office:value="0.625">
            <text:p>0,625</text:p>
          </table:table-cell>
          <table:table-cell table:formula="of:=([.E864]-[.C864])/[.G864]" office:value-type="float" office:value="0.625">
            <text:p>0,625</text:p>
          </table:table-cell>
        </table:table-row>
        <table:table-row table:style-name="ro1">
          <table:table-cell office:value-type="string">
            <text:p>1600-64BZ.tif</text:p>
          </table:table-cell>
          <table:table-cell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office:value-type="float" office:value="40000">
            <text:p>40000</text:p>
          </table:table-cell>
          <table:table-cell office:value-type="float" office:value="424750">
            <text:p>42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5]-[.B865])/[.F865]" office:value-type="float" office:value="0.625">
            <text:p>0,625</text:p>
          </table:table-cell>
          <table:table-cell table:formula="of:=([.E865]-[.C865])/[.G865]" office:value-type="float" office:value="0.625">
            <text:p>0,625</text:p>
          </table:table-cell>
        </table:table-row>
        <table:table-row table:style-name="ro1">
          <table:table-cell office:value-type="string">
            <text:p>1600-64CN.tif</text:p>
          </table:table-cell>
          <table:table-cell office:value-type="float" office:value="20000">
            <text:p>20000</text:p>
          </table:table-cell>
          <table:table-cell office:value-type="float" office:value="412250">
            <text:p>412250</text:p>
          </table:table-cell>
          <table:table-cell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6]-[.B866])/[.F866]" office:value-type="float" office:value="0.625">
            <text:p>0,625</text:p>
          </table:table-cell>
          <table:table-cell table:formula="of:=([.E866]-[.C866])/[.G866]" office:value-type="float" office:value="0.625">
            <text:p>0,625</text:p>
          </table:table-cell>
        </table:table-row>
        <table:table-row table:style-name="ro1">
          <table:table-cell office:value-type="string">
            <text:p>1600-64CZ.tif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30000">
            <text:p>30000</text:p>
          </table:table-cell>
          <table:table-cell office:value-type="float" office:value="412250">
            <text:p>41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7]-[.B867])/[.F867]" office:value-type="float" office:value="0.625">
            <text:p>0,625</text:p>
          </table:table-cell>
          <table:table-cell table:formula="of:=([.E867]-[.C867])/[.G867]" office:value-type="float" office:value="0.625">
            <text:p>0,625</text:p>
          </table:table-cell>
        </table:table-row>
        <table:table-row table:style-name="ro1">
          <table:table-cell office:value-type="string">
            <text:p>1600-64DN.tif</text:p>
          </table:table-cell>
          <table:table-cell office:value-type="float" office:value="30000">
            <text:p>30000</text:p>
          </table:table-cell>
          <table:table-cell office:value-type="float" office:value="412250">
            <text:p>412250</text:p>
          </table:table-cell>
          <table:table-cell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8]-[.B868])/[.F868]" office:value-type="float" office:value="0.625">
            <text:p>0,625</text:p>
          </table:table-cell>
          <table:table-cell table:formula="of:=([.E868]-[.C868])/[.G868]" office:value-type="float" office:value="0.625">
            <text:p>0,625</text:p>
          </table:table-cell>
        </table:table-row>
        <table:table-row table:style-name="ro1">
          <table:table-cell office:value-type="string">
            <text:p>1600-64DZ.tif</text:p>
          </table:table-cell>
          <table:table-cell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office:value-type="float" office:value="40000">
            <text:p>40000</text:p>
          </table:table-cell>
          <table:table-cell office:value-type="float" office:value="412250">
            <text:p>41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69]-[.B869])/[.F869]" office:value-type="float" office:value="0.625">
            <text:p>0,625</text:p>
          </table:table-cell>
          <table:table-cell table:formula="of:=([.E869]-[.C869])/[.G869]" office:value-type="float" office:value="0.625">
            <text:p>0,625</text:p>
          </table:table-cell>
        </table:table-row>
        <table:table-row table:style-name="ro1">
          <table:table-cell office:value-type="string">
            <text:p>1600-64EN.tif</text:p>
          </table:table-cell>
          <table:table-cell office:value-type="float" office:value="40000">
            <text:p>40000</text:p>
          </table:table-cell>
          <table:table-cell office:value-type="float" office:value="424750">
            <text:p>424750</text:p>
          </table:table-cell>
          <table:table-cell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0]-[.B870])/[.F870]" office:value-type="float" office:value="0.625">
            <text:p>0,625</text:p>
          </table:table-cell>
          <table:table-cell table:formula="of:=([.E870]-[.C870])/[.G870]" office:value-type="float" office:value="0.625">
            <text:p>0,625</text:p>
          </table:table-cell>
        </table:table-row>
        <table:table-row table:style-name="ro1">
          <table:table-cell office:value-type="string">
            <text:p>1600-64EZ.tif</text:p>
          </table:table-cell>
          <table:table-cell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office:value-type="float" office:value="50000">
            <text:p>50000</text:p>
          </table:table-cell>
          <table:table-cell office:value-type="float" office:value="424750">
            <text:p>42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1]-[.B871])/[.F871]" office:value-type="float" office:value="0.625">
            <text:p>0,625</text:p>
          </table:table-cell>
          <table:table-cell table:formula="of:=([.E871]-[.C871])/[.G871]" office:value-type="float" office:value="0.625">
            <text:p>0,625</text:p>
          </table:table-cell>
        </table:table-row>
        <table:table-row table:style-name="ro1">
          <table:table-cell office:value-type="string">
            <text:p>1600-64FN.tif</text:p>
          </table:table-cell>
          <table:table-cell office:value-type="float" office:value="50000">
            <text:p>50000</text:p>
          </table:table-cell>
          <table:table-cell office:value-type="float" office:value="424750">
            <text:p>424750</text:p>
          </table:table-cell>
          <table:table-cell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2]-[.B872])/[.F872]" office:value-type="float" office:value="0.625">
            <text:p>0,625</text:p>
          </table:table-cell>
          <table:table-cell table:formula="of:=([.E872]-[.C872])/[.G872]" office:value-type="float" office:value="0.625">
            <text:p>0,625</text:p>
          </table:table-cell>
        </table:table-row>
        <table:table-row table:style-name="ro1">
          <table:table-cell office:value-type="string">
            <text:p>1600-64FZ.tif</text:p>
          </table:table-cell>
          <table:table-cell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office:value-type="float" office:value="60000">
            <text:p>60000</text:p>
          </table:table-cell>
          <table:table-cell office:value-type="float" office:value="424750">
            <text:p>42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3]-[.B873])/[.F873]" office:value-type="float" office:value="0.625">
            <text:p>0,625</text:p>
          </table:table-cell>
          <table:table-cell table:formula="of:=([.E873]-[.C873])/[.G873]" office:value-type="float" office:value="0.625">
            <text:p>0,625</text:p>
          </table:table-cell>
        </table:table-row>
        <table:table-row table:style-name="ro1">
          <table:table-cell office:value-type="string">
            <text:p>1600-64GN.tif</text:p>
          </table:table-cell>
          <table:table-cell office:value-type="float" office:value="40000">
            <text:p>40000</text:p>
          </table:table-cell>
          <table:table-cell office:value-type="float" office:value="412250">
            <text:p>412250</text:p>
          </table:table-cell>
          <table:table-cell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4]-[.B874])/[.F874]" office:value-type="float" office:value="0.625">
            <text:p>0,625</text:p>
          </table:table-cell>
          <table:table-cell table:formula="of:=([.E874]-[.C874])/[.G874]" office:value-type="float" office:value="0.625">
            <text:p>0,625</text:p>
          </table:table-cell>
        </table:table-row>
        <table:table-row table:style-name="ro1">
          <table:table-cell office:value-type="string">
            <text:p>1600-64GZ.tif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50000">
            <text:p>50000</text:p>
          </table:table-cell>
          <table:table-cell office:value-type="float" office:value="412250">
            <text:p>41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5]-[.B875])/[.F875]" office:value-type="float" office:value="0.625">
            <text:p>0,625</text:p>
          </table:table-cell>
          <table:table-cell table:formula="of:=([.E875]-[.C875])/[.G875]" office:value-type="float" office:value="0.625">
            <text:p>0,625</text:p>
          </table:table-cell>
        </table:table-row>
        <table:table-row table:style-name="ro1">
          <table:table-cell office:value-type="string">
            <text:p>1600-64HN.tif</text:p>
          </table:table-cell>
          <table:table-cell office:value-type="float" office:value="50000">
            <text:p>50000</text:p>
          </table:table-cell>
          <table:table-cell office:value-type="float" office:value="412250">
            <text:p>412250</text:p>
          </table:table-cell>
          <table:table-cell office:value-type="float" office:value="60000">
            <text:p>60000</text:p>
          </table:table-cell>
          <table:table-cell office:value-type="float" office:value="418500">
            <text:p>41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6]-[.B876])/[.F876]" office:value-type="float" office:value="0.625">
            <text:p>0,625</text:p>
          </table:table-cell>
          <table:table-cell table:formula="of:=([.E876]-[.C876])/[.G876]" office:value-type="float" office:value="0.625">
            <text:p>0,625</text:p>
          </table:table-cell>
        </table:table-row>
        <table:table-row table:style-name="ro1">
          <table:table-cell office:value-type="string">
            <text:p>1600-64HZ.tif</text:p>
          </table:table-cell>
          <table:table-cell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12250">
            <text:p>41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7]-[.B877])/[.F877]" office:value-type="float" office:value="0.625">
            <text:p>0,625</text:p>
          </table:table-cell>
          <table:table-cell table:formula="of:=([.E877]-[.C877])/[.G877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70FN.tif</text:p>
          </table:table-cell>
          <table:table-cell office:value-type="float" office:value="10000">
            <text:p>10000</text:p>
          </table:table-cell>
          <table:table-cell office:value-type="float" office:value="399750">
            <text:p>39975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79]-[.B879])/[.F879]" office:value-type="float" office:value="0.625">
            <text:p>0,625</text:p>
          </table:table-cell>
          <table:table-cell table:formula="of:=([.E879]-[.C879])/[.G879]" office:value-type="float" office:value="0.625">
            <text:p>0,625</text:p>
          </table:table-cell>
        </table:table-row>
        <table:table-row table:style-name="ro1">
          <table:table-cell office:value-type="string">
            <text:p>1600-70FZ.tif</text:p>
          </table:table-cell>
          <table:table-cell office:value-type="float" office:value="10000">
            <text:p>10000</text:p>
          </table:table-cell>
          <table:table-cell office:value-type="float" office:value="393500">
            <text:p>393500</text:p>
          </table:table-cell>
          <table:table-cell office:value-type="float" office:value="20000">
            <text:p>20000</text:p>
          </table:table-cell>
          <table:table-cell office:value-type="float" office:value="399750">
            <text:p>39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0]-[.B880])/[.F880]" office:value-type="float" office:value="0.625">
            <text:p>0,625</text:p>
          </table:table-cell>
          <table:table-cell table:formula="of:=([.E880]-[.C880])/[.G880]" office:value-type="float" office:value="0.625">
            <text:p>0,625</text:p>
          </table:table-cell>
        </table:table-row>
        <table:table-row table:style-name="ro1">
          <table:table-cell office:value-type="string">
            <text:p>1600-70HN.tif</text:p>
          </table:table-cell>
          <table:table-cell office:value-type="float" office:value="10000">
            <text:p>10000</text:p>
          </table:table-cell>
          <table:table-cell office:value-type="float" office:value="387250">
            <text:p>387250</text:p>
          </table:table-cell>
          <table:table-cell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1]-[.B881])/[.F881]" office:value-type="float" office:value="0.625">
            <text:p>0,625</text:p>
          </table:table-cell>
          <table:table-cell table:formula="of:=([.E881]-[.C881])/[.G881]" office:value-type="float" office:value="0.625">
            <text:p>0,625</text:p>
          </table:table-cell>
        </table:table-row>
        <table:table-row table:style-name="ro1">
          <table:table-cell office:value-type="string">
            <text:p>1600-70HZ.tif</text:p>
          </table:table-cell>
          <table:table-cell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office:value-type="float" office:value="20000">
            <text:p>20000</text:p>
          </table:table-cell>
          <table:table-cell office:value-type="float" office:value="387250">
            <text:p>38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2]-[.B882])/[.F882]" office:value-type="float" office:value="0.625">
            <text:p>0,625</text:p>
          </table:table-cell>
          <table:table-cell table:formula="of:=([.E882]-[.C882])/[.G882]" office:value-type="float" office:value="0.625">
            <text:p>0,625</text:p>
          </table:table-cell>
        </table:table-row>
        <table:table-row table:style-name="ro1">
          <table:table-cell office:value-type="string">
            <text:p>1600-65AN.tif</text:p>
          </table:table-cell>
          <table:table-cell office:value-type="float" office:value="20000">
            <text:p>20000</text:p>
          </table:table-cell>
          <table:table-cell office:value-type="float" office:value="399750">
            <text:p>399750</text:p>
          </table:table-cell>
          <table:table-cell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3]-[.B883])/[.F883]" office:value-type="float" office:value="0.625">
            <text:p>0,625</text:p>
          </table:table-cell>
          <table:table-cell table:formula="of:=([.E883]-[.C883])/[.G883]" office:value-type="float" office:value="0.625">
            <text:p>0,625</text:p>
          </table:table-cell>
        </table:table-row>
        <table:table-row table:style-name="ro1">
          <table:table-cell office:value-type="string">
            <text:p>1600-65AZ.tif</text:p>
          </table:table-cell>
          <table:table-cell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office:value-type="float" office:value="30000">
            <text:p>30000</text:p>
          </table:table-cell>
          <table:table-cell office:value-type="float" office:value="399750">
            <text:p>39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4]-[.B884])/[.F884]" office:value-type="float" office:value="0.625">
            <text:p>0,625</text:p>
          </table:table-cell>
          <table:table-cell table:formula="of:=([.E884]-[.C884])/[.G884]" office:value-type="float" office:value="0.625">
            <text:p>0,625</text:p>
          </table:table-cell>
        </table:table-row>
        <table:table-row table:style-name="ro1">
          <table:table-cell office:value-type="string">
            <text:p>1600-65BN.tif</text:p>
          </table:table-cell>
          <table:table-cell office:value-type="float" office:value="30000">
            <text:p>30000</text:p>
          </table:table-cell>
          <table:table-cell office:value-type="float" office:value="399750">
            <text:p>399750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5]-[.B885])/[.F885]" office:value-type="float" office:value="0.625">
            <text:p>0,625</text:p>
          </table:table-cell>
          <table:table-cell table:formula="of:=([.E885]-[.C885])/[.G885]" office:value-type="float" office:value="0.625">
            <text:p>0,625</text:p>
          </table:table-cell>
        </table:table-row>
        <table:table-row table:style-name="ro1">
          <table:table-cell office:value-type="string">
            <text:p>1600-65BZ.tif</text:p>
          </table:table-cell>
          <table:table-cell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office:value-type="float" office:value="40000">
            <text:p>40000</text:p>
          </table:table-cell>
          <table:table-cell office:value-type="float" office:value="399750">
            <text:p>39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6]-[.B886])/[.F886]" office:value-type="float" office:value="0.625">
            <text:p>0,625</text:p>
          </table:table-cell>
          <table:table-cell table:formula="of:=([.E886]-[.C886])/[.G886]" office:value-type="float" office:value="0.625">
            <text:p>0,625</text:p>
          </table:table-cell>
        </table:table-row>
        <table:table-row table:style-name="ro1">
          <table:table-cell office:value-type="string">
            <text:p>1600-65CN.tif</text:p>
          </table:table-cell>
          <table:table-cell office:value-type="float" office:value="20000">
            <text:p>20000</text:p>
          </table:table-cell>
          <table:table-cell office:value-type="float" office:value="387250">
            <text:p>387250</text:p>
          </table:table-cell>
          <table:table-cell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7]-[.B887])/[.F887]" office:value-type="float" office:value="0.625">
            <text:p>0,625</text:p>
          </table:table-cell>
          <table:table-cell table:formula="of:=([.E887]-[.C887])/[.G887]" office:value-type="float" office:value="0.625">
            <text:p>0,625</text:p>
          </table:table-cell>
        </table:table-row>
        <table:table-row table:style-name="ro1">
          <table:table-cell office:value-type="string">
            <text:p>1600-65CZ.tif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30000">
            <text:p>30000</text:p>
          </table:table-cell>
          <table:table-cell office:value-type="float" office:value="387250">
            <text:p>38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8]-[.B888])/[.F888]" office:value-type="float" office:value="0.625">
            <text:p>0,625</text:p>
          </table:table-cell>
          <table:table-cell table:formula="of:=([.E888]-[.C888])/[.G888]" office:value-type="float" office:value="0.625">
            <text:p>0,625</text:p>
          </table:table-cell>
        </table:table-row>
        <table:table-row table:style-name="ro1">
          <table:table-cell office:value-type="string">
            <text:p>1600-65DN.tif</text:p>
          </table:table-cell>
          <table:table-cell office:value-type="float" office:value="30000">
            <text:p>30000</text:p>
          </table:table-cell>
          <table:table-cell office:value-type="float" office:value="387250">
            <text:p>387250</text:p>
          </table:table-cell>
          <table:table-cell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89]-[.B889])/[.F889]" office:value-type="float" office:value="0.625">
            <text:p>0,625</text:p>
          </table:table-cell>
          <table:table-cell table:formula="of:=([.E889]-[.C889])/[.G889]" office:value-type="float" office:value="0.625">
            <text:p>0,625</text:p>
          </table:table-cell>
        </table:table-row>
        <table:table-row table:style-name="ro1">
          <table:table-cell office:value-type="string">
            <text:p>1600-65DZ.tif</text:p>
          </table:table-cell>
          <table:table-cell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office:value-type="float" office:value="40000">
            <text:p>40000</text:p>
          </table:table-cell>
          <table:table-cell office:value-type="float" office:value="387250">
            <text:p>38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0]-[.B890])/[.F890]" office:value-type="float" office:value="0.625">
            <text:p>0,625</text:p>
          </table:table-cell>
          <table:table-cell table:formula="of:=([.E890]-[.C890])/[.G890]" office:value-type="float" office:value="0.625">
            <text:p>0,625</text:p>
          </table:table-cell>
        </table:table-row>
        <table:table-row table:style-name="ro1">
          <table:table-cell office:value-type="string">
            <text:p>1600-65EN.tif</text:p>
          </table:table-cell>
          <table:table-cell office:value-type="float" office:value="40000">
            <text:p>40000</text:p>
          </table:table-cell>
          <table:table-cell office:value-type="float" office:value="399750">
            <text:p>399750</text:p>
          </table:table-cell>
          <table:table-cell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1]-[.B891])/[.F891]" office:value-type="float" office:value="0.625">
            <text:p>0,625</text:p>
          </table:table-cell>
          <table:table-cell table:formula="of:=([.E891]-[.C891])/[.G891]" office:value-type="float" office:value="0.625">
            <text:p>0,625</text:p>
          </table:table-cell>
        </table:table-row>
        <table:table-row table:style-name="ro1">
          <table:table-cell office:value-type="string">
            <text:p>1600-65EZ.tif</text:p>
          </table:table-cell>
          <table:table-cell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office:value-type="float" office:value="50000">
            <text:p>50000</text:p>
          </table:table-cell>
          <table:table-cell office:value-type="float" office:value="399750">
            <text:p>39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2]-[.B892])/[.F892]" office:value-type="float" office:value="0.625">
            <text:p>0,625</text:p>
          </table:table-cell>
          <table:table-cell table:formula="of:=([.E892]-[.C892])/[.G892]" office:value-type="float" office:value="0.625">
            <text:p>0,625</text:p>
          </table:table-cell>
        </table:table-row>
        <table:table-row table:style-name="ro1">
          <table:table-cell office:value-type="string">
            <text:p>1600-65FN.tif</text:p>
          </table:table-cell>
          <table:table-cell office:value-type="float" office:value="50000">
            <text:p>50000</text:p>
          </table:table-cell>
          <table:table-cell office:value-type="float" office:value="399750">
            <text:p>39975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3]-[.B893])/[.F893]" office:value-type="float" office:value="0.625">
            <text:p>0,625</text:p>
          </table:table-cell>
          <table:table-cell table:formula="of:=([.E893]-[.C893])/[.G893]" office:value-type="float" office:value="0.625">
            <text:p>0,625</text:p>
          </table:table-cell>
        </table:table-row>
        <table:table-row table:style-name="ro1">
          <table:table-cell office:value-type="string">
            <text:p>1600-65FZ.tif</text:p>
          </table:table-cell>
          <table:table-cell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office:value-type="float" office:value="60000">
            <text:p>60000</text:p>
          </table:table-cell>
          <table:table-cell office:value-type="float" office:value="399750">
            <text:p>399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4]-[.B894])/[.F894]" office:value-type="float" office:value="0.625">
            <text:p>0,625</text:p>
          </table:table-cell>
          <table:table-cell table:formula="of:=([.E894]-[.C894])/[.G894]" office:value-type="float" office:value="0.625">
            <text:p>0,625</text:p>
          </table:table-cell>
        </table:table-row>
        <table:table-row table:style-name="ro1">
          <table:table-cell office:value-type="string">
            <text:p>1600-65GN.tif</text:p>
          </table:table-cell>
          <table:table-cell office:value-type="float" office:value="40000">
            <text:p>40000</text:p>
          </table:table-cell>
          <table:table-cell office:value-type="float" office:value="387250">
            <text:p>387250</text:p>
          </table:table-cell>
          <table:table-cell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5]-[.B895])/[.F895]" office:value-type="float" office:value="0.625">
            <text:p>0,625</text:p>
          </table:table-cell>
          <table:table-cell table:formula="of:=([.E895]-[.C895])/[.G895]" office:value-type="float" office:value="0.625">
            <text:p>0,625</text:p>
          </table:table-cell>
        </table:table-row>
        <table:table-row table:style-name="ro1">
          <table:table-cell office:value-type="string">
            <text:p>1600-65GZ.tif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50000">
            <text:p>50000</text:p>
          </table:table-cell>
          <table:table-cell office:value-type="float" office:value="387250">
            <text:p>38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6]-[.B896])/[.F896]" office:value-type="float" office:value="0.625">
            <text:p>0,625</text:p>
          </table:table-cell>
          <table:table-cell table:formula="of:=([.E896]-[.C896])/[.G896]" office:value-type="float" office:value="0.625">
            <text:p>0,625</text:p>
          </table:table-cell>
        </table:table-row>
        <table:table-row table:style-name="ro1">
          <table:table-cell office:value-type="string">
            <text:p>1600-65HN.tif</text:p>
          </table:table-cell>
          <table:table-cell office:value-type="float" office:value="50000">
            <text:p>50000</text:p>
          </table:table-cell>
          <table:table-cell office:value-type="float" office:value="387250">
            <text:p>387250</text:p>
          </table:table-cell>
          <table:table-cell office:value-type="float" office:value="60000">
            <text:p>60000</text:p>
          </table:table-cell>
          <table:table-cell office:value-type="float" office:value="393500">
            <text:p>393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7]-[.B897])/[.F897]" office:value-type="float" office:value="0.625">
            <text:p>0,625</text:p>
          </table:table-cell>
          <table:table-cell table:formula="of:=([.E897]-[.C897])/[.G897]" office:value-type="float" office:value="0.625">
            <text:p>0,625</text:p>
          </table:table-cell>
        </table:table-row>
        <table:table-row table:style-name="ro1">
          <table:table-cell office:value-type="string">
            <text:p>1600-65HZ.tif</text:p>
          </table:table-cell>
          <table:table-cell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office:value-type="float" office:value="60000">
            <text:p>60000</text:p>
          </table:table-cell>
          <table:table-cell office:value-type="float" office:value="387250">
            <text:p>387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898]-[.B898])/[.F898]" office:value-type="float" office:value="0.625">
            <text:p>0,625</text:p>
          </table:table-cell>
          <table:table-cell table:formula="of:=([.E898]-[.C898])/[.G898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66FN.tif</text:p>
          </table:table-cell>
          <table:table-cell office:value-type="float" office:value="10000">
            <text:p>10000</text:p>
          </table:table-cell>
          <table:table-cell office:value-type="float" office:value="374750">
            <text:p>374750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0]-[.B900])/[.F900]" office:value-type="float" office:value="0.625">
            <text:p>0,625</text:p>
          </table:table-cell>
          <table:table-cell table:formula="of:=([.E900]-[.C900])/[.G900]" office:value-type="float" office:value="0.625">
            <text:p>0,625</text:p>
          </table:table-cell>
        </table:table-row>
        <table:table-row table:style-name="ro1">
          <table:table-cell office:value-type="string">
            <text:p>1600-66FZ.tif</text:p>
          </table:table-cell>
          <table:table-cell office:value-type="float" office:value="10000">
            <text:p>10000</text:p>
          </table:table-cell>
          <table:table-cell office:value-type="float" office:value="368500">
            <text:p>368500</text:p>
          </table:table-cell>
          <table:table-cell office:value-type="float" office:value="20000">
            <text:p>20000</text:p>
          </table:table-cell>
          <table:table-cell office:value-type="float" office:value="374750">
            <text:p>37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1]-[.B901])/[.F901]" office:value-type="float" office:value="0.625">
            <text:p>0,625</text:p>
          </table:table-cell>
          <table:table-cell table:formula="of:=([.E901]-[.C901])/[.G901]" office:value-type="float" office:value="0.625">
            <text:p>0,625</text:p>
          </table:table-cell>
        </table:table-row>
        <table:table-row table:style-name="ro1">
          <table:table-cell office:value-type="string">
            <text:p>1600-66HN.tif</text:p>
          </table:table-cell>
          <table:table-cell office:value-type="float" office:value="10000">
            <text:p>10000</text:p>
          </table:table-cell>
          <table:table-cell office:value-type="float" office:value="362250">
            <text:p>362250</text:p>
          </table:table-cell>
          <table:table-cell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2]-[.B902])/[.F902]" office:value-type="float" office:value="0.625">
            <text:p>0,625</text:p>
          </table:table-cell>
          <table:table-cell table:formula="of:=([.E902]-[.C902])/[.G902]" office:value-type="float" office:value="0.625">
            <text:p>0,625</text:p>
          </table:table-cell>
        </table:table-row>
        <table:table-row table:style-name="ro1">
          <table:table-cell office:value-type="string">
            <text:p>1600-66HZ.tif</text:p>
          </table:table-cell>
          <table:table-cell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362250">
            <text:p>36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3]-[.B903])/[.F903]" office:value-type="float" office:value="0.625">
            <text:p>0,625</text:p>
          </table:table-cell>
          <table:table-cell table:formula="of:=([.E903]-[.C903])/[.G903]" office:value-type="float" office:value="0.625">
            <text:p>0,625</text:p>
          </table:table-cell>
        </table:table-row>
        <table:table-row table:style-name="ro1">
          <table:table-cell office:value-type="string">
            <text:p>1600-67AN.tif</text:p>
          </table:table-cell>
          <table:table-cell office:value-type="float" office:value="20000">
            <text:p>20000</text:p>
          </table:table-cell>
          <table:table-cell office:value-type="float" office:value="374750">
            <text:p>374750</text:p>
          </table:table-cell>
          <table:table-cell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4]-[.B904])/[.F904]" office:value-type="float" office:value="0.625">
            <text:p>0,625</text:p>
          </table:table-cell>
          <table:table-cell table:formula="of:=([.E904]-[.C904])/[.G904]" office:value-type="float" office:value="0.625">
            <text:p>0,625</text:p>
          </table:table-cell>
        </table:table-row>
        <table:table-row table:style-name="ro1">
          <table:table-cell office:value-type="string">
            <text:p>1600-67AZ.tif</text:p>
          </table:table-cell>
          <table:table-cell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office:value-type="float" office:value="30000">
            <text:p>30000</text:p>
          </table:table-cell>
          <table:table-cell office:value-type="float" office:value="374750">
            <text:p>37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5]-[.B905])/[.F905]" office:value-type="float" office:value="0.625">
            <text:p>0,625</text:p>
          </table:table-cell>
          <table:table-cell table:formula="of:=([.E905]-[.C905])/[.G905]" office:value-type="float" office:value="0.625">
            <text:p>0,625</text:p>
          </table:table-cell>
        </table:table-row>
        <table:table-row table:style-name="ro1">
          <table:table-cell office:value-type="string">
            <text:p>1600-67BN.tif</text:p>
          </table:table-cell>
          <table:table-cell office:value-type="float" office:value="30000">
            <text:p>30000</text:p>
          </table:table-cell>
          <table:table-cell office:value-type="float" office:value="374750">
            <text:p>374750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6]-[.B906])/[.F906]" office:value-type="float" office:value="0.625">
            <text:p>0,625</text:p>
          </table:table-cell>
          <table:table-cell table:formula="of:=([.E906]-[.C906])/[.G906]" office:value-type="float" office:value="0.625">
            <text:p>0,625</text:p>
          </table:table-cell>
        </table:table-row>
        <table:table-row table:style-name="ro1">
          <table:table-cell office:value-type="string">
            <text:p>1600-67BZ.tif</text:p>
          </table:table-cell>
          <table:table-cell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office:value-type="float" office:value="40000">
            <text:p>40000</text:p>
          </table:table-cell>
          <table:table-cell office:value-type="float" office:value="374750">
            <text:p>37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7]-[.B907])/[.F907]" office:value-type="float" office:value="0.625">
            <text:p>0,625</text:p>
          </table:table-cell>
          <table:table-cell table:formula="of:=([.E907]-[.C907])/[.G907]" office:value-type="float" office:value="0.625">
            <text:p>0,625</text:p>
          </table:table-cell>
        </table:table-row>
        <table:table-row table:style-name="ro1">
          <table:table-cell office:value-type="string">
            <text:p>1600-67CN.tif</text:p>
          </table:table-cell>
          <table:table-cell office:value-type="float" office:value="20000">
            <text:p>20000</text:p>
          </table:table-cell>
          <table:table-cell office:value-type="float" office:value="362250">
            <text:p>362250</text:p>
          </table:table-cell>
          <table:table-cell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8]-[.B908])/[.F908]" office:value-type="float" office:value="0.625">
            <text:p>0,625</text:p>
          </table:table-cell>
          <table:table-cell table:formula="of:=([.E908]-[.C908])/[.G908]" office:value-type="float" office:value="0.625">
            <text:p>0,625</text:p>
          </table:table-cell>
        </table:table-row>
        <table:table-row table:style-name="ro1">
          <table:table-cell office:value-type="string">
            <text:p>1600-67CZ.tif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30000">
            <text:p>30000</text:p>
          </table:table-cell>
          <table:table-cell office:value-type="float" office:value="362250">
            <text:p>36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09]-[.B909])/[.F909]" office:value-type="float" office:value="0.625">
            <text:p>0,625</text:p>
          </table:table-cell>
          <table:table-cell table:formula="of:=([.E909]-[.C909])/[.G909]" office:value-type="float" office:value="0.625">
            <text:p>0,625</text:p>
          </table:table-cell>
        </table:table-row>
        <table:table-row table:style-name="ro1">
          <table:table-cell office:value-type="string">
            <text:p>1600-67DN.tif</text:p>
          </table:table-cell>
          <table:table-cell office:value-type="float" office:value="30000">
            <text:p>30000</text:p>
          </table:table-cell>
          <table:table-cell office:value-type="float" office:value="362250">
            <text:p>362250</text:p>
          </table:table-cell>
          <table:table-cell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0]-[.B910])/[.F910]" office:value-type="float" office:value="0.625">
            <text:p>0,625</text:p>
          </table:table-cell>
          <table:table-cell table:formula="of:=([.E910]-[.C910])/[.G910]" office:value-type="float" office:value="0.625">
            <text:p>0,625</text:p>
          </table:table-cell>
        </table:table-row>
        <table:table-row table:style-name="ro1">
          <table:table-cell office:value-type="string">
            <text:p>1600-67DZ.tif</text:p>
          </table:table-cell>
          <table:table-cell office:value-type="float" office:value="30000">
            <text:p>30000</text:p>
          </table:table-cell>
          <table:table-cell office:value-type="float" office:value="356000">
            <text:p>356000</text:p>
          </table:table-cell>
          <table:table-cell office:value-type="float" office:value="40000">
            <text:p>40000</text:p>
          </table:table-cell>
          <table:table-cell office:value-type="float" office:value="362250">
            <text:p>36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1]-[.B911])/[.F911]" office:value-type="float" office:value="0.625">
            <text:p>0,625</text:p>
          </table:table-cell>
          <table:table-cell table:formula="of:=([.E911]-[.C911])/[.G911]" office:value-type="float" office:value="0.625">
            <text:p>0,625</text:p>
          </table:table-cell>
        </table:table-row>
        <table:table-row table:style-name="ro1">
          <table:table-cell office:value-type="string">
            <text:p>1600-67EN.tif</text:p>
          </table:table-cell>
          <table:table-cell office:value-type="float" office:value="40000">
            <text:p>40000</text:p>
          </table:table-cell>
          <table:table-cell office:value-type="float" office:value="374750">
            <text:p>374750</text:p>
          </table:table-cell>
          <table:table-cell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2]-[.B912])/[.F912]" office:value-type="float" office:value="0.625">
            <text:p>0,625</text:p>
          </table:table-cell>
          <table:table-cell table:formula="of:=([.E912]-[.C912])/[.G912]" office:value-type="float" office:value="0.625">
            <text:p>0,625</text:p>
          </table:table-cell>
        </table:table-row>
        <table:table-row table:style-name="ro1">
          <table:table-cell office:value-type="string">
            <text:p>1600-67EZ.tif</text:p>
          </table:table-cell>
          <table:table-cell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office:value-type="float" office:value="50000">
            <text:p>50000</text:p>
          </table:table-cell>
          <table:table-cell office:value-type="float" office:value="374750">
            <text:p>37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3]-[.B913])/[.F913]" office:value-type="float" office:value="0.625">
            <text:p>0,625</text:p>
          </table:table-cell>
          <table:table-cell table:formula="of:=([.E913]-[.C913])/[.G913]" office:value-type="float" office:value="0.625">
            <text:p>0,625</text:p>
          </table:table-cell>
        </table:table-row>
        <table:table-row table:style-name="ro1">
          <table:table-cell office:value-type="string">
            <text:p>1600-67FN.tif</text:p>
          </table:table-cell>
          <table:table-cell office:value-type="float" office:value="50000">
            <text:p>50000</text:p>
          </table:table-cell>
          <table:table-cell office:value-type="float" office:value="374750">
            <text:p>374750</text:p>
          </table:table-cell>
          <table:table-cell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4]-[.B914])/[.F914]" office:value-type="float" office:value="0.625">
            <text:p>0,625</text:p>
          </table:table-cell>
          <table:table-cell table:formula="of:=([.E914]-[.C914])/[.G914]" office:value-type="float" office:value="0.625">
            <text:p>0,625</text:p>
          </table:table-cell>
        </table:table-row>
        <table:table-row table:style-name="ro1">
          <table:table-cell office:value-type="string">
            <text:p>1600-67FZ.tif</text:p>
          </table:table-cell>
          <table:table-cell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office:value-type="float" office:value="60000">
            <text:p>60000</text:p>
          </table:table-cell>
          <table:table-cell office:value-type="float" office:value="374750">
            <text:p>374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5]-[.B915])/[.F915]" office:value-type="float" office:value="0.625">
            <text:p>0,625</text:p>
          </table:table-cell>
          <table:table-cell table:formula="of:=([.E915]-[.C915])/[.G915]" office:value-type="float" office:value="0.625">
            <text:p>0,625</text:p>
          </table:table-cell>
        </table:table-row>
        <table:table-row table:style-name="ro1">
          <table:table-cell office:value-type="string">
            <text:p>1600-67GN.tif</text:p>
          </table:table-cell>
          <table:table-cell office:value-type="float" office:value="40000">
            <text:p>40000</text:p>
          </table:table-cell>
          <table:table-cell office:value-type="float" office:value="362250">
            <text:p>362250</text:p>
          </table:table-cell>
          <table:table-cell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6]-[.B916])/[.F916]" office:value-type="float" office:value="0.625">
            <text:p>0,625</text:p>
          </table:table-cell>
          <table:table-cell table:formula="of:=([.E916]-[.C916])/[.G916]" office:value-type="float" office:value="0.625">
            <text:p>0,625</text:p>
          </table:table-cell>
        </table:table-row>
        <table:table-row table:style-name="ro1">
          <table:table-cell office:value-type="string">
            <text:p>1600-67GZ.tif</text:p>
          </table:table-cell>
          <table:table-cell office:value-type="float" office:value="40000">
            <text:p>40000</text:p>
          </table:table-cell>
          <table:table-cell office:value-type="float" office:value="356000">
            <text:p>356000</text:p>
          </table:table-cell>
          <table:table-cell office:value-type="float" office:value="50000">
            <text:p>50000</text:p>
          </table:table-cell>
          <table:table-cell office:value-type="float" office:value="362250">
            <text:p>36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7]-[.B917])/[.F917]" office:value-type="float" office:value="0.625">
            <text:p>0,625</text:p>
          </table:table-cell>
          <table:table-cell table:formula="of:=([.E917]-[.C917])/[.G917]" office:value-type="float" office:value="0.625">
            <text:p>0,625</text:p>
          </table:table-cell>
        </table:table-row>
        <table:table-row table:style-name="ro1">
          <table:table-cell office:value-type="string">
            <text:p>1600-67HN.tif</text:p>
          </table:table-cell>
          <table:table-cell office:value-type="float" office:value="50000">
            <text:p>50000</text:p>
          </table:table-cell>
          <table:table-cell office:value-type="float" office:value="362250">
            <text:p>362250</text:p>
          </table:table-cell>
          <table:table-cell office:value-type="float" office:value="60000">
            <text:p>60000</text:p>
          </table:table-cell>
          <table:table-cell office:value-type="float" office:value="368500">
            <text:p>368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8]-[.B918])/[.F918]" office:value-type="float" office:value="0.625">
            <text:p>0,625</text:p>
          </table:table-cell>
          <table:table-cell table:formula="of:=([.E918]-[.C918])/[.G918]" office:value-type="float" office:value="0.625">
            <text:p>0,625</text:p>
          </table:table-cell>
        </table:table-row>
        <table:table-row table:style-name="ro1">
          <table:table-cell office:value-type="string">
            <text:p>1600-67HZ.tif</text:p>
          </table:table-cell>
          <table:table-cell office:value-type="float" office:value="50000">
            <text:p>5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362250">
            <text:p>362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19]-[.B919])/[.F919]" office:value-type="float" office:value="0.625">
            <text:p>0,625</text:p>
          </table:table-cell>
          <table:table-cell table:formula="of:=([.E919]-[.C919])/[.G919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74EN.tif</text:p>
          </table:table-cell>
          <table:table-cell office:value-type="float" office:value="150000">
            <text:p>150000</text:p>
          </table:table-cell>
          <table:table-cell office:value-type="float" office:value="343750">
            <text:p>343750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1]-[.B921])/[.F921]" office:value-type="float" office:value="0.625">
            <text:p>0,625</text:p>
          </table:table-cell>
          <table:table-cell table:formula="of:=([.E921]-[.C921])/[.G921]" office:value-type="float" office:value="0.625">
            <text:p>0,625</text:p>
          </table:table-cell>
        </table:table-row>
        <table:table-row table:style-name="ro1">
          <table:table-cell office:value-type="string">
            <text:p>1600-74EZ.tif</text:p>
          </table:table-cell>
          <table:table-cell office:value-type="float" office:value="150000">
            <text:p>150000</text:p>
          </table:table-cell>
          <table:table-cell office:value-type="float" office:value="337500">
            <text:p>337500</text:p>
          </table:table-cell>
          <table:table-cell office:value-type="float" office:value="160000">
            <text:p>16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2]-[.B922])/[.F922]" office:value-type="float" office:value="0.625">
            <text:p>0,625</text:p>
          </table:table-cell>
          <table:table-cell table:formula="of:=([.E922]-[.C922])/[.G922]" office:value-type="float" office:value="0.625">
            <text:p>0,625</text:p>
          </table:table-cell>
        </table:table-row>
        <table:table-row table:style-name="ro1">
          <table:table-cell office:value-type="string">
            <text:p>1600-74FN.tif</text:p>
          </table:table-cell>
          <table:table-cell office:value-type="float" office:value="160000">
            <text:p>160000</text:p>
          </table:table-cell>
          <table:table-cell office:value-type="float" office:value="343750">
            <text:p>34375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3]-[.B923])/[.F923]" office:value-type="float" office:value="0.625">
            <text:p>0,625</text:p>
          </table:table-cell>
          <table:table-cell table:formula="of:=([.E923]-[.C923])/[.G923]" office:value-type="float" office:value="0.625">
            <text:p>0,625</text:p>
          </table:table-cell>
        </table:table-row>
        <table:table-row table:style-name="ro1">
          <table:table-cell office:value-type="string">
            <text:p>1600-74FZ.tif</text:p>
          </table:table-cell>
          <table:table-cell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office:value-type="float" office:value="170000">
            <text:p>17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4]-[.B924])/[.F924]" office:value-type="float" office:value="0.625">
            <text:p>0,625</text:p>
          </table:table-cell>
          <table:table-cell table:formula="of:=([.E924]-[.C924])/[.G924]" office:value-type="float" office:value="0.625">
            <text:p>0,625</text:p>
          </table:table-cell>
        </table:table-row>
        <table:table-row table:style-name="ro1">
          <table:table-cell office:value-type="string">
            <text:p>1600-74GN.tif</text:p>
          </table:table-cell>
          <table:table-cell office:value-type="float" office:value="150000">
            <text:p>150000</text:p>
          </table:table-cell>
          <table:table-cell office:value-type="float" office:value="331250">
            <text:p>331250</text:p>
          </table:table-cell>
          <table:table-cell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5]-[.B925])/[.F925]" office:value-type="float" office:value="0.625">
            <text:p>0,625</text:p>
          </table:table-cell>
          <table:table-cell table:formula="of:=([.E925]-[.C925])/[.G925]" office:value-type="float" office:value="0.625">
            <text:p>0,625</text:p>
          </table:table-cell>
        </table:table-row>
        <table:table-row table:style-name="ro1">
          <table:table-cell office:value-type="string">
            <text:p>1600-74GZ.tif</text:p>
          </table:table-cell>
          <table:table-cell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office:value-type="float" office:value="160000">
            <text:p>16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6]-[.B926])/[.F926]" office:value-type="float" office:value="0.625">
            <text:p>0,625</text:p>
          </table:table-cell>
          <table:table-cell table:formula="of:=([.E926]-[.C926])/[.G926]" office:value-type="float" office:value="0.625">
            <text:p>0,625</text:p>
          </table:table-cell>
        </table:table-row>
        <table:table-row table:style-name="ro1">
          <table:table-cell office:value-type="string">
            <text:p>1600-74HN.tif</text:p>
          </table:table-cell>
          <table:table-cell office:value-type="float" office:value="160000">
            <text:p>160000</text:p>
          </table:table-cell>
          <table:table-cell office:value-type="float" office:value="331250">
            <text:p>331250</text:p>
          </table:table-cell>
          <table:table-cell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7]-[.B927])/[.F927]" office:value-type="float" office:value="0.625">
            <text:p>0,625</text:p>
          </table:table-cell>
          <table:table-cell table:formula="of:=([.E927]-[.C927])/[.G927]" office:value-type="float" office:value="0.625">
            <text:p>0,625</text:p>
          </table:table-cell>
        </table:table-row>
        <table:table-row table:style-name="ro1">
          <table:table-cell office:value-type="string">
            <text:p>1600-74HZ.tif</text:p>
          </table:table-cell>
          <table:table-cell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office:value-type="float" office:value="170000">
            <text:p>17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8]-[.B928])/[.F928]" office:value-type="float" office:value="0.625">
            <text:p>0,625</text:p>
          </table:table-cell>
          <table:table-cell table:formula="of:=([.E928]-[.C928])/[.G928]" office:value-type="float" office:value="0.625">
            <text:p>0,625</text:p>
          </table:table-cell>
        </table:table-row>
        <table:table-row table:style-name="ro1">
          <table:table-cell office:value-type="string">
            <text:p>1600-68AN.tif</text:p>
          </table:table-cell>
          <table:table-cell office:value-type="float" office:value="170000">
            <text:p>170000</text:p>
          </table:table-cell>
          <table:table-cell office:value-type="float" office:value="343750">
            <text:p>343750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29]-[.B929])/[.F929]" office:value-type="float" office:value="0.625">
            <text:p>0,625</text:p>
          </table:table-cell>
          <table:table-cell table:formula="of:=([.E929]-[.C929])/[.G929]" office:value-type="float" office:value="0.625">
            <text:p>0,625</text:p>
          </table:table-cell>
        </table:table-row>
        <table:table-row table:style-name="ro1">
          <table:table-cell office:value-type="string">
            <text:p>1600-68AZ.tif</text:p>
          </table:table-cell>
          <table:table-cell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office:value-type="float" office:value="180000">
            <text:p>18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0]-[.B930])/[.F930]" office:value-type="float" office:value="0.625">
            <text:p>0,625</text:p>
          </table:table-cell>
          <table:table-cell table:formula="of:=([.E930]-[.C930])/[.G930]" office:value-type="float" office:value="0.625">
            <text:p>0,625</text:p>
          </table:table-cell>
        </table:table-row>
        <table:table-row table:style-name="ro1">
          <table:table-cell office:value-type="string">
            <text:p>1600-68BN.tif</text:p>
          </table:table-cell>
          <table:table-cell office:value-type="float" office:value="180000">
            <text:p>180000</text:p>
          </table:table-cell>
          <table:table-cell office:value-type="float" office:value="343750">
            <text:p>343750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1]-[.B931])/[.F931]" office:value-type="float" office:value="0.625">
            <text:p>0,625</text:p>
          </table:table-cell>
          <table:table-cell table:formula="of:=([.E931]-[.C931])/[.G931]" office:value-type="float" office:value="0.625">
            <text:p>0,625</text:p>
          </table:table-cell>
        </table:table-row>
        <table:table-row table:style-name="ro1">
          <table:table-cell office:value-type="string">
            <text:p>1600-68BZ.tif</text:p>
          </table:table-cell>
          <table:table-cell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office:value-type="float" office:value="190000">
            <text:p>19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2]-[.B932])/[.F932]" office:value-type="float" office:value="0.625">
            <text:p>0,625</text:p>
          </table:table-cell>
          <table:table-cell table:formula="of:=([.E932]-[.C932])/[.G932]" office:value-type="float" office:value="0.625">
            <text:p>0,625</text:p>
          </table:table-cell>
        </table:table-row>
        <table:table-row table:style-name="ro1">
          <table:table-cell office:value-type="string">
            <text:p>1600-68CN.tif</text:p>
          </table:table-cell>
          <table:table-cell office:value-type="float" office:value="170000">
            <text:p>170000</text:p>
          </table:table-cell>
          <table:table-cell office:value-type="float" office:value="331250">
            <text:p>331250</text:p>
          </table:table-cell>
          <table:table-cell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3]-[.B933])/[.F933]" office:value-type="float" office:value="0.625">
            <text:p>0,625</text:p>
          </table:table-cell>
          <table:table-cell table:formula="of:=([.E933]-[.C933])/[.G933]" office:value-type="float" office:value="0.625">
            <text:p>0,625</text:p>
          </table:table-cell>
        </table:table-row>
        <table:table-row table:style-name="ro1">
          <table:table-cell office:value-type="string">
            <text:p>1600-68CZ.tif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180000">
            <text:p>18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4]-[.B934])/[.F934]" office:value-type="float" office:value="0.625">
            <text:p>0,625</text:p>
          </table:table-cell>
          <table:table-cell table:formula="of:=([.E934]-[.C934])/[.G934]" office:value-type="float" office:value="0.625">
            <text:p>0,625</text:p>
          </table:table-cell>
        </table:table-row>
        <table:table-row table:style-name="ro1">
          <table:table-cell office:value-type="string">
            <text:p>1600-68DN.tif</text:p>
          </table:table-cell>
          <table:table-cell office:value-type="float" office:value="180000">
            <text:p>180000</text:p>
          </table:table-cell>
          <table:table-cell office:value-type="float" office:value="331250">
            <text:p>331250</text:p>
          </table:table-cell>
          <table:table-cell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5]-[.B935])/[.F935]" office:value-type="float" office:value="0.625">
            <text:p>0,625</text:p>
          </table:table-cell>
          <table:table-cell table:formula="of:=([.E935]-[.C935])/[.G935]" office:value-type="float" office:value="0.625">
            <text:p>0,625</text:p>
          </table:table-cell>
        </table:table-row>
        <table:table-row table:style-name="ro1">
          <table:table-cell office:value-type="string">
            <text:p>1600-68DZ.tif</text:p>
          </table:table-cell>
          <table:table-cell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office:value-type="float" office:value="190000">
            <text:p>19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6]-[.B936])/[.F936]" office:value-type="float" office:value="0.625">
            <text:p>0,625</text:p>
          </table:table-cell>
          <table:table-cell table:formula="of:=([.E936]-[.C936])/[.G936]" office:value-type="float" office:value="0.625">
            <text:p>0,625</text:p>
          </table:table-cell>
        </table:table-row>
        <table:table-row table:style-name="ro1">
          <table:table-cell office:value-type="string">
            <text:p>1600-68EN.tif</text:p>
          </table:table-cell>
          <table:table-cell office:value-type="float" office:value="190000">
            <text:p>190000</text:p>
          </table:table-cell>
          <table:table-cell office:value-type="float" office:value="343750">
            <text:p>343750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7]-[.B937])/[.F937]" office:value-type="float" office:value="0.625">
            <text:p>0,625</text:p>
          </table:table-cell>
          <table:table-cell table:formula="of:=([.E937]-[.C937])/[.G937]" office:value-type="float" office:value="0.625">
            <text:p>0,625</text:p>
          </table:table-cell>
        </table:table-row>
        <table:table-row table:style-name="ro1">
          <table:table-cell office:value-type="string">
            <text:p>1600-68EZ.tif</text:p>
          </table:table-cell>
          <table:table-cell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office:value-type="float" office:value="200000">
            <text:p>20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8]-[.B938])/[.F938]" office:value-type="float" office:value="0.625">
            <text:p>0,625</text:p>
          </table:table-cell>
          <table:table-cell table:formula="of:=([.E938]-[.C938])/[.G938]" office:value-type="float" office:value="0.625">
            <text:p>0,625</text:p>
          </table:table-cell>
        </table:table-row>
        <table:table-row table:style-name="ro1">
          <table:table-cell office:value-type="string">
            <text:p>1600-68FN.tif</text:p>
          </table:table-cell>
          <table:table-cell office:value-type="float" office:value="200000">
            <text:p>200000</text:p>
          </table:table-cell>
          <table:table-cell office:value-type="float" office:value="343750">
            <text:p>34375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39]-[.B939])/[.F939]" office:value-type="float" office:value="0.625">
            <text:p>0,625</text:p>
          </table:table-cell>
          <table:table-cell table:formula="of:=([.E939]-[.C939])/[.G939]" office:value-type="float" office:value="0.625">
            <text:p>0,625</text:p>
          </table:table-cell>
        </table:table-row>
        <table:table-row table:style-name="ro1">
          <table:table-cell office:value-type="string">
            <text:p>1600-68FZ.tif</text:p>
          </table:table-cell>
          <table:table-cell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office:value-type="float" office:value="210000">
            <text:p>21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0]-[.B940])/[.F940]" office:value-type="float" office:value="0.625">
            <text:p>0,625</text:p>
          </table:table-cell>
          <table:table-cell table:formula="of:=([.E940]-[.C940])/[.G940]" office:value-type="float" office:value="0.625">
            <text:p>0,625</text:p>
          </table:table-cell>
        </table:table-row>
        <table:table-row table:style-name="ro1">
          <table:table-cell office:value-type="string">
            <text:p>1600-68GN.tif</text:p>
          </table:table-cell>
          <table:table-cell office:value-type="float" office:value="190000">
            <text:p>190000</text:p>
          </table:table-cell>
          <table:table-cell office:value-type="float" office:value="331250">
            <text:p>331250</text:p>
          </table:table-cell>
          <table:table-cell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1]-[.B941])/[.F941]" office:value-type="float" office:value="0.625">
            <text:p>0,625</text:p>
          </table:table-cell>
          <table:table-cell table:formula="of:=([.E941]-[.C941])/[.G941]" office:value-type="float" office:value="0.625">
            <text:p>0,625</text:p>
          </table:table-cell>
        </table:table-row>
        <table:table-row table:style-name="ro1">
          <table:table-cell office:value-type="string">
            <text:p>1600-68GZ.tif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200000">
            <text:p>20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2]-[.B942])/[.F942]" office:value-type="float" office:value="0.625">
            <text:p>0,625</text:p>
          </table:table-cell>
          <table:table-cell table:formula="of:=([.E942]-[.C942])/[.G942]" office:value-type="float" office:value="0.625">
            <text:p>0,625</text:p>
          </table:table-cell>
        </table:table-row>
        <table:table-row table:style-name="ro1">
          <table:table-cell office:value-type="string">
            <text:p>1600-68HN.tif</text:p>
          </table:table-cell>
          <table:table-cell office:value-type="float" office:value="200000">
            <text:p>200000</text:p>
          </table:table-cell>
          <table:table-cell office:value-type="float" office:value="331250">
            <text:p>331250</text:p>
          </table:table-cell>
          <table:table-cell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3]-[.B943])/[.F943]" office:value-type="float" office:value="0.625">
            <text:p>0,625</text:p>
          </table:table-cell>
          <table:table-cell table:formula="of:=([.E943]-[.C943])/[.G943]" office:value-type="float" office:value="0.625">
            <text:p>0,625</text:p>
          </table:table-cell>
        </table:table-row>
        <table:table-row table:style-name="ro1">
          <table:table-cell office:value-type="string">
            <text:p>1600-68HZ.tif</text:p>
          </table:table-cell>
          <table:table-cell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office:value-type="float" office:value="210000">
            <text:p>21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4]-[.B944])/[.F944]" office:value-type="float" office:value="0.625">
            <text:p>0,625</text:p>
          </table:table-cell>
          <table:table-cell table:formula="of:=([.E944]-[.C944])/[.G944]" office:value-type="float" office:value="0.625">
            <text:p>0,625</text:p>
          </table:table-cell>
        </table:table-row>
        <table:table-row table:style-name="ro1">
          <table:table-cell office:value-type="string">
            <text:p>1600-75AN.tif</text:p>
          </table:table-cell>
          <table:table-cell office:value-type="float" office:value="210000">
            <text:p>210000</text:p>
          </table:table-cell>
          <table:table-cell office:value-type="float" office:value="343750">
            <text:p>343750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5]-[.B945])/[.F945]" office:value-type="float" office:value="0.625">
            <text:p>0,625</text:p>
          </table:table-cell>
          <table:table-cell table:formula="of:=([.E945]-[.C945])/[.G945]" office:value-type="float" office:value="0.625">
            <text:p>0,625</text:p>
          </table:table-cell>
        </table:table-row>
        <table:table-row table:style-name="ro1">
          <table:table-cell office:value-type="string">
            <text:p>1600-75AZ.tif</text:p>
          </table:table-cell>
          <table:table-cell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office:value-type="float" office:value="220000">
            <text:p>22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6]-[.B946])/[.F946]" office:value-type="float" office:value="0.625">
            <text:p>0,625</text:p>
          </table:table-cell>
          <table:table-cell table:formula="of:=([.E946]-[.C946])/[.G946]" office:value-type="float" office:value="0.625">
            <text:p>0,625</text:p>
          </table:table-cell>
        </table:table-row>
        <table:table-row table:style-name="ro1">
          <table:table-cell office:value-type="string">
            <text:p>1600-75BN.tif</text:p>
          </table:table-cell>
          <table:table-cell office:value-type="float" office:value="220000">
            <text:p>220000</text:p>
          </table:table-cell>
          <table:table-cell office:value-type="float" office:value="343750">
            <text:p>34375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7]-[.B947])/[.F947]" office:value-type="float" office:value="0.625">
            <text:p>0,625</text:p>
          </table:table-cell>
          <table:table-cell table:formula="of:=([.E947]-[.C947])/[.G947]" office:value-type="float" office:value="0.625">
            <text:p>0,625</text:p>
          </table:table-cell>
        </table:table-row>
        <table:table-row table:style-name="ro1">
          <table:table-cell office:value-type="string">
            <text:p>1600-75BZ.tif</text:p>
          </table:table-cell>
          <table:table-cell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office:value-type="float" office:value="230000">
            <text:p>230000</text:p>
          </table:table-cell>
          <table:table-cell office:value-type="float" office:value="343750">
            <text:p>343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8]-[.B948])/[.F948]" office:value-type="float" office:value="0.625">
            <text:p>0,625</text:p>
          </table:table-cell>
          <table:table-cell table:formula="of:=([.E948]-[.C948])/[.G948]" office:value-type="float" office:value="0.625">
            <text:p>0,625</text:p>
          </table:table-cell>
        </table:table-row>
        <table:table-row table:style-name="ro1">
          <table:table-cell office:value-type="string">
            <text:p>1600-75CN.tif</text:p>
          </table:table-cell>
          <table:table-cell office:value-type="float" office:value="210000">
            <text:p>210000</text:p>
          </table:table-cell>
          <table:table-cell office:value-type="float" office:value="331250">
            <text:p>331250</text:p>
          </table:table-cell>
          <table:table-cell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49]-[.B949])/[.F949]" office:value-type="float" office:value="0.625">
            <text:p>0,625</text:p>
          </table:table-cell>
          <table:table-cell table:formula="of:=([.E949]-[.C949])/[.G949]" office:value-type="float" office:value="0.625">
            <text:p>0,625</text:p>
          </table:table-cell>
        </table:table-row>
        <table:table-row table:style-name="ro1">
          <table:table-cell office:value-type="string">
            <text:p>1600-75CZ.tif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220000">
            <text:p>22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0]-[.B950])/[.F950]" office:value-type="float" office:value="0.625">
            <text:p>0,625</text:p>
          </table:table-cell>
          <table:table-cell table:formula="of:=([.E950]-[.C950])/[.G950]" office:value-type="float" office:value="0.625">
            <text:p>0,625</text:p>
          </table:table-cell>
        </table:table-row>
        <table:table-row table:style-name="ro1">
          <table:table-cell office:value-type="string">
            <text:p>1600-75DN.tif</text:p>
          </table:table-cell>
          <table:table-cell office:value-type="float" office:value="220000">
            <text:p>220000</text:p>
          </table:table-cell>
          <table:table-cell office:value-type="float" office:value="331250">
            <text:p>331250</text:p>
          </table:table-cell>
          <table:table-cell office:value-type="float" office:value="230000">
            <text:p>230000</text:p>
          </table:table-cell>
          <table:table-cell office:value-type="float" office:value="337500">
            <text:p>337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1]-[.B951])/[.F951]" office:value-type="float" office:value="0.625">
            <text:p>0,625</text:p>
          </table:table-cell>
          <table:table-cell table:formula="of:=([.E951]-[.C951])/[.G951]" office:value-type="float" office:value="0.625">
            <text:p>0,625</text:p>
          </table:table-cell>
        </table:table-row>
        <table:table-row table:style-name="ro1">
          <table:table-cell office:value-type="string">
            <text:p>1600-75DZ.tif</text:p>
          </table:table-cell>
          <table:table-cell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office:value-type="float" office:value="230000">
            <text:p>230000</text:p>
          </table:table-cell>
          <table:table-cell office:value-type="float" office:value="331250">
            <text:p>331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2]-[.B952])/[.F952]" office:value-type="float" office:value="0.625">
            <text:p>0,625</text:p>
          </table:table-cell>
          <table:table-cell table:formula="of:=([.E952]-[.C952])/[.G952]" office:value-type="float" office:value="0.625">
            <text:p>0,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600-76EN.tif</text:p>
          </table:table-cell>
          <table:table-cell office:value-type="float" office:value="150000">
            <text:p>150000</text:p>
          </table:table-cell>
          <table:table-cell office:value-type="float" office:value="318750">
            <text:p>318750</text:p>
          </table:table-cell>
          <table:table-cell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4]-[.B954])/[.F954]" office:value-type="float" office:value="0.625">
            <text:p>0,625</text:p>
          </table:table-cell>
          <table:table-cell table:formula="of:=([.E954]-[.C954])/[.G954]" office:value-type="float" office:value="0.625">
            <text:p>0,625</text:p>
          </table:table-cell>
        </table:table-row>
        <table:table-row table:style-name="ro1">
          <table:table-cell office:value-type="string">
            <text:p>1600-76EZ.tif</text:p>
          </table:table-cell>
          <table:table-cell office:value-type="float" office:value="150000">
            <text:p>150000</text:p>
          </table:table-cell>
          <table:table-cell office:value-type="float" office:value="312500">
            <text:p>312500</text:p>
          </table:table-cell>
          <table:table-cell office:value-type="float" office:value="160000">
            <text:p>16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5]-[.B955])/[.F955]" office:value-type="float" office:value="0.625">
            <text:p>0,625</text:p>
          </table:table-cell>
          <table:table-cell table:formula="of:=([.E955]-[.C955])/[.G955]" office:value-type="float" office:value="0.625">
            <text:p>0,625</text:p>
          </table:table-cell>
        </table:table-row>
        <table:table-row table:style-name="ro1">
          <table:table-cell office:value-type="string">
            <text:p>1600-76FN.tif</text:p>
          </table:table-cell>
          <table:table-cell office:value-type="float" office:value="160000">
            <text:p>160000</text:p>
          </table:table-cell>
          <table:table-cell office:value-type="float" office:value="318750">
            <text:p>318750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6]-[.B956])/[.F956]" office:value-type="float" office:value="0.625">
            <text:p>0,625</text:p>
          </table:table-cell>
          <table:table-cell table:formula="of:=([.E956]-[.C956])/[.G956]" office:value-type="float" office:value="0.625">
            <text:p>0,625</text:p>
          </table:table-cell>
        </table:table-row>
        <table:table-row table:style-name="ro1">
          <table:table-cell office:value-type="string">
            <text:p>1600-76FZ.tif</text:p>
          </table:table-cell>
          <table:table-cell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office:value-type="float" office:value="170000">
            <text:p>17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7]-[.B957])/[.F957]" office:value-type="float" office:value="0.625">
            <text:p>0,625</text:p>
          </table:table-cell>
          <table:table-cell table:formula="of:=([.E957]-[.C957])/[.G957]" office:value-type="float" office:value="0.625">
            <text:p>0,625</text:p>
          </table:table-cell>
        </table:table-row>
        <table:table-row table:style-name="ro1">
          <table:table-cell office:value-type="string">
            <text:p>1600-76GN.tif</text:p>
          </table:table-cell>
          <table:table-cell office:value-type="float" office:value="150000">
            <text:p>150000</text:p>
          </table:table-cell>
          <table:table-cell office:value-type="float" office:value="306250">
            <text:p>306250</text:p>
          </table:table-cell>
          <table:table-cell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8]-[.B958])/[.F958]" office:value-type="float" office:value="0.625">
            <text:p>0,625</text:p>
          </table:table-cell>
          <table:table-cell table:formula="of:=([.E958]-[.C958])/[.G958]" office:value-type="float" office:value="0.625">
            <text:p>0,625</text:p>
          </table:table-cell>
        </table:table-row>
        <table:table-row table:style-name="ro1">
          <table:table-cell office:value-type="string">
            <text:p>1600-76GZ.tif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60000">
            <text:p>16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59]-[.B959])/[.F959]" office:value-type="float" office:value="0.625">
            <text:p>0,625</text:p>
          </table:table-cell>
          <table:table-cell table:formula="of:=([.E959]-[.C959])/[.G959]" office:value-type="float" office:value="0.625">
            <text:p>0,625</text:p>
          </table:table-cell>
        </table:table-row>
        <table:table-row table:style-name="ro1">
          <table:table-cell office:value-type="string">
            <text:p>1600-76HN.tif</text:p>
          </table:table-cell>
          <table:table-cell office:value-type="float" office:value="160000">
            <text:p>160000</text:p>
          </table:table-cell>
          <table:table-cell office:value-type="float" office:value="306250">
            <text:p>306250</text:p>
          </table:table-cell>
          <table:table-cell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0]-[.B960])/[.F960]" office:value-type="float" office:value="0.625">
            <text:p>0,625</text:p>
          </table:table-cell>
          <table:table-cell table:formula="of:=([.E960]-[.C960])/[.G960]" office:value-type="float" office:value="0.625">
            <text:p>0,625</text:p>
          </table:table-cell>
        </table:table-row>
        <table:table-row table:style-name="ro1">
          <table:table-cell office:value-type="string">
            <text:p>1600-76HZ.tif</text:p>
          </table:table-cell>
          <table:table-cell office:value-type="float" office:value="160000">
            <text:p>16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1]-[.B961])/[.F961]" office:value-type="float" office:value="0.625">
            <text:p>0,625</text:p>
          </table:table-cell>
          <table:table-cell table:formula="of:=([.E961]-[.C961])/[.G961]" office:value-type="float" office:value="0.625">
            <text:p>0,625</text:p>
          </table:table-cell>
        </table:table-row>
        <table:table-row table:style-name="ro1">
          <table:table-cell office:value-type="string">
            <text:p>1600-69AN.tif</text:p>
          </table:table-cell>
          <table:table-cell office:value-type="float" office:value="170000">
            <text:p>170000</text:p>
          </table:table-cell>
          <table:table-cell office:value-type="float" office:value="318750">
            <text:p>318750</text:p>
          </table:table-cell>
          <table:table-cell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2]-[.B962])/[.F962]" office:value-type="float" office:value="0.625">
            <text:p>0,625</text:p>
          </table:table-cell>
          <table:table-cell table:formula="of:=([.E962]-[.C962])/[.G962]" office:value-type="float" office:value="0.625">
            <text:p>0,625</text:p>
          </table:table-cell>
        </table:table-row>
        <table:table-row table:style-name="ro1">
          <table:table-cell office:value-type="string">
            <text:p>1600-69AZ.tif</text:p>
          </table:table-cell>
          <table:table-cell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office:value-type="float" office:value="180000">
            <text:p>18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3]-[.B963])/[.F963]" office:value-type="float" office:value="0.625">
            <text:p>0,625</text:p>
          </table:table-cell>
          <table:table-cell table:formula="of:=([.E963]-[.C963])/[.G963]" office:value-type="float" office:value="0.625">
            <text:p>0,625</text:p>
          </table:table-cell>
        </table:table-row>
        <table:table-row table:style-name="ro1">
          <table:table-cell office:value-type="string">
            <text:p>1600-69BN.tif</text:p>
          </table:table-cell>
          <table:table-cell office:value-type="float" office:value="180000">
            <text:p>180000</text:p>
          </table:table-cell>
          <table:table-cell office:value-type="float" office:value="318750">
            <text:p>318750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4]-[.B964])/[.F964]" office:value-type="float" office:value="0.625">
            <text:p>0,625</text:p>
          </table:table-cell>
          <table:table-cell table:formula="of:=([.E964]-[.C964])/[.G964]" office:value-type="float" office:value="0.625">
            <text:p>0,625</text:p>
          </table:table-cell>
        </table:table-row>
        <table:table-row table:style-name="ro1">
          <table:table-cell office:value-type="string">
            <text:p>1600-69BZ.tif</text:p>
          </table:table-cell>
          <table:table-cell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office:value-type="float" office:value="190000">
            <text:p>19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5]-[.B965])/[.F965]" office:value-type="float" office:value="0.625">
            <text:p>0,625</text:p>
          </table:table-cell>
          <table:table-cell table:formula="of:=([.E965]-[.C965])/[.G965]" office:value-type="float" office:value="0.625">
            <text:p>0,625</text:p>
          </table:table-cell>
        </table:table-row>
        <table:table-row table:style-name="ro1">
          <table:table-cell office:value-type="string">
            <text:p>1600-69CN.tif</text:p>
          </table:table-cell>
          <table:table-cell office:value-type="float" office:value="170000">
            <text:p>170000</text:p>
          </table:table-cell>
          <table:table-cell office:value-type="float" office:value="306250">
            <text:p>306250</text:p>
          </table:table-cell>
          <table:table-cell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6]-[.B966])/[.F966]" office:value-type="float" office:value="0.625">
            <text:p>0,625</text:p>
          </table:table-cell>
          <table:table-cell table:formula="of:=([.E966]-[.C966])/[.G966]" office:value-type="float" office:value="0.625">
            <text:p>0,625</text:p>
          </table:table-cell>
        </table:table-row>
        <table:table-row table:style-name="ro1">
          <table:table-cell office:value-type="string">
            <text:p>1600-69CZ.tif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180000">
            <text:p>18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7]-[.B967])/[.F967]" office:value-type="float" office:value="0.625">
            <text:p>0,625</text:p>
          </table:table-cell>
          <table:table-cell table:formula="of:=([.E967]-[.C967])/[.G967]" office:value-type="float" office:value="0.625">
            <text:p>0,625</text:p>
          </table:table-cell>
        </table:table-row>
        <table:table-row table:style-name="ro1">
          <table:table-cell office:value-type="string">
            <text:p>1600-69DN.tif</text:p>
          </table:table-cell>
          <table:table-cell office:value-type="float" office:value="180000">
            <text:p>180000</text:p>
          </table:table-cell>
          <table:table-cell office:value-type="float" office:value="306250">
            <text:p>306250</text:p>
          </table:table-cell>
          <table:table-cell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8]-[.B968])/[.F968]" office:value-type="float" office:value="0.625">
            <text:p>0,625</text:p>
          </table:table-cell>
          <table:table-cell table:formula="of:=([.E968]-[.C968])/[.G968]" office:value-type="float" office:value="0.625">
            <text:p>0,625</text:p>
          </table:table-cell>
        </table:table-row>
        <table:table-row table:style-name="ro1">
          <table:table-cell office:value-type="string">
            <text:p>1600-69DZ.tif</text:p>
          </table:table-cell>
          <table:table-cell office:value-type="float" office:value="180000">
            <text:p>180000</text:p>
          </table:table-cell>
          <table:table-cell office:value-type="float" office:value="300000">
            <text:p>300000</text:p>
          </table:table-cell>
          <table:table-cell office:value-type="float" office:value="190000">
            <text:p>19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69]-[.B969])/[.F969]" office:value-type="float" office:value="0.625">
            <text:p>0,625</text:p>
          </table:table-cell>
          <table:table-cell table:formula="of:=([.E969]-[.C969])/[.G969]" office:value-type="float" office:value="0.625">
            <text:p>0,625</text:p>
          </table:table-cell>
        </table:table-row>
        <table:table-row table:style-name="ro1">
          <table:table-cell office:value-type="string">
            <text:p>1600-69EN.tif</text:p>
          </table:table-cell>
          <table:table-cell office:value-type="float" office:value="190000">
            <text:p>190000</text:p>
          </table:table-cell>
          <table:table-cell office:value-type="float" office:value="318750">
            <text:p>318750</text:p>
          </table:table-cell>
          <table:table-cell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0]-[.B970])/[.F970]" office:value-type="float" office:value="0.625">
            <text:p>0,625</text:p>
          </table:table-cell>
          <table:table-cell table:formula="of:=([.E970]-[.C970])/[.G970]" office:value-type="float" office:value="0.625">
            <text:p>0,625</text:p>
          </table:table-cell>
        </table:table-row>
        <table:table-row table:style-name="ro1">
          <table:table-cell office:value-type="string">
            <text:p>1600-69EZ.tif</text:p>
          </table:table-cell>
          <table:table-cell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office:value-type="float" office:value="200000">
            <text:p>20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1]-[.B971])/[.F971]" office:value-type="float" office:value="0.625">
            <text:p>0,625</text:p>
          </table:table-cell>
          <table:table-cell table:formula="of:=([.E971]-[.C971])/[.G971]" office:value-type="float" office:value="0.625">
            <text:p>0,625</text:p>
          </table:table-cell>
        </table:table-row>
        <table:table-row table:style-name="ro1">
          <table:table-cell office:value-type="string">
            <text:p>1600-69FN.tif</text:p>
          </table:table-cell>
          <table:table-cell office:value-type="float" office:value="200000">
            <text:p>200000</text:p>
          </table:table-cell>
          <table:table-cell office:value-type="float" office:value="318750">
            <text:p>318750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2]-[.B972])/[.F972]" office:value-type="float" office:value="0.625">
            <text:p>0,625</text:p>
          </table:table-cell>
          <table:table-cell table:formula="of:=([.E972]-[.C972])/[.G972]" office:value-type="float" office:value="0.625">
            <text:p>0,625</text:p>
          </table:table-cell>
        </table:table-row>
        <table:table-row table:style-name="ro1">
          <table:table-cell office:value-type="string">
            <text:p>1600-69FZ.tif</text:p>
          </table:table-cell>
          <table:table-cell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office:value-type="float" office:value="210000">
            <text:p>21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3]-[.B973])/[.F973]" office:value-type="float" office:value="0.625">
            <text:p>0,625</text:p>
          </table:table-cell>
          <table:table-cell table:formula="of:=([.E973]-[.C973])/[.G973]" office:value-type="float" office:value="0.625">
            <text:p>0,625</text:p>
          </table:table-cell>
        </table:table-row>
        <table:table-row table:style-name="ro1">
          <table:table-cell office:value-type="string">
            <text:p>1600-69GN.tif</text:p>
          </table:table-cell>
          <table:table-cell office:value-type="float" office:value="190000">
            <text:p>190000</text:p>
          </table:table-cell>
          <table:table-cell office:value-type="float" office:value="306250">
            <text:p>306250</text:p>
          </table:table-cell>
          <table:table-cell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4]-[.B974])/[.F974]" office:value-type="float" office:value="0.625">
            <text:p>0,625</text:p>
          </table:table-cell>
          <table:table-cell table:formula="of:=([.E974]-[.C974])/[.G974]" office:value-type="float" office:value="0.625">
            <text:p>0,625</text:p>
          </table:table-cell>
        </table:table-row>
        <table:table-row table:style-name="ro1">
          <table:table-cell office:value-type="string">
            <text:p>1600-69GZ.tif</text:p>
          </table:table-cell>
          <table:table-cell office:value-type="float" office:value="190000">
            <text:p>190000</text:p>
          </table:table-cell>
          <table:table-cell office:value-type="float" office:value="300000">
            <text:p>300000</text:p>
          </table:table-cell>
          <table:table-cell office:value-type="float" office:value="200000">
            <text:p>20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5]-[.B975])/[.F975]" office:value-type="float" office:value="0.625">
            <text:p>0,625</text:p>
          </table:table-cell>
          <table:table-cell table:formula="of:=([.E975]-[.C975])/[.G975]" office:value-type="float" office:value="0.625">
            <text:p>0,625</text:p>
          </table:table-cell>
        </table:table-row>
        <table:table-row table:style-name="ro1">
          <table:table-cell office:value-type="string">
            <text:p>1600-69HN.tif</text:p>
          </table:table-cell>
          <table:table-cell office:value-type="float" office:value="200000">
            <text:p>200000</text:p>
          </table:table-cell>
          <table:table-cell office:value-type="float" office:value="306250">
            <text:p>306250</text:p>
          </table:table-cell>
          <table:table-cell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6]-[.B976])/[.F976]" office:value-type="float" office:value="0.625">
            <text:p>0,625</text:p>
          </table:table-cell>
          <table:table-cell table:formula="of:=([.E976]-[.C976])/[.G976]" office:value-type="float" office:value="0.625">
            <text:p>0,625</text:p>
          </table:table-cell>
        </table:table-row>
        <table:table-row table:style-name="ro1">
          <table:table-cell office:value-type="string">
            <text:p>1600-69HZ.tif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7]-[.B977])/[.F977]" office:value-type="float" office:value="0.625">
            <text:p>0,625</text:p>
          </table:table-cell>
          <table:table-cell table:formula="of:=([.E977]-[.C977])/[.G977]" office:value-type="float" office:value="0.625">
            <text:p>0,625</text:p>
          </table:table-cell>
        </table:table-row>
        <table:table-row table:style-name="ro1">
          <table:table-cell office:value-type="string">
            <text:p>1600-77AN.tif</text:p>
          </table:table-cell>
          <table:table-cell office:value-type="float" office:value="210000">
            <text:p>210000</text:p>
          </table:table-cell>
          <table:table-cell office:value-type="float" office:value="318750">
            <text:p>318750</text:p>
          </table:table-cell>
          <table:table-cell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8]-[.B978])/[.F978]" office:value-type="float" office:value="0.625">
            <text:p>0,625</text:p>
          </table:table-cell>
          <table:table-cell table:formula="of:=([.E978]-[.C978])/[.G978]" office:value-type="float" office:value="0.625">
            <text:p>0,625</text:p>
          </table:table-cell>
        </table:table-row>
        <table:table-row table:style-name="ro1">
          <table:table-cell office:value-type="string">
            <text:p>1600-77AZ.tif</text:p>
          </table:table-cell>
          <table:table-cell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office:value-type="float" office:value="220000">
            <text:p>22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79]-[.B979])/[.F979]" office:value-type="float" office:value="0.625">
            <text:p>0,625</text:p>
          </table:table-cell>
          <table:table-cell table:formula="of:=([.E979]-[.C979])/[.G979]" office:value-type="float" office:value="0.625">
            <text:p>0,625</text:p>
          </table:table-cell>
        </table:table-row>
        <table:table-row table:style-name="ro1">
          <table:table-cell office:value-type="string">
            <text:p>1600-77BN.tif</text:p>
          </table:table-cell>
          <table:table-cell office:value-type="float" office:value="220000">
            <text:p>220000</text:p>
          </table:table-cell>
          <table:table-cell office:value-type="float" office:value="318750">
            <text:p>318750</text:p>
          </table:table-cell>
          <table:table-cell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0]-[.B980])/[.F980]" office:value-type="float" office:value="0.625">
            <text:p>0,625</text:p>
          </table:table-cell>
          <table:table-cell table:formula="of:=([.E980]-[.C980])/[.G980]" office:value-type="float" office:value="0.625">
            <text:p>0,625</text:p>
          </table:table-cell>
        </table:table-row>
        <table:table-row table:style-name="ro1">
          <table:table-cell office:value-type="string">
            <text:p>1600-77BZ.tif</text:p>
          </table:table-cell>
          <table:table-cell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office:value-type="float" office:value="230000">
            <text:p>230000</text:p>
          </table:table-cell>
          <table:table-cell office:value-type="float" office:value="318750">
            <text:p>3187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1]-[.B981])/[.F981]" office:value-type="float" office:value="0.625">
            <text:p>0,625</text:p>
          </table:table-cell>
          <table:table-cell table:formula="of:=([.E981]-[.C981])/[.G981]" office:value-type="float" office:value="0.625">
            <text:p>0,625</text:p>
          </table:table-cell>
        </table:table-row>
        <table:table-row table:style-name="ro1">
          <table:table-cell office:value-type="string">
            <text:p>1600-77CN.tif</text:p>
          </table:table-cell>
          <table:table-cell office:value-type="float" office:value="210000">
            <text:p>210000</text:p>
          </table:table-cell>
          <table:table-cell office:value-type="float" office:value="306250">
            <text:p>306250</text:p>
          </table:table-cell>
          <table:table-cell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2]-[.B982])/[.F982]" office:value-type="float" office:value="0.625">
            <text:p>0,625</text:p>
          </table:table-cell>
          <table:table-cell table:formula="of:=([.E982]-[.C982])/[.G982]" office:value-type="float" office:value="0.625">
            <text:p>0,625</text:p>
          </table:table-cell>
        </table:table-row>
        <table:table-row table:style-name="ro1">
          <table:table-cell office:value-type="string">
            <text:p>1600-77CZ.tif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20000">
            <text:p>22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3]-[.B983])/[.F983]" office:value-type="float" office:value="0.625">
            <text:p>0,625</text:p>
          </table:table-cell>
          <table:table-cell table:formula="of:=([.E983]-[.C983])/[.G983]" office:value-type="float" office:value="0.625">
            <text:p>0,625</text:p>
          </table:table-cell>
        </table:table-row>
        <table:table-row table:style-name="ro1">
          <table:table-cell office:value-type="string">
            <text:p>1600-77DN.tif</text:p>
          </table:table-cell>
          <table:table-cell office:value-type="float" office:value="220000">
            <text:p>220000</text:p>
          </table:table-cell>
          <table:table-cell office:value-type="float" office:value="306250">
            <text:p>306250</text:p>
          </table:table-cell>
          <table:table-cell office:value-type="float" office:value="230000">
            <text:p>230000</text:p>
          </table:table-cell>
          <table:table-cell office:value-type="float" office:value="312500">
            <text:p>31250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4]-[.B984])/[.F984]" office:value-type="float" office:value="0.625">
            <text:p>0,625</text:p>
          </table:table-cell>
          <table:table-cell table:formula="of:=([.E984]-[.C984])/[.G984]" office:value-type="float" office:value="0.625">
            <text:p>0,625</text:p>
          </table:table-cell>
        </table:table-row>
        <table:table-row table:style-name="ro1">
          <table:table-cell office:value-type="string">
            <text:p>1600-77DZ.tif</text:p>
          </table:table-cell>
          <table:table-cell office:value-type="float" office:value="220000">
            <text:p>22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06250">
            <text:p>306250</text:p>
          </table:table-cell>
          <table:table-cell table:formula="of:=16000" office:value-type="float" office:value="16000">
            <text:p>16000</text:p>
          </table:table-cell>
          <table:table-cell table:formula="of:=10000" office:value-type="float" office:value="10000">
            <text:p>10000</text:p>
          </table:table-cell>
          <table:table-cell/>
          <table:table-cell table:formula="of:=([.D985]-[.B985])/[.F985]" office:value-type="float" office:value="0.625">
            <text:p>0,625</text:p>
          </table:table-cell>
          <table:table-cell table:formula="of:=([.E985]-[.C985])/[.G985]" office:value-type="float" office:value="0.625">
            <text:p>0,6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30-11-2014</text:date>, <text:time>15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22:09.11</meta:creation-date>
    <dc:date>2014-11-30T15:44:37.21</dc:date>
    <meta:editing-duration>PT4H32M56S</meta:editing-duration>
    <meta:editing-cycles>19</meta:editing-cycles>
    <meta:generator>OpenOffice.org/3.4$Win32 OpenOffice.org_project/340m1$Build-9590</meta:generator>
    <meta:document-statistic meta:table-count="5" meta:cell-count="15210" meta:object-count="0"/>
  </office:meta>
</office:document-meta>
</file>